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co2" style:family="table-column">
      <style:table-column-properties fo:break-before="auto" style:column-width="1.267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28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ackground-color="#ffffff"/>
      <style:text-properties fo:color="#2a6099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">
      <style:table-cell-properties fo:background-color="#ffffff"/>
    </style:style>
    <style:style style:name="ce7" style:family="table-cell" style:parent-style-name="Default" style:data-style-name="N2">
      <style:table-cell-properties fo:background-color="#ffffff"/>
    </style:style>
    <style:style style:name="ce23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2">
      <style:table-cell-properties fo:background-color="#729fcf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31">
      <style:table-cell-properties fo:background-color="#ffffff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ffffff"/>
    </style:style>
    <style:style style:name="ce24" style:family="table-cell" style:parent-style-name="Default">
      <style:table-cell-properties fo:background-color="#ffffff"/>
      <style:text-properties fo:color="#2a6099" fo:font-size="13pt" style:font-size-asian="13pt" style:font-size-complex="13pt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/>
    </style:style>
    <style:style style:name="ce2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cccccc"/>
    </style:style>
    <style:style style:name="ce32" style:family="table-cell" style:parent-style-name="Default" style:data-style-name="N2">
      <style:table-cell-properties fo:background-color="#ffffff"/>
      <style:text-properties fo:color="#c9211e" fo:font-weight="bold" style:font-weight-asian="bold" style:font-weight-complex="bold"/>
    </style:style>
    <style:style style:name="ce29" style:family="table-cell" style:parent-style-name="Default">
      <style:table-cell-properties fo:background-color="#729fcf"/>
      <style:text-properties fo:color="#000000"/>
    </style:style>
    <style:style style:name="ce34" style:family="table-cell" style:parent-style-name="Default" style:data-style-name="N2">
      <style:table-cell-properties fo:background-color="#ffffff"/>
      <style:text-properties fo:color="#c9211e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31">
      <style:table-cell-properties fo:background-color="#cccccc"/>
    </style:style>
    <style:style style:name="ce35" style:family="table-cell" style:parent-style-name="Default" style:data-style-name="N131">
      <style:table-cell-properties fo:background-color="#ffffff"/>
      <style:text-properties style:use-window-font-color="true"/>
    </style:style>
    <style:style style:name="ce36" style:family="table-cell" style:parent-style-name="Default" style:data-style-name="N4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implicit metho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3" table:number-columns-repeated="16331" table:default-cell-style-name="ce1"/>
        <table:table-row table:style-name="ro1">
          <table:table-cell office:value-type="string" calcext:value-type="string">
            <text:p>American put option on non-dividend-paying stock</text:p>
          </table:table-cell>
          <table:table-cell table:number-columns-repeated="16343"/>
        </table:table-row>
        <table:table-row table:style-name="ro1">
          <table:table-cell table:number-columns-repeated="16344"/>
        </table:table-row>
        <table:table-row table:style-name="ro1">
          <table:table-cell office:value-type="string" calcext:value-type="string">
            <text:p>S(0)</text:p>
          </table:table-cell>
          <table:table-cell office:value-type="float" office:value="50" calcext:value-type="float">
            <text:p>50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r</text:p>
          </table:table-cell>
          <table:table-cell table:style-name="ce6" office:value-type="percentage" office:value="0.1" calcext:value-type="percentage">
            <text:p>10.00%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sigma</text:p>
          </table:table-cell>
          <table:table-cell table:style-name="ce6" office:value-type="percentage" office:value="0.4" calcext:value-type="percentage">
            <text:p>40.00%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T</text:p>
          </table:table-cell>
          <table:table-cell table:style-name="ce7" table:formula="of:=5/12" office:value-type="float" office:value="0.416666666666667" calcext:value-type="float">
            <text:p>0.42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dt</text:p>
          </table:table-cell>
          <table:table-cell table:style-name="ce7" table:formula="of:=[.B7]/10" office:value-type="float" office:value="0.0416666666666667" calcext:value-type="float">
            <text:p>0.04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dS</text:p>
          </table:table-cell>
          <table:table-cell office:value-type="float" office:value="5" calcext:value-type="float">
            <text:p>5</text:p>
          </table:table-cell>
          <table:table-cell table:number-columns-repeated="16342"/>
        </table:table-row>
        <table:table-row table:style-name="ro1" table:number-rows-repeated="2">
          <table:table-cell table:number-columns-repeated="16344"/>
        </table:table-row>
        <table:table-row table:style-name="ro2">
          <table:table-cell table:style-name="ce17" office:value-type="string" calcext:value-type="string">
            <text:p>Parameters</text:p>
          </table:table-cell>
          <table:table-cell table:number-columns-repeated="5"/>
          <table:table-cell table:style-name="ce17" office:value-type="string" calcext:value-type="string">
            <text:p>European Option Price – Formula</text:p>
          </table:table-cell>
          <table:table-cell table:style-name="ce24" table:number-columns-repeated="13"/>
          <table:table-cell table:style-name="ce17" office:value-type="string" calcext:value-type="string">
            <text:p>European Option Price – Values</text:p>
          </table:table-cell>
          <table:table-cell table:style-name="ce24" table:number-columns-repeated="13"/>
          <table:table-cell table:style-name="ce17" office:value-type="string" calcext:value-type="string">
            <text:p>Auxiliary – Optimization</text:p>
          </table:table-cell>
          <table:table-cell table:style-name="ce24" table:number-columns-repeated="16309"/>
        </table:table-row>
        <table:table-row table:style-name="ro1">
          <table:table-cell table:number-columns-repeated="7"/>
          <table:table-cell table:style-name="ce22"/>
          <table:table-cell table:style-name="ce25" office:value-type="string" calcext:value-type="string" table:number-columns-spanned="11" table:number-rows-spanned="1">
            <text:p>time to maturity</text:p>
          </table:table-cell>
          <table:covered-table-cell table:number-columns-repeated="10" table:style-name="ce29"/>
          <table:table-cell table:number-columns-repeated="2"/>
          <table:table-cell table:style-name="ce22"/>
          <table:table-cell table:style-name="ce25" office:value-type="string" calcext:value-type="string" table:number-columns-spanned="11" table:number-rows-spanned="1">
            <text:p>time to maturity</text:p>
          </table:table-cell>
          <table:covered-table-cell table:number-columns-repeated="10" table:style-name="ce29"/>
          <table:table-cell table:number-columns-repeated="2"/>
          <table:table-cell table:style-name="ce22"/>
          <table:table-cell table:style-name="ce25" office:value-type="string" calcext:value-type="string" table:number-columns-spanned="11" table:number-rows-spanned="1">
            <text:p>time to maturity</text:p>
          </table:table-cell>
          <table:covered-table-cell table:number-columns-repeated="10" table:style-name="ce29"/>
          <table:table-cell table:number-columns-repeated="16297"/>
        </table:table-row>
        <table:table-row table:style-name="ro1">
          <table:table-cell table:number-columns-repeated="6"/>
          <table:table-cell table:style-name="ce15"/>
          <table:table-cell table:style-name="ce22" office:value-type="string" calcext:value-type="string">
            <text:p>index i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I14]+1" office:value-type="float" office:value="1" calcext:value-type="float">
            <text:p>1</text:p>
          </table:table-cell>
          <table:table-cell table:style-name="ce22" table:formula="of:=[.J14]+1" office:value-type="float" office:value="2" calcext:value-type="float">
            <text:p>2</text:p>
          </table:table-cell>
          <table:table-cell table:style-name="ce22" table:formula="of:=[.K14]+1" office:value-type="float" office:value="3" calcext:value-type="float">
            <text:p>3</text:p>
          </table:table-cell>
          <table:table-cell table:style-name="ce22" table:formula="of:=[.L14]+1" office:value-type="float" office:value="4" calcext:value-type="float">
            <text:p>4</text:p>
          </table:table-cell>
          <table:table-cell table:style-name="ce22" table:formula="of:=[.M14]+1" office:value-type="float" office:value="5" calcext:value-type="float">
            <text:p>5</text:p>
          </table:table-cell>
          <table:table-cell table:style-name="ce22" table:formula="of:=[.N14]+1" office:value-type="float" office:value="6" calcext:value-type="float">
            <text:p>6</text:p>
          </table:table-cell>
          <table:table-cell table:style-name="ce22" table:formula="of:=[.O14]+1" office:value-type="float" office:value="7" calcext:value-type="float">
            <text:p>7</text:p>
          </table:table-cell>
          <table:table-cell table:style-name="ce22" table:formula="of:=[.P14]+1" office:value-type="float" office:value="8" calcext:value-type="float">
            <text:p>8</text:p>
          </table:table-cell>
          <table:table-cell table:style-name="ce22" table:formula="of:=[.Q14]+1" office:value-type="float" office:value="9" calcext:value-type="float">
            <text:p>9</text:p>
          </table:table-cell>
          <table:table-cell table:style-name="ce22" table:formula="of:=[.R14]+1" office:value-type="float" office:value="10" calcext:value-type="float">
            <text:p>10</text:p>
          </table:table-cell>
          <table:table-cell/>
          <table:table-cell table:style-name="ce15"/>
          <table:table-cell table:style-name="ce22" office:value-type="string" calcext:value-type="string">
            <text:p>index i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W14]+1" office:value-type="float" office:value="1" calcext:value-type="float">
            <text:p>1</text:p>
          </table:table-cell>
          <table:table-cell table:style-name="ce22" table:formula="of:=[.X14]+1" office:value-type="float" office:value="2" calcext:value-type="float">
            <text:p>2</text:p>
          </table:table-cell>
          <table:table-cell table:style-name="ce22" table:formula="of:=[.Y14]+1" office:value-type="float" office:value="3" calcext:value-type="float">
            <text:p>3</text:p>
          </table:table-cell>
          <table:table-cell table:style-name="ce22" table:formula="of:=[.Z14]+1" office:value-type="float" office:value="4" calcext:value-type="float">
            <text:p>4</text:p>
          </table:table-cell>
          <table:table-cell table:style-name="ce22" table:formula="of:=[.AA14]+1" office:value-type="float" office:value="5" calcext:value-type="float">
            <text:p>5</text:p>
          </table:table-cell>
          <table:table-cell table:style-name="ce22" table:formula="of:=[.AB14]+1" office:value-type="float" office:value="6" calcext:value-type="float">
            <text:p>6</text:p>
          </table:table-cell>
          <table:table-cell table:style-name="ce22" table:formula="of:=[.AC14]+1" office:value-type="float" office:value="7" calcext:value-type="float">
            <text:p>7</text:p>
          </table:table-cell>
          <table:table-cell table:style-name="ce22" table:formula="of:=[.AD14]+1" office:value-type="float" office:value="8" calcext:value-type="float">
            <text:p>8</text:p>
          </table:table-cell>
          <table:table-cell table:style-name="ce22" table:formula="of:=[.AE14]+1" office:value-type="float" office:value="9" calcext:value-type="float">
            <text:p>9</text:p>
          </table:table-cell>
          <table:table-cell table:style-name="ce22" table:formula="of:=[.AF14]+1" office:value-type="float" office:value="10" calcext:value-type="float">
            <text:p>10</text:p>
          </table:table-cell>
          <table:table-cell/>
          <table:table-cell table:style-name="ce15"/>
          <table:table-cell table:style-name="ce22" office:value-type="string" calcext:value-type="string">
            <text:p>index i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AK14]+1" office:value-type="float" office:value="1" calcext:value-type="float">
            <text:p>1</text:p>
          </table:table-cell>
          <table:table-cell table:style-name="ce22" table:formula="of:=[.AL14]+1" office:value-type="float" office:value="2" calcext:value-type="float">
            <text:p>2</text:p>
          </table:table-cell>
          <table:table-cell table:style-name="ce22" table:formula="of:=[.AM14]+1" office:value-type="float" office:value="3" calcext:value-type="float">
            <text:p>3</text:p>
          </table:table-cell>
          <table:table-cell table:style-name="ce22" table:formula="of:=[.AN14]+1" office:value-type="float" office:value="4" calcext:value-type="float">
            <text:p>4</text:p>
          </table:table-cell>
          <table:table-cell table:style-name="ce22" table:formula="of:=[.AO14]+1" office:value-type="float" office:value="5" calcext:value-type="float">
            <text:p>5</text:p>
          </table:table-cell>
          <table:table-cell table:style-name="ce22" table:formula="of:=[.AP14]+1" office:value-type="float" office:value="6" calcext:value-type="float">
            <text:p>6</text:p>
          </table:table-cell>
          <table:table-cell table:style-name="ce22" table:formula="of:=[.AQ14]+1" office:value-type="float" office:value="7" calcext:value-type="float">
            <text:p>7</text:p>
          </table:table-cell>
          <table:table-cell table:style-name="ce22" table:formula="of:=[.AR14]+1" office:value-type="float" office:value="8" calcext:value-type="float">
            <text:p>8</text:p>
          </table:table-cell>
          <table:table-cell table:style-name="ce22" table:formula="of:=[.AS14]+1" office:value-type="float" office:value="9" calcext:value-type="float">
            <text:p>9</text:p>
          </table:table-cell>
          <table:table-cell table:style-name="ce22" table:formula="of:=[.AT14]+1" office:value-type="float" office:value="10" calcext:value-type="float">
            <text:p>10</text:p>
          </table:table-cell>
          <table:table-cell table:number-columns-repeated="16297"/>
        </table:table-row>
        <table:table-row table:style-name="ro1">
          <table:table-cell table:style-name="ce18" office:value-type="string" calcext:value-type="string">
            <text:p>index j</text:p>
          </table:table-cell>
          <table:table-cell table:style-name="ce23" office:value-type="string" calcext:value-type="string">
            <text:p>stock price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c</text:p>
          </table:table-cell>
          <table:table-cell/>
          <table:table-cell table:style-name="ce18" office:value-type="string" calcext:value-type="string">
            <text:p>index j</text:p>
          </table:table-cell>
          <table:table-cell table:style-name="ce23" office:value-type="string" calcext:value-type="string">
            <text:p>stock price</text:p>
          </table:table-cell>
          <table:table-cell table:style-name="ce26" table:formula="of:=(10-[.I14])*[.$B$8]" office:value-type="float" office:value="0.416666666666667" calcext:value-type="float">
            <text:p>0.42</text:p>
          </table:table-cell>
          <table:table-cell table:style-name="ce26" table:formula="of:=(10-[.J14])*[.$B$8]" office:value-type="float" office:value="0.375" calcext:value-type="float">
            <text:p>0.38</text:p>
          </table:table-cell>
          <table:table-cell table:style-name="ce26" table:formula="of:=(10-[.K14])*[.$B$8]" office:value-type="float" office:value="0.333333333333334" calcext:value-type="float">
            <text:p>0.33</text:p>
          </table:table-cell>
          <table:table-cell table:style-name="ce26" table:formula="of:=(10-[.L14])*[.$B$8]" office:value-type="float" office:value="0.291666666666667" calcext:value-type="float">
            <text:p>0.29</text:p>
          </table:table-cell>
          <table:table-cell table:style-name="ce26" table:formula="of:=(10-[.M14])*[.$B$8]" office:value-type="float" office:value="0.25" calcext:value-type="float">
            <text:p>0.25</text:p>
          </table:table-cell>
          <table:table-cell table:style-name="ce26" table:formula="of:=(10-[.N14])*[.$B$8]" office:value-type="float" office:value="0.208333333333333" calcext:value-type="float">
            <text:p>0.21</text:p>
          </table:table-cell>
          <table:table-cell table:style-name="ce26" table:formula="of:=(10-[.O14])*[.$B$8]" office:value-type="float" office:value="0.166666666666667" calcext:value-type="float">
            <text:p>0.17</text:p>
          </table:table-cell>
          <table:table-cell table:style-name="ce26" table:formula="of:=(10-[.P14])*[.$B$8]" office:value-type="float" office:value="0.125" calcext:value-type="float">
            <text:p>0.13</text:p>
          </table:table-cell>
          <table:table-cell table:style-name="ce26" table:formula="of:=(10-[.Q14])*[.$B$8]" office:value-type="float" office:value="0.0833333333333334" calcext:value-type="float">
            <text:p>0.08</text:p>
          </table:table-cell>
          <table:table-cell table:style-name="ce26" table:formula="of:=(10-[.R14])*[.$B$8]" office:value-type="float" office:value="0.0416666666666667" calcext:value-type="float">
            <text:p>0.04</text:p>
          </table:table-cell>
          <table:table-cell table:style-name="ce26" table:formula="of:=(10-[.S14])*[.$B$8]" office:value-type="float" office:value="0" calcext:value-type="float">
            <text:p>0.00</text:p>
          </table:table-cell>
          <table:table-cell table:style-name="ce12"/>
          <table:table-cell table:style-name="ce18" office:value-type="string" calcext:value-type="string">
            <text:p>index j</text:p>
          </table:table-cell>
          <table:table-cell table:style-name="ce23" office:value-type="string" calcext:value-type="string">
            <text:p>stock price</text:p>
          </table:table-cell>
          <table:table-cell table:style-name="ce26" table:formula="of:=(10-[.W14])*[.$B$8]" office:value-type="float" office:value="0.416666666666667" calcext:value-type="float">
            <text:p>0.42</text:p>
          </table:table-cell>
          <table:table-cell table:style-name="ce26" table:formula="of:=(10-[.X14])*[.$B$8]" office:value-type="float" office:value="0.375" calcext:value-type="float">
            <text:p>0.38</text:p>
          </table:table-cell>
          <table:table-cell table:style-name="ce26" table:formula="of:=(10-[.Y14])*[.$B$8]" office:value-type="float" office:value="0.333333333333334" calcext:value-type="float">
            <text:p>0.33</text:p>
          </table:table-cell>
          <table:table-cell table:style-name="ce26" table:formula="of:=(10-[.Z14])*[.$B$8]" office:value-type="float" office:value="0.291666666666667" calcext:value-type="float">
            <text:p>0.29</text:p>
          </table:table-cell>
          <table:table-cell table:style-name="ce26" table:formula="of:=(10-[.AA14])*[.$B$8]" office:value-type="float" office:value="0.25" calcext:value-type="float">
            <text:p>0.25</text:p>
          </table:table-cell>
          <table:table-cell table:style-name="ce26" table:formula="of:=(10-[.AB14])*[.$B$8]" office:value-type="float" office:value="0.208333333333333" calcext:value-type="float">
            <text:p>0.21</text:p>
          </table:table-cell>
          <table:table-cell table:style-name="ce26" table:formula="of:=(10-[.AC14])*[.$B$8]" office:value-type="float" office:value="0.166666666666667" calcext:value-type="float">
            <text:p>0.17</text:p>
          </table:table-cell>
          <table:table-cell table:style-name="ce26" table:formula="of:=(10-[.AD14])*[.$B$8]" office:value-type="float" office:value="0.125" calcext:value-type="float">
            <text:p>0.13</text:p>
          </table:table-cell>
          <table:table-cell table:style-name="ce26" table:formula="of:=(10-[.AE14])*[.$B$8]" office:value-type="float" office:value="0.0833333333333334" calcext:value-type="float">
            <text:p>0.08</text:p>
          </table:table-cell>
          <table:table-cell table:style-name="ce26" table:formula="of:=(10-[.AF14])*[.$B$8]" office:value-type="float" office:value="0.0416666666666667" calcext:value-type="float">
            <text:p>0.04</text:p>
          </table:table-cell>
          <table:table-cell table:style-name="ce26" table:formula="of:=(10-[.AG14])*[.$B$8]" office:value-type="float" office:value="0" calcext:value-type="float">
            <text:p>0.00</text:p>
          </table:table-cell>
          <table:table-cell table:style-name="ce12"/>
          <table:table-cell table:style-name="ce18" office:value-type="string" calcext:value-type="string">
            <text:p>index j</text:p>
          </table:table-cell>
          <table:table-cell table:style-name="ce23" office:value-type="string" calcext:value-type="string">
            <text:p>stock price</text:p>
          </table:table-cell>
          <table:table-cell table:style-name="ce26" table:formula="of:=(10-[.AK14])*[.$B$8]" office:value-type="float" office:value="0.416666666666667" calcext:value-type="float">
            <text:p>0.42</text:p>
          </table:table-cell>
          <table:table-cell table:style-name="ce26" table:formula="of:=(10-[.AL14])*[.$B$8]" office:value-type="float" office:value="0.375" calcext:value-type="float">
            <text:p>0.38</text:p>
          </table:table-cell>
          <table:table-cell table:style-name="ce26" table:formula="of:=(10-[.AM14])*[.$B$8]" office:value-type="float" office:value="0.333333333333334" calcext:value-type="float">
            <text:p>0.33</text:p>
          </table:table-cell>
          <table:table-cell table:style-name="ce26" table:formula="of:=(10-[.AN14])*[.$B$8]" office:value-type="float" office:value="0.291666666666667" calcext:value-type="float">
            <text:p>0.29</text:p>
          </table:table-cell>
          <table:table-cell table:style-name="ce26" table:formula="of:=(10-[.AO14])*[.$B$8]" office:value-type="float" office:value="0.25" calcext:value-type="float">
            <text:p>0.25</text:p>
          </table:table-cell>
          <table:table-cell table:style-name="ce26" table:formula="of:=(10-[.AP14])*[.$B$8]" office:value-type="float" office:value="0.208333333333333" calcext:value-type="float">
            <text:p>0.21</text:p>
          </table:table-cell>
          <table:table-cell table:style-name="ce26" table:formula="of:=(10-[.AQ14])*[.$B$8]" office:value-type="float" office:value="0.166666666666667" calcext:value-type="float">
            <text:p>0.17</text:p>
          </table:table-cell>
          <table:table-cell table:style-name="ce26" table:formula="of:=(10-[.AR14])*[.$B$8]" office:value-type="float" office:value="0.125" calcext:value-type="float">
            <text:p>0.13</text:p>
          </table:table-cell>
          <table:table-cell table:style-name="ce26" table:formula="of:=(10-[.AS14])*[.$B$8]" office:value-type="float" office:value="0.0833333333333334" calcext:value-type="float">
            <text:p>0.08</text:p>
          </table:table-cell>
          <table:table-cell table:style-name="ce26" table:formula="of:=(10-[.AT14])*[.$B$8]" office:value-type="float" office:value="0.0416666666666667" calcext:value-type="float">
            <text:p>0.04</text:p>
          </table:table-cell>
          <table:table-cell table:style-name="ce26" table:formula="of:=(10-[.AU14])*[.$B$8]" office:value-type="float" office:value="0" calcext:value-type="float">
            <text:p>0.00</text:p>
          </table:table-cell>
          <table:table-cell table:style-name="ce12" table:number-columns-repeated="16297"/>
        </table:table-row>
        <table:table-row table:style-name="ro1">
          <table:table-cell table:style-name="ce18" table:formula="of:=[.A17]+1" office:value-type="float" office:value="20" calcext:value-type="float">
            <text:p>20</text:p>
          </table:table-cell>
          <table:table-cell table:style-name="ce18" table:formula="of:=[.A16]*[.$B$9]" office:value-type="float" office:value="100" calcext:value-type="float">
            <text:p>100</text:p>
          </table:table-cell>
          <table:table-cell table:style-name="ce11" table:number-columns-repeated="3"/>
          <table:table-cell/>
          <table:table-cell table:style-name="ce18" table:formula="of:=[.G17]+1" office:value-type="float" office:value="20" calcext:value-type="float">
            <text:p>20</text:p>
          </table:table-cell>
          <table:table-cell table:style-name="ce18" table:formula="of:=[.G16]*[.$B$9]" office:value-type="float" office:value="100" calcext:value-type="float">
            <text:p>100</text:p>
          </table:table-cell>
          <table:table-cell table:style-name="ce10" table:number-columns-repeated="11"/>
          <table:table-cell/>
          <table:table-cell table:style-name="ce18" table:formula="of:=[.U17]+1" office:value-type="float" office:value="20" calcext:value-type="float">
            <text:p>20</text:p>
          </table:table-cell>
          <table:table-cell table:style-name="ce18" table:formula="of:=[.U16]*[.$B$9]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table:formula="of:=[.W16]" office:value-type="float" office:value="0" calcext:value-type="float">
            <text:p>0.00</text:p>
          </table:table-cell>
          <table:table-cell table:style-name="ce10" table:formula="of:=[.X16]" office:value-type="float" office:value="0" calcext:value-type="float">
            <text:p>0.00</text:p>
          </table:table-cell>
          <table:table-cell table:style-name="ce10" table:formula="of:=[.Y16]" office:value-type="float" office:value="0" calcext:value-type="float">
            <text:p>0.00</text:p>
          </table:table-cell>
          <table:table-cell table:style-name="ce10" table:formula="of:=[.Z16]" office:value-type="float" office:value="0" calcext:value-type="float">
            <text:p>0.00</text:p>
          </table:table-cell>
          <table:table-cell table:style-name="ce10" table:formula="of:=[.AA16]" office:value-type="float" office:value="0" calcext:value-type="float">
            <text:p>0.00</text:p>
          </table:table-cell>
          <table:table-cell table:style-name="ce10" table:formula="of:=[.AB16]" office:value-type="float" office:value="0" calcext:value-type="float">
            <text:p>0.00</text:p>
          </table:table-cell>
          <table:table-cell table:style-name="ce10" table:formula="of:=[.AC16]" office:value-type="float" office:value="0" calcext:value-type="float">
            <text:p>0.00</text:p>
          </table:table-cell>
          <table:table-cell table:style-name="ce10" table:formula="of:=[.AD16]" office:value-type="float" office:value="0" calcext:value-type="float">
            <text:p>0.00</text:p>
          </table:table-cell>
          <table:table-cell table:style-name="ce10" table:formula="of:=[.AE16]" office:value-type="float" office:value="0" calcext:value-type="float">
            <text:p>0.00</text:p>
          </table:table-cell>
          <table:table-cell table:style-name="ce10" table:formula="of:=[.AF16]" office:value-type="float" office:value="0" calcext:value-type="float">
            <text:p>0.00</text:p>
          </table:table-cell>
          <table:table-cell/>
          <table:table-cell table:style-name="ce18" table:formula="of:=[.AI17]+1" office:value-type="float" office:value="20" calcext:value-type="float">
            <text:p>20</text:p>
          </table:table-cell>
          <table:table-cell table:style-name="ce18" table:formula="of:=[.AI16]*[.$B$9]" office:value-type="float" office:value="100" calcext:value-type="float">
            <text:p>100</text:p>
          </table:table-cell>
          <table:table-cell table:style-name="ce30" table:number-columns-repeated="11"/>
          <table:table-cell table:number-columns-repeated="16297"/>
        </table:table-row>
        <table:table-row table:style-name="ro1">
          <table:table-cell table:style-name="ce18" table:formula="of:=[.A18]+1" office:value-type="float" office:value="19" calcext:value-type="float">
            <text:p>19</text:p>
          </table:table-cell>
          <table:table-cell table:style-name="ce18" table:formula="of:=[.A17]*[.$B$9]" office:value-type="float" office:value="95" calcext:value-type="float">
            <text:p>95</text:p>
          </table:table-cell>
          <table:table-cell table:style-name="ce11" table:formula="of:=0.5*[.$B$5]*[.A17]*[.$B$8]-0.5*[.$B$6]^2*[.A17]^2*[.$B$8]" office:value-type="float" office:value="-1.16375" calcext:value-type="float">
            <text:p>-1.16375</text:p>
          </table:table-cell>
          <table:table-cell table:style-name="ce11" table:formula="of:=1+[.$B$6]^2*[.A17]^2*[.$B$8]+[.$B$5]*[.$B$8]" office:value-type="float" office:value="3.41083333333334" calcext:value-type="float">
            <text:p>3.41083</text:p>
          </table:table-cell>
          <table:table-cell table:style-name="ce11" table:formula="of:=-0.5*[.$B$5]*[.A17]*[.$B$8]-0.5*[.$B$6]^2*[.A17]^2*[.$B$8]" office:value-type="float" office:value="-1.24291666666667" calcext:value-type="float">
            <text:p>-1.24292</text:p>
          </table:table-cell>
          <table:table-cell/>
          <table:table-cell table:style-name="ce18" table:formula="of:=[.G18]+1" office:value-type="float" office:value="19" calcext:value-type="float">
            <text:p>19</text:p>
          </table:table-cell>
          <table:table-cell table:style-name="ce18" table:formula="of:=[.G17]*[.$B$9]" office:value-type="float" office:value="95" calcext:value-type="float">
            <text:p>95</text:p>
          </table:table-cell>
          <table:table-cell table:style-name="ce7"/>
          <table:table-cell table:style-name="ce7" table:formula="of:=[.$C17]*[.W16]+[.$D17]*[.W17]+[.$E17]*[.W18]" office:value-type="float" office:value="0.0423677200077927" calcext:value-type="float">
            <text:p>0.04</text:p>
          </table:table-cell>
          <table:table-cell table:style-name="ce7" table:formula="of:=[.$C17]*[.X16]+[.$D17]*[.X17]+[.$E17]*[.X18]" office:value-type="float" office:value="0.0294708033949057" calcext:value-type="float">
            <text:p>0.03</text:p>
          </table:table-cell>
          <table:table-cell table:style-name="ce7" table:formula="of:=[.$C17]*[.Y16]+[.$D17]*[.Y17]+[.$E17]*[.Y18]" office:value-type="float" office:value="0.0198987070454119" calcext:value-type="float">
            <text:p>0.02</text:p>
          </table:table-cell>
          <table:table-cell table:style-name="ce7" table:formula="of:=[.$C17]*[.Z16]+[.$D17]*[.Z17]+[.$E17]*[.Z18]" office:value-type="float" office:value="0.012171962073991" calcext:value-type="float">
            <text:p>0.01</text:p>
          </table:table-cell>
          <table:table-cell table:style-name="ce7" table:formula="of:=[.$C17]*[.AA16]+[.$D17]*[.AA17]+[.$E17]*[.AA18]" office:value-type="float" office:value="0.0063716277267871" calcext:value-type="float">
            <text:p>0.01</text:p>
          </table:table-cell>
          <table:table-cell table:style-name="ce7" table:formula="of:=[.$C17]*[.AB16]+[.$D17]*[.AB17]+[.$E17]*[.AB18]" office:value-type="float" office:value="0.0023966801946707" calcext:value-type="float">
            <text:p>0.00</text:p>
          </table:table-cell>
          <table:table-cell table:style-name="ce7" table:formula="of:=[.$C17]*[.AC16]+[.$D17]*[.AC17]+[.$E17]*[.AC18]" office:value-type="float" office:value="0.000361712738793341" calcext:value-type="float">
            <text:p>0.00</text:p>
          </table:table-cell>
          <table:table-cell table:style-name="ce7" table:formula="of:=[.$C17]*[.AD16]+[.$D17]*[.AD17]+[.$E17]*[.AD18]" office:value-type="float" office:value="-0.000115978482578257" calcext:value-type="float">
            <text:p>0.00</text:p>
          </table:table-cell>
          <table:table-cell table:style-name="ce7" table:formula="of:=[.$C17]*[.AE16]+[.$D17]*[.AE17]+[.$E17]*[.AE18]" office:value-type="float" office:value="0.000137488720266275" calcext:value-type="float">
            <text:p>0.00</text:p>
          </table:table-cell>
          <table:table-cell table:style-name="ce10" table:formula="of:=[.$C17]*[.AF16]+[.$D17]*[.AF17]+[.$E17]*[.AF18]" office:value-type="float" office:value="0.000250236643152452" calcext:value-type="float">
            <text:p>0.00</text:p>
          </table:table-cell>
          <table:table-cell/>
          <table:table-cell table:style-name="ce18" table:formula="of:=[.U18]+1" office:value-type="float" office:value="19" calcext:value-type="float">
            <text:p>19</text:p>
          </table:table-cell>
          <table:table-cell table:style-name="ce18" table:formula="of:=[.U17]*[.$B$9]" office:value-type="float" office:value="95" calcext:value-type="float">
            <text:p>95</text:p>
          </table:table-cell>
          <table:table-cell table:style-name="ce7" office:value-type="float" office:value="0.0577423996567652" calcext:value-type="float">
            <text:p>0.06</text:p>
          </table:table-cell>
          <table:table-cell table:style-name="ce7" office:value-type="float" office:value="0.0422491191980722" calcext:value-type="float">
            <text:p>0.04</text:p>
          </table:table-cell>
          <table:table-cell table:style-name="ce7" office:value-type="float" office:value="0.0296589517273692" calcext:value-type="float">
            <text:p>0.03</text:p>
          </table:table-cell>
          <table:table-cell table:style-name="ce7" office:value-type="float" office:value="0.0194392288857391" calcext:value-type="float">
            <text:p>0.02</text:p>
          </table:table-cell>
          <table:table-cell table:style-name="ce7" office:value-type="float" office:value="0.0115435322096723" calcext:value-type="float">
            <text:p>0.01</text:p>
          </table:table-cell>
          <table:table-cell table:style-name="ce7" office:value-type="float" office:value="0.00598050156934744" calcext:value-type="float">
            <text:p>0.01</text:p>
          </table:table-cell>
          <table:table-cell table:style-name="ce7" office:value-type="float" office:value="0.00259342409025424" calcext:value-type="float">
            <text:p>0.00</text:p>
          </table:table-cell>
          <table:table-cell table:style-name="ce7" office:value-type="float" office:value="0.000708979930038689" calcext:value-type="float">
            <text:p>0.00</text:p>
          </table:table-cell>
          <table:table-cell table:style-name="ce7" office:value-type="float" office:value="0.000230555585174509" calcext:value-type="float">
            <text:p>0.00</text:p>
          </table:table-cell>
          <table:table-cell table:style-name="ce7" office:value-type="float" office:value="0.000185790163131726" calcext:value-type="float">
            <text:p>0.00</text:p>
          </table:table-cell>
          <table:table-cell table:style-name="ce10" table:formula="of:=MAX([.$B$4]-[.V17];0)" office:value-type="float" office:value="0" calcext:value-type="float">
            <text:p>0.00</text:p>
          </table:table-cell>
          <table:table-cell/>
          <table:table-cell table:style-name="ce18" table:formula="of:=[.AI18]+1" office:value-type="float" office:value="19" calcext:value-type="float">
            <text:p>19</text:p>
          </table:table-cell>
          <table:table-cell table:style-name="ce18" table:formula="of:=[.AI17]*[.$B$9]" office:value-type="float" office:value="95" calcext:value-type="float">
            <text:p>95</text:p>
          </table:table-cell>
          <table:table-cell table:style-name="ce11"/>
          <table:table-cell table:style-name="ce35" table:formula="of:=([.X17]-[.J17])^2" office:value-type="float" office:value="0.00000001406615206635" calcext:value-type="float">
            <text:p>0.00000</text:p>
          </table:table-cell>
          <table:table-cell table:style-name="ce35" table:formula="of:=([.Y17]-[.K17])^2" office:value-type="float" office:value="0.0000000353997950088" calcext:value-type="float">
            <text:p>0.00000</text:p>
          </table:table-cell>
          <table:table-cell table:style-name="ce35" table:formula="of:=([.Z17]-[.L17])^2" office:value-type="float" office:value="0.0000002111201792163" calcext:value-type="float">
            <text:p>0.00000</text:p>
          </table:table-cell>
          <table:table-cell table:style-name="ce35" table:formula="of:=([.AA17]-[.M17])^2" office:value-type="float" office:value="0.00000039492409436761" calcext:value-type="float">
            <text:p>0.00000</text:p>
          </table:table-cell>
          <table:table-cell table:style-name="ce35" table:formula="of:=([.AB17]-[.N17])^2" office:value-type="float" office:value="0.00000015297967103351" calcext:value-type="float">
            <text:p>0.00000</text:p>
          </table:table-cell>
          <table:table-cell table:style-name="ce35" table:formula="of:=([.AC17]-[.O17])^2" office:value-type="float" office:value="0.00000003870816044939" calcext:value-type="float">
            <text:p>0.00000</text:p>
          </table:table-cell>
          <table:table-cell table:style-name="ce35" table:formula="of:=([.AD17]-[.P17])^2" office:value-type="float" office:value="0.00000012059450211543" calcext:value-type="float">
            <text:p>0.00000</text:p>
          </table:table-cell>
          <table:table-cell table:style-name="ce35" table:formula="of:=([.AE17]-[.Q17])^2" office:value-type="float" office:value="0.00000012008586011328" calcext:value-type="float">
            <text:p>0.00000</text:p>
          </table:table-cell>
          <table:table-cell table:style-name="ce35" table:formula="of:=([.AF17]-[.R17])^2" office:value-type="float" office:value="0.00000000233302938288" calcext:value-type="float">
            <text:p>0.00000</text:p>
          </table:table-cell>
          <table:table-cell table:style-name="ce30" table:formula="of:=([.AG17]-[.S17])^2" office:value-type="float" office:value="0.00000006261837757621" calcext:value-type="float">
            <text:p>0.00000</text:p>
          </table:table-cell>
          <table:table-cell table:number-columns-repeated="16297"/>
        </table:table-row>
        <table:table-row table:style-name="ro1">
          <table:table-cell table:style-name="ce18" table:formula="of:=[.A19]+1" office:value-type="float" office:value="18" calcext:value-type="float">
            <text:p>18</text:p>
          </table:table-cell>
          <table:table-cell table:style-name="ce18" table:formula="of:=[.A18]*[.$B$9]" office:value-type="float" office:value="90" calcext:value-type="float">
            <text:p>90</text:p>
          </table:table-cell>
          <table:table-cell table:style-name="ce11" table:formula="of:=0.5*[.$B$5]*[.A18]*[.$B$8]-0.5*[.$B$6]^2*[.A18]^2*[.$B$8]" office:value-type="float" office:value="-1.0425" calcext:value-type="float">
            <text:p>-1.04250</text:p>
          </table:table-cell>
          <table:table-cell table:style-name="ce11" table:formula="of:=1+[.$B$6]^2*[.A18]^2*[.$B$8]+[.$B$5]*[.$B$8]" office:value-type="float" office:value="3.16416666666667" calcext:value-type="float">
            <text:p>3.16417</text:p>
          </table:table-cell>
          <table:table-cell table:style-name="ce11" table:formula="of:=-0.5*[.$B$5]*[.A18]*[.$B$8]-0.5*[.$B$6]^2*[.A18]^2*[.$B$8]" office:value-type="float" office:value="-1.1175" calcext:value-type="float">
            <text:p>-1.11750</text:p>
          </table:table-cell>
          <table:table-cell/>
          <table:table-cell table:style-name="ce18" table:formula="of:=[.G19]+1" office:value-type="float" office:value="18" calcext:value-type="float">
            <text:p>18</text:p>
          </table:table-cell>
          <table:table-cell table:style-name="ce18" table:formula="of:=[.G18]*[.$B$9]" office:value-type="float" office:value="90" calcext:value-type="float">
            <text:p>90</text:p>
          </table:table-cell>
          <table:table-cell table:style-name="ce7"/>
          <table:table-cell table:style-name="ce7" table:formula="of:=[.$C18]*[.W17]+[.$D18]*[.W18]+[.$E18]*[.W19]" office:value-type="float" office:value="0.0925364992176201" calcext:value-type="float">
            <text:p>0.09</text:p>
          </table:table-cell>
          <table:table-cell table:style-name="ce7" table:formula="of:=[.$C18]*[.X17]+[.$D18]*[.X18]+[.$E18]*[.X19]" office:value-type="float" office:value="0.06518373274085" calcext:value-type="float">
            <text:p>0.07</text:p>
          </table:table-cell>
          <table:table-cell table:style-name="ce7" table:formula="of:=[.$C18]*[.Y17]+[.$D18]*[.Y18]+[.$E18]*[.Y19]" office:value-type="float" office:value="0.0437047697546502" calcext:value-type="float">
            <text:p>0.04</text:p>
          </table:table-cell>
          <table:table-cell table:style-name="ce7" table:formula="of:=[.$C18]*[.Z17]+[.$D18]*[.Z18]+[.$E18]*[.Z19]" office:value-type="float" office:value="0.026624565956034" calcext:value-type="float">
            <text:p>0.03</text:p>
          </table:table-cell>
          <table:table-cell table:style-name="ce7" table:formula="of:=[.$C18]*[.AA17]+[.$D18]*[.AA18]+[.$E18]*[.AA19]" office:value-type="float" office:value="0.0144009968848066" calcext:value-type="float">
            <text:p>0.01</text:p>
          </table:table-cell>
          <table:table-cell table:style-name="ce7" table:formula="of:=[.$C18]*[.AB17]+[.$D18]*[.AB18]+[.$E18]*[.AB19]" office:value-type="float" office:value="0.00654453130818926" calcext:value-type="float">
            <text:p>0.01</text:p>
          </table:table-cell>
          <table:table-cell table:style-name="ce7" table:formula="of:=[.$C18]*[.AC17]+[.$D18]*[.AC18]+[.$E18]*[.AC19]" office:value-type="float" office:value="0.0021142463992512" calcext:value-type="float">
            <text:p>0.00</text:p>
          </table:table-cell>
          <table:table-cell table:style-name="ce7" table:formula="of:=[.$C18]*[.AD17]+[.$D18]*[.AD18]+[.$E18]*[.AD19]" office:value-type="float" office:value="-0.000790856146170072" calcext:value-type="float">
            <text:p>0.00</text:p>
          </table:table-cell>
          <table:table-cell table:style-name="ce7" table:formula="of:=[.$C18]*[.AE17]+[.$D18]*[.AE18]+[.$E18]*[.AE19]" office:value-type="float" office:value="-0.00028062879558835" calcext:value-type="float">
            <text:p>0.00</text:p>
          </table:table-cell>
          <table:table-cell table:style-name="ce10" table:formula="of:=[.$C18]*[.AF17]+[.$D18]*[.AF18]+[.$E18]*[.AF19]" office:value-type="float" office:value="0.000341308020952091" calcext:value-type="float">
            <text:p>0.00</text:p>
          </table:table-cell>
          <table:table-cell/>
          <table:table-cell table:style-name="ce18" table:formula="of:=[.U19]+1" office:value-type="float" office:value="18" calcext:value-type="float">
            <text:p>18</text:p>
          </table:table-cell>
          <table:table-cell table:style-name="ce18" table:formula="of:=[.U18]*[.$B$9]" office:value-type="float" office:value="90" calcext:value-type="float">
            <text:p>90</text:p>
          </table:table-cell>
          <table:table-cell table:style-name="ce7" office:value-type="float" office:value="0.124370350510083" calcext:value-type="float">
            <text:p>0.12</text:p>
          </table:table-cell>
          <table:table-cell table:style-name="ce7" office:value-type="float" office:value="0.0922297558188553" calcext:value-type="float">
            <text:p>0.09</text:p>
          </table:table-cell>
          <table:table-cell table:style-name="ce7" office:value-type="float" office:value="0.0653809191858048" calcext:value-type="float">
            <text:p>0.07</text:p>
          </table:table-cell>
          <table:table-cell table:style-name="ce7" office:value-type="float" office:value="0.0435524031783714" calcext:value-type="float">
            <text:p>0.04</text:p>
          </table:table-cell>
          <table:table-cell table:style-name="ce7" office:value-type="float" office:value="0.0265516084894698" calcext:value-type="float">
            <text:p>0.03</text:p>
          </table:table-cell>
          <table:table-cell table:style-name="ce7" office:value-type="float" office:value="0.0144835244316019" calcext:value-type="float">
            <text:p>0.01</text:p>
          </table:table-cell>
          <table:table-cell table:style-name="ce7" office:value-type="float" office:value="0.00682589977529909" calcext:value-type="float">
            <text:p>0.01</text:p>
          </table:table-cell>
          <table:table-cell table:style-name="ce7" office:value-type="float" office:value="0.00203890649194922" calcext:value-type="float">
            <text:p>0.00</text:p>
          </table:table-cell>
          <table:table-cell table:style-name="ce7" office:value-type="float" office:value="0.00052207679906117" calcext:value-type="float">
            <text:p>0.00</text:p>
          </table:table-cell>
          <table:table-cell table:style-name="ce7" office:value-type="float" office:value="0.000308518381438292" calcext:value-type="float">
            <text:p>0.00</text:p>
          </table:table-cell>
          <table:table-cell table:style-name="ce10" table:formula="of:=MAX([.$B$4]-[.V18];0)" office:value-type="float" office:value="0" calcext:value-type="float">
            <text:p>0.00</text:p>
          </table:table-cell>
          <table:table-cell/>
          <table:table-cell table:style-name="ce18" table:formula="of:=[.AI19]+1" office:value-type="float" office:value="18" calcext:value-type="float">
            <text:p>18</text:p>
          </table:table-cell>
          <table:table-cell table:style-name="ce18" table:formula="of:=[.AI18]*[.$B$9]" office:value-type="float" office:value="90" calcext:value-type="float">
            <text:p>90</text:p>
          </table:table-cell>
          <table:table-cell table:style-name="ce11"/>
          <table:table-cell table:style-name="ce35" table:formula="of:=([.X18]-[.J18])^2" office:value-type="float" office:value="0.00000009409151268575" calcext:value-type="float">
            <text:p>0.00000</text:p>
          </table:table-cell>
          <table:table-cell table:style-name="ce35" table:formula="of:=([.Y18]-[.K18])^2" office:value-type="float" office:value="0.00000003888249407391" calcext:value-type="float">
            <text:p>0.00000</text:p>
          </table:table-cell>
          <table:table-cell table:style-name="ce35" table:formula="of:=([.Z18]-[.L18])^2" office:value-type="float" office:value="0.00000002321557356692" calcext:value-type="float">
            <text:p>0.00000</text:p>
          </table:table-cell>
          <table:table-cell table:style-name="ce35" table:formula="of:=([.AA18]-[.M18])^2" office:value-type="float" office:value="0.00000000532279192746" calcext:value-type="float">
            <text:p>0.00000</text:p>
          </table:table-cell>
          <table:table-cell table:style-name="ce35" table:formula="of:=([.AB18]-[.N18])^2" office:value-type="float" office:value="0.00000000681079598006" calcext:value-type="float">
            <text:p>0.00000</text:p>
          </table:table-cell>
          <table:table-cell table:style-name="ce35" table:formula="of:=([.AC18]-[.O18])^2" office:value-type="float" office:value="0.00000007916821428374" calcext:value-type="float">
            <text:p>0.00000</text:p>
          </table:table-cell>
          <table:table-cell table:style-name="ce35" table:formula="of:=([.AD18]-[.P18])^2" office:value-type="float" office:value="0.00000000567610163227" calcext:value-type="float">
            <text:p>0.00000</text:p>
          </table:table-cell>
          <table:table-cell table:style-name="ce35" table:formula="of:=([.AE18]-[.Q18])^2" office:value-type="float" office:value="0.00000172379291867358" calcext:value-type="float">
            <text:p>0.00000</text:p>
          </table:table-cell>
          <table:table-cell table:style-name="ce35" table:formula="of:=([.AF18]-[.R18])^2" office:value-type="float" office:value="0.00000034709439619846" calcext:value-type="float">
            <text:p>0.00000</text:p>
          </table:table-cell>
          <table:table-cell table:style-name="ce30" table:formula="of:=([.AG18]-[.S18])^2" office:value-type="float" office:value="0.00000011649116516623" calcext:value-type="float">
            <text:p>0.00000</text:p>
          </table:table-cell>
          <table:table-cell table:number-columns-repeated="16297"/>
        </table:table-row>
        <table:table-row table:style-name="ro1">
          <table:table-cell table:style-name="ce18" table:formula="of:=[.A20]+1" office:value-type="float" office:value="17" calcext:value-type="float">
            <text:p>17</text:p>
          </table:table-cell>
          <table:table-cell table:style-name="ce18" table:formula="of:=[.A19]*[.$B$9]" office:value-type="float" office:value="85" calcext:value-type="float">
            <text:p>85</text:p>
          </table:table-cell>
          <table:table-cell table:style-name="ce11" table:formula="of:=0.5*[.$B$5]*[.A19]*[.$B$8]-0.5*[.$B$6]^2*[.A19]^2*[.$B$8]" office:value-type="float" office:value="-0.927916666666668" calcext:value-type="float">
            <text:p>-0.92792</text:p>
          </table:table-cell>
          <table:table-cell table:style-name="ce11" table:formula="of:=1+[.$B$6]^2*[.A19]^2*[.$B$8]+[.$B$5]*[.$B$8]" office:value-type="float" office:value="2.93083333333334" calcext:value-type="float">
            <text:p>2.93083</text:p>
          </table:table-cell>
          <table:table-cell table:style-name="ce11" table:formula="of:=-0.5*[.$B$5]*[.A19]*[.$B$8]-0.5*[.$B$6]^2*[.A19]^2*[.$B$8]" office:value-type="float" office:value="-0.998750000000001" calcext:value-type="float">
            <text:p>-0.99875</text:p>
          </table:table-cell>
          <table:table-cell/>
          <table:table-cell table:style-name="ce18" table:formula="of:=[.G20]+1" office:value-type="float" office:value="17" calcext:value-type="float">
            <text:p>17</text:p>
          </table:table-cell>
          <table:table-cell table:style-name="ce18" table:formula="of:=[.G19]*[.$B$9]" office:value-type="float" office:value="85" calcext:value-type="float">
            <text:p>85</text:p>
          </table:table-cell>
          <table:table-cell table:style-name="ce7"/>
          <table:table-cell table:style-name="ce7" table:formula="of:=[.$C19]*[.W18]+[.$D19]*[.W19]+[.$E19]*[.W20]" office:value-type="float" office:value="0.163334460387362" calcext:value-type="float">
            <text:p>0.16</text:p>
          </table:table-cell>
          <table:table-cell table:style-name="ce7" table:formula="of:=[.$C19]*[.X18]+[.$D19]*[.X19]+[.$E19]*[.X20]" office:value-type="float" office:value="0.118700100567706" calcext:value-type="float">
            <text:p>0.12</text:p>
          </table:table-cell>
          <table:table-cell table:style-name="ce7" table:formula="of:=[.$C19]*[.Y18]+[.$D19]*[.Y19]+[.$E19]*[.Y20]" office:value-type="float" office:value="0.0810381446709778" calcext:value-type="float">
            <text:p>0.08</text:p>
          </table:table-cell>
          <table:table-cell table:style-name="ce7" table:formula="of:=[.$C19]*[.Z18]+[.$D19]*[.Z19]+[.$E19]*[.Z20]" office:value-type="float" office:value="0.0521591301394677" calcext:value-type="float">
            <text:p>0.05</text:p>
          </table:table-cell>
          <table:table-cell table:style-name="ce7" table:formula="of:=[.$C19]*[.AA18]+[.$D19]*[.AA19]+[.$E19]*[.AA20]" office:value-type="float" office:value="0.0295123358495618" calcext:value-type="float">
            <text:p>0.03</text:p>
          </table:table-cell>
          <table:table-cell table:style-name="ce7" table:formula="of:=[.$C19]*[.AB18]+[.$D19]*[.AB19]+[.$E19]*[.AB20]" office:value-type="float" office:value="0.0145321836687722" calcext:value-type="float">
            <text:p>0.01</text:p>
          </table:table-cell>
          <table:table-cell table:style-name="ce7" table:formula="of:=[.$C19]*[.AC18]+[.$D19]*[.AC19]+[.$E19]*[.AC20]" office:value-type="float" office:value="0.00607576307367178" calcext:value-type="float">
            <text:p>0.01</text:p>
          </table:table-cell>
          <table:table-cell table:style-name="ce7" table:formula="of:=[.$C19]*[.AD18]+[.$D19]*[.AD19]+[.$E19]*[.AD20]" office:value-type="float" office:value="0.00148020924816092" calcext:value-type="float">
            <text:p>0.00</text:p>
          </table:table-cell>
          <table:table-cell table:style-name="ce7" table:formula="of:=[.$C19]*[.AE18]+[.$D19]*[.AE19]+[.$E19]*[.AE20]" office:value-type="float" office:value="-0.0000175908550642421" calcext:value-type="float">
            <text:p>0.00</text:p>
          </table:table-cell>
          <table:table-cell table:style-name="ce10" table:formula="of:=[.$C19]*[.AF18]+[.$D19]*[.AF19]+[.$E19]*[.AF20]" office:value-type="float" office:value="-0.00012758148166896" calcext:value-type="float">
            <text:p>0.00</text:p>
          </table:table-cell>
          <table:table-cell/>
          <table:table-cell table:style-name="ce18" table:formula="of:=[.U20]+1" office:value-type="float" office:value="17" calcext:value-type="float">
            <text:p>17</text:p>
          </table:table-cell>
          <table:table-cell table:style-name="ce18" table:formula="of:=[.U19]*[.$B$9]" office:value-type="float" office:value="85" calcext:value-type="float">
            <text:p>85</text:p>
          </table:table-cell>
          <table:table-cell table:style-name="ce7" office:value-type="float" office:value="0.215477017043272" calcext:value-type="float">
            <text:p>0.22</text:p>
          </table:table-cell>
          <table:table-cell table:style-name="ce7" office:value-type="float" office:value="0.163402129335112" calcext:value-type="float">
            <text:p>0.16</text:p>
          </table:table-cell>
          <table:table-cell table:style-name="ce7" office:value-type="float" office:value="0.118346217622656" calcext:value-type="float">
            <text:p>0.12</text:p>
          </table:table-cell>
          <table:table-cell table:style-name="ce7" office:value-type="float" office:value="0.0813575841796986" calcext:value-type="float">
            <text:p>0.08</text:p>
          </table:table-cell>
          <table:table-cell table:style-name="ce7" office:value-type="float" office:value="0.0515244611323258" calcext:value-type="float">
            <text:p>0.05</text:p>
          </table:table-cell>
          <table:table-cell table:style-name="ce7" office:value-type="float" office:value="0.0295741217253629" calcext:value-type="float">
            <text:p>0.03</text:p>
          </table:table-cell>
          <table:table-cell table:style-name="ce7" office:value-type="float" office:value="0.0150160121035057" calcext:value-type="float">
            <text:p>0.02</text:p>
          </table:table-cell>
          <table:table-cell table:style-name="ce7" office:value-type="float" office:value="0.0058194044987747" calcext:value-type="float">
            <text:p>0.01</text:p>
          </table:table-cell>
          <table:table-cell table:style-name="ce7" office:value-type="float" office:value="0.00151428420856672" calcext:value-type="float">
            <text:p>0.00</text:p>
          </table:table-cell>
          <table:table-cell table:style-name="ce7" office:value-type="float" office:value="0.00039481817680902" calcext:value-type="float">
            <text:p>0.00</text:p>
          </table:table-cell>
          <table:table-cell table:style-name="ce10" table:formula="of:=MAX([.$B$4]-[.V19];0)" office:value-type="float" office:value="0" calcext:value-type="float">
            <text:p>0.00</text:p>
          </table:table-cell>
          <table:table-cell/>
          <table:table-cell table:style-name="ce18" table:formula="of:=[.AI20]+1" office:value-type="float" office:value="17" calcext:value-type="float">
            <text:p>17</text:p>
          </table:table-cell>
          <table:table-cell table:style-name="ce18" table:formula="of:=[.AI19]*[.$B$9]" office:value-type="float" office:value="85" calcext:value-type="float">
            <text:p>85</text:p>
          </table:table-cell>
          <table:table-cell table:style-name="ce11"/>
          <table:table-cell table:style-name="ce35" table:formula="of:=([.X19]-[.J19])^2" office:value-type="float" office:value="0.00000000457908648965" calcext:value-type="float">
            <text:p>0.00000</text:p>
          </table:table-cell>
          <table:table-cell table:style-name="ce35" table:formula="of:=([.Y19]-[.K19])^2" office:value-type="float" office:value="0.00000012523313879755" calcext:value-type="float">
            <text:p>0.00000</text:p>
          </table:table-cell>
          <table:table-cell table:style-name="ce35" table:formula="of:=([.Z19]-[.L19])^2" office:value-type="float" office:value="0.0000001020415997318" calcext:value-type="float">
            <text:p>0.00000</text:p>
          </table:table-cell>
          <table:table-cell table:style-name="ce35" table:formula="of:=([.AA19]-[.M19])^2" office:value-type="float" office:value="0.00000040280474862647" calcext:value-type="float">
            <text:p>0.00000</text:p>
          </table:table-cell>
          <table:table-cell table:style-name="ce35" table:formula="of:=([.AB19]-[.N19])^2" office:value-type="float" office:value="0.0000000038174944485" calcext:value-type="float">
            <text:p>0.00000</text:p>
          </table:table-cell>
          <table:table-cell table:style-name="ce35" table:formula="of:=([.AC19]-[.O19])^2" office:value-type="float" office:value="0.00000023408995425663" calcext:value-type="float">
            <text:p>0.00000</text:p>
          </table:table-cell>
          <table:table-cell table:style-name="ce35" table:formula="of:=([.AD19]-[.P19])^2" office:value-type="float" office:value="0.00000006571971892326" calcext:value-type="float">
            <text:p>0.00000</text:p>
          </table:table-cell>
          <table:table-cell table:style-name="ce35" table:formula="of:=([.AE19]-[.Q19])^2" office:value-type="float" office:value="0.00000000116110292666" calcext:value-type="float">
            <text:p>0.00000</text:p>
          </table:table-cell>
          <table:table-cell table:style-name="ce35" table:formula="of:=([.AF19]-[.R19])^2" office:value-type="float" office:value="0.00000017008120957064" calcext:value-type="float">
            <text:p>0.00000</text:p>
          </table:table-cell>
          <table:table-cell table:style-name="ce30" table:formula="of:=([.AG19]-[.S19])^2" office:value-type="float" office:value="0.00000001627703446485" calcext:value-type="float">
            <text:p>0.00000</text:p>
          </table:table-cell>
          <table:table-cell table:number-columns-repeated="16297"/>
        </table:table-row>
        <table:table-row table:style-name="ro1">
          <table:table-cell table:style-name="ce18" table:formula="of:=[.A21]+1" office:value-type="float" office:value="16" calcext:value-type="float">
            <text:p>16</text:p>
          </table:table-cell>
          <table:table-cell table:style-name="ce18" table:formula="of:=[.A20]*[.$B$9]" office:value-type="float" office:value="80" calcext:value-type="float">
            <text:p>80</text:p>
          </table:table-cell>
          <table:table-cell table:style-name="ce11" table:formula="of:=0.5*[.$B$5]*[.A20]*[.$B$8]-0.5*[.$B$6]^2*[.A20]^2*[.$B$8]" office:value-type="float" office:value="-0.820000000000001" calcext:value-type="float">
            <text:p>-0.82000</text:p>
          </table:table-cell>
          <table:table-cell table:style-name="ce11" table:formula="of:=1+[.$B$6]^2*[.A20]^2*[.$B$8]+[.$B$5]*[.$B$8]" office:value-type="float" office:value="2.71083333333334" calcext:value-type="float">
            <text:p>2.71083</text:p>
          </table:table-cell>
          <table:table-cell table:style-name="ce11" table:formula="of:=-0.5*[.$B$5]*[.A20]*[.$B$8]-0.5*[.$B$6]^2*[.A20]^2*[.$B$8]" office:value-type="float" office:value="-0.886666666666668" calcext:value-type="float">
            <text:p>-0.88667</text:p>
          </table:table-cell>
          <table:table-cell/>
          <table:table-cell table:style-name="ce18" table:formula="of:=[.G21]+1" office:value-type="float" office:value="16" calcext:value-type="float">
            <text:p>16</text:p>
          </table:table-cell>
          <table:table-cell table:style-name="ce18" table:formula="of:=[.G20]*[.$B$9]" office:value-type="float" office:value="80" calcext:value-type="float">
            <text:p>80</text:p>
          </table:table-cell>
          <table:table-cell table:style-name="ce7"/>
          <table:table-cell table:style-name="ce7" table:formula="of:=[.$C20]*[.W19]+[.$D20]*[.W20]+[.$E20]*[.W21]" office:value-type="float" office:value="0.274419048105258" calcext:value-type="float">
            <text:p>0.27</text:p>
          </table:table-cell>
          <table:table-cell table:style-name="ce7" table:formula="of:=[.$C20]*[.X19]+[.$D20]*[.X20]+[.$E20]*[.X21]" office:value-type="float" office:value="0.205525741584998" calcext:value-type="float">
            <text:p>0.21</text:p>
          </table:table-cell>
          <table:table-cell table:style-name="ce7" table:formula="of:=[.$C20]*[.Y19]+[.$D20]*[.Y20]+[.$E20]*[.Y21]" office:value-type="float" office:value="0.146008507310855" calcext:value-type="float">
            <text:p>0.15</text:p>
          </table:table-cell>
          <table:table-cell table:style-name="ce7" table:formula="of:=[.$C20]*[.Z19]+[.$D20]*[.Z20]+[.$E20]*[.Z21]" office:value-type="float" office:value="0.0971963645584568" calcext:value-type="float">
            <text:p>0.10</text:p>
          </table:table-cell>
          <table:table-cell table:style-name="ce7" table:formula="of:=[.$C20]*[.AA19]+[.$D20]*[.AA20]+[.$E20]*[.AA21]" office:value-type="float" office:value="0.0589681416600222" calcext:value-type="float">
            <text:p>0.06</text:p>
          </table:table-cell>
          <table:table-cell table:style-name="ce7" table:formula="of:=[.$C20]*[.AB19]+[.$D20]*[.AB20]+[.$E20]*[.AB21]" office:value-type="float" office:value="0.0310910409876912" calcext:value-type="float">
            <text:p>0.03</text:p>
          </table:table-cell>
          <table:table-cell table:style-name="ce7" table:formula="of:=[.$C20]*[.AC19]+[.$D20]*[.AC20]+[.$E20]*[.AC21]" office:value-type="float" office:value="0.0136805178455422" calcext:value-type="float">
            <text:p>0.01</text:p>
          </table:table-cell>
          <table:table-cell table:style-name="ce7" table:formula="of:=[.$C20]*[.AD19]+[.$D20]*[.AD20]+[.$E20]*[.AD21]" office:value-type="float" office:value="0.00380595970124672" calcext:value-type="float">
            <text:p>0.00</text:p>
          </table:table-cell>
          <table:table-cell table:style-name="ce7" table:formula="of:=[.$C20]*[.AE19]+[.$D20]*[.AE20]+[.$E20]*[.AE21]" office:value-type="float" office:value="-0.000256652654376502" calcext:value-type="float">
            <text:p>0.00</text:p>
          </table:table-cell>
          <table:table-cell table:style-name="ce10" table:formula="of:=[.$C20]*[.AF19]+[.$D20]*[.AF20]+[.$E20]*[.AF21]" office:value-type="float" office:value="-0.0000692259017930283" calcext:value-type="float">
            <text:p>0.00</text:p>
          </table:table-cell>
          <table:table-cell/>
          <table:table-cell table:style-name="ce18" table:formula="of:=[.U21]+1" office:value-type="float" office:value="16" calcext:value-type="float">
            <text:p>16</text:p>
          </table:table-cell>
          <table:table-cell table:style-name="ce18" table:formula="of:=[.U20]*[.$B$9]" office:value-type="float" office:value="80" calcext:value-type="float">
            <text:p>80</text:p>
          </table:table-cell>
          <table:table-cell table:style-name="ce7" office:value-type="float" office:value="0.353228978876409" calcext:value-type="float">
            <text:p>0.35</text:p>
          </table:table-cell>
          <table:table-cell table:style-name="ce7" office:value-type="float" office:value="0.274966487347556" calcext:value-type="float">
            <text:p>0.27</text:p>
          </table:table-cell>
          <table:table-cell table:style-name="ce7" office:value-type="float" office:value="0.205403604722832" calcext:value-type="float">
            <text:p>0.21</text:p>
          </table:table-cell>
          <table:table-cell table:style-name="ce7" office:value-type="float" office:value="0.146055958659593" calcext:value-type="float">
            <text:p>0.15</text:p>
          </table:table-cell>
          <table:table-cell table:style-name="ce7" office:value-type="float" office:value="0.0969808182977814" calcext:value-type="float">
            <text:p>0.10</text:p>
          </table:table-cell>
          <table:table-cell table:style-name="ce7" office:value-type="float" office:value="0.0587786076353658" calcext:value-type="float">
            <text:p>0.06</text:p>
          </table:table-cell>
          <table:table-cell table:style-name="ce7" office:value-type="float" office:value="0.0316393487524638" calcext:value-type="float">
            <text:p>0.03</text:p>
          </table:table-cell>
          <table:table-cell table:style-name="ce7" office:value-type="float" office:value="0.0137006859788169" calcext:value-type="float">
            <text:p>0.01</text:p>
          </table:table-cell>
          <table:table-cell table:style-name="ce7" office:value-type="float" office:value="0.00397623201656373" calcext:value-type="float">
            <text:p>0.00</text:p>
          </table:table-cell>
          <table:table-cell table:style-name="ce7" office:value-type="float" office:value="0.000999698029293731" calcext:value-type="float">
            <text:p>0.00</text:p>
          </table:table-cell>
          <table:table-cell table:style-name="ce10" table:formula="of:=MAX([.$B$4]-[.V20];0)" office:value-type="float" office:value="0" calcext:value-type="float">
            <text:p>0.00</text:p>
          </table:table-cell>
          <table:table-cell/>
          <table:table-cell table:style-name="ce18" table:formula="of:=[.AI21]+1" office:value-type="float" office:value="16" calcext:value-type="float">
            <text:p>16</text:p>
          </table:table-cell>
          <table:table-cell table:style-name="ce18" table:formula="of:=[.AI20]*[.$B$9]" office:value-type="float" office:value="80" calcext:value-type="float">
            <text:p>80</text:p>
          </table:table-cell>
          <table:table-cell table:style-name="ce11"/>
          <table:table-cell table:style-name="ce35" table:formula="of:=([.X20]-[.J20])^2" office:value-type="float" office:value="0.0000002996897240075" calcext:value-type="float">
            <text:p>0.00000</text:p>
          </table:table-cell>
          <table:table-cell table:style-name="ce35" table:formula="of:=([.Y20]-[.K20])^2" office:value-type="float" office:value="0.00000001491741309979" calcext:value-type="float">
            <text:p>0.00000</text:p>
          </table:table-cell>
          <table:table-cell table:style-name="ce35" table:formula="of:=([.Z20]-[.L20])^2" office:value-type="float" office:value="0.00000000225163049705" calcext:value-type="float">
            <text:p>0.00000</text:p>
          </table:table-cell>
          <table:table-cell table:style-name="ce35" table:formula="of:=([.AA20]-[.M20])^2" office:value-type="float" office:value="0.00000004646019049115" calcext:value-type="float">
            <text:p>0.00000</text:p>
          </table:table-cell>
          <table:table-cell table:style-name="ce35" table:formula="of:=([.AB20]-[.N20])^2" office:value-type="float" office:value="0.00000003592314650243" calcext:value-type="float">
            <text:p>0.00000</text:p>
          </table:table-cell>
          <table:table-cell table:style-name="ce35" table:formula="of:=([.AC20]-[.O20])^2" office:value-type="float" office:value="0.00000030064140490996" calcext:value-type="float">
            <text:p>0.00000</text:p>
          </table:table-cell>
          <table:table-cell table:style-name="ce35" table:formula="of:=([.AD20]-[.P20])^2" office:value-type="float" office:value="0.00000000040675359979" calcext:value-type="float">
            <text:p>0.00000</text:p>
          </table:table-cell>
          <table:table-cell table:style-name="ce35" table:formula="of:=([.AE20]-[.Q20])^2" office:value-type="float" office:value="0.00000002899266136341" calcext:value-type="float">
            <text:p>0.00000</text:p>
          </table:table-cell>
          <table:table-cell table:style-name="ce35" table:formula="of:=([.AF20]-[.R20])^2" office:value-type="float" office:value="0.00000157841704035866" calcext:value-type="float">
            <text:p>0.00000</text:p>
          </table:table-cell>
          <table:table-cell table:style-name="ce30" table:formula="of:=([.AG20]-[.S20])^2" office:value-type="float" office:value="0.00000000479222547906" calcext:value-type="float">
            <text:p>0.00000</text:p>
          </table:table-cell>
          <table:table-cell table:number-columns-repeated="16297"/>
        </table:table-row>
        <table:table-row table:style-name="ro1">
          <table:table-cell table:style-name="ce18" table:formula="of:=[.A22]+1" office:value-type="float" office:value="15" calcext:value-type="float">
            <text:p>15</text:p>
          </table:table-cell>
          <table:table-cell table:style-name="ce18" table:formula="of:=[.A21]*[.$B$9]" office:value-type="float" office:value="75" calcext:value-type="float">
            <text:p>75</text:p>
          </table:table-cell>
          <table:table-cell table:style-name="ce11" table:formula="of:=0.5*[.$B$5]*[.A21]*[.$B$8]-0.5*[.$B$6]^2*[.A21]^2*[.$B$8]" office:value-type="float" office:value="-0.718750000000001" calcext:value-type="float">
            <text:p>-0.71875</text:p>
          </table:table-cell>
          <table:table-cell table:style-name="ce11" table:formula="of:=1+[.$B$6]^2*[.A21]^2*[.$B$8]+[.$B$5]*[.$B$8]" office:value-type="float" office:value="2.50416666666667" calcext:value-type="float">
            <text:p>2.50417</text:p>
          </table:table-cell>
          <table:table-cell table:style-name="ce11" table:formula="of:=-0.5*[.$B$5]*[.A21]*[.$B$8]-0.5*[.$B$6]^2*[.A21]^2*[.$B$8]" office:value-type="float" office:value="-0.781250000000001" calcext:value-type="float">
            <text:p>-0.78125</text:p>
          </table:table-cell>
          <table:table-cell/>
          <table:table-cell table:style-name="ce18" table:formula="of:=[.G22]+1" office:value-type="float" office:value="15" calcext:value-type="float">
            <text:p>15</text:p>
          </table:table-cell>
          <table:table-cell table:style-name="ce18" table:formula="of:=[.G21]*[.$B$9]" office:value-type="float" office:value="75" calcext:value-type="float">
            <text:p>75</text:p>
          </table:table-cell>
          <table:table-cell table:style-name="ce7"/>
          <table:table-cell table:style-name="ce7" table:formula="of:=[.$C21]*[.W20]+[.$D21]*[.W21]+[.$E21]*[.W22]" office:value-type="float" office:value="0.458010567574185" calcext:value-type="float">
            <text:p>0.46</text:p>
          </table:table-cell>
          <table:table-cell table:style-name="ce7" table:formula="of:=[.$C21]*[.X20]+[.$D21]*[.X21]+[.$E21]*[.X22]" office:value-type="float" office:value="0.354485518259145" calcext:value-type="float">
            <text:p>0.35</text:p>
          </table:table-cell>
          <table:table-cell table:style-name="ce7" table:formula="of:=[.$C21]*[.Y20]+[.$D21]*[.Y21]+[.$E21]*[.Y22]" office:value-type="float" office:value="0.26185257000786" calcext:value-type="float">
            <text:p>0.26</text:p>
          </table:table-cell>
          <table:table-cell table:style-name="ce7" table:formula="of:=[.$C21]*[.Z20]+[.$D21]*[.Z21]+[.$E21]*[.Z22]" office:value-type="float" office:value="0.182377855042216" calcext:value-type="float">
            <text:p>0.18</text:p>
          </table:table-cell>
          <table:table-cell table:style-name="ce7" table:formula="of:=[.$C21]*[.AA20]+[.$D21]*[.AA21]+[.$E21]*[.AA22]" office:value-type="float" office:value="0.117248429441787" calcext:value-type="float">
            <text:p>0.12</text:p>
          </table:table-cell>
          <table:table-cell table:style-name="ce7" table:formula="of:=[.$C21]*[.AB20]+[.$D21]*[.AB21]+[.$E21]*[.AB22]" office:value-type="float" office:value="0.0671770588670083" calcext:value-type="float">
            <text:p>0.07</text:p>
          </table:table-cell>
          <table:table-cell table:style-name="ce7" table:formula="of:=[.$C21]*[.AC20]+[.$D21]*[.AC21]+[.$E21]*[.AC22]" office:value-type="float" office:value="0.0322950365749034" calcext:value-type="float">
            <text:p>0.03</text:p>
          </table:table-cell>
          <table:table-cell table:style-name="ce7" table:formula="of:=[.$C21]*[.AD20]+[.$D21]*[.AD21]+[.$E21]*[.AD22]" office:value-type="float" office:value="0.0106233264835746" calcext:value-type="float">
            <text:p>0.01</text:p>
          </table:table-cell>
          <table:table-cell table:style-name="ce7" table:formula="of:=[.$C21]*[.AE20]+[.$D21]*[.AE21]+[.$E21]*[.AE22]" office:value-type="float" office:value="0.00026909345064521" calcext:value-type="float">
            <text:p>0.00</text:p>
          </table:table-cell>
          <table:table-cell table:style-name="ce10" table:formula="of:=[.$C21]*[.AF20]+[.$D21]*[.AF21]+[.$E21]*[.AF22]" office:value-type="float" office:value="-0.0000119699432607314" calcext:value-type="float">
            <text:p>0.00</text:p>
          </table:table-cell>
          <table:table-cell/>
          <table:table-cell table:style-name="ce18" table:formula="of:=[.U22]+1" office:value-type="float" office:value="15" calcext:value-type="float">
            <text:p>15</text:p>
          </table:table-cell>
          <table:table-cell table:style-name="ce18" table:formula="of:=[.U21]*[.$B$9]" office:value-type="float" office:value="75" calcext:value-type="float">
            <text:p>75</text:p>
          </table:table-cell>
          <table:table-cell table:style-name="ce7" office:value-type="float" office:value="0.57116694153014" calcext:value-type="float">
            <text:p>0.57</text:p>
          </table:table-cell>
          <table:table-cell table:style-name="ce7" office:value-type="float" office:value="0.457751314073169" calcext:value-type="float">
            <text:p>0.46</text:p>
          </table:table-cell>
          <table:table-cell table:style-name="ce7" office:value-type="float" office:value="0.353867518091779" calcext:value-type="float">
            <text:p>0.35</text:p>
          </table:table-cell>
          <table:table-cell table:style-name="ce7" office:value-type="float" office:value="0.26168095227132" calcext:value-type="float">
            <text:p>0.26</text:p>
          </table:table-cell>
          <table:table-cell table:style-name="ce7" office:value-type="float" office:value="0.182346580992902" calcext:value-type="float">
            <text:p>0.18</text:p>
          </table:table-cell>
          <table:table-cell table:style-name="ce7" office:value-type="float" office:value="0.117290061724491" calcext:value-type="float">
            <text:p>0.12</text:p>
          </table:table-cell>
          <table:table-cell table:style-name="ce7" office:value-type="float" office:value="0.0674158121872787" calcext:value-type="float">
            <text:p>0.07</text:p>
          </table:table-cell>
          <table:table-cell table:style-name="ce7" office:value-type="float" office:value="0.0322132385533844" calcext:value-type="float">
            <text:p>0.03</text:p>
          </table:table-cell>
          <table:table-cell table:style-name="ce7" office:value-type="float" office:value="0.0110456863476541" calcext:value-type="float">
            <text:p>0.01</text:p>
          </table:table-cell>
          <table:table-cell table:style-name="ce7" office:value-type="float" office:value="0.00276934932844367" calcext:value-type="float">
            <text:p>0.00</text:p>
          </table:table-cell>
          <table:table-cell table:style-name="ce10" table:formula="of:=MAX([.$B$4]-[.V21];0)" office:value-type="float" office:value="0" calcext:value-type="float">
            <text:p>0.00</text:p>
          </table:table-cell>
          <table:table-cell/>
          <table:table-cell table:style-name="ce18" table:formula="of:=[.AI22]+1" office:value-type="float" office:value="15" calcext:value-type="float">
            <text:p>15</text:p>
          </table:table-cell>
          <table:table-cell table:style-name="ce18" table:formula="of:=[.AI21]*[.$B$9]" office:value-type="float" office:value="75" calcext:value-type="float">
            <text:p>75</text:p>
          </table:table-cell>
          <table:table-cell table:style-name="ce11"/>
          <table:table-cell table:style-name="ce35" table:formula="of:=([.X21]-[.J21])^2" office:value-type="float" office:value="0.00000006721237778901" calcext:value-type="float">
            <text:p>0.00000</text:p>
          </table:table-cell>
          <table:table-cell table:style-name="ce35" table:formula="of:=([.Y21]-[.K21])^2" office:value-type="float" office:value="0.00000038192420686477" calcext:value-type="float">
            <text:p>0.00000</text:p>
          </table:table-cell>
          <table:table-cell table:style-name="ce35" table:formula="of:=([.Z21]-[.L21])^2" office:value-type="float" office:value="0.00000002945264749498" calcext:value-type="float">
            <text:p>0.00000</text:p>
          </table:table-cell>
          <table:table-cell table:style-name="ce35" table:formula="of:=([.AA21]-[.M21])^2" office:value-type="float" office:value="0.0000000009780661605" calcext:value-type="float">
            <text:p>0.00000</text:p>
          </table:table-cell>
          <table:table-cell table:style-name="ce35" table:formula="of:=([.AB21]-[.N21])^2" office:value-type="float" office:value="0.00000000173324696315" calcext:value-type="float">
            <text:p>0.00000</text:p>
          </table:table-cell>
          <table:table-cell table:style-name="ce35" table:formula="of:=([.AC21]-[.O21])^2" office:value-type="float" office:value="0.00000005700314794013" calcext:value-type="float">
            <text:p>0.00000</text:p>
          </table:table-cell>
          <table:table-cell table:style-name="ce35" table:formula="of:=([.AD21]-[.P21])^2" office:value-type="float" office:value="0.00000000669091632442" calcext:value-type="float">
            <text:p>0.00000</text:p>
          </table:table-cell>
          <table:table-cell table:style-name="ce35" table:formula="of:=([.AE21]-[.Q21])^2" office:value-type="float" office:value="0.00000017838785478523" calcext:value-type="float">
            <text:p>0.00000</text:p>
          </table:table-cell>
          <table:table-cell table:style-name="ce35" table:formula="of:=([.AF21]-[.R21])^2" office:value-type="float" office:value="0.00000625127945446575" calcext:value-type="float">
            <text:p>0.00001</text:p>
          </table:table-cell>
          <table:table-cell table:style-name="ce30" table:formula="of:=([.AG21]-[.S21])^2" office:value-type="float" office:value="0.00000000014327954167" calcext:value-type="float">
            <text:p>0.00000</text:p>
          </table:table-cell>
          <table:table-cell table:number-columns-repeated="16297"/>
        </table:table-row>
        <table:table-row table:style-name="ro1">
          <table:table-cell table:style-name="ce18" table:formula="of:=[.A23]+1" office:value-type="float" office:value="14" calcext:value-type="float">
            <text:p>14</text:p>
          </table:table-cell>
          <table:table-cell table:style-name="ce18" table:formula="of:=[.A22]*[.$B$9]" office:value-type="float" office:value="70" calcext:value-type="float">
            <text:p>70</text:p>
          </table:table-cell>
          <table:table-cell table:style-name="ce11" table:formula="of:=0.5*[.$B$5]*[.A22]*[.$B$8]-0.5*[.$B$6]^2*[.A22]^2*[.$B$8]" office:value-type="float" office:value="-0.624166666666667" calcext:value-type="float">
            <text:p>-0.62417</text:p>
          </table:table-cell>
          <table:table-cell table:style-name="ce11" table:formula="of:=1+[.$B$6]^2*[.A22]^2*[.$B$8]+[.$B$5]*[.$B$8]" office:value-type="float" office:value="2.31083333333334" calcext:value-type="float">
            <text:p>2.31083</text:p>
          </table:table-cell>
          <table:table-cell table:style-name="ce11" table:formula="of:=-0.5*[.$B$5]*[.A22]*[.$B$8]-0.5*[.$B$6]^2*[.A22]^2*[.$B$8]" office:value-type="float" office:value="-0.682500000000001" calcext:value-type="float">
            <text:p>-0.68250</text:p>
          </table:table-cell>
          <table:table-cell/>
          <table:table-cell table:style-name="ce18" table:formula="of:=[.G23]+1" office:value-type="float" office:value="14" calcext:value-type="float">
            <text:p>14</text:p>
          </table:table-cell>
          <table:table-cell table:style-name="ce18" table:formula="of:=[.G22]*[.$B$9]" office:value-type="float" office:value="70" calcext:value-type="float">
            <text:p>70</text:p>
          </table:table-cell>
          <table:table-cell table:style-name="ce7"/>
          <table:table-cell table:style-name="ce7" table:formula="of:=[.$C22]*[.W21]+[.$D22]*[.W22]+[.$E22]*[.W23]" office:value-type="float" office:value="0.761133816173353" calcext:value-type="float">
            <text:p>0.76</text:p>
          </table:table-cell>
          <table:table-cell table:style-name="ce7" table:formula="of:=[.$C22]*[.X21]+[.$D22]*[.X22]+[.$E22]*[.X23]" office:value-type="float" office:value="0.610432328971719" calcext:value-type="float">
            <text:p>0.61</text:p>
          </table:table-cell>
          <table:table-cell table:style-name="ce7" table:formula="of:=[.$C22]*[.Y21]+[.$D22]*[.Y22]+[.$E22]*[.Y23]" office:value-type="float" office:value="0.470744566209718" calcext:value-type="float">
            <text:p>0.47</text:p>
          </table:table-cell>
          <table:table-cell table:style-name="ce7" table:formula="of:=[.$C22]*[.Z21]+[.$D22]*[.Z22]+[.$E22]*[.Z23]" office:value-type="float" office:value="0.345113356865231" calcext:value-type="float">
            <text:p>0.35</text:p>
          </table:table-cell>
          <table:table-cell table:style-name="ce7" table:formula="of:=[.$C22]*[.AA21]+[.$D22]*[.AA22]+[.$E22]*[.AA23]" office:value-type="float" office:value="0.23577485971774" calcext:value-type="float">
            <text:p>0.24</text:p>
          </table:table-cell>
          <table:table-cell table:style-name="ce7" table:formula="of:=[.$C22]*[.AB21]+[.$D22]*[.AB22]+[.$E22]*[.AB23]" office:value-type="float" office:value="0.145906251791302" calcext:value-type="float">
            <text:p>0.15</text:p>
          </table:table-cell>
          <table:table-cell table:style-name="ce7" table:formula="of:=[.$C22]*[.AC21]+[.$D22]*[.AC22]+[.$E22]*[.AC23]" office:value-type="float" office:value="0.0772481885843461" calcext:value-type="float">
            <text:p>0.08</text:p>
          </table:table-cell>
          <table:table-cell table:style-name="ce7" table:formula="of:=[.$C22]*[.AD21]+[.$D22]*[.AD22]+[.$E22]*[.AD23]" office:value-type="float" office:value="0.0313304523300955" calcext:value-type="float">
            <text:p>0.03</text:p>
          </table:table-cell>
          <table:table-cell table:style-name="ce7" table:formula="of:=[.$C22]*[.AE21]+[.$D22]*[.AE22]+[.$E22]*[.AE23]" office:value-type="float" office:value="0.00717569209606275" calcext:value-type="float">
            <text:p>0.01</text:p>
          </table:table-cell>
          <table:table-cell table:style-name="ce10" table:formula="of:=[.$C22]*[.AF21]+[.$D22]*[.AF22]+[.$E22]*[.AF23]" office:value-type="float" office:value="0.0000575176065473471" calcext:value-type="float">
            <text:p>0.00</text:p>
          </table:table-cell>
          <table:table-cell/>
          <table:table-cell table:style-name="ce18" table:formula="of:=[.U23]+1" office:value-type="float" office:value="14" calcext:value-type="float">
            <text:p>14</text:p>
          </table:table-cell>
          <table:table-cell table:style-name="ce18" table:formula="of:=[.U22]*[.$B$9]" office:value-type="float" office:value="70" calcext:value-type="float">
            <text:p>70</text:p>
          </table:table-cell>
          <table:table-cell table:style-name="ce7" office:value-type="float" office:value="0.919556249523356" calcext:value-type="float">
            <text:p>0.92</text:p>
          </table:table-cell>
          <table:table-cell table:style-name="ce7" office:value-type="float" office:value="0.760534913644407" calcext:value-type="float">
            <text:p>0.76</text:p>
          </table:table-cell>
          <table:table-cell table:style-name="ce7" office:value-type="float" office:value="0.61012074536845" calcext:value-type="float">
            <text:p>0.61</text:p>
          </table:table-cell>
          <table:table-cell table:style-name="ce7" office:value-type="float" office:value="0.470959542592809" calcext:value-type="float">
            <text:p>0.47</text:p>
          </table:table-cell>
          <table:table-cell table:style-name="ce7" office:value-type="float" office:value="0.345181231756469" calcext:value-type="float">
            <text:p>0.35</text:p>
          </table:table-cell>
          <table:table-cell table:style-name="ce7" office:value-type="float" office:value="0.235890790139928" calcext:value-type="float">
            <text:p>0.24</text:p>
          </table:table-cell>
          <table:table-cell table:style-name="ce7" office:value-type="float" office:value="0.145644302329481" calcext:value-type="float">
            <text:p>0.15</text:p>
          </table:table-cell>
          <table:table-cell table:style-name="ce7" office:value-type="float" office:value="0.0770516783102944" calcext:value-type="float">
            <text:p>0.08</text:p>
          </table:table-cell>
          <table:table-cell table:style-name="ce7" office:value-type="float" office:value="0.0314025335676161" calcext:value-type="float">
            <text:p>0.03</text:p>
          </table:table-cell>
          <table:table-cell table:style-name="ce7" office:value-type="float" office:value="0.00797228705452828" calcext:value-type="float">
            <text:p>0.01</text:p>
          </table:table-cell>
          <table:table-cell table:style-name="ce10" table:formula="of:=MAX([.$B$4]-[.V22];0)" office:value-type="float" office:value="0" calcext:value-type="float">
            <text:p>0.00</text:p>
          </table:table-cell>
          <table:table-cell/>
          <table:table-cell table:style-name="ce18" table:formula="of:=[.AI23]+1" office:value-type="float" office:value="14" calcext:value-type="float">
            <text:p>14</text:p>
          </table:table-cell>
          <table:table-cell table:style-name="ce18" table:formula="of:=[.AI22]*[.$B$9]" office:value-type="float" office:value="70" calcext:value-type="float">
            <text:p>70</text:p>
          </table:table-cell>
          <table:table-cell table:style-name="ce11"/>
          <table:table-cell table:style-name="ce35" table:formula="of:=([.X22]-[.J22])^2" office:value-type="float" office:value="0.00000035868423917846" calcext:value-type="float">
            <text:p>0.00000</text:p>
          </table:table-cell>
          <table:table-cell table:style-name="ce35" table:formula="of:=([.Y22]-[.K22])^2" office:value-type="float" office:value="0.00000009708434182609" calcext:value-type="float">
            <text:p>0.00000</text:p>
          </table:table-cell>
          <table:table-cell table:style-name="ce35" table:formula="of:=([.Z22]-[.L22])^2" office:value-type="float" office:value="0.000000046214845287" calcext:value-type="float">
            <text:p>0.00000</text:p>
          </table:table-cell>
          <table:table-cell table:style-name="ce35" table:formula="of:=([.AA22]-[.M22])^2" office:value-type="float" office:value="0.00000000460700086062" calcext:value-type="float">
            <text:p>0.00000</text:p>
          </table:table-cell>
          <table:table-cell table:style-name="ce35" table:formula="of:=([.AB22]-[.N22])^2" office:value-type="float" office:value="0.00000001343986278878" calcext:value-type="float">
            <text:p>0.00000</text:p>
          </table:table-cell>
          <table:table-cell table:style-name="ce35" table:formula="of:=([.AC22]-[.O22])^2" office:value-type="float" office:value="0.00000006861752054805" calcext:value-type="float">
            <text:p>0.00000</text:p>
          </table:table-cell>
          <table:table-cell table:style-name="ce35" table:formula="of:=([.AD22]-[.P22])^2" office:value-type="float" office:value="0.00000003861628780788" calcext:value-type="float">
            <text:p>0.00000</text:p>
          </table:table-cell>
          <table:table-cell table:style-name="ce35" table:formula="of:=([.AE22]-[.Q22])^2" office:value-type="float" office:value="0.0000000051957048025" calcext:value-type="float">
            <text:p>0.00000</text:p>
          </table:table-cell>
          <table:table-cell table:style-name="ce35" table:formula="of:=([.AF22]-[.R22])^2" office:value-type="float" office:value="0.00000063456352785269" calcext:value-type="float">
            <text:p>0.00000</text:p>
          </table:table-cell>
          <table:table-cell table:style-name="ce30" table:formula="of:=([.AG22]-[.S22])^2" office:value-type="float" office:value="0.00000000330827506294" calcext:value-type="float">
            <text:p>0.00000</text:p>
          </table:table-cell>
          <table:table-cell table:number-columns-repeated="16297"/>
        </table:table-row>
        <table:table-row table:style-name="ro1">
          <table:table-cell table:style-name="ce18" table:formula="of:=[.A24]+1" office:value-type="float" office:value="13" calcext:value-type="float">
            <text:p>13</text:p>
          </table:table-cell>
          <table:table-cell table:style-name="ce18" table:formula="of:=[.A23]*[.$B$9]" office:value-type="float" office:value="65" calcext:value-type="float">
            <text:p>65</text:p>
          </table:table-cell>
          <table:table-cell table:style-name="ce11" table:formula="of:=0.5*[.$B$5]*[.A23]*[.$B$8]-0.5*[.$B$6]^2*[.A23]^2*[.$B$8]" office:value-type="float" office:value="-0.536250000000001" calcext:value-type="float">
            <text:p>-0.53625</text:p>
          </table:table-cell>
          <table:table-cell table:style-name="ce11" table:formula="of:=1+[.$B$6]^2*[.A23]^2*[.$B$8]+[.$B$5]*[.$B$8]" office:value-type="float" office:value="2.13083333333333" calcext:value-type="float">
            <text:p>2.13083</text:p>
          </table:table-cell>
          <table:table-cell table:style-name="ce11" table:formula="of:=-0.5*[.$B$5]*[.A23]*[.$B$8]-0.5*[.$B$6]^2*[.A23]^2*[.$B$8]" office:value-type="float" office:value="-0.590416666666667" calcext:value-type="float">
            <text:p>-0.59042</text:p>
          </table:table-cell>
          <table:table-cell/>
          <table:table-cell table:style-name="ce18" table:formula="of:=[.G24]+1" office:value-type="float" office:value="13" calcext:value-type="float">
            <text:p>13</text:p>
          </table:table-cell>
          <table:table-cell table:style-name="ce18" table:formula="of:=[.G23]*[.$B$9]" office:value-type="float" office:value="65" calcext:value-type="float">
            <text:p>65</text:p>
          </table:table-cell>
          <table:table-cell table:style-name="ce7"/>
          <table:table-cell table:style-name="ce7" table:formula="of:=[.$C23]*[.W22]+[.$D23]*[.W23]+[.$E23]*[.W24]" office:value-type="float" office:value="1.26210050185798" calcext:value-type="float">
            <text:p>1.26</text:p>
          </table:table-cell>
          <table:table-cell table:style-name="ce7" table:formula="of:=[.$C23]*[.X22]+[.$D23]*[.X23]+[.$E23]*[.X24]" office:value-type="float" office:value="1.05229821644289" calcext:value-type="float">
            <text:p>1.05</text:p>
          </table:table-cell>
          <table:table-cell table:style-name="ce7" table:formula="of:=[.$C23]*[.Y22]+[.$D23]*[.Y23]+[.$E23]*[.Y24]" office:value-type="float" office:value="0.849323977112163" calcext:value-type="float">
            <text:p>0.85</text:p>
          </table:table-cell>
          <table:table-cell table:style-name="ce7" table:formula="of:=[.$C23]*[.Z22]+[.$D23]*[.Z23]+[.$E23]*[.Z24]" office:value-type="float" office:value="0.656593441261827" calcext:value-type="float">
            <text:p>0.66</text:p>
          </table:table-cell>
          <table:table-cell table:style-name="ce7" table:formula="of:=[.$C23]*[.AA22]+[.$D23]*[.AA23]+[.$E23]*[.AA24]" office:value-type="float" office:value="0.477832051809982" calcext:value-type="float">
            <text:p>0.48</text:p>
          </table:table-cell>
          <table:table-cell table:style-name="ce7" table:formula="of:=[.$C23]*[.AB22]+[.$D23]*[.AB23]+[.$E23]*[.AB24]" office:value-type="float" office:value="0.318666914500643" calcext:value-type="float">
            <text:p>0.32</text:p>
          </table:table-cell>
          <table:table-cell table:style-name="ce7" table:formula="of:=[.$C23]*[.AC22]+[.$D23]*[.AC23]+[.$E23]*[.AC24]" office:value-type="float" office:value="0.185502297056484" calcext:value-type="float">
            <text:p>0.19</text:p>
          </table:table-cell>
          <table:table-cell table:style-name="ce7" table:formula="of:=[.$C23]*[.AD22]+[.$D23]*[.AD23]+[.$E23]*[.AD24]" office:value-type="float" office:value="0.085720547791613" calcext:value-type="float">
            <text:p>0.09</text:p>
          </table:table-cell>
          <table:table-cell table:style-name="ce7" table:formula="of:=[.$C23]*[.AE22]+[.$D23]*[.AE23]+[.$E23]*[.AE24]" office:value-type="float" office:value="0.0237710275506759" calcext:value-type="float">
            <text:p>0.02</text:p>
          </table:table-cell>
          <table:table-cell table:style-name="ce10" table:formula="of:=[.$C23]*[.AF22]+[.$D23]*[.AF23]+[.$E23]*[.AF24]" office:value-type="float" office:value="-0.000449033922167816" calcext:value-type="float">
            <text:p>0.00</text:p>
          </table:table-cell>
          <table:table-cell/>
          <table:table-cell table:style-name="ce18" table:formula="of:=[.U24]+1" office:value-type="float" office:value="13" calcext:value-type="float">
            <text:p>13</text:p>
          </table:table-cell>
          <table:table-cell table:style-name="ce18" table:formula="of:=[.U23]*[.$B$9]" office:value-type="float" office:value="65" calcext:value-type="float">
            <text:p>65</text:p>
          </table:table-cell>
          <table:table-cell table:style-name="ce7" office:value-type="float" office:value="1.47590337156797" calcext:value-type="float">
            <text:p>1.48</text:p>
          </table:table-cell>
          <table:table-cell table:style-name="ce7" office:value-type="float" office:value="1.26201317036517" calcext:value-type="float">
            <text:p>1.26</text:p>
          </table:table-cell>
          <table:table-cell table:style-name="ce7" office:value-type="float" office:value="1.05241096020062" calcext:value-type="float">
            <text:p>1.05</text:p>
          </table:table-cell>
          <table:table-cell table:style-name="ce7" office:value-type="float" office:value="0.849616300513265" calcext:value-type="float">
            <text:p>0.85</text:p>
          </table:table-cell>
          <table:table-cell table:style-name="ce7" office:value-type="float" office:value="0.656508101142512" calcext:value-type="float">
            <text:p>0.66</text:p>
          </table:table-cell>
          <table:table-cell table:style-name="ce7" office:value-type="float" office:value="0.477640296308687" calcext:value-type="float">
            <text:p>0.48</text:p>
          </table:table-cell>
          <table:table-cell table:style-name="ce7" office:value-type="float" office:value="0.318289842161372" calcext:value-type="float">
            <text:p>0.32</text:p>
          </table:table-cell>
          <table:table-cell table:style-name="ce7" office:value-type="float" office:value="0.185518981052316" calcext:value-type="float">
            <text:p>0.19</text:p>
          </table:table-cell>
          <table:table-cell table:style-name="ce7" office:value-type="float" office:value="0.085708395596253" calcext:value-type="float">
            <text:p>0.09</text:p>
          </table:table-cell>
          <table:table-cell table:style-name="ce7" office:value-type="float" office:value="0.0243759319015211" calcext:value-type="float">
            <text:p>0.02</text:p>
          </table:table-cell>
          <table:table-cell table:style-name="ce10" table:formula="of:=MAX([.$B$4]-[.V23];0)" office:value-type="float" office:value="0" calcext:value-type="float">
            <text:p>0.00</text:p>
          </table:table-cell>
          <table:table-cell/>
          <table:table-cell table:style-name="ce18" table:formula="of:=[.AI24]+1" office:value-type="float" office:value="13" calcext:value-type="float">
            <text:p>13</text:p>
          </table:table-cell>
          <table:table-cell table:style-name="ce18" table:formula="of:=[.AI23]*[.$B$9]" office:value-type="float" office:value="65" calcext:value-type="float">
            <text:p>65</text:p>
          </table:table-cell>
          <table:table-cell table:style-name="ce11"/>
          <table:table-cell table:style-name="ce35" table:formula="of:=([.X23]-[.J23])^2" office:value-type="float" office:value="0.00000000762678963554" calcext:value-type="float">
            <text:p>0.00000</text:p>
          </table:table-cell>
          <table:table-cell table:style-name="ce35" table:formula="of:=([.Y23]-[.K23])^2" office:value-type="float" office:value="0.00000001271115490727" calcext:value-type="float">
            <text:p>0.00000</text:p>
          </table:table-cell>
          <table:table-cell table:style-name="ce35" table:formula="of:=([.Z23]-[.L23])^2" office:value-type="float" office:value="0.00000008545297083195" calcext:value-type="float">
            <text:p>0.00000</text:p>
          </table:table-cell>
          <table:table-cell table:style-name="ce35" table:formula="of:=([.AA23]-[.M23])^2" office:value-type="float" office:value="0.00000000728293596473" calcext:value-type="float">
            <text:p>0.00000</text:p>
          </table:table-cell>
          <table:table-cell table:style-name="ce35" table:formula="of:=([.AB23]-[.N23])^2" office:value-type="float" office:value="0.00000003677017227703" calcext:value-type="float">
            <text:p>0.00000</text:p>
          </table:table-cell>
          <table:table-cell table:style-name="ce35" table:formula="of:=([.AC23]-[.O23])^2" office:value-type="float" office:value="0.00000014218354904329" calcext:value-type="float">
            <text:p>0.00000</text:p>
          </table:table-cell>
          <table:table-cell table:style-name="ce35" table:formula="of:=([.AD23]-[.P23])^2" office:value-type="float" office:value="0.00000000027835571691" calcext:value-type="float">
            <text:p>0.00000</text:p>
          </table:table-cell>
          <table:table-cell table:style-name="ce35" table:formula="of:=([.AE23]-[.Q23])^2" office:value-type="float" office:value="0.00000000014767585207" calcext:value-type="float">
            <text:p>0.00000</text:p>
          </table:table-cell>
          <table:table-cell table:style-name="ce35" table:formula="of:=([.AF23]-[.R23])^2" office:value-type="float" office:value="0.00000036590927367146" calcext:value-type="float">
            <text:p>0.00000</text:p>
          </table:table-cell>
          <table:table-cell table:style-name="ce30" table:formula="of:=([.AG23]-[.S23])^2" office:value-type="float" office:value="0.00000020163146325741" calcext:value-type="float">
            <text:p>0.00000</text:p>
          </table:table-cell>
          <table:table-cell table:number-columns-repeated="16297"/>
        </table:table-row>
        <table:table-row table:style-name="ro1">
          <table:table-cell table:style-name="ce18" table:formula="of:=[.A25]+1" office:value-type="float" office:value="12" calcext:value-type="float">
            <text:p>12</text:p>
          </table:table-cell>
          <table:table-cell table:style-name="ce18" table:formula="of:=[.A24]*[.$B$9]" office:value-type="float" office:value="60" calcext:value-type="float">
            <text:p>60</text:p>
          </table:table-cell>
          <table:table-cell table:style-name="ce11" table:formula="of:=0.5*[.$B$5]*[.A24]*[.$B$8]-0.5*[.$B$6]^2*[.A24]^2*[.$B$8]" office:value-type="float" office:value="-0.455" calcext:value-type="float">
            <text:p>-0.45500</text:p>
          </table:table-cell>
          <table:table-cell table:style-name="ce11" table:formula="of:=1+[.$B$6]^2*[.A24]^2*[.$B$8]+[.$B$5]*[.$B$8]" office:value-type="float" office:value="1.96416666666667" calcext:value-type="float">
            <text:p>1.96417</text:p>
          </table:table-cell>
          <table:table-cell table:style-name="ce11" table:formula="of:=-0.5*[.$B$5]*[.A24]*[.$B$8]-0.5*[.$B$6]^2*[.A24]^2*[.$B$8]" office:value-type="float" office:value="-0.505000000000001" calcext:value-type="float">
            <text:p>-0.50500</text:p>
          </table:table-cell>
          <table:table-cell/>
          <table:table-cell table:style-name="ce18" table:formula="of:=[.G25]+1" office:value-type="float" office:value="12" calcext:value-type="float">
            <text:p>12</text:p>
          </table:table-cell>
          <table:table-cell table:style-name="ce18" table:formula="of:=[.G24]*[.$B$9]" office:value-type="float" office:value="60" calcext:value-type="float">
            <text:p>60</text:p>
          </table:table-cell>
          <table:table-cell table:style-name="ce7"/>
          <table:table-cell table:style-name="ce7" table:formula="of:=[.$C24]*[.W23]+[.$D24]*[.W24]+[.$E24]*[.W25]" office:value-type="float" office:value="2.081383077222" calcext:value-type="float">
            <text:p>2.08</text:p>
          </table:table-cell>
          <table:table-cell table:style-name="ce7" table:formula="of:=[.$C24]*[.X23]+[.$D24]*[.X24]+[.$E24]*[.X25]" office:value-type="float" office:value="1.80499132643005" calcext:value-type="float">
            <text:p>1.80</text:p>
          </table:table-cell>
          <table:table-cell table:style-name="ce7" table:formula="of:=[.$C24]*[.Y23]+[.$D24]*[.Y24]+[.$E24]*[.Y25]" office:value-type="float" office:value="1.52619297174215" calcext:value-type="float">
            <text:p>1.53</text:p>
          </table:table-cell>
          <table:table-cell table:style-name="ce7" table:formula="of:=[.$C24]*[.Z23]+[.$D24]*[.Z24]+[.$E24]*[.Z25]" office:value-type="float" office:value="1.24656095377783" calcext:value-type="float">
            <text:p>1.25</text:p>
          </table:table-cell>
          <table:table-cell table:style-name="ce7" table:formula="of:=[.$C24]*[.AA23]+[.$D24]*[.AA24]+[.$E24]*[.AA25]" office:value-type="float" office:value="0.969876799878248" calcext:value-type="float">
            <text:p>0.97</text:p>
          </table:table-cell>
          <table:table-cell table:style-name="ce7" table:formula="of:=[.$C24]*[.AB23]+[.$D24]*[.AB24]+[.$E24]*[.AB25]" office:value-type="float" office:value="0.702649679493821" calcext:value-type="float">
            <text:p>0.70</text:p>
          </table:table-cell>
          <table:table-cell table:style-name="ce7" table:formula="of:=[.$C24]*[.AC23]+[.$D24]*[.AC24]+[.$E24]*[.AC25]" office:value-type="float" office:value="0.454443661115355" calcext:value-type="float">
            <text:p>0.45</text:p>
          </table:table-cell>
          <table:table-cell table:style-name="ce7" table:formula="of:=[.$C24]*[.AD23]+[.$D24]*[.AD24]+[.$E24]*[.AD25]" office:value-type="float" office:value="0.240822407653351" calcext:value-type="float">
            <text:p>0.24</text:p>
          </table:table-cell>
          <table:table-cell table:style-name="ce7" table:formula="of:=[.$C24]*[.AE23]+[.$D24]*[.AE24]+[.$E24]*[.AE25]" office:value-type="float" office:value="0.0816262175984037" calcext:value-type="float">
            <text:p>0.08</text:p>
          </table:table-cell>
          <table:table-cell table:style-name="ce10" table:formula="of:=[.$C24]*[.AF23]+[.$D24]*[.AF24]+[.$E24]*[.AF25]" office:value-type="float" office:value="-0.000481372222934762" calcext:value-type="float">
            <text:p>0.00</text:p>
          </table:table-cell>
          <table:table-cell/>
          <table:table-cell table:style-name="ce18" table:formula="of:=[.U25]+1" office:value-type="float" office:value="12" calcext:value-type="float">
            <text:p>12</text:p>
          </table:table-cell>
          <table:table-cell table:style-name="ce18" table:formula="of:=[.U24]*[.$B$9]" office:value-type="float" office:value="60" calcext:value-type="float">
            <text:p>60</text:p>
          </table:table-cell>
          <table:table-cell table:style-name="ce7" office:value-type="float" office:value="2.35374717332597" calcext:value-type="float">
            <text:p>2.35</text:p>
          </table:table-cell>
          <table:table-cell table:style-name="ce7" office:value-type="float" office:value="2.08158870848567" calcext:value-type="float">
            <text:p>2.08</text:p>
          </table:table-cell>
          <table:table-cell table:style-name="ce7" office:value-type="float" office:value="1.80552343409145" calcext:value-type="float">
            <text:p>1.81</text:p>
          </table:table-cell>
          <table:table-cell table:style-name="ce7" office:value-type="float" office:value="1.52645629532781" calcext:value-type="float">
            <text:p>1.53</text:p>
          </table:table-cell>
          <table:table-cell table:style-name="ce7" office:value-type="float" office:value="1.24653299903195" calcext:value-type="float">
            <text:p>1.25</text:p>
          </table:table-cell>
          <table:table-cell table:style-name="ce7" office:value-type="float" office:value="0.969837991256877" calcext:value-type="float">
            <text:p>0.97</text:p>
          </table:table-cell>
          <table:table-cell table:style-name="ce7" office:value-type="float" office:value="0.702247369639839" calcext:value-type="float">
            <text:p>0.70</text:p>
          </table:table-cell>
          <table:table-cell table:style-name="ce7" office:value-type="float" office:value="0.454374907844971" calcext:value-type="float">
            <text:p>0.45</text:p>
          </table:table-cell>
          <table:table-cell table:style-name="ce7" office:value-type="float" office:value="0.24054143137339" calcext:value-type="float">
            <text:p>0.24</text:p>
          </table:table-cell>
          <table:table-cell table:style-name="ce7" office:value-type="float" office:value="0.0814931995189864" calcext:value-type="float">
            <text:p>0.08</text:p>
          </table:table-cell>
          <table:table-cell table:style-name="ce10" table:formula="of:=MAX([.$B$4]-[.V24];0)" office:value-type="float" office:value="0" calcext:value-type="float">
            <text:p>0.00</text:p>
          </table:table-cell>
          <table:table-cell/>
          <table:table-cell table:style-name="ce18" table:formula="of:=[.AI25]+1" office:value-type="float" office:value="12" calcext:value-type="float">
            <text:p>12</text:p>
          </table:table-cell>
          <table:table-cell table:style-name="ce18" table:formula="of:=[.AI24]*[.$B$9]" office:value-type="float" office:value="60" calcext:value-type="float">
            <text:p>60</text:p>
          </table:table-cell>
          <table:table-cell table:style-name="ce11"/>
          <table:table-cell table:style-name="ce35" table:formula="of:=([.X24]-[.J24])^2" office:value-type="float" office:value="0.00000004228421659761" calcext:value-type="float">
            <text:p>0.00000</text:p>
          </table:table-cell>
          <table:table-cell table:style-name="ce35" table:formula="of:=([.Y24]-[.K24])^2" office:value-type="float" office:value="0.0000002831385633253" calcext:value-type="float">
            <text:p>0.00000</text:p>
          </table:table-cell>
          <table:table-cell table:style-name="ce35" table:formula="of:=([.Z24]-[.L24])^2" office:value-type="float" office:value="0.00000006933931076657" calcext:value-type="float">
            <text:p>0.00000</text:p>
          </table:table-cell>
          <table:table-cell table:style-name="ce35" table:formula="of:=([.AA24]-[.M24])^2" office:value-type="float" office:value="0.0000000007814678172" calcext:value-type="float">
            <text:p>0.00000</text:p>
          </table:table-cell>
          <table:table-cell table:style-name="ce35" table:formula="of:=([.AB24]-[.N24])^2" office:value-type="float" office:value="0.00000000150610909274" calcext:value-type="float">
            <text:p>0.00000</text:p>
          </table:table-cell>
          <table:table-cell table:style-name="ce35" table:formula="of:=([.AC24]-[.O24])^2" office:value-type="float" office:value="0.00000016185321861096" calcext:value-type="float">
            <text:p>0.00000</text:p>
          </table:table-cell>
          <table:table-cell table:style-name="ce35" table:formula="of:=([.AD24]-[.P24])^2" office:value-type="float" office:value="0.00000000472701218845" calcext:value-type="float">
            <text:p>0.00000</text:p>
          </table:table-cell>
          <table:table-cell table:style-name="ce35" table:formula="of:=([.AE24]-[.Q24])^2" office:value-type="float" office:value="0.00000007894766990087" calcext:value-type="float">
            <text:p>0.00000</text:p>
          </table:table-cell>
          <table:table-cell table:style-name="ce35" table:formula="of:=([.AF24]-[.R24])^2" office:value-type="float" office:value="0.00000001769380945187" calcext:value-type="float">
            <text:p>0.00000</text:p>
          </table:table-cell>
          <table:table-cell table:style-name="ce30" table:formula="of:=([.AG24]-[.S24])^2" office:value-type="float" office:value="0.00000023171921701315" calcext:value-type="float">
            <text:p>0.00000</text:p>
          </table:table-cell>
          <table:table-cell table:number-columns-repeated="16297"/>
        </table:table-row>
        <table:table-row table:style-name="ro1">
          <table:table-cell table:style-name="ce18" table:formula="of:=[.A26]+1" office:value-type="float" office:value="11" calcext:value-type="float">
            <text:p>11</text:p>
          </table:table-cell>
          <table:table-cell table:style-name="ce18" table:formula="of:=[.A25]*[.$B$9]" office:value-type="float" office:value="55" calcext:value-type="float">
            <text:p>55</text:p>
          </table:table-cell>
          <table:table-cell table:style-name="ce11" table:formula="of:=0.5*[.$B$5]*[.A25]*[.$B$8]-0.5*[.$B$6]^2*[.A25]^2*[.$B$8]" office:value-type="float" office:value="-0.380416666666667" calcext:value-type="float">
            <text:p>-0.38042</text:p>
          </table:table-cell>
          <table:table-cell table:style-name="ce11" table:formula="of:=1+[.$B$6]^2*[.A25]^2*[.$B$8]+[.$B$5]*[.$B$8]" office:value-type="float" office:value="1.81083333333333" calcext:value-type="float">
            <text:p>1.81083</text:p>
          </table:table-cell>
          <table:table-cell table:style-name="ce11" table:formula="of:=-0.5*[.$B$5]*[.A25]*[.$B$8]-0.5*[.$B$6]^2*[.A25]^2*[.$B$8]" office:value-type="float" office:value="-0.42625" calcext:value-type="float">
            <text:p>-0.42625</text:p>
          </table:table-cell>
          <table:table-cell/>
          <table:table-cell table:style-name="ce18" table:formula="of:=[.G26]+1" office:value-type="float" office:value="11" calcext:value-type="float">
            <text:p>11</text:p>
          </table:table-cell>
          <table:table-cell table:style-name="ce18" table:formula="of:=[.G25]*[.$B$9]" office:value-type="float" office:value="55" calcext:value-type="float">
            <text:p>55</text:p>
          </table:table-cell>
          <table:table-cell table:style-name="ce7"/>
          <table:table-cell table:style-name="ce7" table:formula="of:=[.$C25]*[.W24]+[.$D25]*[.W25]+[.$E25]*[.W26]" office:value-type="float" office:value="3.38496275202292" calcext:value-type="float">
            <text:p>3.38</text:p>
          </table:table-cell>
          <table:table-cell table:style-name="ce7" table:formula="of:=[.$C25]*[.X24]+[.$D25]*[.X25]+[.$E25]*[.X26]" office:value-type="float" office:value="3.05188150108792" calcext:value-type="float">
            <text:p>3.05</text:p>
          </table:table-cell>
          <table:table-cell table:style-name="ce7" table:formula="of:=[.$C25]*[.Y24]+[.$D25]*[.Y25]+[.$E25]*[.Y26]" office:value-type="float" office:value="2.70292148427348" calcext:value-type="float">
            <text:p>2.70</text:p>
          </table:table-cell>
          <table:table-cell table:style-name="ce7" table:formula="of:=[.$C25]*[.Z24]+[.$D25]*[.Z25]+[.$E25]*[.Z26]" office:value-type="float" office:value="2.33629794164746" calcext:value-type="float">
            <text:p>2.34</text:p>
          </table:table-cell>
          <table:table-cell table:style-name="ce7" table:formula="of:=[.$C25]*[.AA24]+[.$D25]*[.AA25]+[.$E25]*[.AA26]" office:value-type="float" office:value="1.95034746731459" calcext:value-type="float">
            <text:p>1.95</text:p>
          </table:table-cell>
          <table:table-cell table:style-name="ce7" table:formula="of:=[.$C25]*[.AB24]+[.$D25]*[.AB25]+[.$E25]*[.AB26]" office:value-type="float" office:value="1.54528280015933" calcext:value-type="float">
            <text:p>1.55</text:p>
          </table:table-cell>
          <table:table-cell table:style-name="ce7" table:formula="of:=[.$C25]*[.AC24]+[.$D25]*[.AC25]+[.$E25]*[.AC26]" office:value-type="float" office:value="1.12307137041442" calcext:value-type="float">
            <text:p>1.12</text:p>
          </table:table-cell>
          <table:table-cell table:style-name="ce7" table:formula="of:=[.$C25]*[.AD24]+[.$D25]*[.AD25]+[.$E25]*[.AD26]" office:value-type="float" office:value="0.696528664238055" calcext:value-type="float">
            <text:p>0.70</text:p>
          </table:table-cell>
          <table:table-cell table:style-name="ce7" table:formula="of:=[.$C25]*[.AE24]+[.$D25]*[.AE25]+[.$E25]*[.AE26]" office:value-type="float" office:value="0.296047320415919" calcext:value-type="float">
            <text:p>0.30</text:p>
          </table:table-cell>
          <table:table-cell table:style-name="ce10" table:formula="of:=[.$C25]*[.AF24]+[.$D25]*[.AF25]+[.$E25]*[.AF26]" office:value-type="float" office:value="-0.0000146205323684478" calcext:value-type="float">
            <text:p>0.00</text:p>
          </table:table-cell>
          <table:table-cell/>
          <table:table-cell table:style-name="ce18" table:formula="of:=[.U26]+1" office:value-type="float" office:value="11" calcext:value-type="float">
            <text:p>11</text:p>
          </table:table-cell>
          <table:table-cell table:style-name="ce18" table:formula="of:=[.U25]*[.$B$9]" office:value-type="float" office:value="55" calcext:value-type="float">
            <text:p>55</text:p>
          </table:table-cell>
          <table:table-cell table:style-name="ce7" office:value-type="float" office:value="3.70343094717293" calcext:value-type="float">
            <text:p>3.70</text:p>
          </table:table-cell>
          <table:table-cell table:style-name="ce7" office:value-type="float" office:value="3.38491056627935" calcext:value-type="float">
            <text:p>3.38</text:p>
          </table:table-cell>
          <table:table-cell table:style-name="ce7" office:value-type="float" office:value="3.05209700295946" calcext:value-type="float">
            <text:p>3.05</text:p>
          </table:table-cell>
          <table:table-cell table:style-name="ce7" office:value-type="float" office:value="2.70312515424754" calcext:value-type="float">
            <text:p>2.70</text:p>
          </table:table-cell>
          <table:table-cell table:style-name="ce7" office:value-type="float" office:value="2.33625857366435" calcext:value-type="float">
            <text:p>2.34</text:p>
          </table:table-cell>
          <table:table-cell table:style-name="ce7" office:value-type="float" office:value="1.95039097065236" calcext:value-type="float">
            <text:p>1.95</text:p>
          </table:table-cell>
          <table:table-cell table:style-name="ce7" office:value-type="float" office:value="1.54468383346958" calcext:value-type="float">
            <text:p>1.54</text:p>
          </table:table-cell>
          <table:table-cell table:style-name="ce7" office:value-type="float" office:value="1.123236641835" calcext:value-type="float">
            <text:p>1.12</text:p>
          </table:table-cell>
          <table:table-cell table:style-name="ce7" office:value-type="float" office:value="0.69671272051723" calcext:value-type="float">
            <text:p>0.70</text:p>
          </table:table-cell>
          <table:table-cell table:style-name="ce7" office:value-type="float" office:value="0.295953562896934" calcext:value-type="float">
            <text:p>0.30</text:p>
          </table:table-cell>
          <table:table-cell table:style-name="ce10" table:formula="of:=MAX([.$B$4]-[.V25];0)" office:value-type="float" office:value="0" calcext:value-type="float">
            <text:p>0.00</text:p>
          </table:table-cell>
          <table:table-cell/>
          <table:table-cell table:style-name="ce18" table:formula="of:=[.AI26]+1" office:value-type="float" office:value="11" calcext:value-type="float">
            <text:p>11</text:p>
          </table:table-cell>
          <table:table-cell table:style-name="ce18" table:formula="of:=[.AI25]*[.$B$9]" office:value-type="float" office:value="55" calcext:value-type="float">
            <text:p>55</text:p>
          </table:table-cell>
          <table:table-cell table:style-name="ce11"/>
          <table:table-cell table:style-name="ce35" table:formula="of:=([.X25]-[.J25])^2" office:value-type="float" office:value="0.00000000272335183228" calcext:value-type="float">
            <text:p>0.00000</text:p>
          </table:table-cell>
          <table:table-cell table:style-name="ce35" table:formula="of:=([.Y25]-[.K25])^2" office:value-type="float" office:value="0.00000004644105663617" calcext:value-type="float">
            <text:p>0.00000</text:p>
          </table:table-cell>
          <table:table-cell table:style-name="ce35" table:formula="of:=([.Z25]-[.L25])^2" office:value-type="float" office:value="0.0000000414814583344" calcext:value-type="float">
            <text:p>0.00000</text:p>
          </table:table-cell>
          <table:table-cell table:style-name="ce35" table:formula="of:=([.AA25]-[.M25])^2" office:value-type="float" office:value="0.00000000154983809445" calcext:value-type="float">
            <text:p>0.00000</text:p>
          </table:table-cell>
          <table:table-cell table:style-name="ce35" table:formula="of:=([.AB25]-[.N25])^2" office:value-type="float" office:value="0.00000000189254039734" calcext:value-type="float">
            <text:p>0.00000</text:p>
          </table:table-cell>
          <table:table-cell table:style-name="ce35" table:formula="of:=([.AC25]-[.O25])^2" office:value-type="float" office:value="0.00000035876109542916" calcext:value-type="float">
            <text:p>0.00000</text:p>
          </table:table-cell>
          <table:table-cell table:style-name="ce35" table:formula="of:=([.AD25]-[.P25])^2" office:value-type="float" office:value="0.00000002731464245986" calcext:value-type="float">
            <text:p>0.00000</text:p>
          </table:table-cell>
          <table:table-cell table:style-name="ce35" table:formula="of:=([.AE25]-[.Q25])^2" office:value-type="float" office:value="0.00000003387671390365" calcext:value-type="float">
            <text:p>0.00000</text:p>
          </table:table-cell>
          <table:table-cell table:style-name="ce35" table:formula="of:=([.AF25]-[.R25])^2" office:value-type="float" office:value="0.00000000879047236622" calcext:value-type="float">
            <text:p>0.00000</text:p>
          </table:table-cell>
          <table:table-cell table:style-name="ce30" table:formula="of:=([.AG25]-[.S25])^2" office:value-type="float" office:value="0.00000000021375996674" calcext:value-type="float">
            <text:p>0.00000</text:p>
          </table:table-cell>
          <table:table-cell table:number-columns-repeated="16297"/>
        </table:table-row>
        <table:table-row table:style-name="ro3">
          <table:table-cell table:style-name="ce18" table:formula="of:=[.A27]+1" office:value-type="float" office:value="10" calcext:value-type="float">
            <text:p>10</text:p>
          </table:table-cell>
          <table:table-cell table:style-name="ce18" table:formula="of:=[.A26]*[.$B$9]" office:value-type="float" office:value="50" calcext:value-type="float">
            <text:p>50</text:p>
          </table:table-cell>
          <table:table-cell table:style-name="ce11" table:formula="of:=0.5*[.$B$5]*[.A26]*[.$B$8]-0.5*[.$B$6]^2*[.A26]^2*[.$B$8]" office:value-type="float" office:value="-0.3125" calcext:value-type="float">
            <text:p>-0.31250</text:p>
          </table:table-cell>
          <table:table-cell table:style-name="ce11" table:formula="of:=1+[.$B$6]^2*[.A26]^2*[.$B$8]+[.$B$5]*[.$B$8]" office:value-type="float" office:value="1.67083333333333" calcext:value-type="float">
            <text:p>1.67083</text:p>
          </table:table-cell>
          <table:table-cell table:style-name="ce11" table:formula="of:=-0.5*[.$B$5]*[.A26]*[.$B$8]-0.5*[.$B$6]^2*[.A26]^2*[.$B$8]" office:value-type="float" office:value="-0.354166666666667" calcext:value-type="float">
            <text:p>-0.35417</text:p>
          </table:table-cell>
          <table:table-cell/>
          <table:table-cell table:style-name="ce18" table:formula="of:=[.G27]+1" office:value-type="float" office:value="10" calcext:value-type="float">
            <text:p>10</text:p>
          </table:table-cell>
          <table:table-cell table:style-name="ce18" table:formula="of:=[.G26]*[.$B$9]" office:value-type="float" office:value="50" calcext:value-type="float">
            <text:p>50</text:p>
          </table:table-cell>
          <table:table-cell table:style-name="ce32"/>
          <table:table-cell table:style-name="ce7" table:formula="of:=[.$C26]*[.W25]+[.$D26]*[.W26]+[.$E26]*[.W27]" office:value-type="float" office:value="5.36278819247364" calcext:value-type="float">
            <text:p>5.36</text:p>
          </table:table-cell>
          <table:table-cell table:style-name="ce7" table:formula="of:=[.$C26]*[.X25]+[.$D26]*[.X26]+[.$E26]*[.X27]" office:value-type="float" office:value="5.0134311086705" calcext:value-type="float">
            <text:p>5.01</text:p>
          </table:table-cell>
          <table:table-cell table:style-name="ce7" table:formula="of:=[.$C26]*[.Y25]+[.$D26]*[.Y26]+[.$E26]*[.Y27]" office:value-type="float" office:value="4.6402352067455" calcext:value-type="float">
            <text:p>4.64</text:p>
          </table:table-cell>
          <table:table-cell table:style-name="ce7" table:formula="of:=[.$C26]*[.Z25]+[.$D26]*[.Z26]+[.$E26]*[.Z27]" office:value-type="float" office:value="4.23674632970527" calcext:value-type="float">
            <text:p>4.24</text:p>
          </table:table-cell>
          <table:table-cell table:style-name="ce7" table:formula="of:=[.$C26]*[.AA25]+[.$D26]*[.AA26]+[.$E26]*[.AA27]" office:value-type="float" office:value="3.79496945488568" calcext:value-type="float">
            <text:p>3.79</text:p>
          </table:table-cell>
          <table:table-cell table:style-name="ce7" table:formula="of:=[.$C26]*[.AB25]+[.$D26]*[.AB26]+[.$E26]*[.AB27]" office:value-type="float" office:value="3.30085516246301" calcext:value-type="float">
            <text:p>3.30</text:p>
          </table:table-cell>
          <table:table-cell table:style-name="ce7" table:formula="of:=[.$C26]*[.AC25]+[.$D26]*[.AC26]+[.$E26]*[.AC27]" office:value-type="float" office:value="2.73256267425056" calcext:value-type="float">
            <text:p>2.73</text:p>
          </table:table-cell>
          <table:table-cell table:style-name="ce7" table:formula="of:=[.$C26]*[.AD25]+[.$D26]*[.AD26]+[.$E26]*[.AD27]" office:value-type="float" office:value="2.05089497718764" calcext:value-type="float">
            <text:p>2.05</text:p>
          </table:table-cell>
          <table:table-cell table:style-name="ce7" table:formula="of:=[.$C26]*[.AE25]+[.$D26]*[.AE26]+[.$E26]*[.AE27]" office:value-type="float" office:value="1.18526601757837" calcext:value-type="float">
            <text:p>1.19</text:p>
          </table:table-cell>
          <table:table-cell table:style-name="ce10" table:formula="of:=[.$C26]*[.AF25]+[.$D26]*[.AF26]+[.$E26]*[.AF27]" office:value-type="float" office:value="-0.000163778297626926" calcext:value-type="float">
            <text:p>0.00</text:p>
          </table:table-cell>
          <table:table-cell/>
          <table:table-cell table:style-name="ce18" table:formula="of:=[.U27]+1" office:value-type="float" office:value="10" calcext:value-type="float">
            <text:p>10</text:p>
          </table:table-cell>
          <table:table-cell table:style-name="ce18" table:formula="of:=[.U26]*[.$B$9]" office:value-type="float" office:value="50" calcext:value-type="float">
            <text:p>50</text:p>
          </table:table-cell>
          <table:table-cell table:style-name="ce34" office:value-type="float" office:value="5.6913285653098" calcext:value-type="float">
            <text:p>5.69</text:p>
          </table:table-cell>
          <table:table-cell table:style-name="ce7" office:value-type="float" office:value="5.36247822833981" calcext:value-type="float">
            <text:p>5.36</text:p>
          </table:table-cell>
          <table:table-cell table:style-name="ce7" office:value-type="float" office:value="5.0136452759335" calcext:value-type="float">
            <text:p>5.01</text:p>
          </table:table-cell>
          <table:table-cell table:style-name="ce7" office:value-type="float" office:value="4.64028569185885" calcext:value-type="float">
            <text:p>4.64</text:p>
          </table:table-cell>
          <table:table-cell table:style-name="ce7" office:value-type="float" office:value="4.2370099818906" calcext:value-type="float">
            <text:p>4.24</text:p>
          </table:table-cell>
          <table:table-cell table:style-name="ce7" office:value-type="float" office:value="3.79497395117814" calcext:value-type="float">
            <text:p>3.79</text:p>
          </table:table-cell>
          <table:table-cell table:style-name="ce7" office:value-type="float" office:value="3.30075542794038" calcext:value-type="float">
            <text:p>3.30</text:p>
          </table:table-cell>
          <table:table-cell table:style-name="ce7" office:value-type="float" office:value="2.73223202383296" calcext:value-type="float">
            <text:p>2.73</text:p>
          </table:table-cell>
          <table:table-cell table:style-name="ce7" office:value-type="float" office:value="2.05062129767915" calcext:value-type="float">
            <text:p>2.05</text:p>
          </table:table-cell>
          <table:table-cell table:style-name="ce7" office:value-type="float" office:value="1.18460017836454" calcext:value-type="float">
            <text:p>1.18</text:p>
          </table:table-cell>
          <table:table-cell table:style-name="ce10" table:formula="of:=MAX([.$B$4]-[.V26];0)" office:value-type="float" office:value="0" calcext:value-type="float">
            <text:p>0.00</text:p>
          </table:table-cell>
          <table:table-cell/>
          <table:table-cell table:style-name="ce18" table:formula="of:=[.AI27]+1" office:value-type="float" office:value="10" calcext:value-type="float">
            <text:p>10</text:p>
          </table:table-cell>
          <table:table-cell table:style-name="ce18" table:formula="of:=[.AI26]*[.$B$9]" office:value-type="float" office:value="50" calcext:value-type="float">
            <text:p>50</text:p>
          </table:table-cell>
          <table:table-cell table:style-name="ce11"/>
          <table:table-cell table:style-name="ce35" table:formula="of:=([.X26]-[.J26])^2" office:value-type="float" office:value="0.00000009607776426222" calcext:value-type="float">
            <text:p>0.00000</text:p>
          </table:table-cell>
          <table:table-cell table:style-name="ce35" table:formula="of:=([.Y26]-[.K26])^2" office:value-type="float" office:value="0.00000004586761653922" calcext:value-type="float">
            <text:p>0.00000</text:p>
          </table:table-cell>
          <table:table-cell table:style-name="ce35" table:formula="of:=([.Z26]-[.L26])^2" office:value-type="float" office:value="0.00000000254874667035" calcext:value-type="float">
            <text:p>0.00000</text:p>
          </table:table-cell>
          <table:table-cell table:style-name="ce35" table:formula="of:=([.AA26]-[.M26])^2" office:value-type="float" office:value="0.00000006951247483074" calcext:value-type="float">
            <text:p>0.00000</text:p>
          </table:table-cell>
          <table:table-cell table:style-name="ce35" table:formula="of:=([.AB26]-[.N26])^2" office:value-type="float" office:value="0.00000000002021664591" calcext:value-type="float">
            <text:p>0.00000</text:p>
          </table:table-cell>
          <table:table-cell table:style-name="ce35" table:formula="of:=([.AC26]-[.O26])^2" office:value-type="float" office:value="0.00000000994697500368" calcext:value-type="float">
            <text:p>0.00000</text:p>
          </table:table-cell>
          <table:table-cell table:style-name="ce35" table:formula="of:=([.AD26]-[.P26])^2" office:value-type="float" office:value="0.00000010932969865887" calcext:value-type="float">
            <text:p>0.00000</text:p>
          </table:table-cell>
          <table:table-cell table:style-name="ce35" table:formula="of:=([.AE26]-[.Q26])^2" office:value-type="float" office:value="0.00000007490047336727" calcext:value-type="float">
            <text:p>0.00000</text:p>
          </table:table-cell>
          <table:table-cell table:style-name="ce35" table:formula="of:=([.AF26]-[.R26])^2" office:value-type="float" office:value="0.00000044334185867362" calcext:value-type="float">
            <text:p>0.00000</text:p>
          </table:table-cell>
          <table:table-cell table:style-name="ce30" table:formula="of:=([.AG26]-[.S26])^2" office:value-type="float" office:value="0.00000002682333077357" calcext:value-type="float">
            <text:p>0.00000</text:p>
          </table:table-cell>
          <table:table-cell table:number-columns-repeated="16297"/>
        </table:table-row>
        <table:table-row table:style-name="ro1">
          <table:table-cell table:style-name="ce18" table:formula="of:=[.A28]+1" office:value-type="float" office:value="9" calcext:value-type="float">
            <text:p>9</text:p>
          </table:table-cell>
          <table:table-cell table:style-name="ce18" table:formula="of:=[.A27]*[.$B$9]" office:value-type="float" office:value="45" calcext:value-type="float">
            <text:p>45</text:p>
          </table:table-cell>
          <table:table-cell table:style-name="ce11" table:formula="of:=0.5*[.$B$5]*[.A27]*[.$B$8]-0.5*[.$B$6]^2*[.A27]^2*[.$B$8]" office:value-type="float" office:value="-0.25125" calcext:value-type="float">
            <text:p>-0.25125</text:p>
          </table:table-cell>
          <table:table-cell table:style-name="ce11" table:formula="of:=1+[.$B$6]^2*[.A27]^2*[.$B$8]+[.$B$5]*[.$B$8]" office:value-type="float" office:value="1.54416666666667" calcext:value-type="float">
            <text:p>1.54417</text:p>
          </table:table-cell>
          <table:table-cell table:style-name="ce11" table:formula="of:=-0.5*[.$B$5]*[.A27]*[.$B$8]-0.5*[.$B$6]^2*[.A27]^2*[.$B$8]" office:value-type="float" office:value="-0.28875" calcext:value-type="float">
            <text:p>-0.28875</text:p>
          </table:table-cell>
          <table:table-cell/>
          <table:table-cell table:style-name="ce18" table:formula="of:=[.G28]+1" office:value-type="float" office:value="9" calcext:value-type="float">
            <text:p>9</text:p>
          </table:table-cell>
          <table:table-cell table:style-name="ce18" table:formula="of:=[.G27]*[.$B$9]" office:value-type="float" office:value="45" calcext:value-type="float">
            <text:p>45</text:p>
          </table:table-cell>
          <table:table-cell table:style-name="ce7"/>
          <table:table-cell table:style-name="ce7" table:formula="of:=[.$C27]*[.W26]+[.$D27]*[.W27]+[.$E27]*[.W28]" office:value-type="float" office:value="8.15622836238999" calcext:value-type="float">
            <text:p>8.16</text:p>
          </table:table-cell>
          <table:table-cell table:style-name="ce7" table:formula="of:=[.$C27]*[.X26]+[.$D27]*[.X27]+[.$E27]*[.X28]" office:value-type="float" office:value="7.857982439434" calcext:value-type="float">
            <text:p>7.86</text:p>
          </table:table-cell>
          <table:table-cell table:style-name="ce7" table:formula="of:=[.$C27]*[.Y26]+[.$D27]*[.Y27]+[.$E27]*[.Y28]" office:value-type="float" office:value="7.54367906633895" calcext:value-type="float">
            <text:p>7.54</text:p>
          </table:table-cell>
          <table:table-cell table:style-name="ce7" table:formula="of:=[.$C27]*[.Z26]+[.$D27]*[.Z27]+[.$E27]*[.Z28]" office:value-type="float" office:value="7.21203626284298" calcext:value-type="float">
            <text:p>7.21</text:p>
          </table:table-cell>
          <table:table-cell table:style-name="ce7" table:formula="of:=[.$C27]*[.AA26]+[.$D27]*[.AA27]+[.$E27]*[.AA28]" office:value-type="float" office:value="6.86200465309004" calcext:value-type="float">
            <text:p>6.86</text:p>
          </table:table-cell>
          <table:table-cell table:style-name="ce7" table:formula="of:=[.$C27]*[.AB26]+[.$D27]*[.AB27]+[.$E27]*[.AB28]" office:value-type="float" office:value="6.49344161467163" calcext:value-type="float">
            <text:p>6.49</text:p>
          </table:table-cell>
          <table:table-cell table:style-name="ce7" table:formula="of:=[.$C27]*[.AC26]+[.$D27]*[.AC27]+[.$E27]*[.AC28]" office:value-type="float" office:value="6.10749465835596" calcext:value-type="float">
            <text:p>6.11</text:p>
          </table:table-cell>
          <table:table-cell table:style-name="ce7" table:formula="of:=[.$C27]*[.AD26]+[.$D27]*[.AD27]+[.$E27]*[.AD28]" office:value-type="float" office:value="5.71252973432747" calcext:value-type="float">
            <text:p>5.71</text:p>
          </table:table-cell>
          <table:table-cell table:style-name="ce7" table:formula="of:=[.$C27]*[.AE26]+[.$D27]*[.AE27]+[.$E27]*[.AE28]" office:value-type="float" office:value="5.32770852683327" calcext:value-type="float">
            <text:p>5.33</text:p>
          </table:table-cell>
          <table:table-cell table:style-name="ce10" table:formula="of:=[.$C27]*[.AF26]+[.$D27]*[.AF27]+[.$E27]*[.AF28]" office:value-type="float" office:value="4.99987266959954" calcext:value-type="float">
            <text:p>5.00</text:p>
          </table:table-cell>
          <table:table-cell/>
          <table:table-cell table:style-name="ce18" table:formula="of:=[.U28]+1" office:value-type="float" office:value="9" calcext:value-type="float">
            <text:p>9</text:p>
          </table:table-cell>
          <table:table-cell table:style-name="ce18" table:formula="of:=[.U27]*[.$B$9]" office:value-type="float" office:value="45" calcext:value-type="float">
            <text:p>45</text:p>
          </table:table-cell>
          <table:table-cell table:style-name="ce7" office:value-type="float" office:value="8.43995608773631" calcext:value-type="float">
            <text:p>8.44</text:p>
          </table:table-cell>
          <table:table-cell table:style-name="ce7" office:value-type="float" office:value="8.15602365896931" calcext:value-type="float">
            <text:p>8.16</text:p>
          </table:table-cell>
          <table:table-cell table:style-name="ce7" office:value-type="float" office:value="7.857741538923" calcext:value-type="float">
            <text:p>7.86</text:p>
          </table:table-cell>
          <table:table-cell table:style-name="ce7" office:value-type="float" office:value="7.5435418439714" calcext:value-type="float">
            <text:p>7.54</text:p>
          </table:table-cell>
          <table:table-cell table:style-name="ce7" office:value-type="float" office:value="7.21210518283226" calcext:value-type="float">
            <text:p>7.21</text:p>
          </table:table-cell>
          <table:table-cell table:style-name="ce7" office:value-type="float" office:value="6.86235285449865" calcext:value-type="float">
            <text:p>6.86</text:p>
          </table:table-cell>
          <table:table-cell table:style-name="ce7" office:value-type="float" office:value="6.49337173263223" calcext:value-type="float">
            <text:p>6.49</text:p>
          </table:table-cell>
          <table:table-cell table:style-name="ce7" office:value-type="float" office:value="6.10785292816892" calcext:value-type="float">
            <text:p>6.11</text:p>
          </table:table-cell>
          <table:table-cell table:style-name="ce7" office:value-type="float" office:value="5.71272755425574" calcext:value-type="float">
            <text:p>5.71</text:p>
          </table:table-cell>
          <table:table-cell table:style-name="ce7" office:value-type="float" office:value="5.32785248350989" calcext:value-type="float">
            <text:p>5.33</text:p>
          </table:table-cell>
          <table:table-cell table:style-name="ce10" table:formula="of:=MAX([.$B$4]-[.V27];0)" office:value-type="float" office:value="5" calcext:value-type="float">
            <text:p>5.00</text:p>
          </table:table-cell>
          <table:table-cell/>
          <table:table-cell table:style-name="ce18" table:formula="of:=[.AI28]+1" office:value-type="float" office:value="9" calcext:value-type="float">
            <text:p>9</text:p>
          </table:table-cell>
          <table:table-cell table:style-name="ce18" table:formula="of:=[.AI27]*[.$B$9]" office:value-type="float" office:value="45" calcext:value-type="float">
            <text:p>45</text:p>
          </table:table-cell>
          <table:table-cell table:style-name="ce11"/>
          <table:table-cell table:style-name="ce35" table:formula="of:=([.X27]-[.J27])^2" office:value-type="float" office:value="0.00000004190349043956" calcext:value-type="float">
            <text:p>0.00000</text:p>
          </table:table-cell>
          <table:table-cell table:style-name="ce35" table:formula="of:=([.Y27]-[.K27])^2" office:value-type="float" office:value="0.00000005803305619739" calcext:value-type="float">
            <text:p>0.00000</text:p>
          </table:table-cell>
          <table:table-cell table:style-name="ce35" table:formula="of:=([.Z27]-[.L27])^2" office:value-type="float" office:value="0.00000001882997815669" calcext:value-type="float">
            <text:p>0.00000</text:p>
          </table:table-cell>
          <table:table-cell table:style-name="ce35" table:formula="of:=([.AA27]-[.M27])^2" office:value-type="float" office:value="0.00000000474996492297" calcext:value-type="float">
            <text:p>0.00000</text:p>
          </table:table-cell>
          <table:table-cell table:style-name="ce35" table:formula="of:=([.AB27]-[.N27])^2" office:value-type="float" office:value="0.00000012124422095832" calcext:value-type="float">
            <text:p>0.00000</text:p>
          </table:table-cell>
          <table:table-cell table:style-name="ce35" table:formula="of:=([.AC27]-[.O27])^2" office:value-type="float" office:value="0.00000000488349943115" calcext:value-type="float">
            <text:p>0.00000</text:p>
          </table:table-cell>
          <table:table-cell table:style-name="ce35" table:formula="of:=([.AD27]-[.P27])^2" office:value-type="float" office:value="0.00000012835725888146" calcext:value-type="float">
            <text:p>0.00000</text:p>
          </table:table-cell>
          <table:table-cell table:style-name="ce35" table:formula="of:=([.AE27]-[.Q27])^2" office:value-type="float" office:value="0.00000003913272402222" calcext:value-type="float">
            <text:p>0.00000</text:p>
          </table:table-cell>
          <table:table-cell table:style-name="ce35" table:formula="of:=([.AF27]-[.R27])^2" office:value-type="float" office:value="0.00000002072352474454" calcext:value-type="float">
            <text:p>0.00000</text:p>
          </table:table-cell>
          <table:table-cell table:style-name="ce30" table:formula="of:=([.AG27]-[.S27])^2" office:value-type="float" office:value="0.00000001621303088218" calcext:value-type="float">
            <text:p>0.00000</text:p>
          </table:table-cell>
          <table:table-cell table:number-columns-repeated="16297"/>
        </table:table-row>
        <table:table-row table:style-name="ro1">
          <table:table-cell table:style-name="ce18" table:formula="of:=[.A29]+1" office:value-type="float" office:value="8" calcext:value-type="float">
            <text:p>8</text:p>
          </table:table-cell>
          <table:table-cell table:style-name="ce18" table:formula="of:=[.A28]*[.$B$9]" office:value-type="float" office:value="40" calcext:value-type="float">
            <text:p>40</text:p>
          </table:table-cell>
          <table:table-cell table:style-name="ce11" table:formula="of:=0.5*[.$B$5]*[.A28]*[.$B$8]-0.5*[.$B$6]^2*[.A28]^2*[.$B$8]" office:value-type="float" office:value="-0.196666666666667" calcext:value-type="float">
            <text:p>-0.19667</text:p>
          </table:table-cell>
          <table:table-cell table:style-name="ce11" table:formula="of:=1+[.$B$6]^2*[.A28]^2*[.$B$8]+[.$B$5]*[.$B$8]" office:value-type="float" office:value="1.43083333333333" calcext:value-type="float">
            <text:p>1.43083</text:p>
          </table:table-cell>
          <table:table-cell table:style-name="ce11" table:formula="of:=-0.5*[.$B$5]*[.A28]*[.$B$8]-0.5*[.$B$6]^2*[.A28]^2*[.$B$8]" office:value-type="float" office:value="-0.23" calcext:value-type="float">
            <text:p>-0.23000</text:p>
          </table:table-cell>
          <table:table-cell/>
          <table:table-cell table:style-name="ce18" table:formula="of:=[.G29]+1" office:value-type="float" office:value="8" calcext:value-type="float">
            <text:p>8</text:p>
          </table:table-cell>
          <table:table-cell table:style-name="ce18" table:formula="of:=[.G28]*[.$B$9]" office:value-type="float" office:value="40" calcext:value-type="float">
            <text:p>40</text:p>
          </table:table-cell>
          <table:table-cell table:style-name="ce7"/>
          <table:table-cell table:style-name="ce7" table:formula="of:=[.$C28]*[.W27]+[.$D28]*[.W28]+[.$E28]*[.W29]" office:value-type="float" office:value="11.7368634558031" calcext:value-type="float">
            <text:p>11.74</text:p>
          </table:table-cell>
          <table:table-cell table:style-name="ce7" table:formula="of:=[.$C28]*[.X27]+[.$D28]*[.X28]+[.$E28]*[.X29]" office:value-type="float" office:value="11.5331230908648" calcext:value-type="float">
            <text:p>11.53</text:p>
          </table:table-cell>
          <table:table-cell table:style-name="ce7" table:formula="of:=[.$C28]*[.Y27]+[.$D28]*[.Y28]+[.$E28]*[.Y29]" office:value-type="float" office:value="11.3267169484844" calcext:value-type="float">
            <text:p>11.33</text:p>
          </table:table-cell>
          <table:table-cell table:style-name="ce7" table:formula="of:=[.$C28]*[.Z27]+[.$D28]*[.Z28]+[.$E28]*[.Z29]" office:value-type="float" office:value="11.1176664343516" calcext:value-type="float">
            <text:p>11.12</text:p>
          </table:table-cell>
          <table:table-cell table:style-name="ce7" table:formula="of:=[.$C28]*[.AA27]+[.$D28]*[.AA28]+[.$E28]*[.AA29]" office:value-type="float" office:value="10.9081965789964" calcext:value-type="float">
            <text:p>10.91</text:p>
          </table:table-cell>
          <table:table-cell table:style-name="ce7" table:formula="of:=[.$C28]*[.AB27]+[.$D28]*[.AB28]+[.$E28]*[.AB29]" office:value-type="float" office:value="10.7016112319437" calcext:value-type="float">
            <text:p>10.70</text:p>
          </table:table-cell>
          <table:table-cell table:style-name="ce7" table:formula="of:=[.$C28]*[.AC27]+[.$D28]*[.AC28]+[.$E28]*[.AC29]" office:value-type="float" office:value="10.5019606250407" calcext:value-type="float">
            <text:p>10.50</text:p>
          </table:table-cell>
          <table:table-cell table:style-name="ce7" table:formula="of:=[.$C28]*[.AD27]+[.$D28]*[.AD28]+[.$E28]*[.AD29]" office:value-type="float" office:value="10.3151487055497" calcext:value-type="float">
            <text:p>10.32</text:p>
          </table:table-cell>
          <table:table-cell table:style-name="ce7" table:formula="of:=[.$C28]*[.AE27]+[.$D28]*[.AE28]+[.$E28]*[.AE29]" office:value-type="float" office:value="10.1461386199853" calcext:value-type="float">
            <text:p>10.15</text:p>
          </table:table-cell>
          <table:table-cell table:style-name="ce10" table:formula="of:=[.$C28]*[.AF27]+[.$D28]*[.AF28]+[.$E28]*[.AF29]" office:value-type="float" office:value="9.99966683057737" calcext:value-type="float">
            <text:p>10.00</text:p>
          </table:table-cell>
          <table:table-cell/>
          <table:table-cell table:style-name="ce18" table:formula="of:=[.U29]+1" office:value-type="float" office:value="8" calcext:value-type="float">
            <text:p>8</text:p>
          </table:table-cell>
          <table:table-cell table:style-name="ce18" table:formula="of:=[.U28]*[.$B$9]" office:value-type="float" office:value="40" calcext:value-type="float">
            <text:p>40</text:p>
          </table:table-cell>
          <table:table-cell table:style-name="ce7" office:value-type="float" office:value="11.9360145260216" calcext:value-type="float">
            <text:p>11.94</text:p>
          </table:table-cell>
          <table:table-cell table:style-name="ce7" office:value-type="float" office:value="11.7366399044874" calcext:value-type="float">
            <text:p>11.74</text:p>
          </table:table-cell>
          <table:table-cell table:style-name="ce7" office:value-type="float" office:value="11.5335242173842" calcext:value-type="float">
            <text:p>11.53</text:p>
          </table:table-cell>
          <table:table-cell table:style-name="ce7" office:value-type="float" office:value="11.32667643686" calcext:value-type="float">
            <text:p>11.33</text:p>
          </table:table-cell>
          <table:table-cell table:style-name="ce7" office:value-type="float" office:value="11.1173645325833" calcext:value-type="float">
            <text:p>11.12</text:p>
          </table:table-cell>
          <table:table-cell table:style-name="ce7" office:value-type="float" office:value="10.9080093953819" calcext:value-type="float">
            <text:p>10.91</text:p>
          </table:table-cell>
          <table:table-cell table:style-name="ce7" office:value-type="float" office:value="10.701432811014" calcext:value-type="float">
            <text:p>10.70</text:p>
          </table:table-cell>
          <table:table-cell table:style-name="ce7" office:value-type="float" office:value="10.5023025671527" calcext:value-type="float">
            <text:p>10.50</text:p>
          </table:table-cell>
          <table:table-cell table:style-name="ce7" office:value-type="float" office:value="10.3150695659039" calcext:value-type="float">
            <text:p>10.32</text:p>
          </table:table-cell>
          <table:table-cell table:style-name="ce7" office:value-type="float" office:value="10.1457618893145" calcext:value-type="float">
            <text:p>10.15</text:p>
          </table:table-cell>
          <table:table-cell table:style-name="ce10" table:formula="of:=MAX([.$B$4]-[.V28];0)" office:value-type="float" office:value="10" calcext:value-type="float">
            <text:p>10.00</text:p>
          </table:table-cell>
          <table:table-cell/>
          <table:table-cell table:style-name="ce18" table:formula="of:=[.AI29]+1" office:value-type="float" office:value="8" calcext:value-type="float">
            <text:p>8</text:p>
          </table:table-cell>
          <table:table-cell table:style-name="ce18" table:formula="of:=[.AI28]*[.$B$9]" office:value-type="float" office:value="40" calcext:value-type="float">
            <text:p>40</text:p>
          </table:table-cell>
          <table:table-cell table:style-name="ce11"/>
          <table:table-cell table:style-name="ce35" table:formula="of:=([.X28]-[.J28])^2" office:value-type="float" office:value="0.00000004997519073723" calcext:value-type="float">
            <text:p>0.00000</text:p>
          </table:table-cell>
          <table:table-cell table:style-name="ce35" table:formula="of:=([.Y28]-[.K28])^2" office:value-type="float" office:value="0.00000016090248458693" calcext:value-type="float">
            <text:p>0.00000</text:p>
          </table:table-cell>
          <table:table-cell table:style-name="ce35" table:formula="of:=([.Z28]-[.L28])^2" office:value-type="float" office:value="0.00000000164119170778" calcext:value-type="float">
            <text:p>0.00000</text:p>
          </table:table-cell>
          <table:table-cell table:style-name="ce35" table:formula="of:=([.AA28]-[.M28])^2" office:value-type="float" office:value="0.00000009114467772165" calcext:value-type="float">
            <text:p>0.00000</text:p>
          </table:table-cell>
          <table:table-cell table:style-name="ce35" table:formula="of:=([.AB28]-[.N28])^2" office:value-type="float" office:value="0.00000003503770553861" calcext:value-type="float">
            <text:p>0.00000</text:p>
          </table:table-cell>
          <table:table-cell table:style-name="ce35" table:formula="of:=([.AC28]-[.O28])^2" office:value-type="float" office:value="0.00000003183402816579" calcext:value-type="float">
            <text:p>0.00000</text:p>
          </table:table-cell>
          <table:table-cell table:style-name="ce35" table:formula="of:=([.AD28]-[.P28])^2" office:value-type="float" office:value="0.00000011692440794665" calcext:value-type="float">
            <text:p>0.00000</text:p>
          </table:table-cell>
          <table:table-cell table:style-name="ce35" table:formula="of:=([.AE28]-[.Q28])^2" office:value-type="float" office:value="0.00000000626308353232" calcext:value-type="float">
            <text:p>0.00000</text:p>
          </table:table-cell>
          <table:table-cell table:style-name="ce35" table:formula="of:=([.AF28]-[.R28])^2" office:value-type="float" office:value="0.00000014192599833716" calcext:value-type="float">
            <text:p>0.00000</text:p>
          </table:table-cell>
          <table:table-cell table:style-name="ce30" table:formula="of:=([.AG28]-[.S28])^2" office:value-type="float" office:value="0.0000001110018641792" calcext:value-type="float">
            <text:p>0.00000</text:p>
          </table:table-cell>
          <table:table-cell table:number-columns-repeated="16297"/>
        </table:table-row>
        <table:table-row table:style-name="ro1">
          <table:table-cell table:style-name="ce18" table:formula="of:=[.A30]+1" office:value-type="float" office:value="7" calcext:value-type="float">
            <text:p>7</text:p>
          </table:table-cell>
          <table:table-cell table:style-name="ce18" table:formula="of:=[.A29]*[.$B$9]" office:value-type="float" office:value="35" calcext:value-type="float">
            <text:p>35</text:p>
          </table:table-cell>
          <table:table-cell table:style-name="ce11" table:formula="of:=0.5*[.$B$5]*[.A29]*[.$B$8]-0.5*[.$B$6]^2*[.A29]^2*[.$B$8]" office:value-type="float" office:value="-0.14875" calcext:value-type="float">
            <text:p>-0.14875</text:p>
          </table:table-cell>
          <table:table-cell table:style-name="ce11" table:formula="of:=1+[.$B$6]^2*[.A29]^2*[.$B$8]+[.$B$5]*[.$B$8]" office:value-type="float" office:value="1.33083333333333" calcext:value-type="float">
            <text:p>1.33083</text:p>
          </table:table-cell>
          <table:table-cell table:style-name="ce11" table:formula="of:=-0.5*[.$B$5]*[.A29]*[.$B$8]-0.5*[.$B$6]^2*[.A29]^2*[.$B$8]" office:value-type="float" office:value="-0.177916666666667" calcext:value-type="float">
            <text:p>-0.17792</text:p>
          </table:table-cell>
          <table:table-cell/>
          <table:table-cell table:style-name="ce18" table:formula="of:=[.G30]+1" office:value-type="float" office:value="7" calcext:value-type="float">
            <text:p>7</text:p>
          </table:table-cell>
          <table:table-cell table:style-name="ce18" table:formula="of:=[.G29]*[.$B$9]" office:value-type="float" office:value="35" calcext:value-type="float">
            <text:p>35</text:p>
          </table:table-cell>
          <table:table-cell table:style-name="ce7"/>
          <table:table-cell table:style-name="ce7" table:formula="of:=[.$C29]*[.W28]+[.$D29]*[.W29]+[.$E29]*[.W30]" office:value-type="float" office:value="15.8956874879072" calcext:value-type="float">
            <text:p>15.90</text:p>
          </table:table-cell>
          <table:table-cell table:style-name="ce7" table:formula="of:=[.$C29]*[.X28]+[.$D29]*[.X29]+[.$E29]*[.X30]" office:value-type="float" office:value="15.7844915426141" calcext:value-type="float">
            <text:p>15.78</text:p>
          </table:table-cell>
          <table:table-cell table:style-name="ce7" table:formula="of:=[.$C29]*[.Y28]+[.$D29]*[.Y29]+[.$E29]*[.Y30]" office:value-type="float" office:value="15.6746296676413" calcext:value-type="float">
            <text:p>15.67</text:p>
          </table:table-cell>
          <table:table-cell table:style-name="ce7" table:formula="of:=[.$C29]*[.Z28]+[.$D29]*[.Z29]+[.$E29]*[.Z30]" office:value-type="float" office:value="15.5676356904462" calcext:value-type="float">
            <text:p>15.57</text:p>
          </table:table-cell>
          <table:table-cell table:style-name="ce7" table:formula="of:=[.$C29]*[.AA28]+[.$D29]*[.AA29]+[.$E29]*[.AA30]" office:value-type="float" office:value="15.4624703940604" calcext:value-type="float">
            <text:p>15.46</text:p>
          </table:table-cell>
          <table:table-cell table:style-name="ce7" table:formula="of:=[.$C29]*[.AB28]+[.$D29]*[.AB29]+[.$E29]*[.AB30]" office:value-type="float" office:value="15.361055626276" calcext:value-type="float">
            <text:p>15.36</text:p>
          </table:table-cell>
          <table:table-cell table:style-name="ce7" table:formula="of:=[.$C29]*[.AC28]+[.$D29]*[.AC29]+[.$E29]*[.AC30]" office:value-type="float" office:value="15.263845123118" calcext:value-type="float">
            <text:p>15.26</text:p>
          </table:table-cell>
          <table:table-cell table:style-name="ce7" table:formula="of:=[.$C29]*[.AD28]+[.$D29]*[.AD29]+[.$E29]*[.AD30]" office:value-type="float" office:value="15.1716336802829" calcext:value-type="float">
            <text:p>15.17</text:p>
          </table:table-cell>
          <table:table-cell table:style-name="ce7" table:formula="of:=[.$C29]*[.AE28]+[.$D29]*[.AE29]+[.$E29]*[.AE30]" office:value-type="float" office:value="15.0840522510294" calcext:value-type="float">
            <text:p>15.08</text:p>
          </table:table-cell>
          <table:table-cell table:style-name="ce10" table:formula="of:=[.$C29]*[.AF28]+[.$D29]*[.AF29]+[.$E29]*[.AF30]" office:value-type="float" office:value="15.0000761780809" calcext:value-type="float">
            <text:p>15.00</text:p>
          </table:table-cell>
          <table:table-cell/>
          <table:table-cell table:style-name="ce18" table:formula="of:=[.U30]+1" office:value-type="float" office:value="7" calcext:value-type="float">
            <text:p>7</text:p>
          </table:table-cell>
          <table:table-cell table:style-name="ce18" table:formula="of:=[.U29]*[.$B$9]" office:value-type="float" office:value="35" calcext:value-type="float">
            <text:p>35</text:p>
          </table:table-cell>
          <table:table-cell table:style-name="ce7" office:value-type="float" office:value="16.0075041938755" calcext:value-type="float">
            <text:p>16.01</text:p>
          </table:table-cell>
          <table:table-cell table:style-name="ce7" office:value-type="float" office:value="15.8958022588782" calcext:value-type="float">
            <text:p>15.90</text:p>
          </table:table-cell>
          <table:table-cell table:style-name="ce7" office:value-type="float" office:value="15.7846874633392" calcext:value-type="float">
            <text:p>15.78</text:p>
          </table:table-cell>
          <table:table-cell table:style-name="ce7" office:value-type="float" office:value="15.6754632090196" calcext:value-type="float">
            <text:p>15.68</text:p>
          </table:table-cell>
          <table:table-cell table:style-name="ce7" office:value-type="float" office:value="15.5674716829762" calcext:value-type="float">
            <text:p>15.57</text:p>
          </table:table-cell>
          <table:table-cell table:style-name="ce7" office:value-type="float" office:value="15.4623310865093" calcext:value-type="float">
            <text:p>15.46</text:p>
          </table:table-cell>
          <table:table-cell table:style-name="ce7" office:value-type="float" office:value="15.3607668752209" calcext:value-type="float">
            <text:p>15.36</text:p>
          </table:table-cell>
          <table:table-cell table:style-name="ce7" office:value-type="float" office:value="15.2638469930932" calcext:value-type="float">
            <text:p>15.26</text:p>
          </table:table-cell>
          <table:table-cell table:style-name="ce7" office:value-type="float" office:value="15.1717550647473" calcext:value-type="float">
            <text:p>15.17</text:p>
          </table:table-cell>
          <table:table-cell table:style-name="ce7" office:value-type="float" office:value="15.0844194969269" calcext:value-type="float">
            <text:p>15.08</text:p>
          </table:table-cell>
          <table:table-cell table:style-name="ce10" table:formula="of:=MAX([.$B$4]-[.V29];0)" office:value-type="float" office:value="15" calcext:value-type="float">
            <text:p>15.00</text:p>
          </table:table-cell>
          <table:table-cell/>
          <table:table-cell table:style-name="ce18" table:formula="of:=[.AI30]+1" office:value-type="float" office:value="7" calcext:value-type="float">
            <text:p>7</text:p>
          </table:table-cell>
          <table:table-cell table:style-name="ce18" table:formula="of:=[.AI29]*[.$B$9]" office:value-type="float" office:value="35" calcext:value-type="float">
            <text:p>35</text:p>
          </table:table-cell>
          <table:table-cell table:style-name="ce11"/>
          <table:table-cell table:style-name="ce35" table:formula="of:=([.X29]-[.J29])^2" office:value-type="float" office:value="0.00000001317237577793" calcext:value-type="float">
            <text:p>0.00000</text:p>
          </table:table-cell>
          <table:table-cell table:style-name="ce35" table:formula="of:=([.Y29]-[.K29])^2" office:value-type="float" office:value="0.0000000383849305221" calcext:value-type="float">
            <text:p>0.00000</text:p>
          </table:table-cell>
          <table:table-cell table:style-name="ce35" table:formula="of:=([.Z29]-[.L29])^2" office:value-type="float" office:value="0.00000069479122934205" calcext:value-type="float">
            <text:p>0.00000</text:p>
          </table:table-cell>
          <table:table-cell table:style-name="ce35" table:formula="of:=([.AA29]-[.M29])^2" office:value-type="float" office:value="0.0000000268984502244" calcext:value-type="float">
            <text:p>0.00000</text:p>
          </table:table-cell>
          <table:table-cell table:style-name="ce35" table:formula="of:=([.AB29]-[.N29])^2" office:value-type="float" office:value="0.0000000194065938019" calcext:value-type="float">
            <text:p>0.00000</text:p>
          </table:table-cell>
          <table:table-cell table:style-name="ce35" table:formula="of:=([.AC29]-[.O29])^2" office:value-type="float" office:value="0.000000083377171803" calcext:value-type="float">
            <text:p>0.00000</text:p>
          </table:table-cell>
          <table:table-cell table:style-name="ce35" table:formula="of:=([.AD29]-[.P29])^2" office:value-type="float" office:value="0.00000000000349680711" calcext:value-type="float">
            <text:p>0.00000</text:p>
          </table:table-cell>
          <table:table-cell table:style-name="ce35" table:formula="of:=([.AE29]-[.Q29])^2" office:value-type="float" office:value="0.00000001473418820671" calcext:value-type="float">
            <text:p>0.00000</text:p>
          </table:table-cell>
          <table:table-cell table:style-name="ce35" table:formula="of:=([.AF29]-[.R29])^2" office:value-type="float" office:value="0.00000013486954924259" calcext:value-type="float">
            <text:p>0.00000</text:p>
          </table:table-cell>
          <table:table-cell table:style-name="ce30" table:formula="of:=([.AG29]-[.S29])^2" office:value-type="float" office:value="0.0000000058031000022" calcext:value-type="float">
            <text:p>0.00000</text:p>
          </table:table-cell>
          <table:table-cell table:number-columns-repeated="16297"/>
        </table:table-row>
        <table:table-row table:style-name="ro1">
          <table:table-cell table:style-name="ce18" table:formula="of:=[.A31]+1" office:value-type="float" office:value="6" calcext:value-type="float">
            <text:p>6</text:p>
          </table:table-cell>
          <table:table-cell table:style-name="ce18" table:formula="of:=[.A30]*[.$B$9]" office:value-type="float" office:value="30" calcext:value-type="float">
            <text:p>30</text:p>
          </table:table-cell>
          <table:table-cell table:style-name="ce11" table:formula="of:=0.5*[.$B$5]*[.A30]*[.$B$8]-0.5*[.$B$6]^2*[.A30]^2*[.$B$8]" office:value-type="float" office:value="-0.1075" calcext:value-type="float">
            <text:p>-0.10750</text:p>
          </table:table-cell>
          <table:table-cell table:style-name="ce11" table:formula="of:=1+[.$B$6]^2*[.A30]^2*[.$B$8]+[.$B$5]*[.$B$8]" office:value-type="float" office:value="1.24416666666667" calcext:value-type="float">
            <text:p>1.24417</text:p>
          </table:table-cell>
          <table:table-cell table:style-name="ce11" table:formula="of:=-0.5*[.$B$5]*[.A30]*[.$B$8]-0.5*[.$B$6]^2*[.A30]^2*[.$B$8]" office:value-type="float" office:value="-0.1325" calcext:value-type="float">
            <text:p>-0.13250</text:p>
          </table:table-cell>
          <table:table-cell/>
          <table:table-cell table:style-name="ce18" table:formula="of:=[.G31]+1" office:value-type="float" office:value="6" calcext:value-type="float">
            <text:p>6</text:p>
          </table:table-cell>
          <table:table-cell table:style-name="ce18" table:formula="of:=[.G30]*[.$B$9]" office:value-type="float" office:value="30" calcext:value-type="float">
            <text:p>30</text:p>
          </table:table-cell>
          <table:table-cell table:style-name="ce7"/>
          <table:table-cell table:style-name="ce7" table:formula="of:=[.$C30]*[.W29]+[.$D30]*[.W30]+[.$E30]*[.W31]" office:value-type="float" office:value="20.3709162676742" calcext:value-type="float">
            <text:p>20.37</text:p>
          </table:table-cell>
          <table:table-cell table:style-name="ce7" table:formula="of:=[.$C30]*[.X29]+[.$D30]*[.X30]+[.$E30]*[.X31]" office:value-type="float" office:value="20.3276412474839" calcext:value-type="float">
            <text:p>20.33</text:p>
          </table:table-cell>
          <table:table-cell table:style-name="ce7" table:formula="of:=[.$C30]*[.Y29]+[.$D30]*[.Y30]+[.$E30]*[.Y31]" office:value-type="float" office:value="20.2844115320692" calcext:value-type="float">
            <text:p>20.28</text:p>
          </table:table-cell>
          <table:table-cell table:style-name="ce7" table:formula="of:=[.$C30]*[.Z29]+[.$D30]*[.Z30]+[.$E30]*[.Z31]" office:value-type="float" office:value="20.2423332187561" calcext:value-type="float">
            <text:p>20.24</text:p>
          </table:table-cell>
          <table:table-cell table:style-name="ce7" table:formula="of:=[.$C30]*[.AA29]+[.$D30]*[.AA30]+[.$E30]*[.AA31]" office:value-type="float" office:value="20.2014322344184" calcext:value-type="float">
            <text:p>20.20</text:p>
          </table:table-cell>
          <table:table-cell table:style-name="ce7" table:formula="of:=[.$C30]*[.AB29]+[.$D30]*[.AB30]+[.$E30]*[.AB31]" office:value-type="float" office:value="20.1606519253376" calcext:value-type="float">
            <text:p>20.16</text:p>
          </table:table-cell>
          <table:table-cell table:style-name="ce7" table:formula="of:=[.$C30]*[.AC29]+[.$D30]*[.AC30]+[.$E30]*[.AC31]" office:value-type="float" office:value="20.1205463544774" calcext:value-type="float">
            <text:p>20.12</text:p>
          </table:table-cell>
          <table:table-cell table:style-name="ce7" table:formula="of:=[.$C30]*[.AD29]+[.$D30]*[.AD30]+[.$E30]*[.AD31]" office:value-type="float" office:value="20.0805465083474" calcext:value-type="float">
            <text:p>20.08</text:p>
          </table:table-cell>
          <table:table-cell table:style-name="ce7" table:formula="of:=[.$C30]*[.AE29]+[.$D30]*[.AE30]+[.$E30]*[.AE31]" office:value-type="float" office:value="20.0403609575444" calcext:value-type="float">
            <text:p>20.04</text:p>
          </table:table-cell>
          <table:table-cell table:style-name="ce10" table:formula="of:=[.$C30]*[.AF29]+[.$D30]*[.AF30]+[.$E30]*[.AF31]" office:value-type="float" office:value="20.0000719637874" calcext:value-type="float">
            <text:p>20.00</text:p>
          </table:table-cell>
          <table:table-cell/>
          <table:table-cell table:style-name="ce18" table:formula="of:=[.U31]+1" office:value-type="float" office:value="6" calcext:value-type="float">
            <text:p>6</text:p>
          </table:table-cell>
          <table:table-cell table:style-name="ce18" table:formula="of:=[.U30]*[.$B$9]" office:value-type="float" office:value="30" calcext:value-type="float">
            <text:p>30</text:p>
          </table:table-cell>
          <table:table-cell table:style-name="ce7" office:value-type="float" office:value="20.4148975139843" calcext:value-type="float">
            <text:p>20.41</text:p>
          </table:table-cell>
          <table:table-cell table:style-name="ce7" office:value-type="float" office:value="20.3710357533516" calcext:value-type="float">
            <text:p>20.37</text:p>
          </table:table-cell>
          <table:table-cell table:style-name="ce7" office:value-type="float" office:value="20.3271953394851" calcext:value-type="float">
            <text:p>20.33</text:p>
          </table:table-cell>
          <table:table-cell table:style-name="ce7" office:value-type="float" office:value="20.2844972940952" calcext:value-type="float">
            <text:p>20.28</text:p>
          </table:table-cell>
          <table:table-cell table:style-name="ce7" office:value-type="float" office:value="20.2428020410977" calcext:value-type="float">
            <text:p>20.24</text:p>
          </table:table-cell>
          <table:table-cell table:style-name="ce7" office:value-type="float" office:value="20.2013878995247" calcext:value-type="float">
            <text:p>20.20</text:p>
          </table:table-cell>
          <table:table-cell table:style-name="ce7" office:value-type="float" office:value="20.1607718745674" calcext:value-type="float">
            <text:p>20.16</text:p>
          </table:table-cell>
          <table:table-cell table:style-name="ce7" office:value-type="float" office:value="20.1205724749117" calcext:value-type="float">
            <text:p>20.12</text:p>
          </table:table-cell>
          <table:table-cell table:style-name="ce7" office:value-type="float" office:value="20.080516251299" calcext:value-type="float">
            <text:p>20.08</text:p>
          </table:table-cell>
          <table:table-cell table:style-name="ce7" office:value-type="float" office:value="20.0407870053986" calcext:value-type="float">
            <text:p>20.04</text:p>
          </table:table-cell>
          <table:table-cell table:style-name="ce10" table:formula="of:=MAX([.$B$4]-[.V30];0)" office:value-type="float" office:value="20" calcext:value-type="float">
            <text:p>20.00</text:p>
          </table:table-cell>
          <table:table-cell/>
          <table:table-cell table:style-name="ce18" table:formula="of:=[.AI31]+1" office:value-type="float" office:value="6" calcext:value-type="float">
            <text:p>6</text:p>
          </table:table-cell>
          <table:table-cell table:style-name="ce18" table:formula="of:=[.AI30]*[.$B$9]" office:value-type="float" office:value="30" calcext:value-type="float">
            <text:p>30</text:p>
          </table:table-cell>
          <table:table-cell table:style-name="ce11"/>
          <table:table-cell table:style-name="ce35" table:formula="of:=([.X30]-[.J30])^2" office:value-type="float" office:value="0.00000001427682711357" calcext:value-type="float">
            <text:p>0.00000</text:p>
          </table:table-cell>
          <table:table-cell table:style-name="ce35" table:formula="of:=([.Y30]-[.K30])^2" office:value-type="float" office:value="0.00000019883394339279" calcext:value-type="float">
            <text:p>0.00000</text:p>
          </table:table-cell>
          <table:table-cell table:style-name="ce35" table:formula="of:=([.Z30]-[.L30])^2" office:value-type="float" office:value="0.0000000073551251091" calcext:value-type="float">
            <text:p>0.00000</text:p>
          </table:table-cell>
          <table:table-cell table:style-name="ce35" table:formula="of:=([.AA30]-[.M30])^2" office:value-type="float" office:value="0.00000021979438800231" calcext:value-type="float">
            <text:p>0.00000</text:p>
          </table:table-cell>
          <table:table-cell table:style-name="ce35" table:formula="of:=([.AB30]-[.N30])^2" office:value-type="float" office:value="0.0000000019655827976" calcext:value-type="float">
            <text:p>0.00000</text:p>
          </table:table-cell>
          <table:table-cell table:style-name="ce35" table:formula="of:=([.AC30]-[.O30])^2" office:value-type="float" office:value="0.00000001438781771903" calcext:value-type="float">
            <text:p>0.00000</text:p>
          </table:table-cell>
          <table:table-cell table:style-name="ce35" table:formula="of:=([.AD30]-[.P30])^2" office:value-type="float" office:value="0.00000000068227708556" calcext:value-type="float">
            <text:p>0.00000</text:p>
          </table:table-cell>
          <table:table-cell table:style-name="ce35" table:formula="of:=([.AE30]-[.Q30])^2" office:value-type="float" office:value="0.00000000091548897815" calcext:value-type="float">
            <text:p>0.00000</text:p>
          </table:table-cell>
          <table:table-cell table:style-name="ce35" table:formula="of:=([.AF30]-[.R30])^2" office:value-type="float" office:value="0.00000018151677409697" calcext:value-type="float">
            <text:p>0.00000</text:p>
          </table:table-cell>
          <table:table-cell table:style-name="ce30" table:formula="of:=([.AG30]-[.S30])^2" office:value-type="float" office:value="0.00000000517878669725" calcext:value-type="float">
            <text:p>0.00000</text:p>
          </table:table-cell>
          <table:table-cell table:number-columns-repeated="16297"/>
        </table:table-row>
        <table:table-row table:style-name="ro1">
          <table:table-cell table:style-name="ce18" table:formula="of:=[.A32]+1" office:value-type="float" office:value="5" calcext:value-type="float">
            <text:p>5</text:p>
          </table:table-cell>
          <table:table-cell table:style-name="ce18" table:formula="of:=[.A31]*[.$B$9]" office:value-type="float" office:value="25" calcext:value-type="float">
            <text:p>25</text:p>
          </table:table-cell>
          <table:table-cell table:style-name="ce11" table:formula="of:=0.5*[.$B$5]*[.A31]*[.$B$8]-0.5*[.$B$6]^2*[.A31]^2*[.$B$8]" office:value-type="float" office:value="-0.0729166666666667" calcext:value-type="float">
            <text:p>-0.07292</text:p>
          </table:table-cell>
          <table:table-cell table:style-name="ce11" table:formula="of:=1+[.$B$6]^2*[.A31]^2*[.$B$8]+[.$B$5]*[.$B$8]" office:value-type="float" office:value="1.17083333333333" calcext:value-type="float">
            <text:p>1.17083</text:p>
          </table:table-cell>
          <table:table-cell table:style-name="ce11" table:formula="of:=-0.5*[.$B$5]*[.A31]*[.$B$8]-0.5*[.$B$6]^2*[.A31]^2*[.$B$8]" office:value-type="float" office:value="-0.0937500000000001" calcext:value-type="float">
            <text:p>-0.09375</text:p>
          </table:table-cell>
          <table:table-cell/>
          <table:table-cell table:style-name="ce18" table:formula="of:=[.G32]+1" office:value-type="float" office:value="5" calcext:value-type="float">
            <text:p>5</text:p>
          </table:table-cell>
          <table:table-cell table:style-name="ce18" table:formula="of:=[.G31]*[.$B$9]" office:value-type="float" office:value="25" calcext:value-type="float">
            <text:p>25</text:p>
          </table:table-cell>
          <table:table-cell table:style-name="ce7"/>
          <table:table-cell table:style-name="ce7" table:formula="of:=[.$C31]*[.W30]+[.$D31]*[.W31]+[.$E31]*[.W32]" office:value-type="float" office:value="24.9698825100559" calcext:value-type="float">
            <text:p>24.97</text:p>
          </table:table-cell>
          <table:table-cell table:style-name="ce7" table:formula="of:=[.$C31]*[.X30]+[.$D31]*[.X31]+[.$E31]*[.X32]" office:value-type="float" office:value="24.9750248545954" calcext:value-type="float">
            <text:p>24.98</text:p>
          </table:table-cell>
          <table:table-cell table:style-name="ce7" table:formula="of:=[.$C31]*[.Y30]+[.$D31]*[.Y31]+[.$E31]*[.Y32]" office:value-type="float" office:value="24.9795204252774" calcext:value-type="float">
            <text:p>24.98</text:p>
          </table:table-cell>
          <table:table-cell table:style-name="ce7" table:formula="of:=[.$C31]*[.Z30]+[.$D31]*[.Z31]+[.$E31]*[.Z32]" office:value-type="float" office:value="24.9845299005771" calcext:value-type="float">
            <text:p>24.98</text:p>
          </table:table-cell>
          <table:table-cell table:style-name="ce7" table:formula="of:=[.$C31]*[.AA30]+[.$D31]*[.AA31]+[.$E31]*[.AA32]" office:value-type="float" office:value="24.9889449721287" calcext:value-type="float">
            <text:p>24.99</text:p>
          </table:table-cell>
          <table:table-cell table:style-name="ce7" table:formula="of:=[.$C31]*[.AB30]+[.$D31]*[.AB31]+[.$E31]*[.AB32]" office:value-type="float" office:value="24.9926964900766" calcext:value-type="float">
            <text:p>24.99</text:p>
          </table:table-cell>
          <table:table-cell table:style-name="ce7" table:formula="of:=[.$C31]*[.AC30]+[.$D31]*[.AC31]+[.$E31]*[.AC32]" office:value-type="float" office:value="24.995830045713" calcext:value-type="float">
            <text:p>25.00</text:p>
          </table:table-cell>
          <table:table-cell table:style-name="ce7" table:formula="of:=[.$C31]*[.AD30]+[.$D31]*[.AD31]+[.$E31]*[.AD32]" office:value-type="float" office:value="24.9982442272642" calcext:value-type="float">
            <text:p>25.00</text:p>
          </table:table-cell>
          <table:table-cell table:style-name="ce7" table:formula="of:=[.$C31]*[.AE30]+[.$D31]*[.AE31]+[.$E31]*[.AE32]" office:value-type="float" office:value="24.99931645607" calcext:value-type="float">
            <text:p>25.00</text:p>
          </table:table-cell>
          <table:table-cell table:style-name="ce10" table:formula="of:=[.$C31]*[.AF30]+[.$D31]*[.AF31]+[.$E31]*[.AF32]" office:value-type="float" office:value="25.0004048671794" calcext:value-type="float">
            <text:p>25.00</text:p>
          </table:table-cell>
          <table:table-cell/>
          <table:table-cell table:style-name="ce18" table:formula="of:=[.U32]+1" office:value-type="float" office:value="5" calcext:value-type="float">
            <text:p>5</text:p>
          </table:table-cell>
          <table:table-cell table:style-name="ce18" table:formula="of:=[.U31]*[.$B$9]" office:value-type="float" office:value="25" calcext:value-type="float">
            <text:p>25</text:p>
          </table:table-cell>
          <table:table-cell table:style-name="ce7" office:value-type="float" office:value="24.9646190324505" calcext:value-type="float">
            <text:p>24.96</text:p>
          </table:table-cell>
          <table:table-cell table:style-name="ce7" office:value-type="float" office:value="24.9699898828803" calcext:value-type="float">
            <text:p>24.97</text:p>
          </table:table-cell>
          <table:table-cell table:style-name="ce7" office:value-type="float" office:value="24.9747428968396" calcext:value-type="float">
            <text:p>24.97</text:p>
          </table:table-cell>
          <table:table-cell table:style-name="ce7" office:value-type="float" office:value="24.9799990164359" calcext:value-type="float">
            <text:p>24.98</text:p>
          </table:table-cell>
          <table:table-cell table:style-name="ce7" office:value-type="float" office:value="24.9847856537917" calcext:value-type="float">
            <text:p>24.98</text:p>
          </table:table-cell>
          <table:table-cell table:style-name="ce7" office:value-type="float" office:value="24.9889881347516" calcext:value-type="float">
            <text:p>24.99</text:p>
          </table:table-cell>
          <table:table-cell table:style-name="ce7" office:value-type="float" office:value="24.9926909210861" calcext:value-type="float">
            <text:p>24.99</text:p>
          </table:table-cell>
          <table:table-cell table:style-name="ce7" office:value-type="float" office:value="24.9957398296683" calcext:value-type="float">
            <text:p>25.00</text:p>
          </table:table-cell>
          <table:table-cell table:style-name="ce7" office:value-type="float" office:value="24.9976176778853" calcext:value-type="float">
            <text:p>25.00</text:p>
          </table:table-cell>
          <table:table-cell table:style-name="ce7" office:value-type="float" office:value="24.999487593784" calcext:value-type="float">
            <text:p>25.00</text:p>
          </table:table-cell>
          <table:table-cell table:style-name="ce10" table:formula="of:=MAX([.$B$4]-[.V31];0)" office:value-type="float" office:value="25" calcext:value-type="float">
            <text:p>25.00</text:p>
          </table:table-cell>
          <table:table-cell/>
          <table:table-cell table:style-name="ce18" table:formula="of:=[.AI32]+1" office:value-type="float" office:value="5" calcext:value-type="float">
            <text:p>5</text:p>
          </table:table-cell>
          <table:table-cell table:style-name="ce18" table:formula="of:=[.AI31]*[.$B$9]" office:value-type="float" office:value="25" calcext:value-type="float">
            <text:p>25</text:p>
          </table:table-cell>
          <table:table-cell table:style-name="ce11"/>
          <table:table-cell table:style-name="ce35" table:formula="of:=([.X31]-[.J31])^2" office:value-type="float" office:value="0.0000000115289234125" calcext:value-type="float">
            <text:p>0.00000</text:p>
          </table:table-cell>
          <table:table-cell table:style-name="ce35" table:formula="of:=([.Y31]-[.K31])^2" office:value-type="float" office:value="0.00000007950017604136" calcext:value-type="float">
            <text:p>0.00000</text:p>
          </table:table-cell>
          <table:table-cell table:style-name="ce35" table:formula="of:=([.Z31]-[.L31])^2" office:value-type="float" office:value="0.00000022904949702595" calcext:value-type="float">
            <text:p>0.00000</text:p>
          </table:table-cell>
          <table:table-cell table:style-name="ce35" table:formula="of:=([.AA31]-[.M31])^2" office:value-type="float" office:value="0.00000006540970679421" calcext:value-type="float">
            <text:p>0.00000</text:p>
          </table:table-cell>
          <table:table-cell table:style-name="ce35" table:formula="of:=([.AB31]-[.N31])^2" office:value-type="float" office:value="0.00000000186301201421" calcext:value-type="float">
            <text:p>0.00000</text:p>
          </table:table-cell>
          <table:table-cell table:style-name="ce35" table:formula="of:=([.AC31]-[.O31])^2" office:value-type="float" office:value="0.0000000000310136551" calcext:value-type="float">
            <text:p>0.00000</text:p>
          </table:table-cell>
          <table:table-cell table:style-name="ce35" table:formula="of:=([.AD31]-[.P31])^2" office:value-type="float" office:value="0.00000000813893472909" calcext:value-type="float">
            <text:p>0.00000</text:p>
          </table:table-cell>
          <table:table-cell table:style-name="ce35" table:formula="of:=([.AE31]-[.Q31])^2" office:value-type="float" office:value="0.00000039256412414231" calcext:value-type="float">
            <text:p>0.00000</text:p>
          </table:table-cell>
          <table:table-cell table:style-name="ce35" table:formula="of:=([.AF31]-[.R31])^2" office:value-type="float" office:value="0.00000002928811714407" calcext:value-type="float">
            <text:p>0.00000</text:p>
          </table:table-cell>
          <table:table-cell table:style-name="ce30" table:formula="of:=([.AG31]-[.S31])^2" office:value-type="float" office:value="0.00000016391743295668" calcext:value-type="float">
            <text:p>0.00000</text:p>
          </table:table-cell>
          <table:table-cell table:number-columns-repeated="16297"/>
        </table:table-row>
        <table:table-row table:style-name="ro1">
          <table:table-cell table:style-name="ce18" table:formula="of:=[.A33]+1" office:value-type="float" office:value="4" calcext:value-type="float">
            <text:p>4</text:p>
          </table:table-cell>
          <table:table-cell table:style-name="ce18" table:formula="of:=[.A32]*[.$B$9]" office:value-type="float" office:value="20" calcext:value-type="float">
            <text:p>20</text:p>
          </table:table-cell>
          <table:table-cell table:style-name="ce11" table:formula="of:=0.5*[.$B$5]*[.A32]*[.$B$8]-0.5*[.$B$6]^2*[.A32]^2*[.$B$8]" office:value-type="float" office:value="-0.0450000000000001" calcext:value-type="float">
            <text:p>-0.04500</text:p>
          </table:table-cell>
          <table:table-cell table:style-name="ce11" table:formula="of:=1+[.$B$6]^2*[.A32]^2*[.$B$8]+[.$B$5]*[.$B$8]" office:value-type="float" office:value="1.11083333333333" calcext:value-type="float">
            <text:p>1.11083</text:p>
          </table:table-cell>
          <table:table-cell table:style-name="ce11" table:formula="of:=-0.5*[.$B$5]*[.A32]*[.$B$8]-0.5*[.$B$6]^2*[.A32]^2*[.$B$8]" office:value-type="float" office:value="-0.0616666666666667" calcext:value-type="float">
            <text:p>-0.06167</text:p>
          </table:table-cell>
          <table:table-cell/>
          <table:table-cell table:style-name="ce18" table:formula="of:=[.G33]+1" office:value-type="float" office:value="4" calcext:value-type="float">
            <text:p>4</text:p>
          </table:table-cell>
          <table:table-cell table:style-name="ce18" table:formula="of:=[.G32]*[.$B$9]" office:value-type="float" office:value="20" calcext:value-type="float">
            <text:p>20</text:p>
          </table:table-cell>
          <table:table-cell table:style-name="ce7"/>
          <table:table-cell table:style-name="ce7" table:formula="of:=[.$C32]*[.W31]+[.$D32]*[.W32]+[.$E32]*[.W33]" office:value-type="float" office:value="29.602722934024" calcext:value-type="float">
            <text:p>29.60</text:p>
          </table:table-cell>
          <table:table-cell table:style-name="ce7" table:formula="of:=[.$C32]*[.X31]+[.$D32]*[.X32]+[.$E32]*[.X33]" office:value-type="float" office:value="29.6487427917782" calcext:value-type="float">
            <text:p>29.65</text:p>
          </table:table-cell>
          <table:table-cell table:style-name="ce7" table:formula="of:=[.$C32]*[.Y31]+[.$D32]*[.Y32]+[.$E32]*[.Y33]" office:value-type="float" office:value="29.6938485445749" calcext:value-type="float">
            <text:p>29.69</text:p>
          </table:table-cell>
          <table:table-cell table:style-name="ce7" table:formula="of:=[.$C32]*[.Z31]+[.$D32]*[.Z32]+[.$E32]*[.Z33]" office:value-type="float" office:value="29.7388546233789" calcext:value-type="float">
            <text:p>29.74</text:p>
          </table:table-cell>
          <table:table-cell table:style-name="ce7" table:formula="of:=[.$C32]*[.AA31]+[.$D32]*[.AA32]+[.$E32]*[.AA33]" office:value-type="float" office:value="29.7835154774405" calcext:value-type="float">
            <text:p>29.78</text:p>
          </table:table-cell>
          <table:table-cell table:style-name="ce7" table:formula="of:=[.$C32]*[.AB31]+[.$D32]*[.AB32]+[.$E32]*[.AB33]" office:value-type="float" office:value="29.827770102758" calcext:value-type="float">
            <text:p>29.83</text:p>
          </table:table-cell>
          <table:table-cell table:style-name="ce7" table:formula="of:=[.$C32]*[.AC31]+[.$D32]*[.AC32]+[.$E32]*[.AC33]" office:value-type="float" office:value="29.8717599209472" calcext:value-type="float">
            <text:p>29.87</text:p>
          </table:table-cell>
          <table:table-cell table:style-name="ce7" table:formula="of:=[.$C32]*[.AD31]+[.$D32]*[.AD32]+[.$E32]*[.AD33]" office:value-type="float" office:value="29.9148638273277" calcext:value-type="float">
            <text:p>29.91</text:p>
          </table:table-cell>
          <table:table-cell table:style-name="ce7" table:formula="of:=[.$C32]*[.AE31]+[.$D32]*[.AE32]+[.$E32]*[.AE33]" office:value-type="float" office:value="29.9575681248979" calcext:value-type="float">
            <text:p>29.96</text:p>
          </table:table-cell>
          <table:table-cell table:style-name="ce10" table:formula="of:=[.$C32]*[.AF31]+[.$D32]*[.AF32]+[.$E32]*[.AF33]" office:value-type="float" office:value="29.9996806749307" calcext:value-type="float">
            <text:p>30.00</text:p>
          </table:table-cell>
          <table:table-cell/>
          <table:table-cell table:style-name="ce18" table:formula="of:=[.U33]+1" office:value-type="float" office:value="4" calcext:value-type="float">
            <text:p>4</text:p>
          </table:table-cell>
          <table:table-cell table:style-name="ce18" table:formula="of:=[.U32]*[.$B$9]" office:value-type="float" office:value="20" calcext:value-type="float">
            <text:p>20</text:p>
          </table:table-cell>
          <table:table-cell table:style-name="ce7" office:value-type="float" office:value="29.5566861871307" calcext:value-type="float">
            <text:p>29.56</text:p>
          </table:table-cell>
          <table:table-cell table:style-name="ce7" office:value-type="float" office:value="29.6030251690142" calcext:value-type="float">
            <text:p>29.60</text:p>
          </table:table-cell>
          <table:table-cell table:style-name="ce7" office:value-type="float" office:value="29.648530377972" calcext:value-type="float">
            <text:p>29.65</text:p>
          </table:table-cell>
          <table:table-cell table:style-name="ce7" office:value-type="float" office:value="29.6939486592589" calcext:value-type="float">
            <text:p>29.69</text:p>
          </table:table-cell>
          <table:table-cell table:style-name="ce7" office:value-type="float" office:value="29.7390639860162" calcext:value-type="float">
            <text:p>29.74</text:p>
          </table:table-cell>
          <table:table-cell table:style-name="ce7" office:value-type="float" office:value="29.7837431113393" calcext:value-type="float">
            <text:p>29.78</text:p>
          </table:table-cell>
          <table:table-cell table:style-name="ce7" office:value-type="float" office:value="29.8281524466282" calcext:value-type="float">
            <text:p>29.83</text:p>
          </table:table-cell>
          <table:table-cell table:style-name="ce7" office:value-type="float" office:value="29.8717448569973" calcext:value-type="float">
            <text:p>29.87</text:p>
          </table:table-cell>
          <table:table-cell table:style-name="ce7" office:value-type="float" office:value="29.9149148280547" calcext:value-type="float">
            <text:p>29.91</text:p>
          </table:table-cell>
          <table:table-cell table:style-name="ce7" office:value-type="float" office:value="29.9575588060343" calcext:value-type="float">
            <text:p>29.96</text:p>
          </table:table-cell>
          <table:table-cell table:style-name="ce10" table:formula="of:=MAX([.$B$4]-[.V32];0)" office:value-type="float" office:value="30" calcext:value-type="float">
            <text:p>30.00</text:p>
          </table:table-cell>
          <table:table-cell/>
          <table:table-cell table:style-name="ce18" table:formula="of:=[.AI33]+1" office:value-type="float" office:value="4" calcext:value-type="float">
            <text:p>4</text:p>
          </table:table-cell>
          <table:table-cell table:style-name="ce18" table:formula="of:=[.AI32]*[.$B$9]" office:value-type="float" office:value="20" calcext:value-type="float">
            <text:p>20</text:p>
          </table:table-cell>
          <table:table-cell table:style-name="ce11"/>
          <table:table-cell table:style-name="ce35" table:formula="of:=([.X32]-[.J32])^2" office:value-type="float" office:value="0.00000009134598929112" calcext:value-type="float">
            <text:p>0.00000</text:p>
          </table:table-cell>
          <table:table-cell table:style-name="ce35" table:formula="of:=([.Y32]-[.K32])^2" office:value-type="float" office:value="0.00000004511962507468" calcext:value-type="float">
            <text:p>0.00000</text:p>
          </table:table-cell>
          <table:table-cell table:style-name="ce35" table:formula="of:=([.Z32]-[.L32])^2" office:value-type="float" office:value="0.00000001002294996004" calcext:value-type="float">
            <text:p>0.00000</text:p>
          </table:table-cell>
          <table:table-cell table:style-name="ce35" table:formula="of:=([.AA32]-[.M32])^2" office:value-type="float" office:value="0.00000004383271387773" calcext:value-type="float">
            <text:p>0.00000</text:p>
          </table:table-cell>
          <table:table-cell table:style-name="ce35" table:formula="of:=([.AB32]-[.N32])^2" office:value-type="float" office:value="0.00000005181719190184" calcext:value-type="float">
            <text:p>0.00000</text:p>
          </table:table-cell>
          <table:table-cell table:style-name="ce35" table:formula="of:=([.AC32]-[.O32])^2" office:value-type="float" office:value="0.00000014618683507135" calcext:value-type="float">
            <text:p>0.00000</text:p>
          </table:table-cell>
          <table:table-cell table:style-name="ce35" table:formula="of:=([.AD32]-[.P32])^2" office:value-type="float" office:value="0.00000000022692258784" calcext:value-type="float">
            <text:p>0.00000</text:p>
          </table:table-cell>
          <table:table-cell table:style-name="ce35" table:formula="of:=([.AE32]-[.Q32])^2" office:value-type="float" office:value="0.00000000260107415578" calcext:value-type="float">
            <text:p>0.00000</text:p>
          </table:table-cell>
          <table:table-cell table:style-name="ce35" table:formula="of:=([.AF32]-[.R32])^2" office:value-type="float" office:value="0.00000000008684121788" calcext:value-type="float">
            <text:p>0.00000</text:p>
          </table:table-cell>
          <table:table-cell table:style-name="ce30" table:formula="of:=([.AG32]-[.S32])^2" office:value-type="float" office:value="0.00000010196849986905" calcext:value-type="float">
            <text:p>0.00000</text:p>
          </table:table-cell>
          <table:table-cell table:number-columns-repeated="16297"/>
        </table:table-row>
        <table:table-row table:style-name="ro1">
          <table:table-cell table:style-name="ce18" table:formula="of:=[.A34]+1" office:value-type="float" office:value="3" calcext:value-type="float">
            <text:p>3</text:p>
          </table:table-cell>
          <table:table-cell table:style-name="ce18" table:formula="of:=[.A33]*[.$B$9]" office:value-type="float" office:value="15" calcext:value-type="float">
            <text:p>15</text:p>
          </table:table-cell>
          <table:table-cell table:style-name="ce11" table:formula="of:=0.5*[.$B$5]*[.A33]*[.$B$8]-0.5*[.$B$6]^2*[.A33]^2*[.$B$8]" office:value-type="float" office:value="-0.02375" calcext:value-type="float">
            <text:p>-0.02375</text:p>
          </table:table-cell>
          <table:table-cell table:style-name="ce11" table:formula="of:=1+[.$B$6]^2*[.A33]^2*[.$B$8]+[.$B$5]*[.$B$8]" office:value-type="float" office:value="1.06416666666667" calcext:value-type="float">
            <text:p>1.06417</text:p>
          </table:table-cell>
          <table:table-cell table:style-name="ce11" table:formula="of:=-0.5*[.$B$5]*[.A33]*[.$B$8]-0.5*[.$B$6]^2*[.A33]^2*[.$B$8]" office:value-type="float" office:value="-0.03625" calcext:value-type="float">
            <text:p>-0.03625</text:p>
          </table:table-cell>
          <table:table-cell/>
          <table:table-cell table:style-name="ce18" table:formula="of:=[.G34]+1" office:value-type="float" office:value="3" calcext:value-type="float">
            <text:p>3</text:p>
          </table:table-cell>
          <table:table-cell table:style-name="ce18" table:formula="of:=[.G33]*[.$B$9]" office:value-type="float" office:value="15" calcext:value-type="float">
            <text:p>15</text:p>
          </table:table-cell>
          <table:table-cell table:style-name="ce7"/>
          <table:table-cell table:style-name="ce7" table:formula="of:=[.$C33]*[.W32]+[.$D33]*[.W33]+[.$E33]*[.W34]" office:value-type="float" office:value="34.242903617401" calcext:value-type="float">
            <text:p>34.24</text:p>
          </table:table-cell>
          <table:table-cell table:style-name="ce7" table:formula="of:=[.$C33]*[.X32]+[.$D33]*[.X33]+[.$E33]*[.X34]" office:value-type="float" office:value="34.3273351311158" calcext:value-type="float">
            <text:p>34.33</text:p>
          </table:table-cell>
          <table:table-cell table:style-name="ce7" table:formula="of:=[.$C33]*[.Y32]+[.$D33]*[.Y33]+[.$E33]*[.Y34]" office:value-type="float" office:value="34.4120267580088" calcext:value-type="float">
            <text:p>34.41</text:p>
          </table:table-cell>
          <table:table-cell table:style-name="ce7" table:formula="of:=[.$C33]*[.Z32]+[.$D33]*[.Z33]+[.$E33]*[.Z34]" office:value-type="float" office:value="34.4963862530935" calcext:value-type="float">
            <text:p>34.50</text:p>
          </table:table-cell>
          <table:table-cell table:style-name="ce7" table:formula="of:=[.$C33]*[.AA32]+[.$D33]*[.AA33]+[.$E33]*[.AA34]" office:value-type="float" office:value="34.5812552378257" calcext:value-type="float">
            <text:p>34.58</text:p>
          </table:table-cell>
          <table:table-cell table:style-name="ce7" table:formula="of:=[.$C33]*[.AB32]+[.$D33]*[.AB33]+[.$E33]*[.AB34]" office:value-type="float" office:value="34.6652423428205" calcext:value-type="float">
            <text:p>34.67</text:p>
          </table:table-cell>
          <table:table-cell table:style-name="ce7" table:formula="of:=[.$C33]*[.AC32]+[.$D33]*[.AC33]+[.$E33]*[.AC34]" office:value-type="float" office:value="34.7490116348011" calcext:value-type="float">
            <text:p>34.75</text:p>
          </table:table-cell>
          <table:table-cell table:style-name="ce7" table:formula="of:=[.$C33]*[.AD32]+[.$D33]*[.AD33]+[.$E33]*[.AD34]" office:value-type="float" office:value="34.8329018907895" calcext:value-type="float">
            <text:p>34.83</text:p>
          </table:table-cell>
          <table:table-cell table:style-name="ce7" table:formula="of:=[.$C33]*[.AE32]+[.$D33]*[.AE33]+[.$E33]*[.AE34]" office:value-type="float" office:value="34.9164975124045" calcext:value-type="float">
            <text:p>34.92</text:p>
          </table:table-cell>
          <table:table-cell table:style-name="ce10" table:formula="of:=[.$C33]*[.AF32]+[.$D33]*[.AF33]+[.$E33]*[.AF34]" office:value-type="float" office:value="35.0002430588538" calcext:value-type="float">
            <text:p>35.00</text:p>
          </table:table-cell>
          <table:table-cell/>
          <table:table-cell table:style-name="ce18" table:formula="of:=[.U34]+1" office:value-type="float" office:value="3" calcext:value-type="float">
            <text:p>3</text:p>
          </table:table-cell>
          <table:table-cell table:style-name="ce18" table:formula="of:=[.U33]*[.$B$9]" office:value-type="float" office:value="15" calcext:value-type="float">
            <text:p>15</text:p>
          </table:table-cell>
          <table:table-cell table:style-name="ce7" office:value-type="float" office:value="34.1581856603254" calcext:value-type="float">
            <text:p>34.16</text:p>
          </table:table-cell>
          <table:table-cell table:style-name="ce7" office:value-type="float" office:value="34.2427263038718" calcext:value-type="float">
            <text:p>34.24</text:p>
          </table:table-cell>
          <table:table-cell table:style-name="ce7" office:value-type="float" office:value="34.3275219448311" calcext:value-type="float">
            <text:p>34.33</text:p>
          </table:table-cell>
          <table:table-cell table:style-name="ce7" office:value-type="float" office:value="34.4120009168897" calcext:value-type="float">
            <text:p>34.41</text:p>
          </table:table-cell>
          <table:table-cell table:style-name="ce7" office:value-type="float" office:value="34.4969634476525" calcext:value-type="float">
            <text:p>34.50</text:p>
          </table:table-cell>
          <table:table-cell table:style-name="ce7" office:value-type="float" office:value="34.5810822274202" calcext:value-type="float">
            <text:p>34.58</text:p>
          </table:table-cell>
          <table:table-cell table:style-name="ce7" office:value-type="float" office:value="34.6649999524331" calcext:value-type="float">
            <text:p>34.66</text:p>
          </table:table-cell>
          <table:table-cell table:style-name="ce7" office:value-type="float" office:value="34.749045280839" calcext:value-type="float">
            <text:p>34.75</text:p>
          </table:table-cell>
          <table:table-cell table:style-name="ce7" office:value-type="float" office:value="34.8328156934282" calcext:value-type="float">
            <text:p>34.83</text:p>
          </table:table-cell>
          <table:table-cell table:style-name="ce7" office:value-type="float" office:value="34.916712817061" calcext:value-type="float">
            <text:p>34.92</text:p>
          </table:table-cell>
          <table:table-cell table:style-name="ce10" table:formula="of:=MAX([.$B$4]-[.V33];0)" office:value-type="float" office:value="35" calcext:value-type="float">
            <text:p>35.00</text:p>
          </table:table-cell>
          <table:table-cell/>
          <table:table-cell table:style-name="ce18" table:formula="of:=[.AI34]+1" office:value-type="float" office:value="3" calcext:value-type="float">
            <text:p>3</text:p>
          </table:table-cell>
          <table:table-cell table:style-name="ce18" table:formula="of:=[.AI33]*[.$B$9]" office:value-type="float" office:value="15" calcext:value-type="float">
            <text:p>15</text:p>
          </table:table-cell>
          <table:table-cell table:style-name="ce11"/>
          <table:table-cell table:style-name="ce35" table:formula="of:=([.X33]-[.J33])^2" office:value-type="float" office:value="0.00000003144008764233" calcext:value-type="float">
            <text:p>0.00000</text:p>
          </table:table-cell>
          <table:table-cell table:style-name="ce35" table:formula="of:=([.Y33]-[.K33])^2" office:value-type="float" office:value="0.00000003489936423574" calcext:value-type="float">
            <text:p>0.00000</text:p>
          </table:table-cell>
          <table:table-cell table:style-name="ce35" table:formula="of:=([.Z33]-[.L33])^2" office:value-type="float" office:value="0.00000000066776343435" calcext:value-type="float">
            <text:p>0.00000</text:p>
          </table:table-cell>
          <table:table-cell table:style-name="ce35" table:formula="of:=([.AA33]-[.M33])^2" office:value-type="float" office:value="0.00000033315355899645" calcext:value-type="float">
            <text:p>0.00000</text:p>
          </table:table-cell>
          <table:table-cell table:style-name="ce35" table:formula="of:=([.AB33]-[.N33])^2" office:value-type="float" office:value="0.00000002993260042011" calcext:value-type="float">
            <text:p>0.00000</text:p>
          </table:table-cell>
          <table:table-cell table:style-name="ce35" table:formula="of:=([.AC33]-[.O33])^2" office:value-type="float" office:value="0.0000000587530999034" calcext:value-type="float">
            <text:p>0.00000</text:p>
          </table:table-cell>
          <table:table-cell table:style-name="ce35" table:formula="of:=([.AD33]-[.P33])^2" office:value-type="float" office:value="0.00000000113205586486" calcext:value-type="float">
            <text:p>0.00000</text:p>
          </table:table-cell>
          <table:table-cell table:style-name="ce35" table:formula="of:=([.AE33]-[.Q33])^2" office:value-type="float" office:value="0.00000000742998508624" calcext:value-type="float">
            <text:p>0.00000</text:p>
          </table:table-cell>
          <table:table-cell table:style-name="ce35" table:formula="of:=([.AF33]-[.R33])^2" office:value-type="float" office:value="0.00000004635609512889" calcext:value-type="float">
            <text:p>0.00000</text:p>
          </table:table-cell>
          <table:table-cell table:style-name="ce30" table:formula="of:=([.AG33]-[.S33])^2" office:value-type="float" office:value="0.00000005907760641631" calcext:value-type="float">
            <text:p>0.00000</text:p>
          </table:table-cell>
          <table:table-cell table:number-columns-repeated="16297"/>
        </table:table-row>
        <table:table-row table:style-name="ro1">
          <table:table-cell table:style-name="ce18" table:formula="of:=[.A35]+1" office:value-type="float" office:value="2" calcext:value-type="float">
            <text:p>2</text:p>
          </table:table-cell>
          <table:table-cell table:style-name="ce18" table:formula="of:=[.A34]*[.$B$9]" office:value-type="float" office:value="10" calcext:value-type="float">
            <text:p>10</text:p>
          </table:table-cell>
          <table:table-cell table:style-name="ce11" table:formula="of:=0.5*[.$B$5]*[.A34]*[.$B$8]-0.5*[.$B$6]^2*[.A34]^2*[.$B$8]" office:value-type="float" office:value="-0.00916666666666668" calcext:value-type="float">
            <text:p>-0.00917</text:p>
          </table:table-cell>
          <table:table-cell table:style-name="ce11" table:formula="of:=1+[.$B$6]^2*[.A34]^2*[.$B$8]+[.$B$5]*[.$B$8]" office:value-type="float" office:value="1.03083333333333" calcext:value-type="float">
            <text:p>1.03083</text:p>
          </table:table-cell>
          <table:table-cell table:style-name="ce11" table:formula="of:=-0.5*[.$B$5]*[.A34]*[.$B$8]-0.5*[.$B$6]^2*[.A34]^2*[.$B$8]" office:value-type="float" office:value="-0.0175" calcext:value-type="float">
            <text:p>-0.01750</text:p>
          </table:table-cell>
          <table:table-cell/>
          <table:table-cell table:style-name="ce18" table:formula="of:=[.G35]+1" office:value-type="float" office:value="2" calcext:value-type="float">
            <text:p>2</text:p>
          </table:table-cell>
          <table:table-cell table:style-name="ce18" table:formula="of:=[.G34]*[.$B$9]" office:value-type="float" office:value="10" calcext:value-type="float">
            <text:p>10</text:p>
          </table:table-cell>
          <table:table-cell table:style-name="ce7"/>
          <table:table-cell table:style-name="ce7" table:formula="of:=[.$C34]*[.W33]+[.$D34]*[.W34]+[.$E34]*[.W35]" office:value-type="float" office:value="38.8843368564648" calcext:value-type="float">
            <text:p>38.88</text:p>
          </table:table-cell>
          <table:table-cell table:style-name="ce7" table:formula="of:=[.$C34]*[.X33]+[.$D34]*[.X34]+[.$E34]*[.X35]" office:value-type="float" office:value="39.0069872939214" calcext:value-type="float">
            <text:p>39.01</text:p>
          </table:table-cell>
          <table:table-cell table:style-name="ce7" table:formula="of:=[.$C34]*[.Y33]+[.$D34]*[.Y34]+[.$E34]*[.Y35]" office:value-type="float" office:value="39.1304934442786" calcext:value-type="float">
            <text:p>39.13</text:p>
          </table:table-cell>
          <table:table-cell table:style-name="ce7" table:formula="of:=[.$C34]*[.Z33]+[.$D34]*[.Z34]+[.$E34]*[.Z35]" office:value-type="float" office:value="39.2538894775776" calcext:value-type="float">
            <text:p>39.25</text:p>
          </table:table-cell>
          <table:table-cell table:style-name="ce7" table:formula="of:=[.$C34]*[.AA33]+[.$D34]*[.AA34]+[.$E34]*[.AA35]" office:value-type="float" office:value="39.3776118655343" calcext:value-type="float">
            <text:p>39.38</text:p>
          </table:table-cell>
          <table:table-cell table:style-name="ce7" table:formula="of:=[.$C34]*[.AB33]+[.$D34]*[.AB34]+[.$E34]*[.AB35]" office:value-type="float" office:value="39.5011542838466" calcext:value-type="float">
            <text:p>39.50</text:p>
          </table:table-cell>
          <table:table-cell table:style-name="ce7" table:formula="of:=[.$C34]*[.AC33]+[.$D34]*[.AC34]+[.$E34]*[.AC35]" office:value-type="float" office:value="39.6249615382651" calcext:value-type="float">
            <text:p>39.62</text:p>
          </table:table-cell>
          <table:table-cell table:style-name="ce7" table:formula="of:=[.$C34]*[.AD33]+[.$D34]*[.AD34]+[.$E34]*[.AD35]" office:value-type="float" office:value="39.7497122444259" calcext:value-type="float">
            <text:p>39.75</text:p>
          </table:table-cell>
          <table:table-cell table:style-name="ce7" table:formula="of:=[.$C34]*[.AE33]+[.$D34]*[.AE34]+[.$E34]*[.AE35]" office:value-type="float" office:value="39.8747759211353" calcext:value-type="float">
            <text:p>39.87</text:p>
          </table:table-cell>
          <table:table-cell table:style-name="ce10" table:formula="of:=[.$C34]*[.AF33]+[.$D34]*[.AF34]+[.$E34]*[.AF35]" office:value-type="float" office:value="39.9997427262201" calcext:value-type="float">
            <text:p>40.00</text:p>
          </table:table-cell>
          <table:table-cell/>
          <table:table-cell table:style-name="ce18" table:formula="of:=[.U35]+1" office:value-type="float" office:value="2" calcext:value-type="float">
            <text:p>2</text:p>
          </table:table-cell>
          <table:table-cell table:style-name="ce18" table:formula="of:=[.U34]*[.$B$9]" office:value-type="float" office:value="10" calcext:value-type="float">
            <text:p>10</text:p>
          </table:table-cell>
          <table:table-cell table:style-name="ce7" office:value-type="float" office:value="38.762142322324" calcext:value-type="float">
            <text:p>38.76</text:p>
          </table:table-cell>
          <table:table-cell table:style-name="ce7" office:value-type="float" office:value="38.8844394342176" calcext:value-type="float">
            <text:p>38.88</text:p>
          </table:table-cell>
          <table:table-cell table:style-name="ce7" office:value-type="float" office:value="39.0075930613009" calcext:value-type="float">
            <text:p>39.01</text:p>
          </table:table-cell>
          <table:table-cell table:style-name="ce7" office:value-type="float" office:value="39.1306696636121" calcext:value-type="float">
            <text:p>39.13</text:p>
          </table:table-cell>
          <table:table-cell table:style-name="ce7" office:value-type="float" office:value="39.2540853714922" calcext:value-type="float">
            <text:p>39.25</text:p>
          </table:table-cell>
          <table:table-cell table:style-name="ce7" office:value-type="float" office:value="39.3773451576511" calcext:value-type="float">
            <text:p>39.38</text:p>
          </table:table-cell>
          <table:table-cell table:style-name="ce7" office:value-type="float" office:value="39.5008881095821" calcext:value-type="float">
            <text:p>39.50</text:p>
          </table:table-cell>
          <table:table-cell table:style-name="ce7" office:value-type="float" office:value="39.6253753163134" calcext:value-type="float">
            <text:p>39.63</text:p>
          </table:table-cell>
          <table:table-cell table:style-name="ce7" office:value-type="float" office:value="39.7501966212161" calcext:value-type="float">
            <text:p>39.75</text:p>
          </table:table-cell>
          <table:table-cell table:style-name="ce7" office:value-type="float" office:value="39.8749464549503" calcext:value-type="float">
            <text:p>39.87</text:p>
          </table:table-cell>
          <table:table-cell table:style-name="ce10" table:formula="of:=MAX([.$B$4]-[.V34];0)" office:value-type="float" office:value="40" calcext:value-type="float">
            <text:p>40.00</text:p>
          </table:table-cell>
          <table:table-cell/>
          <table:table-cell table:style-name="ce18" table:formula="of:=[.AI35]+1" office:value-type="float" office:value="2" calcext:value-type="float">
            <text:p>2</text:p>
          </table:table-cell>
          <table:table-cell table:style-name="ce18" table:formula="of:=[.AI34]*[.$B$9]" office:value-type="float" office:value="10" calcext:value-type="float">
            <text:p>10</text:p>
          </table:table-cell>
          <table:table-cell table:style-name="ce11"/>
          <table:table-cell table:style-name="ce35" table:formula="of:=([.X34]-[.J34])^2" office:value-type="float" office:value="0.00000001052219537066" calcext:value-type="float">
            <text:p>0.00000</text:p>
          </table:table-cell>
          <table:table-cell table:style-name="ce35" table:formula="of:=([.Y34]-[.K34])^2" office:value-type="float" office:value="0.00000036695411806269" calcext:value-type="float">
            <text:p>0.00000</text:p>
          </table:table-cell>
          <table:table-cell table:style-name="ce35" table:formula="of:=([.Z34]-[.L34])^2" office:value-type="float" office:value="0.00000003105325349808" calcext:value-type="float">
            <text:p>0.00000</text:p>
          </table:table-cell>
          <table:table-cell table:style-name="ce35" table:formula="of:=([.AA34]-[.M34])^2" office:value-type="float" office:value="0.00000003837442578317" calcext:value-type="float">
            <text:p>0.00000</text:p>
          </table:table-cell>
          <table:table-cell table:style-name="ce35" table:formula="of:=([.AB34]-[.N34])^2" office:value-type="float" office:value="0.00000007113309498326" calcext:value-type="float">
            <text:p>0.00000</text:p>
          </table:table-cell>
          <table:table-cell table:style-name="ce35" table:formula="of:=([.AC34]-[.O34])^2" office:value-type="float" office:value="0.00000007084873906488" calcext:value-type="float">
            <text:p>0.00000</text:p>
          </table:table-cell>
          <table:table-cell table:style-name="ce35" table:formula="of:=([.AD34]-[.P34])^2" office:value-type="float" office:value="0.0000001712122732296" calcext:value-type="float">
            <text:p>0.00000</text:p>
          </table:table-cell>
          <table:table-cell table:style-name="ce35" table:formula="of:=([.AE34]-[.Q34])^2" office:value-type="float" office:value="0.00000023462087486818" calcext:value-type="float">
            <text:p>0.00000</text:p>
          </table:table-cell>
          <table:table-cell table:style-name="ce35" table:formula="of:=([.AF34]-[.R34])^2" office:value-type="float" office:value="0.00000002908178205905" calcext:value-type="float">
            <text:p>0.00000</text:p>
          </table:table-cell>
          <table:table-cell table:style-name="ce30" table:formula="of:=([.AG34]-[.S34])^2" office:value-type="float" office:value="0.00000006618979783936" calcext:value-type="float">
            <text:p>0.00000</text:p>
          </table:table-cell>
          <table:table-cell table:number-columns-repeated="16297"/>
        </table:table-row>
        <table:table-row table:style-name="ro1">
          <table:table-cell table:style-name="ce18" table:formula="of:=[.A36]+1" office:value-type="float" office:value="1" calcext:value-type="float">
            <text:p>1</text:p>
          </table:table-cell>
          <table:table-cell table:style-name="ce18" table:formula="of:=[.A35]*[.$B$9]" office:value-type="float" office:value="5" calcext:value-type="float">
            <text:p>5</text:p>
          </table:table-cell>
          <table:table-cell table:style-name="ce11" table:formula="of:=0.5*[.$B$5]*[.A35]*[.$B$8]-0.5*[.$B$6]^2*[.A35]^2*[.$B$8]" office:value-type="float" office:value="-0.00125" calcext:value-type="float">
            <text:p>-0.00125</text:p>
          </table:table-cell>
          <table:table-cell table:style-name="ce11" table:formula="of:=1+[.$B$6]^2*[.A35]^2*[.$B$8]+[.$B$5]*[.$B$8]" office:value-type="float" office:value="1.01083333333333" calcext:value-type="float">
            <text:p>1.01083</text:p>
          </table:table-cell>
          <table:table-cell table:style-name="ce11" table:formula="of:=-0.5*[.$B$5]*[.A35]*[.$B$8]-0.5*[.$B$6]^2*[.A35]^2*[.$B$8]" office:value-type="float" office:value="-0.00541666666666667" calcext:value-type="float">
            <text:p>-0.00542</text:p>
          </table:table-cell>
          <table:table-cell/>
          <table:table-cell table:style-name="ce18" table:formula="of:=[.G36]+1" office:value-type="float" office:value="1" calcext:value-type="float">
            <text:p>1</text:p>
          </table:table-cell>
          <table:table-cell table:style-name="ce18" table:formula="of:=[.G35]*[.$B$9]" office:value-type="float" office:value="5" calcext:value-type="float">
            <text:p>5</text:p>
          </table:table-cell>
          <table:table-cell table:style-name="ce7"/>
          <table:table-cell table:style-name="ce7" table:formula="of:=[.$C35]*[.W34]+[.$D35]*[.W35]+[.$E35]*[.W36]" office:value-type="float" office:value="43.5713756715876" calcext:value-type="float">
            <text:p>43.57</text:p>
          </table:table-cell>
          <table:table-cell table:style-name="ce7" table:formula="of:=[.$C35]*[.X34]+[.$D35]*[.X35]+[.$E35]*[.X36]" office:value-type="float" office:value="43.7238612995044" calcext:value-type="float">
            <text:p>43.72</text:p>
          </table:table-cell>
          <table:table-cell table:style-name="ce7" table:formula="of:=[.$C35]*[.Y34]+[.$D35]*[.Y35]+[.$E35]*[.Y36]" office:value-type="float" office:value="43.8777826281974" calcext:value-type="float">
            <text:p>43.88</text:p>
          </table:table-cell>
          <table:table-cell table:style-name="ce7" table:formula="of:=[.$C35]*[.Z34]+[.$D35]*[.Z35]+[.$E35]*[.Z36]" office:value-type="float" office:value="44.0336460172995" calcext:value-type="float">
            <text:p>44.03</text:p>
          </table:table-cell>
          <table:table-cell table:style-name="ce7" table:formula="of:=[.$C35]*[.AA34]+[.$D35]*[.AA35]+[.$E35]*[.AA36]" office:value-type="float" office:value="44.1905934071018" calcext:value-type="float">
            <text:p>44.19</text:p>
          </table:table-cell>
          <table:table-cell table:style-name="ce7" table:formula="of:=[.$C35]*[.AB34]+[.$D35]*[.AB35]+[.$E35]*[.AB36]" office:value-type="float" office:value="44.3490991030742" calcext:value-type="float">
            <text:p>44.35</text:p>
          </table:table-cell>
          <table:table-cell table:style-name="ce7" table:formula="of:=[.$C35]*[.AC34]+[.$D35]*[.AC35]+[.$E35]*[.AC36]" office:value-type="float" office:value="44.5092739727919" calcext:value-type="float">
            <text:p>44.51</text:p>
          </table:table-cell>
          <table:table-cell table:style-name="ce7" table:formula="of:=[.$C35]*[.AD34]+[.$D35]*[.AD35]+[.$E35]*[.AD36]" office:value-type="float" office:value="44.6711081946895" calcext:value-type="float">
            <text:p>44.67</text:p>
          </table:table-cell>
          <table:table-cell table:style-name="ce7" table:formula="of:=[.$C35]*[.AE34]+[.$D35]*[.AE35]+[.$E35]*[.AE36]" office:value-type="float" office:value="44.8349029604538" calcext:value-type="float">
            <text:p>44.83</text:p>
          </table:table-cell>
          <table:table-cell table:style-name="ce10" table:formula="of:=[.$C35]*[.AF34]+[.$D35]*[.AF35]+[.$E35]*[.AF36]" office:value-type="float" office:value="44.9999706132125" calcext:value-type="float">
            <text:p>45.00</text:p>
          </table:table-cell>
          <table:table-cell/>
          <table:table-cell table:style-name="ce18" table:formula="of:=[.U36]+1" office:value-type="float" office:value="1" calcext:value-type="float">
            <text:p>1</text:p>
          </table:table-cell>
          <table:table-cell table:style-name="ce18" table:formula="of:=[.U35]*[.$B$9]" office:value-type="float" office:value="5" calcext:value-type="float">
            <text:p>5</text:p>
          </table:table-cell>
          <table:table-cell table:style-name="ce7" office:value-type="float" office:value="43.4202753663551" calcext:value-type="float">
            <text:p>43.42</text:p>
          </table:table-cell>
          <table:table-cell table:style-name="ce7" office:value-type="float" office:value="43.5712780037566" calcext:value-type="float">
            <text:p>43.57</text:p>
          </table:table-cell>
          <table:table-cell table:style-name="ce7" office:value-type="float" office:value="43.7237020143685" calcext:value-type="float">
            <text:p>43.72</text:p>
          </table:table-cell>
          <table:table-cell table:style-name="ce7" office:value-type="float" office:value="43.8780471766323" calcext:value-type="float">
            <text:p>43.88</text:p>
          </table:table-cell>
          <table:table-cell table:style-name="ce7" office:value-type="float" office:value="44.0334651414506" calcext:value-type="float">
            <text:p>44.03</text:p>
          </table:table-cell>
          <table:table-cell table:style-name="ce7" office:value-type="float" office:value="44.1904245189" calcext:value-type="float">
            <text:p>44.19</text:p>
          </table:table-cell>
          <table:table-cell table:style-name="ce7" office:value-type="float" office:value="44.3490355313395" calcext:value-type="float">
            <text:p>44.35</text:p>
          </table:table-cell>
          <table:table-cell table:style-name="ce7" office:value-type="float" office:value="44.5092892799687" calcext:value-type="float">
            <text:p>44.51</text:p>
          </table:table-cell>
          <table:table-cell table:style-name="ce7" office:value-type="float" office:value="44.6714829740119" calcext:value-type="float">
            <text:p>44.67</text:p>
          </table:table-cell>
          <table:table-cell table:style-name="ce7" office:value-type="float" office:value="44.8349358248454" calcext:value-type="float">
            <text:p>44.83</text:p>
          </table:table-cell>
          <table:table-cell table:style-name="ce10" table:formula="of:=MAX([.$B$4]-[.V35];0)" office:value-type="float" office:value="45" calcext:value-type="float">
            <text:p>45.00</text:p>
          </table:table-cell>
          <table:table-cell/>
          <table:table-cell table:style-name="ce18" table:formula="of:=[.AI36]+1" office:value-type="float" office:value="1" calcext:value-type="float">
            <text:p>1</text:p>
          </table:table-cell>
          <table:table-cell table:style-name="ce18" table:formula="of:=[.AI35]*[.$B$9]" office:value-type="float" office:value="5" calcext:value-type="float">
            <text:p>5</text:p>
          </table:table-cell>
          <table:table-cell table:style-name="ce11"/>
          <table:table-cell table:style-name="ce35" table:formula="of:=([.X35]-[.J35])^2" office:value-type="float" office:value="0.00000000953900520246" calcext:value-type="float">
            <text:p>0.00000</text:p>
          </table:table-cell>
          <table:table-cell table:style-name="ce35" table:formula="of:=([.Y35]-[.K35])^2" office:value-type="float" office:value="0.00000002537175451211" calcext:value-type="float">
            <text:p>0.00000</text:p>
          </table:table-cell>
          <table:table-cell table:style-name="ce35" table:formula="of:=([.Z35]-[.L35])^2" office:value-type="float" office:value="0.00000006998587441872" calcext:value-type="float">
            <text:p>0.00000</text:p>
          </table:table-cell>
          <table:table-cell table:style-name="ce35" table:formula="of:=([.AA35]-[.M35])^2" office:value-type="float" office:value="0.00000003271607271189" calcext:value-type="float">
            <text:p>0.00000</text:p>
          </table:table-cell>
          <table:table-cell table:style-name="ce35" table:formula="of:=([.AB35]-[.N35])^2" office:value-type="float" office:value="0.00000002852322470441" calcext:value-type="float">
            <text:p>0.00000</text:p>
          </table:table-cell>
          <table:table-cell table:style-name="ce35" table:formula="of:=([.AC35]-[.O35])^2" office:value-type="float" office:value="0.0000000040413654527" calcext:value-type="float">
            <text:p>0.00000</text:p>
          </table:table-cell>
          <table:table-cell table:style-name="ce35" table:formula="of:=([.AD35]-[.P35])^2" office:value-type="float" office:value="0.00000000023430966188" calcext:value-type="float">
            <text:p>0.00000</text:p>
          </table:table-cell>
          <table:table-cell table:style-name="ce35" table:formula="of:=([.AE35]-[.Q35])^2" office:value-type="float" office:value="0.00000014045954051411" calcext:value-type="float">
            <text:p>0.00000</text:p>
          </table:table-cell>
          <table:table-cell table:style-name="ce35" table:formula="of:=([.AF35]-[.R35])^2" office:value-type="float" office:value="0.00000000108006823192" calcext:value-type="float">
            <text:p>0.00000</text:p>
          </table:table-cell>
          <table:table-cell table:style-name="ce30" table:formula="of:=([.AG35]-[.S35])^2" office:value-type="float" office:value="0.00000000086358328058" calcext:value-type="float">
            <text:p>0.00000</text:p>
          </table:table-cell>
          <table:table-cell table:number-columns-repeated="16297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table:formula="of:=[.A36]*[.$B$9]" office:value-type="float" office:value="0" calcext:value-type="float">
            <text:p>0</text:p>
          </table:table-cell>
          <table:table-cell table:style-name="ce11" table:number-columns-repeated="3"/>
          <table:table-cell/>
          <table:table-cell table:style-name="ce18" office:value-type="float" office:value="0" calcext:value-type="float">
            <text:p>0</text:p>
          </table:table-cell>
          <table:table-cell table:style-name="ce18" table:formula="of:=[.G36]*[.$B$9]" office:value-type="float" office:value="0" calcext:value-type="float">
            <text:p>0</text:p>
          </table:table-cell>
          <table:table-cell table:style-name="ce10" table:number-columns-repeated="11"/>
          <table:table-cell/>
          <table:table-cell table:style-name="ce18" office:value-type="float" office:value="0" calcext:value-type="float">
            <text:p>0</text:p>
          </table:table-cell>
          <table:table-cell table:style-name="ce18" table:formula="of:=[.U36]*[.$B$9]" office:value-type="float" office:value="0" calcext:value-type="float">
            <text:p>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18" table:formula="of:=[.AI36]*[.$B$9]" office:value-type="float" office:value="0" calcext:value-type="float">
            <text:p>0</text:p>
          </table:table-cell>
          <table:table-cell table:style-name="ce30" table:number-columns-repeated="11"/>
          <table:table-cell table:number-columns-repeated="16297"/>
        </table:table-row>
        <table:table-row table:style-name="ro1">
          <table:table-cell table:number-columns-repeated="36"/>
          <table:table-cell table:style-name="ce11"/>
          <table:table-cell table:style-name="ce11" table:formula="of:=SUM([.AL16:.AL36])" office:value-type="float" office:value="0.00000126073929953172" calcext:value-type="float">
            <text:p>0.00000</text:p>
          </table:table-cell>
          <table:table-cell table:style-name="ce11" table:formula="of:=SUM([.AM16:.AM36])" office:value-type="float" office:value="0.00000208959923370467" calcext:value-type="float">
            <text:p>0.00000</text:p>
          </table:table-cell>
          <table:table-cell table:style-name="ce11" table:formula="of:=SUM([.AN16:.AN36])" office:value-type="float" office:value="0.00000167651582505008" calcext:value-type="float">
            <text:p>0.00000</text:p>
          </table:table-cell>
          <table:table-cell table:style-name="ce11" table:formula="of:=SUM([.AO16:.AO36])" office:value-type="float" office:value="0.0000017902975681757" calcext:value-type="float">
            <text:p>0.00000</text:p>
          </table:table-cell>
          <table:table-cell table:style-name="ce11" table:formula="of:=SUM([.AP16:.AP36])" office:value-type="float" office:value="0.00000061581648324971" calcext:value-type="float">
            <text:p>0.00000</text:p>
          </table:table-cell>
          <table:table-cell table:style-name="ce11" table:formula="of:=SUM([.AQ16:.AQ36])" office:value-type="float" office:value="0.00000186531681074139" calcext:value-type="float">
            <text:p>0.00000</text:p>
          </table:table-cell>
          <table:table-cell table:style-name="ce11" table:formula="of:=SUM([.AR16:.AR36])" office:value-type="float" office:value="0.00000080626592622121" calcext:value-type="float">
            <text:p>0.00000</text:p>
          </table:table-cell>
          <table:table-cell table:style-name="ce11" table:formula="of:=SUM([.AS16:.AS36])" office:value-type="float" office:value="0.00000308420971919454" calcext:value-type="float">
            <text:p>0.00000</text:p>
          </table:table-cell>
          <table:table-cell table:style-name="ce11" table:formula="of:=SUM([.AT16:.AT36])" office:value-type="float" office:value="0.0000104044328221953" calcext:value-type="float">
            <text:p>0.00001</text:p>
          </table:table-cell>
          <table:table-cell table:style-name="ce11" table:formula="of:=SUM([.AU16:.AU36])" office:value-type="float" office:value="0.00000119423183042463" calcext:value-type="float">
            <text:p>0.00000</text:p>
          </table:table-cell>
          <table:table-cell table:number-columns-repeated="16297"/>
        </table:table-row>
        <table:table-row table:style-name="ro1" table:number-rows-repeated="24">
          <table:table-cell table:number-columns-repeated="16344"/>
        </table:table-row>
        <table:table-row table:style-name="ro1">
          <table:table-cell/>
          <table:table-cell table:style-name="ce12"/>
          <table:table-cell table:style-name="ce11" table:number-columns-repeated="3"/>
          <table:table-cell table:number-columns-repeated="16339"/>
        </table:table-row>
        <table:table-row table:style-name="ro1" table:number-rows-repeated="1048513">
          <table:table-cell table:number-columns-repeated="16344"/>
        </table:table-row>
        <table:table-row table:style-name="ro1">
          <table:table-cell table:number-columns-repeated="16344"/>
        </table:table-row>
      </table:table>
      <table:table table:name="explicit metho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3" table:number-columns-repeated="16331" table:default-cell-style-name="ce1"/>
        <table:table-column table:style-name="co3" table:number-columns-repeated="40" table:default-cell-style-name="Default"/>
        <table:table-row table:style-name="ro1">
          <table:table-cell office:value-type="string" calcext:value-type="string">
            <text:p>American put option on non-dividend-paying stock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(0)</text:p>
          </table:table-cell>
          <table:table-cell office:value-type="float" office:value="50" calcext:value-type="float">
            <text:p>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</text:p>
          </table:table-cell>
          <table:table-cell table:style-name="ce6" office:value-type="percentage" office:value="0.1" calcext:value-type="percentage">
            <text:p>10.00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gma</text:p>
          </table:table-cell>
          <table:table-cell table:style-name="ce6" office:value-type="percentage" office:value="0.4" calcext:value-type="percentage">
            <text:p>40.00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</text:p>
          </table:table-cell>
          <table:table-cell table:style-name="ce36" table:formula="of:=5/12" office:value-type="float" office:value="0.416666666666667" calcext:value-type="float">
            <text:p>0.4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t</text:p>
          </table:table-cell>
          <table:table-cell table:style-name="ce7" table:formula="of:=[.B7]/10" office:value-type="float" office:value="0.0416666666666667" calcext:value-type="float">
            <text:p>0.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S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17" office:value-type="string" calcext:value-type="string">
            <text:p>Parameters</text:p>
          </table:table-cell>
          <table:table-cell table:number-columns-repeated="5"/>
          <table:table-cell table:style-name="ce17" office:value-type="string" calcext:value-type="string">
            <text:p>European Option Price – Formula</text:p>
          </table:table-cell>
          <table:table-cell table:style-name="ce24" table:number-columns-repeated="16337"/>
          <table:table-cell table:number-columns-repeated="40"/>
        </table:table-row>
        <table:table-row table:style-name="ro1">
          <table:table-cell table:number-columns-repeated="7"/>
          <table:table-cell table:style-name="ce22"/>
          <table:table-cell table:style-name="ce25" office:value-type="string" calcext:value-type="string" table:number-columns-spanned="11" table:number-rows-spanned="1">
            <text:p>time to maturity</text:p>
          </table:table-cell>
          <table:covered-table-cell table:number-columns-repeated="10" table:style-name="ce29"/>
          <table:table-cell table:number-columns-repeated="16365"/>
        </table:table-row>
        <table:table-row table:style-name="ro1">
          <table:table-cell table:number-columns-repeated="6"/>
          <table:table-cell table:style-name="ce15"/>
          <table:table-cell table:style-name="ce22" office:value-type="string" calcext:value-type="string">
            <text:p>index i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I14]+1" office:value-type="float" office:value="1" calcext:value-type="float">
            <text:p>1</text:p>
          </table:table-cell>
          <table:table-cell table:style-name="ce22" table:formula="of:=[.J14]+1" office:value-type="float" office:value="2" calcext:value-type="float">
            <text:p>2</text:p>
          </table:table-cell>
          <table:table-cell table:style-name="ce22" table:formula="of:=[.K14]+1" office:value-type="float" office:value="3" calcext:value-type="float">
            <text:p>3</text:p>
          </table:table-cell>
          <table:table-cell table:style-name="ce22" table:formula="of:=[.L14]+1" office:value-type="float" office:value="4" calcext:value-type="float">
            <text:p>4</text:p>
          </table:table-cell>
          <table:table-cell table:style-name="ce22" table:formula="of:=[.M14]+1" office:value-type="float" office:value="5" calcext:value-type="float">
            <text:p>5</text:p>
          </table:table-cell>
          <table:table-cell table:style-name="ce22" table:formula="of:=[.N14]+1" office:value-type="float" office:value="6" calcext:value-type="float">
            <text:p>6</text:p>
          </table:table-cell>
          <table:table-cell table:style-name="ce22" table:formula="of:=[.O14]+1" office:value-type="float" office:value="7" calcext:value-type="float">
            <text:p>7</text:p>
          </table:table-cell>
          <table:table-cell table:style-name="ce22" table:formula="of:=[.P14]+1" office:value-type="float" office:value="8" calcext:value-type="float">
            <text:p>8</text:p>
          </table:table-cell>
          <table:table-cell table:style-name="ce22" table:formula="of:=[.Q14]+1" office:value-type="float" office:value="9" calcext:value-type="float">
            <text:p>9</text:p>
          </table:table-cell>
          <table:table-cell table:style-name="ce22" table:formula="of:=[.R14]+1"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style-name="ce18" office:value-type="string" calcext:value-type="string">
            <text:p>index j</text:p>
          </table:table-cell>
          <table:table-cell table:style-name="ce23" office:value-type="string" calcext:value-type="string">
            <text:p>stock price</text:p>
          </table:table-cell>
          <table:table-cell table:style-name="ce26" office:value-type="string" calcext:value-type="string">
            <text:p>a*</text:p>
          </table:table-cell>
          <table:table-cell table:style-name="ce26" office:value-type="string" calcext:value-type="string">
            <text:p>b*</text:p>
          </table:table-cell>
          <table:table-cell table:style-name="ce26" office:value-type="string" calcext:value-type="string">
            <text:p>c*</text:p>
          </table:table-cell>
          <table:table-cell/>
          <table:table-cell table:style-name="ce18" office:value-type="string" calcext:value-type="string">
            <text:p>index j</text:p>
          </table:table-cell>
          <table:table-cell table:style-name="ce23" office:value-type="string" calcext:value-type="string">
            <text:p>stock price</text:p>
          </table:table-cell>
          <table:table-cell table:style-name="ce26" table:formula="of:=(10-[.I14])*[.$B$8]" office:value-type="float" office:value="0.416666666666667" calcext:value-type="float">
            <text:p>0.42</text:p>
          </table:table-cell>
          <table:table-cell table:style-name="ce26" table:formula="of:=(10-[.J14])*[.$B$8]" office:value-type="float" office:value="0.375" calcext:value-type="float">
            <text:p>0.38</text:p>
          </table:table-cell>
          <table:table-cell table:style-name="ce26" table:formula="of:=(10-[.K14])*[.$B$8]" office:value-type="float" office:value="0.333333333333334" calcext:value-type="float">
            <text:p>0.33</text:p>
          </table:table-cell>
          <table:table-cell table:style-name="ce26" table:formula="of:=(10-[.L14])*[.$B$8]" office:value-type="float" office:value="0.291666666666667" calcext:value-type="float">
            <text:p>0.29</text:p>
          </table:table-cell>
          <table:table-cell table:style-name="ce26" table:formula="of:=(10-[.M14])*[.$B$8]" office:value-type="float" office:value="0.25" calcext:value-type="float">
            <text:p>0.25</text:p>
          </table:table-cell>
          <table:table-cell table:style-name="ce26" table:formula="of:=(10-[.N14])*[.$B$8]" office:value-type="float" office:value="0.208333333333333" calcext:value-type="float">
            <text:p>0.21</text:p>
          </table:table-cell>
          <table:table-cell table:style-name="ce26" table:formula="of:=(10-[.O14])*[.$B$8]" office:value-type="float" office:value="0.166666666666667" calcext:value-type="float">
            <text:p>0.17</text:p>
          </table:table-cell>
          <table:table-cell table:style-name="ce26" table:formula="of:=(10-[.P14])*[.$B$8]" office:value-type="float" office:value="0.125" calcext:value-type="float">
            <text:p>0.13</text:p>
          </table:table-cell>
          <table:table-cell table:style-name="ce26" table:formula="of:=(10-[.Q14])*[.$B$8]" office:value-type="float" office:value="0.0833333333333334" calcext:value-type="float">
            <text:p>0.08</text:p>
          </table:table-cell>
          <table:table-cell table:style-name="ce26" table:formula="of:=(10-[.R14])*[.$B$8]" office:value-type="float" office:value="0.0416666666666667" calcext:value-type="float">
            <text:p>0.04</text:p>
          </table:table-cell>
          <table:table-cell table:style-name="ce26" table:formula="of:=(10-[.S14])*[.$B$8]" office:value-type="float" office:value="0" calcext:value-type="float">
            <text:p>0.00</text:p>
          </table:table-cell>
          <table:table-cell table:style-name="ce12" table:number-columns-repeated="16325"/>
          <table:table-cell table:number-columns-repeated="40"/>
        </table:table-row>
        <table:table-row table:style-name="ro1">
          <table:table-cell table:style-name="ce18" table:formula="of:=[.A17]+1" office:value-type="float" office:value="20" calcext:value-type="float">
            <text:p>20</text:p>
          </table:table-cell>
          <table:table-cell table:style-name="ce18" table:formula="of:=[.A16]*[.$B$9]" office:value-type="float" office:value="100" calcext:value-type="float">
            <text:p>100</text:p>
          </table:table-cell>
          <table:table-cell table:style-name="ce11" table:number-columns-repeated="3"/>
          <table:table-cell/>
          <table:table-cell table:style-name="ce18" table:formula="of:=[.G17]+1" office:value-type="float" office:value="20" calcext:value-type="float">
            <text:p>20</text:p>
          </table:table-cell>
          <table:table-cell table:style-name="ce18" table:formula="of:=[.G16]*[.$B$9]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table:formula="of:=[.I16]" office:value-type="float" office:value="0" calcext:value-type="float">
            <text:p>0.00</text:p>
          </table:table-cell>
          <table:table-cell table:style-name="ce10" table:formula="of:=[.J16]" office:value-type="float" office:value="0" calcext:value-type="float">
            <text:p>0.00</text:p>
          </table:table-cell>
          <table:table-cell table:style-name="ce10" table:formula="of:=[.K16]" office:value-type="float" office:value="0" calcext:value-type="float">
            <text:p>0.00</text:p>
          </table:table-cell>
          <table:table-cell table:style-name="ce10" table:formula="of:=[.L16]" office:value-type="float" office:value="0" calcext:value-type="float">
            <text:p>0.00</text:p>
          </table:table-cell>
          <table:table-cell table:style-name="ce10" table:formula="of:=[.M16]" office:value-type="float" office:value="0" calcext:value-type="float">
            <text:p>0.00</text:p>
          </table:table-cell>
          <table:table-cell table:style-name="ce10" table:formula="of:=[.N16]" office:value-type="float" office:value="0" calcext:value-type="float">
            <text:p>0.00</text:p>
          </table:table-cell>
          <table:table-cell table:style-name="ce10" table:formula="of:=[.O16]" office:value-type="float" office:value="0" calcext:value-type="float">
            <text:p>0.00</text:p>
          </table:table-cell>
          <table:table-cell table:style-name="ce10" table:formula="of:=[.P16]" office:value-type="float" office:value="0" calcext:value-type="float">
            <text:p>0.00</text:p>
          </table:table-cell>
          <table:table-cell table:style-name="ce10" table:formula="of:=[.Q16]" office:value-type="float" office:value="0" calcext:value-type="float">
            <text:p>0.00</text:p>
          </table:table-cell>
          <table:table-cell table:style-name="ce10" table:formula="of:=[.R16]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style-name="ce18" table:formula="of:=[.A18]+1" office:value-type="float" office:value="19" calcext:value-type="float">
            <text:p>19</text:p>
          </table:table-cell>
          <table:table-cell table:style-name="ce18" table:formula="of:=[.A17]*[.$B$9]" office:value-type="float" office:value="95" calcext:value-type="float">
            <text:p>95</text:p>
          </table:table-cell>
          <table:table-cell table:style-name="ce11" table:formula="of:=1/(1+[.$B$5]*[.$B$8])*(-0.5*[.$B$5]*[.A17]*[.$B$8]+0.5*[.$B$6]^2*[.A17]^2*[.$B$8])" office:value-type="float" office:value="1.15892116182573" calcext:value-type="float">
            <text:p>1.15892</text:p>
          </table:table-cell>
          <table:table-cell table:style-name="ce11" table:formula="of:=1/(1+[.$B$5]*[.$B$8])*(1-[.$B$6]^2*[.A17]^2*[.$B$8])" office:value-type="float" office:value="-1.40082987551867" calcext:value-type="float">
            <text:p>-1.40083</text:p>
          </table:table-cell>
          <table:table-cell table:style-name="ce11" table:formula="of:=1/(1+[.$B$5]*[.$B$8])*(0.5*[.$B$5]*[.A17]*[.$B$8]+0.5*[.$B$6]^2*[.A17]^2*[.$B$8])" office:value-type="float" office:value="1.23775933609959" calcext:value-type="float">
            <text:p>1.23776</text:p>
          </table:table-cell>
          <table:table-cell/>
          <table:table-cell table:style-name="ce18" table:formula="of:=[.G18]+1" office:value-type="float" office:value="19" calcext:value-type="float">
            <text:p>19</text:p>
          </table:table-cell>
          <table:table-cell table:style-name="ce18" table:formula="of:=[.G17]*[.$B$9]" office:value-type="float" office:value="95" calcext:value-type="float">
            <text:p>95</text:p>
          </table:table-cell>
          <table:table-cell table:style-name="ce7" table:formula="of:=[.$C17]*[.J18]+[.$D17]*[.J17]+[.$E17]*[.J16]" office:value-type="float" office:value="0.0576152259960753" calcext:value-type="float">
            <text:p>0.06</text:p>
          </table:table-cell>
          <table:table-cell table:style-name="ce7" table:formula="of:=[.$C17]*[.K18]+[.$D17]*[.K17]+[.$E17]*[.K16]" office:value-type="float" office:value="0" calcext:value-type="float">
            <text:p>0.00</text:p>
          </table:table-cell>
          <table:table-cell table:style-name="ce7" table:formula="of:=[.$C17]*[.L18]+[.$D17]*[.L17]+[.$E17]*[.L16]" office:value-type="float" office:value="0" calcext:value-type="float">
            <text:p>0.00</text:p>
          </table:table-cell>
          <table:table-cell table:style-name="ce7" table:formula="of:=[.$C17]*[.M18]+[.$D17]*[.M17]+[.$E17]*[.M16]" office:value-type="float" office:value="0" calcext:value-type="float">
            <text:p>0.00</text:p>
          </table:table-cell>
          <table:table-cell table:style-name="ce7" table:formula="of:=[.$C17]*[.N18]+[.$D17]*[.N17]+[.$E17]*[.N16]" office:value-type="float" office:value="0" calcext:value-type="float">
            <text:p>0.00</text:p>
          </table:table-cell>
          <table:table-cell table:style-name="ce7" table:formula="of:=[.$C17]*[.O18]+[.$D17]*[.O17]+[.$E17]*[.O16]" office:value-type="float" office:value="0" calcext:value-type="float">
            <text:p>0.00</text:p>
          </table:table-cell>
          <table:table-cell table:style-name="ce7" table:formula="of:=[.$C17]*[.P18]+[.$D17]*[.P17]+[.$E17]*[.P16]" office:value-type="float" office:value="0" calcext:value-type="float">
            <text:p>0.00</text:p>
          </table:table-cell>
          <table:table-cell table:style-name="ce7" table:formula="of:=[.$C17]*[.Q18]+[.$D17]*[.Q17]+[.$E17]*[.Q16]" office:value-type="float" office:value="0" calcext:value-type="float">
            <text:p>0.00</text:p>
          </table:table-cell>
          <table:table-cell table:style-name="ce7" table:formula="of:=[.$C17]*[.R18]+[.$D17]*[.R17]+[.$E17]*[.R16]" office:value-type="float" office:value="0" calcext:value-type="float">
            <text:p>0.00</text:p>
          </table:table-cell>
          <table:table-cell table:style-name="ce7" table:formula="of:=[.$C17]*[.S18]+[.$D17]*[.S17]+[.$E17]*[.S16]" office:value-type="float" office:value="0" calcext:value-type="float">
            <text:p>0.00</text:p>
          </table:table-cell>
          <table:table-cell table:style-name="ce10" table:formula="of:=MAX([.$B$4]-[.H17];0)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style-name="ce18" table:formula="of:=[.A19]+1" office:value-type="float" office:value="18" calcext:value-type="float">
            <text:p>18</text:p>
          </table:table-cell>
          <table:table-cell table:style-name="ce18" table:formula="of:=[.A18]*[.$B$9]" office:value-type="float" office:value="90" calcext:value-type="float">
            <text:p>90</text:p>
          </table:table-cell>
          <table:table-cell table:style-name="ce11" table:formula="of:=1/(1+[.$B$5]*[.$B$8])*(-0.5*[.$B$5]*[.A18]*[.$B$8]+0.5*[.$B$6]^2*[.A18]^2*[.$B$8])" office:value-type="float" office:value="1.03817427385892" calcext:value-type="float">
            <text:p>1.03817</text:p>
          </table:table-cell>
          <table:table-cell table:style-name="ce11" table:formula="of:=1/(1+[.$B$5]*[.$B$8])*(1-[.$B$6]^2*[.A18]^2*[.$B$8])" office:value-type="float" office:value="-1.1551867219917" calcext:value-type="float">
            <text:p>-1.15519</text:p>
          </table:table-cell>
          <table:table-cell table:style-name="ce11" table:formula="of:=1/(1+[.$B$5]*[.$B$8])*(0.5*[.$B$5]*[.A18]*[.$B$8]+0.5*[.$B$6]^2*[.A18]^2*[.$B$8])" office:value-type="float" office:value="1.11286307053942" calcext:value-type="float">
            <text:p>1.11286</text:p>
          </table:table-cell>
          <table:table-cell/>
          <table:table-cell table:style-name="ce18" table:formula="of:=[.G19]+1" office:value-type="float" office:value="18" calcext:value-type="float">
            <text:p>18</text:p>
          </table:table-cell>
          <table:table-cell table:style-name="ce18" table:formula="of:=[.G18]*[.$B$9]" office:value-type="float" office:value="90" calcext:value-type="float">
            <text:p>90</text:p>
          </table:table-cell>
          <table:table-cell table:style-name="ce7" table:formula="of:=[.$C18]*[.J19]+[.$D18]*[.J18]+[.$E18]*[.J17]" office:value-type="float" office:value="-0.108794379485607" calcext:value-type="float">
            <text:p>-0.11</text:p>
          </table:table-cell>
          <table:table-cell table:style-name="ce7" table:formula="of:=[.$C18]*[.K19]+[.$D18]*[.K18]+[.$E18]*[.K17]" office:value-type="float" office:value="0.0497145344255428" calcext:value-type="float">
            <text:p>0.05</text:p>
          </table:table-cell>
          <table:table-cell table:style-name="ce7" table:formula="of:=[.$C18]*[.L19]+[.$D18]*[.L18]+[.$E18]*[.L17]" office:value-type="float" office:value="0" calcext:value-type="float">
            <text:p>0.00</text:p>
          </table:table-cell>
          <table:table-cell table:style-name="ce7" table:formula="of:=[.$C18]*[.M19]+[.$D18]*[.M18]+[.$E18]*[.M17]" office:value-type="float" office:value="0" calcext:value-type="float">
            <text:p>0.00</text:p>
          </table:table-cell>
          <table:table-cell table:style-name="ce7" table:formula="of:=[.$C18]*[.N19]+[.$D18]*[.N18]+[.$E18]*[.N17]" office:value-type="float" office:value="0" calcext:value-type="float">
            <text:p>0.00</text:p>
          </table:table-cell>
          <table:table-cell table:style-name="ce7" table:formula="of:=[.$C18]*[.O19]+[.$D18]*[.O18]+[.$E18]*[.O17]" office:value-type="float" office:value="0" calcext:value-type="float">
            <text:p>0.00</text:p>
          </table:table-cell>
          <table:table-cell table:style-name="ce7" table:formula="of:=[.$C18]*[.P19]+[.$D18]*[.P18]+[.$E18]*[.P17]" office:value-type="float" office:value="0" calcext:value-type="float">
            <text:p>0.00</text:p>
          </table:table-cell>
          <table:table-cell table:style-name="ce7" table:formula="of:=[.$C18]*[.Q19]+[.$D18]*[.Q18]+[.$E18]*[.Q17]" office:value-type="float" office:value="0" calcext:value-type="float">
            <text:p>0.00</text:p>
          </table:table-cell>
          <table:table-cell table:style-name="ce7" table:formula="of:=[.$C18]*[.R19]+[.$D18]*[.R18]+[.$E18]*[.R17]" office:value-type="float" office:value="0" calcext:value-type="float">
            <text:p>0.00</text:p>
          </table:table-cell>
          <table:table-cell table:style-name="ce7" table:formula="of:=[.$C18]*[.S19]+[.$D18]*[.S18]+[.$E18]*[.S17]" office:value-type="float" office:value="0" calcext:value-type="float">
            <text:p>0.00</text:p>
          </table:table-cell>
          <table:table-cell table:style-name="ce10" table:formula="of:=MAX([.$B$4]-[.H18];0)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style-name="ce18" table:formula="of:=[.A20]+1" office:value-type="float" office:value="17" calcext:value-type="float">
            <text:p>17</text:p>
          </table:table-cell>
          <table:table-cell table:style-name="ce18" table:formula="of:=[.A19]*[.$B$9]" office:value-type="float" office:value="85" calcext:value-type="float">
            <text:p>85</text:p>
          </table:table-cell>
          <table:table-cell table:style-name="ce11" table:formula="of:=1/(1+[.$B$5]*[.$B$8])*(-0.5*[.$B$5]*[.A19]*[.$B$8]+0.5*[.$B$6]^2*[.A19]^2*[.$B$8])" office:value-type="float" office:value="0.924066390041495" calcext:value-type="float">
            <text:p>0.92407</text:p>
          </table:table-cell>
          <table:table-cell table:style-name="ce11" table:formula="of:=1/(1+[.$B$5]*[.$B$8])*(1-[.$B$6]^2*[.A19]^2*[.$B$8])" office:value-type="float" office:value="-0.922821576763487" calcext:value-type="float">
            <text:p>-0.92282</text:p>
          </table:table-cell>
          <table:table-cell table:style-name="ce11" table:formula="of:=1/(1+[.$B$5]*[.$B$8])*(0.5*[.$B$5]*[.A19]*[.$B$8]+0.5*[.$B$6]^2*[.A19]^2*[.$B$8])" office:value-type="float" office:value="0.994605809128632" calcext:value-type="float">
            <text:p>0.99461</text:p>
          </table:table-cell>
          <table:table-cell/>
          <table:table-cell table:style-name="ce18" table:formula="of:=[.G20]+1" office:value-type="float" office:value="17" calcext:value-type="float">
            <text:p>17</text:p>
          </table:table-cell>
          <table:table-cell table:style-name="ce18" table:formula="of:=[.G19]*[.$B$9]" office:value-type="float" office:value="85" calcext:value-type="float">
            <text:p>85</text:p>
          </table:table-cell>
          <table:table-cell table:style-name="ce7" table:formula="of:=[.$C19]*[.J20]+[.$D19]*[.J19]+[.$E19]*[.J18]" office:value-type="float" office:value="0.284909343274519" calcext:value-type="float">
            <text:p>0.28</text:p>
          </table:table-cell>
          <table:table-cell table:style-name="ce7" table:formula="of:=[.$C19]*[.K20]+[.$D19]*[.K19]+[.$E19]*[.K18]" office:value-type="float" office:value="-0.0494760954115119" calcext:value-type="float">
            <text:p>-0.05</text:p>
          </table:table-cell>
          <table:table-cell table:style-name="ce7" table:formula="of:=[.$C19]*[.L20]+[.$D19]*[.L19]+[.$E19]*[.L18]" office:value-type="float" office:value="0.0478865019846356" calcext:value-type="float">
            <text:p>0.05</text:p>
          </table:table-cell>
          <table:table-cell table:style-name="ce7" table:formula="of:=[.$C19]*[.M20]+[.$D19]*[.M19]+[.$E19]*[.M18]" office:value-type="float" office:value="0" calcext:value-type="float">
            <text:p>0.00</text:p>
          </table:table-cell>
          <table:table-cell table:style-name="ce7" table:formula="of:=[.$C19]*[.N20]+[.$D19]*[.N19]+[.$E19]*[.N18]" office:value-type="float" office:value="0" calcext:value-type="float">
            <text:p>0.00</text:p>
          </table:table-cell>
          <table:table-cell table:style-name="ce7" table:formula="of:=[.$C19]*[.O20]+[.$D19]*[.O19]+[.$E19]*[.O18]" office:value-type="float" office:value="0" calcext:value-type="float">
            <text:p>0.00</text:p>
          </table:table-cell>
          <table:table-cell table:style-name="ce7" table:formula="of:=[.$C19]*[.P20]+[.$D19]*[.P19]+[.$E19]*[.P18]" office:value-type="float" office:value="0" calcext:value-type="float">
            <text:p>0.00</text:p>
          </table:table-cell>
          <table:table-cell table:style-name="ce7" table:formula="of:=[.$C19]*[.Q20]+[.$D19]*[.Q19]+[.$E19]*[.Q18]" office:value-type="float" office:value="0" calcext:value-type="float">
            <text:p>0.00</text:p>
          </table:table-cell>
          <table:table-cell table:style-name="ce7" table:formula="of:=[.$C19]*[.R20]+[.$D19]*[.R19]+[.$E19]*[.R18]" office:value-type="float" office:value="0" calcext:value-type="float">
            <text:p>0.00</text:p>
          </table:table-cell>
          <table:table-cell table:style-name="ce7" table:formula="of:=[.$C19]*[.S20]+[.$D19]*[.S19]+[.$E19]*[.S18]" office:value-type="float" office:value="0" calcext:value-type="float">
            <text:p>0.00</text:p>
          </table:table-cell>
          <table:table-cell table:style-name="ce10" table:formula="of:=MAX([.$B$4]-[.H19];0)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style-name="ce18" table:formula="of:=[.A21]+1" office:value-type="float" office:value="16" calcext:value-type="float">
            <text:p>16</text:p>
          </table:table-cell>
          <table:table-cell table:style-name="ce18" table:formula="of:=[.A20]*[.$B$9]" office:value-type="float" office:value="80" calcext:value-type="float">
            <text:p>80</text:p>
          </table:table-cell>
          <table:table-cell table:style-name="ce11" table:formula="of:=1/(1+[.$B$5]*[.$B$8])*(-0.5*[.$B$5]*[.A20]*[.$B$8]+0.5*[.$B$6]^2*[.A20]^2*[.$B$8])" office:value-type="float" office:value="0.816597510373445" calcext:value-type="float">
            <text:p>0.81660</text:p>
          </table:table-cell>
          <table:table-cell table:style-name="ce11" table:formula="of:=1/(1+[.$B$5]*[.$B$8])*(1-[.$B$6]^2*[.A20]^2*[.$B$8])" office:value-type="float" office:value="-0.703734439834027" calcext:value-type="float">
            <text:p>-0.70373</text:p>
          </table:table-cell>
          <table:table-cell table:style-name="ce11" table:formula="of:=1/(1+[.$B$5]*[.$B$8])*(0.5*[.$B$5]*[.A20]*[.$B$8]+0.5*[.$B$6]^2*[.A20]^2*[.$B$8])" office:value-type="float" office:value="0.882987551867221" calcext:value-type="float">
            <text:p>0.88299</text:p>
          </table:table-cell>
          <table:table-cell/>
          <table:table-cell table:style-name="ce18" table:formula="of:=[.G21]+1" office:value-type="float" office:value="16" calcext:value-type="float">
            <text:p>16</text:p>
          </table:table-cell>
          <table:table-cell table:style-name="ce18" table:formula="of:=[.G20]*[.$B$9]" office:value-type="float" office:value="80" calcext:value-type="float">
            <text:p>80</text:p>
          </table:table-cell>
          <table:table-cell table:style-name="ce7" table:formula="of:=[.$C20]*[.J21]+[.$D20]*[.J20]+[.$E20]*[.J19]" office:value-type="float" office:value="-0.142948125866069" calcext:value-type="float">
            <text:p>-0.14</text:p>
          </table:table-cell>
          <table:table-cell table:style-name="ce7" table:formula="of:=[.$C20]*[.K21]+[.$D20]*[.K20]+[.$E20]*[.K19]" office:value-type="float" office:value="0.205402308970975" calcext:value-type="float">
            <text:p>0.21</text:p>
          </table:table-cell>
          <table:table-cell table:style-name="ce7" table:formula="of:=[.$C20]*[.L21]+[.$D20]*[.L20]+[.$E20]*[.L19]" office:value-type="float" office:value="-0.00571971689623441" calcext:value-type="float">
            <text:p>-0.01</text:p>
          </table:table-cell>
          <table:table-cell table:style-name="ce7" table:formula="of:=[.$C20]*[.M21]+[.$D20]*[.M20]+[.$E20]*[.M19]" office:value-type="float" office:value="0.0518214951876837" calcext:value-type="float">
            <text:p>0.05</text:p>
          </table:table-cell>
          <table:table-cell table:style-name="ce7" table:formula="of:=[.$C20]*[.N21]+[.$D20]*[.N20]+[.$E20]*[.N19]" office:value-type="float" office:value="0" calcext:value-type="float">
            <text:p>0.00</text:p>
          </table:table-cell>
          <table:table-cell table:style-name="ce7" table:formula="of:=[.$C20]*[.O21]+[.$D20]*[.O20]+[.$E20]*[.O19]" office:value-type="float" office:value="0" calcext:value-type="float">
            <text:p>0.00</text:p>
          </table:table-cell>
          <table:table-cell table:style-name="ce7" table:formula="of:=[.$C20]*[.P21]+[.$D20]*[.P20]+[.$E20]*[.P19]" office:value-type="float" office:value="0" calcext:value-type="float">
            <text:p>0.00</text:p>
          </table:table-cell>
          <table:table-cell table:style-name="ce7" table:formula="of:=[.$C20]*[.Q21]+[.$D20]*[.Q20]+[.$E20]*[.Q19]" office:value-type="float" office:value="0" calcext:value-type="float">
            <text:p>0.00</text:p>
          </table:table-cell>
          <table:table-cell table:style-name="ce7" table:formula="of:=[.$C20]*[.R21]+[.$D20]*[.R20]+[.$E20]*[.R19]" office:value-type="float" office:value="0" calcext:value-type="float">
            <text:p>0.00</text:p>
          </table:table-cell>
          <table:table-cell table:style-name="ce7" table:formula="of:=[.$C20]*[.S21]+[.$D20]*[.S20]+[.$E20]*[.S19]" office:value-type="float" office:value="0" calcext:value-type="float">
            <text:p>0.00</text:p>
          </table:table-cell>
          <table:table-cell table:style-name="ce10" table:formula="of:=MAX([.$B$4]-[.H20];0)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style-name="ce18" table:formula="of:=[.A22]+1" office:value-type="float" office:value="15" calcext:value-type="float">
            <text:p>15</text:p>
          </table:table-cell>
          <table:table-cell table:style-name="ce18" table:formula="of:=[.A21]*[.$B$9]" office:value-type="float" office:value="75" calcext:value-type="float">
            <text:p>75</text:p>
          </table:table-cell>
          <table:table-cell table:style-name="ce11" table:formula="of:=1/(1+[.$B$5]*[.$B$8])*(-0.5*[.$B$5]*[.A21]*[.$B$8]+0.5*[.$B$6]^2*[.A21]^2*[.$B$8])" office:value-type="float" office:value="0.715767634854773" calcext:value-type="float">
            <text:p>0.71577</text:p>
          </table:table-cell>
          <table:table-cell table:style-name="ce11" table:formula="of:=1/(1+[.$B$5]*[.$B$8])*(1-[.$B$6]^2*[.A21]^2*[.$B$8])" office:value-type="float" office:value="-0.497925311203321" calcext:value-type="float">
            <text:p>-0.49793</text:p>
          </table:table-cell>
          <table:table-cell table:style-name="ce11" table:formula="of:=1/(1+[.$B$5]*[.$B$8])*(0.5*[.$B$5]*[.A21]*[.$B$8]+0.5*[.$B$6]^2*[.A21]^2*[.$B$8])" office:value-type="float" office:value="0.778008298755188" calcext:value-type="float">
            <text:p>0.77801</text:p>
          </table:table-cell>
          <table:table-cell/>
          <table:table-cell table:style-name="ce18" table:formula="of:=[.G22]+1" office:value-type="float" office:value="15" calcext:value-type="float">
            <text:p>15</text:p>
          </table:table-cell>
          <table:table-cell table:style-name="ce18" table:formula="of:=[.G21]*[.$B$9]" office:value-type="float" office:value="75" calcext:value-type="float">
            <text:p>75</text:p>
          </table:table-cell>
          <table:table-cell table:style-name="ce7" table:formula="of:=[.$C21]*[.J22]+[.$D21]*[.J21]+[.$E21]*[.J20]" office:value-type="float" office:value="0.453988806181193" calcext:value-type="float">
            <text:p>0.45</text:p>
          </table:table-cell>
          <table:table-cell table:style-name="ce7" table:formula="of:=[.$C21]*[.K22]+[.$D21]*[.K21]+[.$E21]*[.K20]" office:value-type="float" office:value="0.0554585689599833" calcext:value-type="float">
            <text:p>0.06</text:p>
          </table:table-cell>
          <table:table-cell table:style-name="ce7" table:formula="of:=[.$C21]*[.L22]+[.$D21]*[.L21]+[.$E21]*[.L20]" office:value-type="float" office:value="0.194825431169071" calcext:value-type="float">
            <text:p>0.19</text:p>
          </table:table-cell>
          <table:table-cell table:style-name="ce7" table:formula="of:=[.$C21]*[.M22]+[.$D21]*[.M21]+[.$E21]*[.M20]" office:value-type="float" office:value="0.0376548466048713" calcext:value-type="float">
            <text:p>0.04</text:p>
          </table:table-cell>
          <table:table-cell table:style-name="ce7" table:formula="of:=[.$C21]*[.N22]+[.$D21]*[.N21]+[.$E21]*[.N20]" office:value-type="float" office:value="0.0634602659564622" calcext:value-type="float">
            <text:p>0.06</text:p>
          </table:table-cell>
          <table:table-cell table:style-name="ce7" table:formula="of:=[.$C21]*[.O22]+[.$D21]*[.O21]+[.$E21]*[.O20]" office:value-type="float" office:value="0" calcext:value-type="float">
            <text:p>0.00</text:p>
          </table:table-cell>
          <table:table-cell table:style-name="ce7" table:formula="of:=[.$C21]*[.P22]+[.$D21]*[.P21]+[.$E21]*[.P20]" office:value-type="float" office:value="0" calcext:value-type="float">
            <text:p>0.00</text:p>
          </table:table-cell>
          <table:table-cell table:style-name="ce7" table:formula="of:=[.$C21]*[.Q22]+[.$D21]*[.Q21]+[.$E21]*[.Q20]" office:value-type="float" office:value="0" calcext:value-type="float">
            <text:p>0.00</text:p>
          </table:table-cell>
          <table:table-cell table:style-name="ce7" table:formula="of:=[.$C21]*[.R22]+[.$D21]*[.R21]+[.$E21]*[.R20]" office:value-type="float" office:value="0" calcext:value-type="float">
            <text:p>0.00</text:p>
          </table:table-cell>
          <table:table-cell table:style-name="ce7" table:formula="of:=[.$C21]*[.S22]+[.$D21]*[.S21]+[.$E21]*[.S20]" office:value-type="float" office:value="0" calcext:value-type="float">
            <text:p>0.00</text:p>
          </table:table-cell>
          <table:table-cell table:style-name="ce10" table:formula="of:=MAX([.$B$4]-[.H21];0)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style-name="ce18" table:formula="of:=[.A23]+1" office:value-type="float" office:value="14" calcext:value-type="float">
            <text:p>14</text:p>
          </table:table-cell>
          <table:table-cell table:style-name="ce18" table:formula="of:=[.A22]*[.$B$9]" office:value-type="float" office:value="70" calcext:value-type="float">
            <text:p>70</text:p>
          </table:table-cell>
          <table:table-cell table:style-name="ce11" table:formula="of:=1/(1+[.$B$5]*[.$B$8])*(-0.5*[.$B$5]*[.A22]*[.$B$8]+0.5*[.$B$6]^2*[.A22]^2*[.$B$8])" office:value-type="float" office:value="0.621576763485478" calcext:value-type="float">
            <text:p>0.62158</text:p>
          </table:table-cell>
          <table:table-cell table:style-name="ce11" table:formula="of:=1/(1+[.$B$5]*[.$B$8])*(1-[.$B$6]^2*[.A22]^2*[.$B$8])" office:value-type="float" office:value="-0.305394190871371" calcext:value-type="float">
            <text:p>-0.30539</text:p>
          </table:table-cell>
          <table:table-cell table:style-name="ce11" table:formula="of:=1/(1+[.$B$5]*[.$B$8])*(0.5*[.$B$5]*[.A22]*[.$B$8]+0.5*[.$B$6]^2*[.A22]^2*[.$B$8])" office:value-type="float" office:value="0.679668049792532" calcext:value-type="float">
            <text:p>0.67967</text:p>
          </table:table-cell>
          <table:table-cell/>
          <table:table-cell table:style-name="ce18" table:formula="of:=[.G23]+1" office:value-type="float" office:value="14" calcext:value-type="float">
            <text:p>14</text:p>
          </table:table-cell>
          <table:table-cell table:style-name="ce18" table:formula="of:=[.G22]*[.$B$9]" office:value-type="float" office:value="70" calcext:value-type="float">
            <text:p>70</text:p>
          </table:table-cell>
          <table:table-cell table:style-name="ce7" table:formula="of:=[.$C22]*[.J23]+[.$D22]*[.J22]+[.$E22]*[.J21]" office:value-type="float" office:value="0.305051575133172" calcext:value-type="float">
            <text:p>0.31</text:p>
          </table:table-cell>
          <table:table-cell table:style-name="ce7" table:formula="of:=[.$C22]*[.K23]+[.$D22]*[.K22]+[.$E22]*[.K21]" office:value-type="float" office:value="0.449584913813376" calcext:value-type="float">
            <text:p>0.45</text:p>
          </table:table-cell>
          <table:table-cell table:style-name="ce7" table:formula="of:=[.$C22]*[.L23]+[.$D22]*[.L22]+[.$E22]*[.L21]" office:value-type="float" office:value="0.219229065377904" calcext:value-type="float">
            <text:p>0.22</text:p>
          </table:table-cell>
          <table:table-cell table:style-name="ce7" table:formula="of:=[.$C22]*[.M23]+[.$D22]*[.M22]+[.$E22]*[.M21]" office:value-type="float" office:value="0.242057855980521" calcext:value-type="float">
            <text:p>0.24</text:p>
          </table:table-cell>
          <table:table-cell table:style-name="ce7" table:formula="of:=[.$C22]*[.N23]+[.$D22]*[.N22]+[.$E22]*[.N21]" office:value-type="float" office:value="0.0967539127336199" calcext:value-type="float">
            <text:p>0.10</text:p>
          </table:table-cell>
          <table:table-cell table:style-name="ce7" table:formula="of:=[.$C22]*[.O23]+[.$D22]*[.O22]+[.$E22]*[.O21]" office:value-type="float" office:value="0.0886604295391731" calcext:value-type="float">
            <text:p>0.09</text:p>
          </table:table-cell>
          <table:table-cell table:style-name="ce7" table:formula="of:=[.$C22]*[.P23]+[.$D22]*[.P22]+[.$E22]*[.P21]" office:value-type="float" office:value="0" calcext:value-type="float">
            <text:p>0.00</text:p>
          </table:table-cell>
          <table:table-cell table:style-name="ce7" table:formula="of:=[.$C22]*[.Q23]+[.$D22]*[.Q22]+[.$E22]*[.Q21]" office:value-type="float" office:value="0" calcext:value-type="float">
            <text:p>0.00</text:p>
          </table:table-cell>
          <table:table-cell table:style-name="ce7" table:formula="of:=[.$C22]*[.R23]+[.$D22]*[.R22]+[.$E22]*[.R21]" office:value-type="float" office:value="0" calcext:value-type="float">
            <text:p>0.00</text:p>
          </table:table-cell>
          <table:table-cell table:style-name="ce7" table:formula="of:=[.$C22]*[.S23]+[.$D22]*[.S22]+[.$E22]*[.S21]" office:value-type="float" office:value="0" calcext:value-type="float">
            <text:p>0.00</text:p>
          </table:table-cell>
          <table:table-cell table:style-name="ce10" table:formula="of:=MAX([.$B$4]-[.H22];0)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style-name="ce18" table:formula="of:=[.A24]+1" office:value-type="float" office:value="13" calcext:value-type="float">
            <text:p>13</text:p>
          </table:table-cell>
          <table:table-cell table:style-name="ce18" table:formula="of:=[.A23]*[.$B$9]" office:value-type="float" office:value="65" calcext:value-type="float">
            <text:p>65</text:p>
          </table:table-cell>
          <table:table-cell table:style-name="ce11" table:formula="of:=1/(1+[.$B$5]*[.$B$8])*(-0.5*[.$B$5]*[.A23]*[.$B$8]+0.5*[.$B$6]^2*[.A23]^2*[.$B$8])" office:value-type="float" office:value="0.534024896265561" calcext:value-type="float">
            <text:p>0.53402</text:p>
          </table:table-cell>
          <table:table-cell table:style-name="ce11" table:formula="of:=1/(1+[.$B$5]*[.$B$8])*(1-[.$B$6]^2*[.A23]^2*[.$B$8])" office:value-type="float" office:value="-0.126141078838175" calcext:value-type="float">
            <text:p>-0.12614</text:p>
          </table:table-cell>
          <table:table-cell table:style-name="ce11" table:formula="of:=1/(1+[.$B$5]*[.$B$8])*(0.5*[.$B$5]*[.A23]*[.$B$8]+0.5*[.$B$6]^2*[.A23]^2*[.$B$8])" office:value-type="float" office:value="0.587966804979254" calcext:value-type="float">
            <text:p>0.58797</text:p>
          </table:table-cell>
          <table:table-cell/>
          <table:table-cell table:style-name="ce18" table:formula="of:=[.G24]+1" office:value-type="float" office:value="13" calcext:value-type="float">
            <text:p>13</text:p>
          </table:table-cell>
          <table:table-cell table:style-name="ce18" table:formula="of:=[.G23]*[.$B$9]" office:value-type="float" office:value="65" calcext:value-type="float">
            <text:p>65</text:p>
          </table:table-cell>
          <table:table-cell table:style-name="ce7" table:formula="of:=[.$C23]*[.J24]+[.$D23]*[.J23]+[.$E23]*[.J22]" office:value-type="float" office:value="0.886032884272741" calcext:value-type="float">
            <text:p>0.89</text:p>
          </table:table-cell>
          <table:table-cell table:style-name="ce7" table:formula="of:=[.$C23]*[.K24]+[.$D23]*[.K23]+[.$E23]*[.K22]" office:value-type="float" office:value="0.651019797517447" calcext:value-type="float">
            <text:p>0.65</text:p>
          </table:table-cell>
          <table:table-cell table:style-name="ce7" table:formula="of:=[.$C23]*[.L24]+[.$D23]*[.L23]+[.$E23]*[.L22]" office:value-type="float" office:value="0.617976086884803" calcext:value-type="float">
            <text:p>0.62</text:p>
          </table:table-cell>
          <table:table-cell table:style-name="ce7" table:formula="of:=[.$C23]*[.M24]+[.$D23]*[.M23]+[.$E23]*[.M22]" office:value-type="float" office:value="0.43045259734555" calcext:value-type="float">
            <text:p>0.43</text:p>
          </table:table-cell>
          <table:table-cell table:style-name="ce7" table:formula="of:=[.$C23]*[.N24]+[.$D23]*[.N23]+[.$E23]*[.N22]" office:value-type="float" office:value="0.367571693623708" calcext:value-type="float">
            <text:p>0.37</text:p>
          </table:table-cell>
          <table:table-cell table:style-name="ce7" table:formula="of:=[.$C23]*[.O24]+[.$D23]*[.O23]+[.$E23]*[.O22]" office:value-type="float" office:value="0.199219630059316" calcext:value-type="float">
            <text:p>0.20</text:p>
          </table:table-cell>
          <table:table-cell table:style-name="ce7" table:formula="of:=[.$C23]*[.P24]+[.$D23]*[.P23]+[.$E23]*[.P22]" office:value-type="float" office:value="0.14263794071389" calcext:value-type="float">
            <text:p>0.14</text:p>
          </table:table-cell>
          <table:table-cell table:style-name="ce7" table:formula="of:=[.$C23]*[.Q24]+[.$D23]*[.Q23]+[.$E23]*[.Q22]" office:value-type="float" office:value="0" calcext:value-type="float">
            <text:p>0.00</text:p>
          </table:table-cell>
          <table:table-cell table:style-name="ce7" table:formula="of:=[.$C23]*[.R24]+[.$D23]*[.R23]+[.$E23]*[.R22]" office:value-type="float" office:value="0" calcext:value-type="float">
            <text:p>0.00</text:p>
          </table:table-cell>
          <table:table-cell table:style-name="ce7" table:formula="of:=[.$C23]*[.S24]+[.$D23]*[.S23]+[.$E23]*[.S22]" office:value-type="float" office:value="0" calcext:value-type="float">
            <text:p>0.00</text:p>
          </table:table-cell>
          <table:table-cell table:style-name="ce10" table:formula="of:=MAX([.$B$4]-[.H23];0)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style-name="ce18" table:formula="of:=[.A25]+1" office:value-type="float" office:value="12" calcext:value-type="float">
            <text:p>12</text:p>
          </table:table-cell>
          <table:table-cell table:style-name="ce18" table:formula="of:=[.A24]*[.$B$9]" office:value-type="float" office:value="60" calcext:value-type="float">
            <text:p>60</text:p>
          </table:table-cell>
          <table:table-cell table:style-name="ce11" table:formula="of:=1/(1+[.$B$5]*[.$B$8])*(-0.5*[.$B$5]*[.A24]*[.$B$8]+0.5*[.$B$6]^2*[.A24]^2*[.$B$8])" office:value-type="float" office:value="0.453112033195021" calcext:value-type="float">
            <text:p>0.45311</text:p>
          </table:table-cell>
          <table:table-cell table:style-name="ce11" table:formula="of:=1/(1+[.$B$5]*[.$B$8])*(1-[.$B$6]^2*[.A24]^2*[.$B$8])" office:value-type="float" office:value="0.0398340248962646" calcext:value-type="float">
            <text:p>0.03983</text:p>
          </table:table-cell>
          <table:table-cell table:style-name="ce11" table:formula="of:=1/(1+[.$B$5]*[.$B$8])*(0.5*[.$B$5]*[.A24]*[.$B$8]+0.5*[.$B$6]^2*[.A24]^2*[.$B$8])" office:value-type="float" office:value="0.502904564315353" calcext:value-type="float">
            <text:p>0.50290</text:p>
          </table:table-cell>
          <table:table-cell/>
          <table:table-cell table:style-name="ce18" table:formula="of:=[.G25]+1" office:value-type="float" office:value="12" calcext:value-type="float">
            <text:p>12</text:p>
          </table:table-cell>
          <table:table-cell table:style-name="ce18" table:formula="of:=[.G24]*[.$B$9]" office:value-type="float" office:value="60" calcext:value-type="float">
            <text:p>60</text:p>
          </table:table-cell>
          <table:table-cell table:style-name="ce7" table:formula="of:=[.$C24]*[.J25]+[.$D24]*[.J24]+[.$E24]*[.J23]" office:value-type="float" office:value="1.41803020847431" calcext:value-type="float">
            <text:p>1.42</text:p>
          </table:table-cell>
          <table:table-cell table:style-name="ce7" table:formula="of:=[.$C24]*[.K25]+[.$D24]*[.K24]+[.$E24]*[.K23]" office:value-type="float" office:value="1.31793896400082" calcext:value-type="float">
            <text:p>1.32</text:p>
          </table:table-cell>
          <table:table-cell table:style-name="ce7" table:formula="of:=[.$C24]*[.L25]+[.$D24]*[.L24]+[.$E24]*[.L23]" office:value-type="float" office:value="1.12367898740446" calcext:value-type="float">
            <text:p>1.12</text:p>
          </table:table-cell>
          <table:table-cell table:style-name="ce7" table:formula="of:=[.$C24]*[.M25]+[.$D24]*[.M24]+[.$E24]*[.M23]" office:value-type="float" office:value="0.992372942549356" calcext:value-type="float">
            <text:p>0.99</text:p>
          </table:table-cell>
          <table:table-cell table:style-name="ce7" table:formula="of:=[.$C24]*[.N25]+[.$D24]*[.N24]+[.$E24]*[.N23]" office:value-type="float" office:value="0.786349852463746" calcext:value-type="float">
            <text:p>0.79</text:p>
          </table:table-cell>
          <table:table-cell table:style-name="ce7" table:formula="of:=[.$C24]*[.O25]+[.$D24]*[.O24]+[.$E24]*[.O23]" office:value-type="float" office:value="0.637745703585206" calcext:value-type="float">
            <text:p>0.64</text:p>
          </table:table-cell>
          <table:table-cell table:style-name="ce7" table:formula="of:=[.$C24]*[.P25]+[.$D24]*[.P24]+[.$E24]*[.P23]" office:value-type="float" office:value="0.406745332105651" calcext:value-type="float">
            <text:p>0.41</text:p>
          </table:table-cell>
          <table:table-cell table:style-name="ce7" table:formula="of:=[.$C24]*[.Q25]+[.$D24]*[.Q24]+[.$E24]*[.Q23]" office:value-type="float" office:value="0.267099795742404" calcext:value-type="float">
            <text:p>0.27</text:p>
          </table:table-cell>
          <table:table-cell table:style-name="ce7" table:formula="of:=[.$C24]*[.R25]+[.$D24]*[.R24]+[.$E24]*[.R23]" office:value-type="float" office:value="0" calcext:value-type="float">
            <text:p>0.00</text:p>
          </table:table-cell>
          <table:table-cell table:style-name="ce7" table:formula="of:=[.$C24]*[.S25]+[.$D24]*[.S24]+[.$E24]*[.S23]" office:value-type="float" office:value="0" calcext:value-type="float">
            <text:p>0.00</text:p>
          </table:table-cell>
          <table:table-cell table:style-name="ce10" table:formula="of:=MAX([.$B$4]-[.H24];0)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style-name="ce18" table:formula="of:=[.A26]+1" office:value-type="float" office:value="11" calcext:value-type="float">
            <text:p>11</text:p>
          </table:table-cell>
          <table:table-cell table:style-name="ce18" table:formula="of:=[.A25]*[.$B$9]" office:value-type="float" office:value="55" calcext:value-type="float">
            <text:p>55</text:p>
          </table:table-cell>
          <table:table-cell table:style-name="ce11" table:formula="of:=1/(1+[.$B$5]*[.$B$8])*(-0.5*[.$B$5]*[.A25]*[.$B$8]+0.5*[.$B$6]^2*[.A25]^2*[.$B$8])" office:value-type="float" office:value="0.378838174273859" calcext:value-type="float">
            <text:p>0.37884</text:p>
          </table:table-cell>
          <table:table-cell table:style-name="ce11" table:formula="of:=1/(1+[.$B$5]*[.$B$8])*(1-[.$B$6]^2*[.A25]^2*[.$B$8])" office:value-type="float" office:value="0.192531120331949" calcext:value-type="float">
            <text:p>0.19253</text:p>
          </table:table-cell>
          <table:table-cell table:style-name="ce11" table:formula="of:=1/(1+[.$B$5]*[.$B$8])*(0.5*[.$B$5]*[.A25]*[.$B$8]+0.5*[.$B$6]^2*[.A25]^2*[.$B$8])" office:value-type="float" office:value="0.42448132780083" calcext:value-type="float">
            <text:p>0.42448</text:p>
          </table:table-cell>
          <table:table-cell/>
          <table:table-cell table:style-name="ce18" table:formula="of:=[.G26]+1" office:value-type="float" office:value="11" calcext:value-type="float">
            <text:p>11</text:p>
          </table:table-cell>
          <table:table-cell table:style-name="ce18" table:formula="of:=[.G25]*[.$B$9]" office:value-type="float" office:value="55" calcext:value-type="float">
            <text:p>55</text:p>
          </table:table-cell>
          <table:table-cell table:style-name="ce7" table:formula="of:=[.$C25]*[.J26]+[.$D25]*[.J25]+[.$E25]*[.J24]" office:value-type="float" office:value="2.47266235697347" calcext:value-type="float">
            <text:p>2.47</text:p>
          </table:table-cell>
          <table:table-cell table:style-name="ce7" table:formula="of:=[.$C25]*[.K26]+[.$D25]*[.K25]+[.$E25]*[.K24]" office:value-type="float" office:value="2.29111233268119" calcext:value-type="float">
            <text:p>2.29</text:p>
          </table:table-cell>
          <table:table-cell table:style-name="ce7" table:formula="of:=[.$C25]*[.L26]+[.$D25]*[.L25]+[.$E25]*[.L24]" office:value-type="float" office:value="2.12396767687433" calcext:value-type="float">
            <text:p>2.12</text:p>
          </table:table-cell>
          <table:table-cell table:style-name="ce7" table:formula="of:=[.$C25]*[.M26]+[.$D25]*[.M25]+[.$E25]*[.M24]" office:value-type="float" office:value="1.91491759082161" calcext:value-type="float">
            <text:p>1.91</text:p>
          </table:table-cell>
          <table:table-cell table:style-name="ce7" table:formula="of:=[.$C25]*[.N26]+[.$D25]*[.N25]+[.$E25]*[.N24]" office:value-type="float" office:value="1.71303325369551" calcext:value-type="float">
            <text:p>1.71</text:p>
          </table:table-cell>
          <table:table-cell table:style-name="ce7" table:formula="of:=[.$C25]*[.O26]+[.$D25]*[.O25]+[.$E25]*[.O24]" office:value-type="float" office:value="1.45826498650326" calcext:value-type="float">
            <text:p>1.46</text:p>
          </table:table-cell>
          <table:table-cell table:style-name="ce7" table:formula="of:=[.$C25]*[.P26]+[.$D25]*[.P25]+[.$E25]*[.P24]" office:value-type="float" office:value="1.21340880001188" calcext:value-type="float">
            <text:p>1.21</text:p>
          </table:table-cell>
          <table:table-cell table:style-name="ce7" table:formula="of:=[.$C25]*[.Q26]+[.$D25]*[.Q25]+[.$E25]*[.Q24]" office:value-type="float" office:value="0.87418925822651" calcext:value-type="float">
            <text:p>0.87</text:p>
          </table:table-cell>
          <table:table-cell table:style-name="ce7" table:formula="of:=[.$C25]*[.R26]+[.$D25]*[.R25]+[.$E25]*[.R24]" office:value-type="float" office:value="0.589478486940653" calcext:value-type="float">
            <text:p>0.59</text:p>
          </table:table-cell>
          <table:table-cell table:style-name="ce7" table:formula="of:=[.$C25]*[.S26]+[.$D25]*[.S25]+[.$E25]*[.S24]" office:value-type="float" office:value="0" calcext:value-type="float">
            <text:p>0.00</text:p>
          </table:table-cell>
          <table:table-cell table:style-name="ce10" table:formula="of:=MAX([.$B$4]-[.H25];0)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style-name="ce18" table:formula="of:=[.A27]+1" office:value-type="float" office:value="10" calcext:value-type="float">
            <text:p>10</text:p>
          </table:table-cell>
          <table:table-cell table:style-name="ce18" table:formula="of:=[.A26]*[.$B$9]" office:value-type="float" office:value="50" calcext:value-type="float">
            <text:p>50</text:p>
          </table:table-cell>
          <table:table-cell table:style-name="ce11" table:formula="of:=1/(1+[.$B$5]*[.$B$8])*(-0.5*[.$B$5]*[.A26]*[.$B$8]+0.5*[.$B$6]^2*[.A26]^2*[.$B$8])" office:value-type="float" office:value="0.311203319502075" calcext:value-type="float">
            <text:p>0.31120</text:p>
          </table:table-cell>
          <table:table-cell table:style-name="ce11" table:formula="of:=1/(1+[.$B$5]*[.$B$8])*(1-[.$B$6]^2*[.A26]^2*[.$B$8])" office:value-type="float" office:value="0.331950207468879" calcext:value-type="float">
            <text:p>0.33195</text:p>
          </table:table-cell>
          <table:table-cell table:style-name="ce11" table:formula="of:=1/(1+[.$B$5]*[.$B$8])*(0.5*[.$B$5]*[.A26]*[.$B$8]+0.5*[.$B$6]^2*[.A26]^2*[.$B$8])" office:value-type="float" office:value="0.352697095435685" calcext:value-type="float">
            <text:p>0.35270</text:p>
          </table:table-cell>
          <table:table-cell/>
          <table:table-cell table:style-name="ce18" table:formula="of:=[.G27]+1" office:value-type="float" office:value="10" calcext:value-type="float">
            <text:p>10</text:p>
          </table:table-cell>
          <table:table-cell table:style-name="ce18" table:formula="of:=[.G26]*[.$B$9]" office:value-type="float" office:value="50" calcext:value-type="float">
            <text:p>50</text:p>
          </table:table-cell>
          <table:table-cell table:style-name="ce32" table:formula="of:=[.$C26]*[.J27]+[.$D26]*[.J26]+[.$E26]*[.J25]" office:value-type="float" office:value="4.03991332897163" calcext:value-type="float">
            <text:p>4.04</text:p>
          </table:table-cell>
          <table:table-cell table:style-name="ce7" table:formula="of:=[.$C26]*[.K27]+[.$D26]*[.K26]+[.$E26]*[.K25]" office:value-type="float" office:value="3.88585826699799" calcext:value-type="float">
            <text:p>3.89</text:p>
          </table:table-cell>
          <table:table-cell table:style-name="ce7" table:formula="of:=[.$C26]*[.L27]+[.$D26]*[.L26]+[.$E26]*[.L25]" office:value-type="float" office:value="3.70923999515578" calcext:value-type="float">
            <text:p>3.71</text:p>
          </table:table-cell>
          <table:table-cell table:style-name="ce7" table:formula="of:=[.$C26]*[.M27]+[.$D26]*[.M26]+[.$E26]*[.M25]" office:value-type="float" office:value="3.52140505903386" calcext:value-type="float">
            <text:p>3.52</text:p>
          </table:table-cell>
          <table:table-cell table:style-name="ce7" table:formula="of:=[.$C26]*[.N27]+[.$D26]*[.N26]+[.$E26]*[.N25]" office:value-type="float" office:value="3.30303183471518" calcext:value-type="float">
            <text:p>3.30</text:p>
          </table:table-cell>
          <table:table-cell table:style-name="ce7" table:formula="of:=[.$C26]*[.O27]+[.$D26]*[.O26]+[.$E26]*[.O25]" office:value-type="float" office:value="3.06611317951917" calcext:value-type="float">
            <text:p>3.07</text:p>
          </table:table-cell>
          <table:table-cell table:style-name="ce7" table:formula="of:=[.$C26]*[.P27]+[.$D26]*[.P26]+[.$E26]*[.P25]" office:value-type="float" office:value="2.7768854978349" calcext:value-type="float">
            <text:p>2.78</text:p>
          </table:table-cell>
          <table:table-cell table:style-name="ce7" table:formula="of:=[.$C26]*[.Q27]+[.$D26]*[.Q26]+[.$E26]*[.Q25]" office:value-type="float" office:value="2.45941763545131" calcext:value-type="float">
            <text:p>2.46</text:p>
          </table:table-cell>
          <table:table-cell table:style-name="ce7" table:formula="of:=[.$C26]*[.R27]+[.$D26]*[.R26]+[.$E26]*[.R25]" office:value-type="float" office:value="2.00797162583289" calcext:value-type="float">
            <text:p>2.01</text:p>
          </table:table-cell>
          <table:table-cell table:style-name="ce7" table:formula="of:=[.$C26]*[.S27]+[.$D26]*[.S26]+[.$E26]*[.S25]" office:value-type="float" office:value="1.55601659751038" calcext:value-type="float">
            <text:p>1.56</text:p>
          </table:table-cell>
          <table:table-cell table:style-name="ce10" table:formula="of:=MAX([.$B$4]-[.H26];0)" office:value-type="float" office:value="0" calcext:value-type="float">
            <text:p>0.00</text:p>
          </table:table-cell>
          <table:table-cell table:number-columns-repeated="16365"/>
        </table:table-row>
        <table:table-row table:style-name="ro1">
          <table:table-cell table:style-name="ce18" table:formula="of:=[.A28]+1" office:value-type="float" office:value="9" calcext:value-type="float">
            <text:p>9</text:p>
          </table:table-cell>
          <table:table-cell table:style-name="ce18" table:formula="of:=[.A27]*[.$B$9]" office:value-type="float" office:value="45" calcext:value-type="float">
            <text:p>45</text:p>
          </table:table-cell>
          <table:table-cell table:style-name="ce11" table:formula="of:=1/(1+[.$B$5]*[.$B$8])*(-0.5*[.$B$5]*[.A27]*[.$B$8]+0.5*[.$B$6]^2*[.A27]^2*[.$B$8])" office:value-type="float" office:value="0.250207468879668" calcext:value-type="float">
            <text:p>0.25021</text:p>
          </table:table-cell>
          <table:table-cell table:style-name="ce11" table:formula="of:=1/(1+[.$B$5]*[.$B$8])*(1-[.$B$6]^2*[.A27]^2*[.$B$8])" office:value-type="float" office:value="0.458091286307054" calcext:value-type="float">
            <text:p>0.45809</text:p>
          </table:table-cell>
          <table:table-cell table:style-name="ce11" table:formula="of:=1/(1+[.$B$5]*[.$B$8])*(0.5*[.$B$5]*[.A27]*[.$B$8]+0.5*[.$B$6]^2*[.A27]^2*[.$B$8])" office:value-type="float" office:value="0.287551867219917" calcext:value-type="float">
            <text:p>0.28755</text:p>
          </table:table-cell>
          <table:table-cell/>
          <table:table-cell table:style-name="ce18" table:formula="of:=[.G28]+1" office:value-type="float" office:value="9" calcext:value-type="float">
            <text:p>9</text:p>
          </table:table-cell>
          <table:table-cell table:style-name="ce18" table:formula="of:=[.G27]*[.$B$9]" office:value-type="float" office:value="45" calcext:value-type="float">
            <text:p>45</text:p>
          </table:table-cell>
          <table:table-cell table:style-name="ce7" table:formula="of:=[.$C27]*[.J28]+[.$D27]*[.J27]+[.$E27]*[.J26]" office:value-type="float" office:value="6.34871919985967" calcext:value-type="float">
            <text:p>6.35</text:p>
          </table:table-cell>
          <table:table-cell table:style-name="ce7" table:formula="of:=[.$C27]*[.K28]+[.$D27]*[.K27]+[.$E27]*[.K26]" office:value-type="float" office:value="6.24007870192562" calcext:value-type="float">
            <text:p>6.24</text:p>
          </table:table-cell>
          <table:table-cell table:style-name="ce7" table:formula="of:=[.$C27]*[.L28]+[.$D27]*[.L27]+[.$E27]*[.L26]" office:value-type="float" office:value="6.1228718693298" calcext:value-type="float">
            <text:p>6.12</text:p>
          </table:table-cell>
          <table:table-cell table:style-name="ce7" table:formula="of:=[.$C27]*[.M28]+[.$D27]*[.M27]+[.$E27]*[.M26]" office:value-type="float" office:value="5.99261918519996" calcext:value-type="float">
            <text:p>5.99</text:p>
          </table:table-cell>
          <table:table-cell table:style-name="ce7" table:formula="of:=[.$C27]*[.N28]+[.$D27]*[.N27]+[.$E27]*[.N26]" office:value-type="float" office:value="5.85077661181102" calcext:value-type="float">
            <text:p>5.85</text:p>
          </table:table-cell>
          <table:table-cell table:style-name="ce7" table:formula="of:=[.$C27]*[.O28]+[.$D27]*[.O27]+[.$E27]*[.O26]" office:value-type="float" office:value="5.69052125269396" calcext:value-type="float">
            <text:p>5.69</text:p>
          </table:table-cell>
          <table:table-cell table:style-name="ce7" table:formula="of:=[.$C27]*[.P28]+[.$D27]*[.P27]+[.$E27]*[.P26]" office:value-type="float" office:value="5.51523584581757" calcext:value-type="float">
            <text:p>5.52</text:p>
          </table:table-cell>
          <table:table-cell table:style-name="ce7" table:formula="of:=[.$C27]*[.Q28]+[.$D27]*[.Q27]+[.$E27]*[.Q26]" office:value-type="float" office:value="5.3089320959047" calcext:value-type="float">
            <text:p>5.31</text:p>
          </table:table-cell>
          <table:table-cell table:style-name="ce7" table:formula="of:=[.$C27]*[.R28]+[.$D27]*[.R27]+[.$E27]*[.R26]" office:value-type="float" office:value="5.09301664916238" calcext:value-type="float">
            <text:p>5.09</text:p>
          </table:table-cell>
          <table:table-cell table:style-name="ce7" table:formula="of:=[.$C27]*[.S28]+[.$D27]*[.S27]+[.$E27]*[.S26]" office:value-type="float" office:value="4.79253112033195" calcext:value-type="float">
            <text:p>4.79</text:p>
          </table:table-cell>
          <table:table-cell table:style-name="ce10" table:formula="of:=MAX([.$B$4]-[.H27];0)" office:value-type="float" office:value="5" calcext:value-type="float">
            <text:p>5.00</text:p>
          </table:table-cell>
          <table:table-cell table:number-columns-repeated="16365"/>
        </table:table-row>
        <table:table-row table:style-name="ro1">
          <table:table-cell table:style-name="ce18" table:formula="of:=[.A29]+1" office:value-type="float" office:value="8" calcext:value-type="float">
            <text:p>8</text:p>
          </table:table-cell>
          <table:table-cell table:style-name="ce18" table:formula="of:=[.A28]*[.$B$9]" office:value-type="float" office:value="40" calcext:value-type="float">
            <text:p>40</text:p>
          </table:table-cell>
          <table:table-cell table:style-name="ce11" table:formula="of:=1/(1+[.$B$5]*[.$B$8])*(-0.5*[.$B$5]*[.A28]*[.$B$8]+0.5*[.$B$6]^2*[.A28]^2*[.$B$8])" office:value-type="float" office:value="0.195850622406639" calcext:value-type="float">
            <text:p>0.19585</text:p>
          </table:table-cell>
          <table:table-cell table:style-name="ce11" table:formula="of:=1/(1+[.$B$5]*[.$B$8])*(1-[.$B$6]^2*[.A28]^2*[.$B$8])" office:value-type="float" office:value="0.570954356846473" calcext:value-type="float">
            <text:p>0.57095</text:p>
          </table:table-cell>
          <table:table-cell table:style-name="ce11" table:formula="of:=1/(1+[.$B$5]*[.$B$8])*(0.5*[.$B$5]*[.A28]*[.$B$8]+0.5*[.$B$6]^2*[.A28]^2*[.$B$8])" office:value-type="float" office:value="0.229045643153527" calcext:value-type="float">
            <text:p>0.22905</text:p>
          </table:table-cell>
          <table:table-cell/>
          <table:table-cell table:style-name="ce18" table:formula="of:=[.G29]+1" office:value-type="float" office:value="8" calcext:value-type="float">
            <text:p>8</text:p>
          </table:table-cell>
          <table:table-cell table:style-name="ce18" table:formula="of:=[.G28]*[.$B$9]" office:value-type="float" office:value="40" calcext:value-type="float">
            <text:p>40</text:p>
          </table:table-cell>
          <table:table-cell table:style-name="ce7" table:formula="of:=[.$C28]*[.J29]+[.$D28]*[.J28]+[.$E28]*[.J27]" office:value-type="float" office:value="9.50071779727976" calcext:value-type="float">
            <text:p>9.50</text:p>
          </table:table-cell>
          <table:table-cell table:style-name="ce7" table:formula="of:=[.$C28]*[.K29]+[.$D28]*[.K28]+[.$E28]*[.K27]" office:value-type="float" office:value="9.48336087181811" calcext:value-type="float">
            <text:p>9.48</text:p>
          </table:table-cell>
          <table:table-cell table:style-name="ce7" table:formula="of:=[.$C28]*[.L29]+[.$D28]*[.L28]+[.$E28]*[.L27]" office:value-type="float" office:value="9.46672605515374" calcext:value-type="float">
            <text:p>9.47</text:p>
          </table:table-cell>
          <table:table-cell table:style-name="ce7" table:formula="of:=[.$C28]*[.M29]+[.$D28]*[.M28]+[.$E28]*[.M27]" office:value-type="float" office:value="9.45263004761792" calcext:value-type="float">
            <text:p>9.45</text:p>
          </table:table-cell>
          <table:table-cell table:style-name="ce7" table:formula="of:=[.$C28]*[.N29]+[.$D28]*[.N28]+[.$E28]*[.N27]" office:value-type="float" office:value="9.44270944516568" calcext:value-type="float">
            <text:p>9.44</text:p>
          </table:table-cell>
          <table:table-cell table:style-name="ce7" table:formula="of:=[.$C28]*[.O29]+[.$D28]*[.O28]+[.$E28]*[.O27]" office:value-type="float" office:value="9.44149210295795" calcext:value-type="float">
            <text:p>9.44</text:p>
          </table:table-cell>
          <table:table-cell table:style-name="ce7" table:formula="of:=[.$C28]*[.P29]+[.$D28]*[.P28]+[.$E28]*[.P27]" office:value-type="float" office:value="9.45431873169199" calcext:value-type="float">
            <text:p>9.45</text:p>
          </table:table-cell>
          <table:table-cell table:style-name="ce7" table:formula="of:=[.$C28]*[.Q29]+[.$D28]*[.Q28]+[.$E28]*[.Q27]" office:value-type="float" office:value="9.49631995551213" calcext:value-type="float">
            <text:p>9.50</text:p>
          </table:table-cell>
          <table:table-cell table:style-name="ce7" table:formula="of:=[.$C28]*[.R29]+[.$D28]*[.R28]+[.$E28]*[.R27]" office:value-type="float" office:value="9.58592310738452" calcext:value-type="float">
            <text:p>9.59</text:p>
          </table:table-cell>
          <table:table-cell table:style-name="ce7" table:formula="of:=[.$C28]*[.S29]+[.$D28]*[.S28]+[.$E28]*[.S27]" office:value-type="float" office:value="9.79253112033195" calcext:value-type="float">
            <text:p>9.79</text:p>
          </table:table-cell>
          <table:table-cell table:style-name="ce10" table:formula="of:=MAX([.$B$4]-[.H28];0)" office:value-type="float" office:value="10" calcext:value-type="float">
            <text:p>10.00</text:p>
          </table:table-cell>
          <table:table-cell table:number-columns-repeated="16365"/>
        </table:table-row>
        <table:table-row table:style-name="ro1">
          <table:table-cell table:style-name="ce18" table:formula="of:=[.A30]+1" office:value-type="float" office:value="7" calcext:value-type="float">
            <text:p>7</text:p>
          </table:table-cell>
          <table:table-cell table:style-name="ce18" table:formula="of:=[.A29]*[.$B$9]" office:value-type="float" office:value="35" calcext:value-type="float">
            <text:p>35</text:p>
          </table:table-cell>
          <table:table-cell table:style-name="ce11" table:formula="of:=1/(1+[.$B$5]*[.$B$8])*(-0.5*[.$B$5]*[.A29]*[.$B$8]+0.5*[.$B$6]^2*[.A29]^2*[.$B$8])" office:value-type="float" office:value="0.148132780082988" calcext:value-type="float">
            <text:p>0.14813</text:p>
          </table:table-cell>
          <table:table-cell table:style-name="ce11" table:formula="of:=1/(1+[.$B$5]*[.$B$8])*(1-[.$B$6]^2*[.A29]^2*[.$B$8])" office:value-type="float" office:value="0.670539419087137" calcext:value-type="float">
            <text:p>0.67054</text:p>
          </table:table-cell>
          <table:table-cell table:style-name="ce11" table:formula="of:=1/(1+[.$B$5]*[.$B$8])*(0.5*[.$B$5]*[.A29]*[.$B$8]+0.5*[.$B$6]^2*[.A29]^2*[.$B$8])" office:value-type="float" office:value="0.177178423236515" calcext:value-type="float">
            <text:p>0.17718</text:p>
          </table:table-cell>
          <table:table-cell/>
          <table:table-cell table:style-name="ce18" table:formula="of:=[.G30]+1" office:value-type="float" office:value="7" calcext:value-type="float">
            <text:p>7</text:p>
          </table:table-cell>
          <table:table-cell table:style-name="ce18" table:formula="of:=[.G29]*[.$B$9]" office:value-type="float" office:value="35" calcext:value-type="float">
            <text:p>35</text:p>
          </table:table-cell>
          <table:table-cell table:style-name="ce7" table:formula="of:=[.$C29]*[.J30]+[.$D29]*[.J29]+[.$E29]*[.J28]" office:value-type="float" office:value="13.478348094509" calcext:value-type="float">
            <text:p>13.48</text:p>
          </table:table-cell>
          <table:table-cell table:style-name="ce7" table:formula="of:=[.$C29]*[.K30]+[.$D29]*[.K29]+[.$E29]*[.K28]" office:value-type="float" office:value="13.5658938312702" calcext:value-type="float">
            <text:p>13.57</text:p>
          </table:table-cell>
          <table:table-cell table:style-name="ce7" table:formula="of:=[.$C29]*[.L30]+[.$D29]*[.L29]+[.$E29]*[.L28]" office:value-type="float" office:value="13.6628376638137" calcext:value-type="float">
            <text:p>13.66</text:p>
          </table:table-cell>
          <table:table-cell table:style-name="ce7" table:formula="of:=[.$C29]*[.M30]+[.$D29]*[.M29]+[.$E29]*[.M28]" office:value-type="float" office:value="13.7713242736607" calcext:value-type="float">
            <text:p>13.77</text:p>
          </table:table-cell>
          <table:table-cell table:style-name="ce7" table:formula="of:=[.$C29]*[.N30]+[.$D29]*[.N29]+[.$E29]*[.N28]" office:value-type="float" office:value="13.8941557807024" calcext:value-type="float">
            <text:p>13.89</text:p>
          </table:table-cell>
          <table:table-cell table:style-name="ce7" table:formula="of:=[.$C29]*[.O30]+[.$D29]*[.O29]+[.$E29]*[.O28]" office:value-type="float" office:value="14.0344680035849" calcext:value-type="float">
            <text:p>14.03</text:p>
          </table:table-cell>
          <table:table-cell table:style-name="ce7" table:formula="of:=[.$C29]*[.P30]+[.$D29]*[.P29]+[.$E29]*[.P28]" office:value-type="float" office:value="14.1958542509093" calcext:value-type="float">
            <text:p>14.20</text:p>
          </table:table-cell>
          <table:table-cell table:style-name="ce7" table:formula="of:=[.$C29]*[.Q30]+[.$D29]*[.Q29]+[.$E29]*[.Q28]" office:value-type="float" office:value="14.3801723890966" calcext:value-type="float">
            <text:p>14.38</text:p>
          </table:table-cell>
          <table:table-cell table:style-name="ce7" table:formula="of:=[.$C29]*[.R30]+[.$D29]*[.R29]+[.$E29]*[.R28]" office:value-type="float" office:value="14.5859231073845" calcext:value-type="float">
            <text:p>14.59</text:p>
          </table:table-cell>
          <table:table-cell table:style-name="ce7" table:formula="of:=[.$C29]*[.S30]+[.$D29]*[.S29]+[.$E29]*[.S28]" office:value-type="float" office:value="14.792531120332" calcext:value-type="float">
            <text:p>14.79</text:p>
          </table:table-cell>
          <table:table-cell table:style-name="ce10" table:formula="of:=MAX([.$B$4]-[.H29];0)" office:value-type="float" office:value="15" calcext:value-type="float">
            <text:p>15.00</text:p>
          </table:table-cell>
          <table:table-cell table:number-columns-repeated="16365"/>
        </table:table-row>
        <table:table-row table:style-name="ro1">
          <table:table-cell table:style-name="ce18" table:formula="of:=[.A31]+1" office:value-type="float" office:value="6" calcext:value-type="float">
            <text:p>6</text:p>
          </table:table-cell>
          <table:table-cell table:style-name="ce18" table:formula="of:=[.A30]*[.$B$9]" office:value-type="float" office:value="30" calcext:value-type="float">
            <text:p>30</text:p>
          </table:table-cell>
          <table:table-cell table:style-name="ce11" table:formula="of:=1/(1+[.$B$5]*[.$B$8])*(-0.5*[.$B$5]*[.A30]*[.$B$8]+0.5*[.$B$6]^2*[.A30]^2*[.$B$8])" office:value-type="float" office:value="0.107053941908714" calcext:value-type="float">
            <text:p>0.10705</text:p>
          </table:table-cell>
          <table:table-cell table:style-name="ce11" table:formula="of:=1/(1+[.$B$5]*[.$B$8])*(1-[.$B$6]^2*[.A30]^2*[.$B$8])" office:value-type="float" office:value="0.756846473029045" calcext:value-type="float">
            <text:p>0.75685</text:p>
          </table:table-cell>
          <table:table-cell table:style-name="ce11" table:formula="of:=1/(1+[.$B$5]*[.$B$8])*(0.5*[.$B$5]*[.A30]*[.$B$8]+0.5*[.$B$6]^2*[.A30]^2*[.$B$8])" office:value-type="float" office:value="0.13195020746888" calcext:value-type="float">
            <text:p>0.13195</text:p>
          </table:table-cell>
          <table:table-cell/>
          <table:table-cell table:style-name="ce18" table:formula="of:=[.G31]+1" office:value-type="float" office:value="6" calcext:value-type="float">
            <text:p>6</text:p>
          </table:table-cell>
          <table:table-cell table:style-name="ce18" table:formula="of:=[.G30]*[.$B$9]" office:value-type="float" office:value="30" calcext:value-type="float">
            <text:p>30</text:p>
          </table:table-cell>
          <table:table-cell table:style-name="ce7" table:formula="of:=[.$C30]*[.J31]+[.$D30]*[.J30]+[.$E30]*[.J29]" office:value-type="float" office:value="18.0738226853538" calcext:value-type="float">
            <text:p>18.07</text:p>
          </table:table-cell>
          <table:table-cell table:style-name="ce7" table:formula="of:=[.$C30]*[.K31]+[.$D30]*[.K30]+[.$E30]*[.K29]" office:value-type="float" office:value="18.2379254458479" calcext:value-type="float">
            <text:p>18.24</text:p>
          </table:table-cell>
          <table:table-cell table:style-name="ce7" table:formula="of:=[.$C30]*[.L31]+[.$D30]*[.L30]+[.$E30]*[.L29]" office:value-type="float" office:value="18.4099900366602" calcext:value-type="float">
            <text:p>18.41</text:p>
          </table:table-cell>
          <table:table-cell table:style-name="ce7" table:formula="of:=[.$C30]*[.M31]+[.$D30]*[.M30]+[.$E30]*[.M29]" office:value-type="float" office:value="18.5902120818552" calcext:value-type="float">
            <text:p>18.59</text:p>
          </table:table-cell>
          <table:table-cell table:style-name="ce7" table:formula="of:=[.$C30]*[.N31]+[.$D30]*[.N30]+[.$E30]*[.N29]" office:value-type="float" office:value="18.7784280807327" calcext:value-type="float">
            <text:p>18.78</text:p>
          </table:table-cell>
          <table:table-cell table:style-name="ce7" table:formula="of:=[.$C30]*[.O31]+[.$D30]*[.O30]+[.$E30]*[.O29]" office:value-type="float" office:value="18.9739440048639" calcext:value-type="float">
            <text:p>18.97</text:p>
          </table:table-cell>
          <table:table-cell table:style-name="ce7" table:formula="of:=[.$C30]*[.P31]+[.$D30]*[.P30]+[.$E30]*[.P29]" office:value-type="float" office:value="19.175275408229" calcext:value-type="float">
            <text:p>19.18</text:p>
          </table:table-cell>
          <table:table-cell table:style-name="ce7" table:formula="of:=[.$C30]*[.Q31]+[.$D30]*[.Q30]+[.$E30]*[.Q29]" office:value-type="float" office:value="19.3801723890966" calcext:value-type="float">
            <text:p>19.38</text:p>
          </table:table-cell>
          <table:table-cell table:style-name="ce7" table:formula="of:=[.$C30]*[.R31]+[.$D30]*[.R30]+[.$E30]*[.R29]" office:value-type="float" office:value="19.5859231073845" calcext:value-type="float">
            <text:p>19.59</text:p>
          </table:table-cell>
          <table:table-cell table:style-name="ce7" table:formula="of:=[.$C30]*[.S31]+[.$D30]*[.S30]+[.$E30]*[.S29]" office:value-type="float" office:value="19.7925311203319" calcext:value-type="float">
            <text:p>19.79</text:p>
          </table:table-cell>
          <table:table-cell table:style-name="ce10" table:formula="of:=MAX([.$B$4]-[.H30];0)" office:value-type="float" office:value="20" calcext:value-type="float">
            <text:p>20.00</text:p>
          </table:table-cell>
          <table:table-cell table:number-columns-repeated="16365"/>
        </table:table-row>
        <table:table-row table:style-name="ro1">
          <table:table-cell table:style-name="ce18" table:formula="of:=[.A32]+1" office:value-type="float" office:value="5" calcext:value-type="float">
            <text:p>5</text:p>
          </table:table-cell>
          <table:table-cell table:style-name="ce18" table:formula="of:=[.A31]*[.$B$9]" office:value-type="float" office:value="25" calcext:value-type="float">
            <text:p>25</text:p>
          </table:table-cell>
          <table:table-cell table:style-name="ce11" table:formula="of:=1/(1+[.$B$5]*[.$B$8])*(-0.5*[.$B$5]*[.A31]*[.$B$8]+0.5*[.$B$6]^2*[.A31]^2*[.$B$8])" office:value-type="float" office:value="0.0726141078838175" calcext:value-type="float">
            <text:p>0.07261</text:p>
          </table:table-cell>
          <table:table-cell table:style-name="ce11" table:formula="of:=1/(1+[.$B$5]*[.$B$8])*(1-[.$B$6]^2*[.A31]^2*[.$B$8])" office:value-type="float" office:value="0.829875518672199" calcext:value-type="float">
            <text:p>0.82988</text:p>
          </table:table-cell>
          <table:table-cell table:style-name="ce11" table:formula="of:=1/(1+[.$B$5]*[.$B$8])*(0.5*[.$B$5]*[.A31]*[.$B$8]+0.5*[.$B$6]^2*[.A31]^2*[.$B$8])" office:value-type="float" office:value="0.0933609958506225" calcext:value-type="float">
            <text:p>0.09336</text:p>
          </table:table-cell>
          <table:table-cell/>
          <table:table-cell table:style-name="ce18" table:formula="of:=[.G32]+1" office:value-type="float" office:value="5" calcext:value-type="float">
            <text:p>5</text:p>
          </table:table-cell>
          <table:table-cell table:style-name="ce18" table:formula="of:=[.G31]*[.$B$9]" office:value-type="float" office:value="25" calcext:value-type="float">
            <text:p>25</text:p>
          </table:table-cell>
          <table:table-cell table:style-name="ce7" table:formula="of:=[.$C31]*[.J32]+[.$D31]*[.J31]+[.$E31]*[.J30]" office:value-type="float" office:value="22.9764060921475" calcext:value-type="float">
            <text:p>22.98</text:p>
          </table:table-cell>
          <table:table-cell table:style-name="ce7" table:formula="of:=[.$C31]*[.K32]+[.$D31]*[.K31]+[.$E31]*[.K30]" office:value-type="float" office:value="23.1704744966368" calcext:value-type="float">
            <text:p>23.17</text:p>
          </table:table-cell>
          <table:table-cell table:style-name="ce7" table:formula="of:=[.$C31]*[.L32]+[.$D31]*[.L31]+[.$E31]*[.L30]" office:value-type="float" office:value="23.3674268237691" calcext:value-type="float">
            <text:p>23.37</text:p>
          </table:table-cell>
          <table:table-cell table:style-name="ce7" table:formula="of:=[.$C31]*[.M32]+[.$D31]*[.M31]+[.$E31]*[.M30]" office:value-type="float" office:value="23.5668528372989" calcext:value-type="float">
            <text:p>23.57</text:p>
          </table:table-cell>
          <table:table-cell table:style-name="ce7" table:formula="of:=[.$C31]*[.N32]+[.$D31]*[.N31]+[.$E31]*[.N30]" office:value-type="float" office:value="23.7682820145395" calcext:value-type="float">
            <text:p>23.77</text:p>
          </table:table-cell>
          <table:table-cell table:style-name="ce7" table:formula="of:=[.$C31]*[.O32]+[.$D31]*[.O31]+[.$E31]*[.O30]" office:value-type="float" office:value="23.9712286223027" calcext:value-type="float">
            <text:p>23.97</text:p>
          </table:table-cell>
          <table:table-cell table:style-name="ce7" table:formula="of:=[.$C31]*[.P32]+[.$D31]*[.P31]+[.$E31]*[.P30]" office:value-type="float" office:value="24.175275408229" calcext:value-type="float">
            <text:p>24.18</text:p>
          </table:table-cell>
          <table:table-cell table:style-name="ce7" table:formula="of:=[.$C31]*[.Q32]+[.$D31]*[.Q31]+[.$E31]*[.Q30]" office:value-type="float" office:value="24.3801723890966" calcext:value-type="float">
            <text:p>24.38</text:p>
          </table:table-cell>
          <table:table-cell table:style-name="ce7" table:formula="of:=[.$C31]*[.R32]+[.$D31]*[.R31]+[.$E31]*[.R30]" office:value-type="float" office:value="24.5859231073845" calcext:value-type="float">
            <text:p>24.59</text:p>
          </table:table-cell>
          <table:table-cell table:style-name="ce7" table:formula="of:=[.$C31]*[.S32]+[.$D31]*[.S31]+[.$E31]*[.S30]" office:value-type="float" office:value="24.792531120332" calcext:value-type="float">
            <text:p>24.79</text:p>
          </table:table-cell>
          <table:table-cell table:style-name="ce10" table:formula="of:=MAX([.$B$4]-[.H31];0)" office:value-type="float" office:value="25" calcext:value-type="float">
            <text:p>25.00</text:p>
          </table:table-cell>
          <table:table-cell table:number-columns-repeated="16365"/>
        </table:table-row>
        <table:table-row table:style-name="ro1">
          <table:table-cell table:style-name="ce18" table:formula="of:=[.A33]+1" office:value-type="float" office:value="4" calcext:value-type="float">
            <text:p>4</text:p>
          </table:table-cell>
          <table:table-cell table:style-name="ce18" table:formula="of:=[.A32]*[.$B$9]" office:value-type="float" office:value="20" calcext:value-type="float">
            <text:p>20</text:p>
          </table:table-cell>
          <table:table-cell table:style-name="ce11" table:formula="of:=1/(1+[.$B$5]*[.$B$8])*(-0.5*[.$B$5]*[.A32]*[.$B$8]+0.5*[.$B$6]^2*[.A32]^2*[.$B$8])" office:value-type="float" office:value="0.0448132780082988" calcext:value-type="float">
            <text:p>0.04481</text:p>
          </table:table-cell>
          <table:table-cell table:style-name="ce11" table:formula="of:=1/(1+[.$B$5]*[.$B$8])*(1-[.$B$6]^2*[.A32]^2*[.$B$8])" office:value-type="float" office:value="0.889626556016597" calcext:value-type="float">
            <text:p>0.88963</text:p>
          </table:table-cell>
          <table:table-cell table:style-name="ce11" table:formula="of:=1/(1+[.$B$5]*[.$B$8])*(0.5*[.$B$5]*[.A32]*[.$B$8]+0.5*[.$B$6]^2*[.A32]^2*[.$B$8])" office:value-type="float" office:value="0.0614107883817428" calcext:value-type="float">
            <text:p>0.06141</text:p>
          </table:table-cell>
          <table:table-cell/>
          <table:table-cell table:style-name="ce18" table:formula="of:=[.G33]+1" office:value-type="float" office:value="4" calcext:value-type="float">
            <text:p>4</text:p>
          </table:table-cell>
          <table:table-cell table:style-name="ce18" table:formula="of:=[.G32]*[.$B$9]" office:value-type="float" office:value="20" calcext:value-type="float">
            <text:p>20</text:p>
          </table:table-cell>
          <table:table-cell table:style-name="ce7" table:formula="of:=[.$C32]*[.J33]+[.$D32]*[.J32]+[.$E32]*[.J31]" office:value-type="float" office:value="27.9643024935119" calcext:value-type="float">
            <text:p>27.96</text:p>
          </table:table-cell>
          <table:table-cell table:style-name="ce7" table:formula="of:=[.$C32]*[.K33]+[.$D32]*[.K32]+[.$E32]*[.K31]" office:value-type="float" office:value="28.1637512199198" calcext:value-type="float">
            <text:p>28.16</text:p>
          </table:table-cell>
          <table:table-cell table:style-name="ce7" table:formula="of:=[.$C32]*[.L33]+[.$D32]*[.L32]+[.$E32]*[.L31]" office:value-type="float" office:value="28.3642407491889" calcext:value-type="float">
            <text:p>28.36</text:p>
          </table:table-cell>
          <table:table-cell table:style-name="ce7" table:formula="of:=[.$C32]*[.M33]+[.$D32]*[.M32]+[.$E32]*[.M31]" office:value-type="float" office:value="28.5656871558184" calcext:value-type="float">
            <text:p>28.57</text:p>
          </table:table-cell>
          <table:table-cell table:style-name="ce7" table:formula="of:=[.$C32]*[.N33]+[.$D32]*[.N32]+[.$E32]*[.N31]" office:value-type="float" office:value="28.7680285179811" calcext:value-type="float">
            <text:p>28.77</text:p>
          </table:table-cell>
          <table:table-cell table:style-name="ce7" table:formula="of:=[.$C32]*[.O33]+[.$D32]*[.O32]+[.$E32]*[.O31]" office:value-type="float" office:value="28.9712286248015" calcext:value-type="float">
            <text:p>28.97</text:p>
          </table:table-cell>
          <table:table-cell table:style-name="ce7" table:formula="of:=[.$C32]*[.P33]+[.$D32]*[.P32]+[.$E32]*[.P31]" office:value-type="float" office:value="29.175275408229" calcext:value-type="float">
            <text:p>29.18</text:p>
          </table:table-cell>
          <table:table-cell table:style-name="ce7" table:formula="of:=[.$C32]*[.Q33]+[.$D32]*[.Q32]+[.$E32]*[.Q31]" office:value-type="float" office:value="29.3801723890966" calcext:value-type="float">
            <text:p>29.38</text:p>
          </table:table-cell>
          <table:table-cell table:style-name="ce7" table:formula="of:=[.$C32]*[.R33]+[.$D32]*[.R32]+[.$E32]*[.R31]" office:value-type="float" office:value="29.5859231073845" calcext:value-type="float">
            <text:p>29.59</text:p>
          </table:table-cell>
          <table:table-cell table:style-name="ce7" table:formula="of:=[.$C32]*[.S33]+[.$D32]*[.S32]+[.$E32]*[.S31]" office:value-type="float" office:value="29.7925311203319" calcext:value-type="float">
            <text:p>29.79</text:p>
          </table:table-cell>
          <table:table-cell table:style-name="ce10" table:formula="of:=MAX([.$B$4]-[.H32];0)" office:value-type="float" office:value="30" calcext:value-type="float">
            <text:p>30.00</text:p>
          </table:table-cell>
          <table:table-cell table:number-columns-repeated="16365"/>
        </table:table-row>
        <table:table-row table:style-name="ro1">
          <table:table-cell table:style-name="ce18" table:formula="of:=[.A34]+1" office:value-type="float" office:value="3" calcext:value-type="float">
            <text:p>3</text:p>
          </table:table-cell>
          <table:table-cell table:style-name="ce18" table:formula="of:=[.A33]*[.$B$9]" office:value-type="float" office:value="15" calcext:value-type="float">
            <text:p>15</text:p>
          </table:table-cell>
          <table:table-cell table:style-name="ce11" table:formula="of:=1/(1+[.$B$5]*[.$B$8])*(-0.5*[.$B$5]*[.A33]*[.$B$8]+0.5*[.$B$6]^2*[.A33]^2*[.$B$8])" office:value-type="float" office:value="0.0236514522821577" calcext:value-type="float">
            <text:p>0.02365</text:p>
          </table:table-cell>
          <table:table-cell table:style-name="ce11" table:formula="of:=1/(1+[.$B$5]*[.$B$8])*(1-[.$B$6]^2*[.A33]^2*[.$B$8])" office:value-type="float" office:value="0.936099585062241" calcext:value-type="float">
            <text:p>0.93610</text:p>
          </table:table-cell>
          <table:table-cell table:style-name="ce11" table:formula="of:=1/(1+[.$B$5]*[.$B$8])*(0.5*[.$B$5]*[.A33]*[.$B$8]+0.5*[.$B$6]^2*[.A33]^2*[.$B$8])" office:value-type="float" office:value="0.0360995850622407" calcext:value-type="float">
            <text:p>0.03610</text:p>
          </table:table-cell>
          <table:table-cell/>
          <table:table-cell table:style-name="ce18" table:formula="of:=[.G34]+1" office:value-type="float" office:value="3" calcext:value-type="float">
            <text:p>3</text:p>
          </table:table-cell>
          <table:table-cell table:style-name="ce18" table:formula="of:=[.G33]*[.$B$9]" office:value-type="float" office:value="15" calcext:value-type="float">
            <text:p>15</text:p>
          </table:table-cell>
          <table:table-cell table:style-name="ce7" table:formula="of:=[.$C33]*[.J34]+[.$D33]*[.J33]+[.$E33]*[.J32]" office:value-type="float" office:value="32.9636483860383" calcext:value-type="float">
            <text:p>32.96</text:p>
          </table:table-cell>
          <table:table-cell table:style-name="ce7" table:formula="of:=[.$C33]*[.K34]+[.$D33]*[.K33]+[.$E33]*[.K32]" office:value-type="float" office:value="33.1634830403102" calcext:value-type="float">
            <text:p>33.16</text:p>
          </table:table-cell>
          <table:table-cell table:style-name="ce7" table:formula="of:=[.$C33]*[.L34]+[.$D33]*[.L33]+[.$E33]*[.L32]" office:value-type="float" office:value="33.3641583687755" calcext:value-type="float">
            <text:p>33.36</text:p>
          </table:table-cell>
          <table:table-cell table:style-name="ce7" table:formula="of:=[.$C33]*[.M34]+[.$D33]*[.M33]+[.$E33]*[.M32]" office:value-type="float" office:value="33.5656733662092" calcext:value-type="float">
            <text:p>33.57</text:p>
          </table:table-cell>
          <table:table-cell table:style-name="ce7" table:formula="of:=[.$C33]*[.N34]+[.$D33]*[.N33]+[.$E33]*[.N32]" office:value-type="float" office:value="33.7680293038796" calcext:value-type="float">
            <text:p>33.77</text:p>
          </table:table-cell>
          <table:table-cell table:style-name="ce7" table:formula="of:=[.$C33]*[.O34]+[.$D33]*[.O33]+[.$E33]*[.O32]" office:value-type="float" office:value="33.9712288949933" calcext:value-type="float">
            <text:p>33.97</text:p>
          </table:table-cell>
          <table:table-cell table:style-name="ce7" table:formula="of:=[.$C33]*[.P34]+[.$D33]*[.P33]+[.$E33]*[.P32]" office:value-type="float" office:value="34.1752754639888" calcext:value-type="float">
            <text:p>34.18</text:p>
          </table:table-cell>
          <table:table-cell table:style-name="ce7" table:formula="of:=[.$C33]*[.Q34]+[.$D33]*[.Q33]+[.$E33]*[.Q32]" office:value-type="float" office:value="34.3801723890967" calcext:value-type="float">
            <text:p>34.38</text:p>
          </table:table-cell>
          <table:table-cell table:style-name="ce7" table:formula="of:=[.$C33]*[.R34]+[.$D33]*[.R33]+[.$E33]*[.R32]" office:value-type="float" office:value="34.5859231073845" calcext:value-type="float">
            <text:p>34.59</text:p>
          </table:table-cell>
          <table:table-cell table:style-name="ce7" table:formula="of:=[.$C33]*[.S34]+[.$D33]*[.S33]+[.$E33]*[.S32]" office:value-type="float" office:value="34.792531120332" calcext:value-type="float">
            <text:p>34.79</text:p>
          </table:table-cell>
          <table:table-cell table:style-name="ce10" table:formula="of:=MAX([.$B$4]-[.H33];0)" office:value-type="float" office:value="35" calcext:value-type="float">
            <text:p>35.00</text:p>
          </table:table-cell>
          <table:table-cell table:number-columns-repeated="16365"/>
        </table:table-row>
        <table:table-row table:style-name="ro1">
          <table:table-cell table:style-name="ce18" table:formula="of:=[.A35]+1" office:value-type="float" office:value="2" calcext:value-type="float">
            <text:p>2</text:p>
          </table:table-cell>
          <table:table-cell table:style-name="ce18" table:formula="of:=[.A34]*[.$B$9]" office:value-type="float" office:value="10" calcext:value-type="float">
            <text:p>10</text:p>
          </table:table-cell>
          <table:table-cell table:style-name="ce11" table:formula="of:=1/(1+[.$B$5]*[.$B$8])*(-0.5*[.$B$5]*[.A34]*[.$B$8]+0.5*[.$B$6]^2*[.A34]^2*[.$B$8])" office:value-type="float" office:value="0.0091286307053942" calcext:value-type="float">
            <text:p>0.00913</text:p>
          </table:table-cell>
          <table:table-cell table:style-name="ce11" table:formula="of:=1/(1+[.$B$5]*[.$B$8])*(1-[.$B$6]^2*[.A34]^2*[.$B$8])" office:value-type="float" office:value="0.969294605809129" calcext:value-type="float">
            <text:p>0.96929</text:p>
          </table:table-cell>
          <table:table-cell table:style-name="ce11" table:formula="of:=1/(1+[.$B$5]*[.$B$8])*(0.5*[.$B$5]*[.A34]*[.$B$8]+0.5*[.$B$6]^2*[.A34]^2*[.$B$8])" office:value-type="float" office:value="0.0174273858921162" calcext:value-type="float">
            <text:p>0.01743</text:p>
          </table:table-cell>
          <table:table-cell/>
          <table:table-cell table:style-name="ce18" table:formula="of:=[.G35]+1" office:value-type="float" office:value="2" calcext:value-type="float">
            <text:p>2</text:p>
          </table:table-cell>
          <table:table-cell table:style-name="ce18" table:formula="of:=[.G34]*[.$B$9]" office:value-type="float" office:value="10" calcext:value-type="float">
            <text:p>10</text:p>
          </table:table-cell>
          <table:table-cell table:style-name="ce7" table:formula="of:=[.$C34]*[.J35]+[.$D34]*[.J34]+[.$E34]*[.J33]" office:value-type="float" office:value="37.9638861976259" calcext:value-type="float">
            <text:p>37.96</text:p>
          </table:table-cell>
          <table:table-cell table:style-name="ce7" table:formula="of:=[.$C34]*[.K35]+[.$D34]*[.K34]+[.$E34]*[.K33]" office:value-type="float" office:value="38.163658162799" calcext:value-type="float">
            <text:p>38.16</text:p>
          </table:table-cell>
          <table:table-cell table:style-name="ce7" table:formula="of:=[.$C34]*[.L35]+[.$D34]*[.L34]+[.$E34]*[.L33]" office:value-type="float" office:value="38.3642789826406" calcext:value-type="float">
            <text:p>38.36</text:p>
          </table:table-cell>
          <table:table-cell table:style-name="ce7" table:formula="of:=[.$C34]*[.M35]+[.$D34]*[.M34]+[.$E34]*[.M33]" office:value-type="float" office:value="38.5657503863992" calcext:value-type="float">
            <text:p>38.57</text:p>
          </table:table-cell>
          <table:table-cell table:style-name="ce7" table:formula="of:=[.$C34]*[.N35]+[.$D34]*[.N34]+[.$E34]*[.N33]" office:value-type="float" office:value="38.7680740692563" calcext:value-type="float">
            <text:p>38.77</text:p>
          </table:table-cell>
          <table:table-cell table:style-name="ce7" table:formula="of:=[.$C34]*[.O35]+[.$D34]*[.O34]+[.$E34]*[.O33]" office:value-type="float" office:value="38.971251664686" calcext:value-type="float">
            <text:p>38.97</text:p>
          </table:table-cell>
          <table:table-cell table:style-name="ce7" table:formula="of:=[.$C34]*[.P35]+[.$D34]*[.P34]+[.$E34]*[.P33]" office:value-type="float" office:value="39.1752847308638" calcext:value-type="float">
            <text:p>39.18</text:p>
          </table:table-cell>
          <table:table-cell table:style-name="ce7" table:formula="of:=[.$C34]*[.Q35]+[.$D34]*[.Q34]+[.$E34]*[.Q33]" office:value-type="float" office:value="39.380174746657" calcext:value-type="float">
            <text:p>39.38</text:p>
          </table:table-cell>
          <table:table-cell table:style-name="ce7" table:formula="of:=[.$C34]*[.R35]+[.$D34]*[.R34]+[.$E34]*[.R33]" office:value-type="float" office:value="39.5859231073845" calcext:value-type="float">
            <text:p>39.59</text:p>
          </table:table-cell>
          <table:table-cell table:style-name="ce7" table:formula="of:=[.$C34]*[.S35]+[.$D34]*[.S34]+[.$E34]*[.S33]" office:value-type="float" office:value="39.792531120332" calcext:value-type="float">
            <text:p>39.79</text:p>
          </table:table-cell>
          <table:table-cell table:style-name="ce10" table:formula="of:=MAX([.$B$4]-[.H34];0)" office:value-type="float" office:value="40" calcext:value-type="float">
            <text:p>40.00</text:p>
          </table:table-cell>
          <table:table-cell table:number-columns-repeated="16365"/>
        </table:table-row>
        <table:table-row table:style-name="ro1">
          <table:table-cell table:style-name="ce18" table:formula="of:=[.A36]+1" office:value-type="float" office:value="1" calcext:value-type="float">
            <text:p>1</text:p>
          </table:table-cell>
          <table:table-cell table:style-name="ce18" table:formula="of:=[.A35]*[.$B$9]" office:value-type="float" office:value="5" calcext:value-type="float">
            <text:p>5</text:p>
          </table:table-cell>
          <table:table-cell table:style-name="ce11" table:formula="of:=1/(1+[.$B$5]*[.$B$8])*(-0.5*[.$B$5]*[.A35]*[.$B$8]+0.5*[.$B$6]^2*[.A35]^2*[.$B$8])" office:value-type="float" office:value="0.0012448132780083" calcext:value-type="float">
            <text:p>0.00124</text:p>
          </table:table-cell>
          <table:table-cell table:style-name="ce11" table:formula="of:=1/(1+[.$B$5]*[.$B$8])*(1-[.$B$6]^2*[.A35]^2*[.$B$8])" office:value-type="float" office:value="0.989211618257261" calcext:value-type="float">
            <text:p>0.98921</text:p>
          </table:table-cell>
          <table:table-cell table:style-name="ce11" table:formula="of:=1/(1+[.$B$5]*[.$B$8])*(0.5*[.$B$5]*[.A35]*[.$B$8]+0.5*[.$B$6]^2*[.A35]^2*[.$B$8])" office:value-type="float" office:value="0.0053941908713693" calcext:value-type="float">
            <text:p>0.00539</text:p>
          </table:table-cell>
          <table:table-cell/>
          <table:table-cell table:style-name="ce18" table:formula="of:=[.G36]+1" office:value-type="float" office:value="1" calcext:value-type="float">
            <text:p>1</text:p>
          </table:table-cell>
          <table:table-cell table:style-name="ce18" table:formula="of:=[.G35]*[.$B$9]" office:value-type="float" office:value="5" calcext:value-type="float">
            <text:p>5</text:p>
          </table:table-cell>
          <table:table-cell table:style-name="ce7" table:formula="of:=[.$C35]*[.J36]+[.$D35]*[.J35]+[.$E35]*[.J34]" office:value-type="float" office:value="42.9747954590393" calcext:value-type="float">
            <text:p>42.97</text:p>
          </table:table-cell>
          <table:table-cell table:style-name="ce7" table:formula="of:=[.$C35]*[.K36]+[.$D35]*[.K35]+[.$E35]*[.K34]" office:value-type="float" office:value="43.1724536493995" calcext:value-type="float">
            <text:p>43.17</text:p>
          </table:table-cell>
          <table:table-cell table:style-name="ce7" table:formula="of:=[.$C35]*[.L36]+[.$D35]*[.L35]+[.$E35]*[.L34]" office:value-type="float" office:value="43.3711735185732" calcext:value-type="float">
            <text:p>43.37</text:p>
          </table:table-cell>
          <table:table-cell table:style-name="ce7" table:formula="of:=[.$C35]*[.M36]+[.$D35]*[.M35]+[.$E35]*[.M34]" office:value-type="float" office:value="43.5709620070211" calcext:value-type="float">
            <text:p>43.57</text:p>
          </table:table-cell>
          <table:table-cell table:style-name="ce7" table:formula="of:=[.$C35]*[.N36]+[.$D35]*[.N35]+[.$E35]*[.N34]" office:value-type="float" office:value="43.7718261216529" calcext:value-type="float">
            <text:p>43.77</text:p>
          </table:table-cell>
          <table:table-cell table:style-name="ce7" table:formula="of:=[.$C35]*[.O36]+[.$D35]*[.O35]+[.$E35]*[.O34]" office:value-type="float" office:value="43.9737729368886" calcext:value-type="float">
            <text:p>43.97</text:p>
          </table:table-cell>
          <table:table-cell table:style-name="ce7" table:formula="of:=[.$C35]*[.P36]+[.$D35]*[.P35]+[.$E35]*[.P34]" office:value-type="float" office:value="44.1768095958056" calcext:value-type="float">
            <text:p>44.18</text:p>
          </table:table-cell>
          <table:table-cell table:style-name="ce7" table:formula="of:=[.$C35]*[.Q36]+[.$D35]*[.Q35]+[.$E35]*[.Q34]" office:value-type="float" office:value="44.3809433113192" calcext:value-type="float">
            <text:p>44.38</text:p>
          </table:table-cell>
          <table:table-cell table:style-name="ce7" table:formula="of:=[.$C35]*[.R36]+[.$D35]*[.R35]+[.$E35]*[.R34]" office:value-type="float" office:value="44.5861813674007" calcext:value-type="float">
            <text:p>44.59</text:p>
          </table:table-cell>
          <table:table-cell table:style-name="ce7" table:formula="of:=[.$C35]*[.S36]+[.$D35]*[.S35]+[.$E35]*[.S34]" office:value-type="float" office:value="44.7925311203319" calcext:value-type="float">
            <text:p>44.79</text:p>
          </table:table-cell>
          <table:table-cell table:style-name="ce10" table:formula="of:=MAX([.$B$4]-[.H35];0)" office:value-type="float" office:value="45" calcext:value-type="float">
            <text:p>45.00</text:p>
          </table:table-cell>
          <table:table-cell table:number-columns-repeated="16365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table:formula="of:=[.A36]*[.$B$9]" office:value-type="float" office:value="0" calcext:value-type="float">
            <text:p>0</text:p>
          </table:table-cell>
          <table:table-cell table:style-name="ce11" table:number-columns-repeated="3"/>
          <table:table-cell/>
          <table:table-cell table:style-name="ce18" office:value-type="float" office:value="0" calcext:value-type="float">
            <text:p>0</text:p>
          </table:table-cell>
          <table:table-cell table:style-name="ce18" table:formula="of:=[.G36]*[.$B$9]" office:value-type="float" office:value="0" calcext:value-type="float">
            <text:p>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number-columns-repeated="16365"/>
        </table:table-row>
        <table:table-row table:style-name="ro1">
          <table:table-cell table:number-columns-repeated="16344"/>
          <table:table-cell table:style-name="ce1" table:number-columns-repeated="40"/>
        </table:table-row>
        <table:table-row table:style-name="ro2">
          <table:table-cell table:style-name="ce17" office:value-type="string" calcext:value-type="string">
            <text:p>Parameters</text:p>
          </table:table-cell>
          <table:table-cell table:number-columns-repeated="5"/>
          <table:table-cell table:style-name="ce17" office:value-type="string" calcext:value-type="string">
            <text:p>American Option Price – Formula</text:p>
          </table:table-cell>
          <table:table-cell table:style-name="ce24" table:number-columns-repeated="12"/>
          <table:table-cell table:number-columns-repeated="16325"/>
          <table:table-cell table:style-name="ce1" table:number-columns-repeated="40"/>
        </table:table-row>
        <table:table-row table:style-name="ro1">
          <table:table-cell table:number-columns-repeated="7"/>
          <table:table-cell table:style-name="ce22"/>
          <table:table-cell table:style-name="ce25" office:value-type="string" calcext:value-type="string" table:number-columns-spanned="11" table:number-rows-spanned="1">
            <text:p>time to maturity</text:p>
          </table:table-cell>
          <table:covered-table-cell table:number-columns-repeated="10" table:style-name="ce29"/>
          <table:table-cell table:number-columns-repeated="16325"/>
          <table:table-cell table:style-name="ce1" table:number-columns-repeated="40"/>
        </table:table-row>
        <table:table-row table:style-name="ro1">
          <table:table-cell table:number-columns-repeated="6"/>
          <table:table-cell table:style-name="ce15"/>
          <table:table-cell table:style-name="ce22" office:value-type="string" calcext:value-type="string">
            <text:p>index i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I40]+1" office:value-type="float" office:value="1" calcext:value-type="float">
            <text:p>1</text:p>
          </table:table-cell>
          <table:table-cell table:style-name="ce22" table:formula="of:=[.J40]+1" office:value-type="float" office:value="2" calcext:value-type="float">
            <text:p>2</text:p>
          </table:table-cell>
          <table:table-cell table:style-name="ce22" table:formula="of:=[.K40]+1" office:value-type="float" office:value="3" calcext:value-type="float">
            <text:p>3</text:p>
          </table:table-cell>
          <table:table-cell table:style-name="ce22" table:formula="of:=[.L40]+1" office:value-type="float" office:value="4" calcext:value-type="float">
            <text:p>4</text:p>
          </table:table-cell>
          <table:table-cell table:style-name="ce22" table:formula="of:=[.M40]+1" office:value-type="float" office:value="5" calcext:value-type="float">
            <text:p>5</text:p>
          </table:table-cell>
          <table:table-cell table:style-name="ce22" table:formula="of:=[.N40]+1" office:value-type="float" office:value="6" calcext:value-type="float">
            <text:p>6</text:p>
          </table:table-cell>
          <table:table-cell table:style-name="ce22" table:formula="of:=[.O40]+1" office:value-type="float" office:value="7" calcext:value-type="float">
            <text:p>7</text:p>
          </table:table-cell>
          <table:table-cell table:style-name="ce22" table:formula="of:=[.P40]+1" office:value-type="float" office:value="8" calcext:value-type="float">
            <text:p>8</text:p>
          </table:table-cell>
          <table:table-cell table:style-name="ce22" table:formula="of:=[.Q40]+1" office:value-type="float" office:value="9" calcext:value-type="float">
            <text:p>9</text:p>
          </table:table-cell>
          <table:table-cell table:style-name="ce22" table:formula="of:=[.R40]+1" office:value-type="float" office:value="10" calcext:value-type="float">
            <text:p>1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office:value-type="string" calcext:value-type="string">
            <text:p>index j</text:p>
          </table:table-cell>
          <table:table-cell table:style-name="ce23" office:value-type="string" calcext:value-type="string">
            <text:p>stock price</text:p>
          </table:table-cell>
          <table:table-cell table:style-name="ce26" office:value-type="string" calcext:value-type="string">
            <text:p>a*</text:p>
          </table:table-cell>
          <table:table-cell table:style-name="ce26" office:value-type="string" calcext:value-type="string">
            <text:p>b*</text:p>
          </table:table-cell>
          <table:table-cell table:style-name="ce26" office:value-type="string" calcext:value-type="string">
            <text:p>c*</text:p>
          </table:table-cell>
          <table:table-cell/>
          <table:table-cell table:style-name="ce18" office:value-type="string" calcext:value-type="string">
            <text:p>index j</text:p>
          </table:table-cell>
          <table:table-cell table:style-name="ce23" office:value-type="string" calcext:value-type="string">
            <text:p>stock price</text:p>
          </table:table-cell>
          <table:table-cell table:style-name="ce26" table:formula="of:=(10-[.I40])*[.$B$8]" office:value-type="float" office:value="0.416666666666667" calcext:value-type="float">
            <text:p>0.42</text:p>
          </table:table-cell>
          <table:table-cell table:style-name="ce26" table:formula="of:=(10-[.J40])*[.$B$8]" office:value-type="float" office:value="0.375" calcext:value-type="float">
            <text:p>0.38</text:p>
          </table:table-cell>
          <table:table-cell table:style-name="ce26" table:formula="of:=(10-[.K40])*[.$B$8]" office:value-type="float" office:value="0.333333333333334" calcext:value-type="float">
            <text:p>0.33</text:p>
          </table:table-cell>
          <table:table-cell table:style-name="ce26" table:formula="of:=(10-[.L40])*[.$B$8]" office:value-type="float" office:value="0.291666666666667" calcext:value-type="float">
            <text:p>0.29</text:p>
          </table:table-cell>
          <table:table-cell table:style-name="ce26" table:formula="of:=(10-[.M40])*[.$B$8]" office:value-type="float" office:value="0.25" calcext:value-type="float">
            <text:p>0.25</text:p>
          </table:table-cell>
          <table:table-cell table:style-name="ce26" table:formula="of:=(10-[.N40])*[.$B$8]" office:value-type="float" office:value="0.208333333333333" calcext:value-type="float">
            <text:p>0.21</text:p>
          </table:table-cell>
          <table:table-cell table:style-name="ce26" table:formula="of:=(10-[.O40])*[.$B$8]" office:value-type="float" office:value="0.166666666666667" calcext:value-type="float">
            <text:p>0.17</text:p>
          </table:table-cell>
          <table:table-cell table:style-name="ce26" table:formula="of:=(10-[.P40])*[.$B$8]" office:value-type="float" office:value="0.125" calcext:value-type="float">
            <text:p>0.13</text:p>
          </table:table-cell>
          <table:table-cell table:style-name="ce26" table:formula="of:=(10-[.Q40])*[.$B$8]" office:value-type="float" office:value="0.0833333333333334" calcext:value-type="float">
            <text:p>0.08</text:p>
          </table:table-cell>
          <table:table-cell table:style-name="ce26" table:formula="of:=(10-[.R40])*[.$B$8]" office:value-type="float" office:value="0.0416666666666667" calcext:value-type="float">
            <text:p>0.04</text:p>
          </table:table-cell>
          <table:table-cell table:style-name="ce26" table:formula="of:=(10-[.S40])*[.$B$8]" office:value-type="float" office:value="0" calcext:value-type="float">
            <text:p>0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table:formula="of:=[.A43]+1" office:value-type="float" office:value="20" calcext:value-type="float">
            <text:p>20</text:p>
          </table:table-cell>
          <table:table-cell table:style-name="ce18" table:formula="of:=[.A42]*[.$B$9]" office:value-type="float" office:value="100" calcext:value-type="float">
            <text:p>100</text:p>
          </table:table-cell>
          <table:table-cell table:style-name="ce11" table:number-columns-repeated="3"/>
          <table:table-cell/>
          <table:table-cell table:style-name="ce18" table:formula="of:=[.G43]+1" office:value-type="float" office:value="20" calcext:value-type="float">
            <text:p>20</text:p>
          </table:table-cell>
          <table:table-cell table:style-name="ce18" table:formula="of:=[.G42]*[.$B$9]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table:formula="of:=[.I42]" office:value-type="float" office:value="0" calcext:value-type="float">
            <text:p>0.00</text:p>
          </table:table-cell>
          <table:table-cell table:style-name="ce10" table:formula="of:=[.J42]" office:value-type="float" office:value="0" calcext:value-type="float">
            <text:p>0.00</text:p>
          </table:table-cell>
          <table:table-cell table:style-name="ce10" table:formula="of:=[.K42]" office:value-type="float" office:value="0" calcext:value-type="float">
            <text:p>0.00</text:p>
          </table:table-cell>
          <table:table-cell table:style-name="ce10" table:formula="of:=[.L42]" office:value-type="float" office:value="0" calcext:value-type="float">
            <text:p>0.00</text:p>
          </table:table-cell>
          <table:table-cell table:style-name="ce10" table:formula="of:=[.M42]" office:value-type="float" office:value="0" calcext:value-type="float">
            <text:p>0.00</text:p>
          </table:table-cell>
          <table:table-cell table:style-name="ce10" table:formula="of:=[.N42]" office:value-type="float" office:value="0" calcext:value-type="float">
            <text:p>0.00</text:p>
          </table:table-cell>
          <table:table-cell table:style-name="ce10" table:formula="of:=[.O42]" office:value-type="float" office:value="0" calcext:value-type="float">
            <text:p>0.00</text:p>
          </table:table-cell>
          <table:table-cell table:style-name="ce10" table:formula="of:=[.P42]" office:value-type="float" office:value="0" calcext:value-type="float">
            <text:p>0.00</text:p>
          </table:table-cell>
          <table:table-cell table:style-name="ce10" table:formula="of:=[.Q42]" office:value-type="float" office:value="0" calcext:value-type="float">
            <text:p>0.00</text:p>
          </table:table-cell>
          <table:table-cell table:style-name="ce10" table:formula="of:=[.R42]" office:value-type="float" office:value="0" calcext:value-type="float">
            <text:p>0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table:formula="of:=[.A44]+1" office:value-type="float" office:value="19" calcext:value-type="float">
            <text:p>19</text:p>
          </table:table-cell>
          <table:table-cell table:style-name="ce18" table:formula="of:=[.A43]*[.$B$9]" office:value-type="float" office:value="95" calcext:value-type="float">
            <text:p>95</text:p>
          </table:table-cell>
          <table:table-cell table:style-name="ce11" table:formula="of:=1/(1+[.$B$5]*[.$B$8])*(-0.5*[.$B$5]*[.A43]*[.$B$8]+0.5*[.$B$6]^2*[.A43]^2*[.$B$8])" office:value-type="float" office:value="1.15892116182573" calcext:value-type="float">
            <text:p>1.15892</text:p>
          </table:table-cell>
          <table:table-cell table:style-name="ce11" table:formula="of:=1/(1+[.$B$5]*[.$B$8])*(1-[.$B$6]^2*[.A43]^2*[.$B$8])" office:value-type="float" office:value="-1.40082987551867" calcext:value-type="float">
            <text:p>-1.40083</text:p>
          </table:table-cell>
          <table:table-cell table:style-name="ce11" table:formula="of:=1/(1+[.$B$5]*[.$B$8])*(0.5*[.$B$5]*[.A43]*[.$B$8]+0.5*[.$B$6]^2*[.A43]^2*[.$B$8])" office:value-type="float" office:value="1.23775933609959" calcext:value-type="float">
            <text:p>1.23776</text:p>
          </table:table-cell>
          <table:table-cell/>
          <table:table-cell table:style-name="ce18" table:formula="of:=[.G44]+1" office:value-type="float" office:value="19" calcext:value-type="float">
            <text:p>19</text:p>
          </table:table-cell>
          <table:table-cell table:style-name="ce18" table:formula="of:=[.G43]*[.$B$9]" office:value-type="float" office:value="95" calcext:value-type="float">
            <text:p>95</text:p>
          </table:table-cell>
          <table:table-cell table:style-name="ce7" table:formula="of:=MAX([.$C43]*[.J44]+[.$D43]*[.J43]+[.$E43]*[.J42];MAX([.$B$4]-[.$H43];0))" office:value-type="float" office:value="0.0576152259960752" calcext:value-type="float">
            <text:p>0.06</text:p>
          </table:table-cell>
          <table:table-cell table:style-name="ce7" table:formula="of:=MAX([.$C43]*[.K44]+[.$D43]*[.K43]+[.$E43]*[.K42];MAX([.$B$4]-[.$H43];0))" office:value-type="float" office:value="0" calcext:value-type="float">
            <text:p>0.00</text:p>
          </table:table-cell>
          <table:table-cell table:style-name="ce7" table:formula="of:=MAX([.$C43]*[.L44]+[.$D43]*[.L43]+[.$E43]*[.L42];MAX([.$B$4]-[.$H43];0))" office:value-type="float" office:value="0" calcext:value-type="float">
            <text:p>0.00</text:p>
          </table:table-cell>
          <table:table-cell table:style-name="ce7" table:formula="of:=MAX([.$C43]*[.M44]+[.$D43]*[.M43]+[.$E43]*[.M42];MAX([.$B$4]-[.$H43];0))" office:value-type="float" office:value="0" calcext:value-type="float">
            <text:p>0.00</text:p>
          </table:table-cell>
          <table:table-cell table:style-name="ce7" table:formula="of:=MAX([.$C43]*[.N44]+[.$D43]*[.N43]+[.$E43]*[.N42];MAX([.$B$4]-[.$H43];0))" office:value-type="float" office:value="0" calcext:value-type="float">
            <text:p>0.00</text:p>
          </table:table-cell>
          <table:table-cell table:style-name="ce7" table:formula="of:=MAX([.$C43]*[.O44]+[.$D43]*[.O43]+[.$E43]*[.O42];MAX([.$B$4]-[.$H43];0))" office:value-type="float" office:value="0" calcext:value-type="float">
            <text:p>0.00</text:p>
          </table:table-cell>
          <table:table-cell table:style-name="ce7" table:formula="of:=MAX([.$C43]*[.P44]+[.$D43]*[.P43]+[.$E43]*[.P42];MAX([.$B$4]-[.$H43];0))" office:value-type="float" office:value="0" calcext:value-type="float">
            <text:p>0.00</text:p>
          </table:table-cell>
          <table:table-cell table:style-name="ce7" table:formula="of:=MAX([.$C43]*[.Q44]+[.$D43]*[.Q43]+[.$E43]*[.Q42];MAX([.$B$4]-[.$H43];0))" office:value-type="float" office:value="0" calcext:value-type="float">
            <text:p>0.00</text:p>
          </table:table-cell>
          <table:table-cell table:style-name="ce7" table:formula="of:=MAX([.$C43]*[.R44]+[.$D43]*[.R43]+[.$E43]*[.R42];MAX([.$B$4]-[.$H43];0))" office:value-type="float" office:value="0" calcext:value-type="float">
            <text:p>0.00</text:p>
          </table:table-cell>
          <table:table-cell table:style-name="ce7" table:formula="of:=MAX([.$C43]*[.S44]+[.$D43]*[.S43]+[.$E43]*[.S42];MAX([.$B$4]-[.$H43];0))" office:value-type="float" office:value="0" calcext:value-type="float">
            <text:p>0.00</text:p>
          </table:table-cell>
          <table:table-cell table:style-name="ce10" table:formula="of:=MAX([.$B$4]-[.H43];0)" office:value-type="float" office:value="0" calcext:value-type="float">
            <text:p>0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table:formula="of:=[.A45]+1" office:value-type="float" office:value="18" calcext:value-type="float">
            <text:p>18</text:p>
          </table:table-cell>
          <table:table-cell table:style-name="ce18" table:formula="of:=[.A44]*[.$B$9]" office:value-type="float" office:value="90" calcext:value-type="float">
            <text:p>90</text:p>
          </table:table-cell>
          <table:table-cell table:style-name="ce11" table:formula="of:=1/(1+[.$B$5]*[.$B$8])*(-0.5*[.$B$5]*[.A44]*[.$B$8]+0.5*[.$B$6]^2*[.A44]^2*[.$B$8])" office:value-type="float" office:value="1.03817427385892" calcext:value-type="float">
            <text:p>1.03817</text:p>
          </table:table-cell>
          <table:table-cell table:style-name="ce11" table:formula="of:=1/(1+[.$B$5]*[.$B$8])*(1-[.$B$6]^2*[.A44]^2*[.$B$8])" office:value-type="float" office:value="-1.1551867219917" calcext:value-type="float">
            <text:p>-1.15519</text:p>
          </table:table-cell>
          <table:table-cell table:style-name="ce11" table:formula="of:=1/(1+[.$B$5]*[.$B$8])*(0.5*[.$B$5]*[.A44]*[.$B$8]+0.5*[.$B$6]^2*[.A44]^2*[.$B$8])" office:value-type="float" office:value="1.11286307053942" calcext:value-type="float">
            <text:p>1.11286</text:p>
          </table:table-cell>
          <table:table-cell/>
          <table:table-cell table:style-name="ce18" table:formula="of:=[.G45]+1" office:value-type="float" office:value="18" calcext:value-type="float">
            <text:p>18</text:p>
          </table:table-cell>
          <table:table-cell table:style-name="ce18" table:formula="of:=[.G44]*[.$B$9]" office:value-type="float" office:value="90" calcext:value-type="float">
            <text:p>90</text:p>
          </table:table-cell>
          <table:table-cell table:style-name="ce7" table:formula="of:=MAX([.$C44]*[.J45]+[.$D44]*[.J44]+[.$E44]*[.J43];MAX([.$B$4]-[.$H44];0))" office:value-type="float" office:value="0" calcext:value-type="float">
            <text:p>0.00</text:p>
          </table:table-cell>
          <table:table-cell table:style-name="ce7" table:formula="of:=MAX([.$C44]*[.K45]+[.$D44]*[.K44]+[.$E44]*[.K43];MAX([.$B$4]-[.$H44];0))" office:value-type="float" office:value="0.0497145344255428" calcext:value-type="float">
            <text:p>0.05</text:p>
          </table:table-cell>
          <table:table-cell table:style-name="ce7" table:formula="of:=MAX([.$C44]*[.L45]+[.$D44]*[.L44]+[.$E44]*[.L43];MAX([.$B$4]-[.$H44];0))" office:value-type="float" office:value="0" calcext:value-type="float">
            <text:p>0.00</text:p>
          </table:table-cell>
          <table:table-cell table:style-name="ce7" table:formula="of:=MAX([.$C44]*[.M45]+[.$D44]*[.M44]+[.$E44]*[.M43];MAX([.$B$4]-[.$H44];0))" office:value-type="float" office:value="0" calcext:value-type="float">
            <text:p>0.00</text:p>
          </table:table-cell>
          <table:table-cell table:style-name="ce7" table:formula="of:=MAX([.$C44]*[.N45]+[.$D44]*[.N44]+[.$E44]*[.N43];MAX([.$B$4]-[.$H44];0))" office:value-type="float" office:value="0" calcext:value-type="float">
            <text:p>0.00</text:p>
          </table:table-cell>
          <table:table-cell table:style-name="ce7" table:formula="of:=MAX([.$C44]*[.O45]+[.$D44]*[.O44]+[.$E44]*[.O43];MAX([.$B$4]-[.$H44];0))" office:value-type="float" office:value="0" calcext:value-type="float">
            <text:p>0.00</text:p>
          </table:table-cell>
          <table:table-cell table:style-name="ce7" table:formula="of:=MAX([.$C44]*[.P45]+[.$D44]*[.P44]+[.$E44]*[.P43];MAX([.$B$4]-[.$H44];0))" office:value-type="float" office:value="0" calcext:value-type="float">
            <text:p>0.00</text:p>
          </table:table-cell>
          <table:table-cell table:style-name="ce7" table:formula="of:=MAX([.$C44]*[.Q45]+[.$D44]*[.Q44]+[.$E44]*[.Q43];MAX([.$B$4]-[.$H44];0))" office:value-type="float" office:value="0" calcext:value-type="float">
            <text:p>0.00</text:p>
          </table:table-cell>
          <table:table-cell table:style-name="ce7" table:formula="of:=MAX([.$C44]*[.R45]+[.$D44]*[.R44]+[.$E44]*[.R43];MAX([.$B$4]-[.$H44];0))" office:value-type="float" office:value="0" calcext:value-type="float">
            <text:p>0.00</text:p>
          </table:table-cell>
          <table:table-cell table:style-name="ce7" table:formula="of:=MAX([.$C44]*[.S45]+[.$D44]*[.S44]+[.$E44]*[.S43];MAX([.$B$4]-[.$H44];0))" office:value-type="float" office:value="0" calcext:value-type="float">
            <text:p>0.00</text:p>
          </table:table-cell>
          <table:table-cell table:style-name="ce10" table:formula="of:=MAX([.$B$4]-[.H44];0)" office:value-type="float" office:value="0" calcext:value-type="float">
            <text:p>0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table:formula="of:=[.A46]+1" office:value-type="float" office:value="17" calcext:value-type="float">
            <text:p>17</text:p>
          </table:table-cell>
          <table:table-cell table:style-name="ce18" table:formula="of:=[.A45]*[.$B$9]" office:value-type="float" office:value="85" calcext:value-type="float">
            <text:p>85</text:p>
          </table:table-cell>
          <table:table-cell table:style-name="ce11" table:formula="of:=1/(1+[.$B$5]*[.$B$8])*(-0.5*[.$B$5]*[.A45]*[.$B$8]+0.5*[.$B$6]^2*[.A45]^2*[.$B$8])" office:value-type="float" office:value="0.924066390041495" calcext:value-type="float">
            <text:p>0.92407</text:p>
          </table:table-cell>
          <table:table-cell table:style-name="ce11" table:formula="of:=1/(1+[.$B$5]*[.$B$8])*(1-[.$B$6]^2*[.A45]^2*[.$B$8])" office:value-type="float" office:value="-0.922821576763487" calcext:value-type="float">
            <text:p>-0.92282</text:p>
          </table:table-cell>
          <table:table-cell table:style-name="ce11" table:formula="of:=1/(1+[.$B$5]*[.$B$8])*(0.5*[.$B$5]*[.A45]*[.$B$8]+0.5*[.$B$6]^2*[.A45]^2*[.$B$8])" office:value-type="float" office:value="0.994605809128632" calcext:value-type="float">
            <text:p>0.99461</text:p>
          </table:table-cell>
          <table:table-cell/>
          <table:table-cell table:style-name="ce18" table:formula="of:=[.G46]+1" office:value-type="float" office:value="17" calcext:value-type="float">
            <text:p>17</text:p>
          </table:table-cell>
          <table:table-cell table:style-name="ce18" table:formula="of:=[.G45]*[.$B$9]" office:value-type="float" office:value="85" calcext:value-type="float">
            <text:p>85</text:p>
          </table:table-cell>
          <table:table-cell table:style-name="ce7" table:formula="of:=MAX([.$C45]*[.J46]+[.$D45]*[.J45]+[.$E45]*[.J44];MAX([.$B$4]-[.$H45];0))" office:value-type="float" office:value="0.236214061430947" calcext:value-type="float">
            <text:p>0.24</text:p>
          </table:table-cell>
          <table:table-cell table:style-name="ce7" table:formula="of:=MAX([.$C45]*[.K46]+[.$D45]*[.K45]+[.$E45]*[.K44];MAX([.$B$4]-[.$H45];0))" office:value-type="float" office:value="0" calcext:value-type="float">
            <text:p>0.00</text:p>
          </table:table-cell>
          <table:table-cell table:style-name="ce7" table:formula="of:=MAX([.$C45]*[.L46]+[.$D45]*[.L45]+[.$E45]*[.L44];MAX([.$B$4]-[.$H45];0))" office:value-type="float" office:value="0.0478865019846355" calcext:value-type="float">
            <text:p>0.05</text:p>
          </table:table-cell>
          <table:table-cell table:style-name="ce7" table:formula="of:=MAX([.$C45]*[.M46]+[.$D45]*[.M45]+[.$E45]*[.M44];MAX([.$B$4]-[.$H45];0))" office:value-type="float" office:value="0" calcext:value-type="float">
            <text:p>0.00</text:p>
          </table:table-cell>
          <table:table-cell table:style-name="ce7" table:formula="of:=MAX([.$C45]*[.N46]+[.$D45]*[.N45]+[.$E45]*[.N44];MAX([.$B$4]-[.$H45];0))" office:value-type="float" office:value="0" calcext:value-type="float">
            <text:p>0.00</text:p>
          </table:table-cell>
          <table:table-cell table:style-name="ce7" table:formula="of:=MAX([.$C45]*[.O46]+[.$D45]*[.O45]+[.$E45]*[.O44];MAX([.$B$4]-[.$H45];0))" office:value-type="float" office:value="0" calcext:value-type="float">
            <text:p>0.00</text:p>
          </table:table-cell>
          <table:table-cell table:style-name="ce7" table:formula="of:=MAX([.$C45]*[.P46]+[.$D45]*[.P45]+[.$E45]*[.P44];MAX([.$B$4]-[.$H45];0))" office:value-type="float" office:value="0" calcext:value-type="float">
            <text:p>0.00</text:p>
          </table:table-cell>
          <table:table-cell table:style-name="ce7" table:formula="of:=MAX([.$C45]*[.Q46]+[.$D45]*[.Q45]+[.$E45]*[.Q44];MAX([.$B$4]-[.$H45];0))" office:value-type="float" office:value="0" calcext:value-type="float">
            <text:p>0.00</text:p>
          </table:table-cell>
          <table:table-cell table:style-name="ce7" table:formula="of:=MAX([.$C45]*[.R46]+[.$D45]*[.R45]+[.$E45]*[.R44];MAX([.$B$4]-[.$H45];0))" office:value-type="float" office:value="0" calcext:value-type="float">
            <text:p>0.00</text:p>
          </table:table-cell>
          <table:table-cell table:style-name="ce7" table:formula="of:=MAX([.$C45]*[.S46]+[.$D45]*[.S45]+[.$E45]*[.S44];MAX([.$B$4]-[.$H45];0))" office:value-type="float" office:value="0" calcext:value-type="float">
            <text:p>0.00</text:p>
          </table:table-cell>
          <table:table-cell table:style-name="ce10" table:formula="of:=MAX([.$B$4]-[.H45];0)" office:value-type="float" office:value="0" calcext:value-type="float">
            <text:p>0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table:formula="of:=[.A47]+1" office:value-type="float" office:value="16" calcext:value-type="float">
            <text:p>16</text:p>
          </table:table-cell>
          <table:table-cell table:style-name="ce18" table:formula="of:=[.A46]*[.$B$9]" office:value-type="float" office:value="80" calcext:value-type="float">
            <text:p>80</text:p>
          </table:table-cell>
          <table:table-cell table:style-name="ce11" table:formula="of:=1/(1+[.$B$5]*[.$B$8])*(-0.5*[.$B$5]*[.A46]*[.$B$8]+0.5*[.$B$6]^2*[.A46]^2*[.$B$8])" office:value-type="float" office:value="0.816597510373445" calcext:value-type="float">
            <text:p>0.81660</text:p>
          </table:table-cell>
          <table:table-cell table:style-name="ce11" table:formula="of:=1/(1+[.$B$5]*[.$B$8])*(1-[.$B$6]^2*[.A46]^2*[.$B$8])" office:value-type="float" office:value="-0.703734439834027" calcext:value-type="float">
            <text:p>-0.70373</text:p>
          </table:table-cell>
          <table:table-cell table:style-name="ce11" table:formula="of:=1/(1+[.$B$5]*[.$B$8])*(0.5*[.$B$5]*[.A46]*[.$B$8]+0.5*[.$B$6]^2*[.A46]^2*[.$B$8])" office:value-type="float" office:value="0.882987551867221" calcext:value-type="float">
            <text:p>0.88299</text:p>
          </table:table-cell>
          <table:table-cell/>
          <table:table-cell table:style-name="ce18" table:formula="of:=[.G47]+1" office:value-type="float" office:value="16" calcext:value-type="float">
            <text:p>16</text:p>
          </table:table-cell>
          <table:table-cell table:style-name="ce18" table:formula="of:=[.G46]*[.$B$9]" office:value-type="float" office:value="80" calcext:value-type="float">
            <text:p>80</text:p>
          </table:table-cell>
          <table:table-cell table:style-name="ce7" table:formula="of:=MAX([.$C46]*[.J47]+[.$D46]*[.J46]+[.$E46]*[.J45];MAX([.$B$4]-[.$H46];0))" office:value-type="float" office:value="0" calcext:value-type="float">
            <text:p>0.00</text:p>
          </table:table-cell>
          <table:table-cell table:style-name="ce7" table:formula="of:=MAX([.$C46]*[.K47]+[.$D46]*[.K46]+[.$E46]*[.K45];MAX([.$B$4]-[.$H46];0))" office:value-type="float" office:value="0.202115019771242" calcext:value-type="float">
            <text:p>0.20</text:p>
          </table:table-cell>
          <table:table-cell table:style-name="ce7" table:formula="of:=MAX([.$C46]*[.L47]+[.$D46]*[.L46]+[.$E46]*[.L45];MAX([.$B$4]-[.$H46];0))" office:value-type="float" office:value="0" calcext:value-type="float">
            <text:p>0.00</text:p>
          </table:table-cell>
          <table:table-cell table:style-name="ce7" table:formula="of:=MAX([.$C46]*[.M47]+[.$D46]*[.M46]+[.$E46]*[.M45];MAX([.$B$4]-[.$H46];0))" office:value-type="float" office:value="0.0518214951876836" calcext:value-type="float">
            <text:p>0.05</text:p>
          </table:table-cell>
          <table:table-cell table:style-name="ce7" table:formula="of:=MAX([.$C46]*[.N47]+[.$D46]*[.N46]+[.$E46]*[.N45];MAX([.$B$4]-[.$H46];0))" office:value-type="float" office:value="0" calcext:value-type="float">
            <text:p>0.00</text:p>
          </table:table-cell>
          <table:table-cell table:style-name="ce7" table:formula="of:=MAX([.$C46]*[.O47]+[.$D46]*[.O46]+[.$E46]*[.O45];MAX([.$B$4]-[.$H46];0))" office:value-type="float" office:value="0" calcext:value-type="float">
            <text:p>0.00</text:p>
          </table:table-cell>
          <table:table-cell table:style-name="ce7" table:formula="of:=MAX([.$C46]*[.P47]+[.$D46]*[.P46]+[.$E46]*[.P45];MAX([.$B$4]-[.$H46];0))" office:value-type="float" office:value="0" calcext:value-type="float">
            <text:p>0.00</text:p>
          </table:table-cell>
          <table:table-cell table:style-name="ce7" table:formula="of:=MAX([.$C46]*[.Q47]+[.$D46]*[.Q46]+[.$E46]*[.Q45];MAX([.$B$4]-[.$H46];0))" office:value-type="float" office:value="0" calcext:value-type="float">
            <text:p>0.00</text:p>
          </table:table-cell>
          <table:table-cell table:style-name="ce7" table:formula="of:=MAX([.$C46]*[.R47]+[.$D46]*[.R46]+[.$E46]*[.R45];MAX([.$B$4]-[.$H46];0))" office:value-type="float" office:value="0" calcext:value-type="float">
            <text:p>0.00</text:p>
          </table:table-cell>
          <table:table-cell table:style-name="ce7" table:formula="of:=MAX([.$C46]*[.S47]+[.$D46]*[.S46]+[.$E46]*[.S45];MAX([.$B$4]-[.$H46];0))" office:value-type="float" office:value="0" calcext:value-type="float">
            <text:p>0.00</text:p>
          </table:table-cell>
          <table:table-cell table:style-name="ce10" table:formula="of:=MAX([.$B$4]-[.H46];0)" office:value-type="float" office:value="0" calcext:value-type="float">
            <text:p>0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table:formula="of:=[.A48]+1" office:value-type="float" office:value="15" calcext:value-type="float">
            <text:p>15</text:p>
          </table:table-cell>
          <table:table-cell table:style-name="ce18" table:formula="of:=[.A47]*[.$B$9]" office:value-type="float" office:value="75" calcext:value-type="float">
            <text:p>75</text:p>
          </table:table-cell>
          <table:table-cell table:style-name="ce11" table:formula="of:=1/(1+[.$B$5]*[.$B$8])*(-0.5*[.$B$5]*[.A47]*[.$B$8]+0.5*[.$B$6]^2*[.A47]^2*[.$B$8])" office:value-type="float" office:value="0.715767634854773" calcext:value-type="float">
            <text:p>0.71577</text:p>
          </table:table-cell>
          <table:table-cell table:style-name="ce11" table:formula="of:=1/(1+[.$B$5]*[.$B$8])*(1-[.$B$6]^2*[.A47]^2*[.$B$8])" office:value-type="float" office:value="-0.497925311203321" calcext:value-type="float">
            <text:p>-0.49793</text:p>
          </table:table-cell>
          <table:table-cell table:style-name="ce11" table:formula="of:=1/(1+[.$B$5]*[.$B$8])*(0.5*[.$B$5]*[.A47]*[.$B$8]+0.5*[.$B$6]^2*[.A47]^2*[.$B$8])" office:value-type="float" office:value="0.778008298755188" calcext:value-type="float">
            <text:p>0.77801</text:p>
          </table:table-cell>
          <table:table-cell/>
          <table:table-cell table:style-name="ce18" table:formula="of:=[.G48]+1" office:value-type="float" office:value="15" calcext:value-type="float">
            <text:p>15</text:p>
          </table:table-cell>
          <table:table-cell table:style-name="ce18" table:formula="of:=[.G47]*[.$B$9]" office:value-type="float" office:value="75" calcext:value-type="float">
            <text:p>75</text:p>
          </table:table-cell>
          <table:table-cell table:style-name="ce7" table:formula="of:=MAX([.$C47]*[.J48]+[.$D47]*[.J47]+[.$E47]*[.J46];MAX([.$B$4]-[.$H47];0))" office:value-type="float" office:value="0.451622387769879" calcext:value-type="float">
            <text:p>0.45</text:p>
          </table:table-cell>
          <table:table-cell table:style-name="ce7" table:formula="of:=MAX([.$C47]*[.K48]+[.$D47]*[.K47]+[.$E47]*[.K46];MAX([.$B$4]-[.$H47];0))" office:value-type="float" office:value="0.0662830384032013" calcext:value-type="float">
            <text:p>0.07</text:p>
          </table:table-cell>
          <table:table-cell table:style-name="ce7" table:formula="of:=MAX([.$C47]*[.L48]+[.$D47]*[.L47]+[.$E47]*[.L46];MAX([.$B$4]-[.$H47];0))" office:value-type="float" office:value="0.195729025114526" calcext:value-type="float">
            <text:p>0.20</text:p>
          </table:table-cell>
          <table:table-cell table:style-name="ce7" table:formula="of:=MAX([.$C47]*[.M48]+[.$D47]*[.M47]+[.$E47]*[.M46];MAX([.$B$4]-[.$H47];0))" office:value-type="float" office:value="0.040288052661156" calcext:value-type="float">
            <text:p>0.04</text:p>
          </table:table-cell>
          <table:table-cell table:style-name="ce7" table:formula="of:=MAX([.$C47]*[.N48]+[.$D47]*[.N47]+[.$E47]*[.N46];MAX([.$B$4]-[.$H47];0))" office:value-type="float" office:value="0.0634602659564621" calcext:value-type="float">
            <text:p>0.06</text:p>
          </table:table-cell>
          <table:table-cell table:style-name="ce7" table:formula="of:=MAX([.$C47]*[.O48]+[.$D47]*[.O47]+[.$E47]*[.O46];MAX([.$B$4]-[.$H47];0))" office:value-type="float" office:value="0" calcext:value-type="float">
            <text:p>0.00</text:p>
          </table:table-cell>
          <table:table-cell table:style-name="ce7" table:formula="of:=MAX([.$C47]*[.P48]+[.$D47]*[.P47]+[.$E47]*[.P46];MAX([.$B$4]-[.$H47];0))" office:value-type="float" office:value="0" calcext:value-type="float">
            <text:p>0.00</text:p>
          </table:table-cell>
          <table:table-cell table:style-name="ce7" table:formula="of:=MAX([.$C47]*[.Q48]+[.$D47]*[.Q47]+[.$E47]*[.Q46];MAX([.$B$4]-[.$H47];0))" office:value-type="float" office:value="0" calcext:value-type="float">
            <text:p>0.00</text:p>
          </table:table-cell>
          <table:table-cell table:style-name="ce7" table:formula="of:=MAX([.$C47]*[.R48]+[.$D47]*[.R47]+[.$E47]*[.R46];MAX([.$B$4]-[.$H47];0))" office:value-type="float" office:value="0" calcext:value-type="float">
            <text:p>0.00</text:p>
          </table:table-cell>
          <table:table-cell table:style-name="ce7" table:formula="of:=MAX([.$C47]*[.S48]+[.$D47]*[.S47]+[.$E47]*[.S46];MAX([.$B$4]-[.$H47];0))" office:value-type="float" office:value="0" calcext:value-type="float">
            <text:p>0.00</text:p>
          </table:table-cell>
          <table:table-cell table:style-name="ce10" table:formula="of:=MAX([.$B$4]-[.H47];0)" office:value-type="float" office:value="0" calcext:value-type="float">
            <text:p>0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table:formula="of:=[.A49]+1" office:value-type="float" office:value="14" calcext:value-type="float">
            <text:p>14</text:p>
          </table:table-cell>
          <table:table-cell table:style-name="ce18" table:formula="of:=[.A48]*[.$B$9]" office:value-type="float" office:value="70" calcext:value-type="float">
            <text:p>70</text:p>
          </table:table-cell>
          <table:table-cell table:style-name="ce11" table:formula="of:=1/(1+[.$B$5]*[.$B$8])*(-0.5*[.$B$5]*[.A48]*[.$B$8]+0.5*[.$B$6]^2*[.A48]^2*[.$B$8])" office:value-type="float" office:value="0.621576763485478" calcext:value-type="float">
            <text:p>0.62158</text:p>
          </table:table-cell>
          <table:table-cell table:style-name="ce11" table:formula="of:=1/(1+[.$B$5]*[.$B$8])*(1-[.$B$6]^2*[.A48]^2*[.$B$8])" office:value-type="float" office:value="-0.305394190871371" calcext:value-type="float">
            <text:p>-0.30539</text:p>
          </table:table-cell>
          <table:table-cell table:style-name="ce11" table:formula="of:=1/(1+[.$B$5]*[.$B$8])*(0.5*[.$B$5]*[.A48]*[.$B$8]+0.5*[.$B$6]^2*[.A48]^2*[.$B$8])" office:value-type="float" office:value="0.679668049792532" calcext:value-type="float">
            <text:p>0.67967</text:p>
          </table:table-cell>
          <table:table-cell/>
          <table:table-cell table:style-name="ce18" table:formula="of:=[.G49]+1" office:value-type="float" office:value="14" calcext:value-type="float">
            <text:p>14</text:p>
          </table:table-cell>
          <table:table-cell table:style-name="ce18" table:formula="of:=[.G48]*[.$B$9]" office:value-type="float" office:value="70" calcext:value-type="float">
            <text:p>70</text:p>
          </table:table-cell>
          <table:table-cell table:style-name="ce7" table:formula="of:=MAX([.$C48]*[.J49]+[.$D48]*[.J48]+[.$E48]*[.J47];MAX([.$B$4]-[.$H48];0))" office:value-type="float" office:value="0.325939022092038" calcext:value-type="float">
            <text:p>0.33</text:p>
          </table:table-cell>
          <table:table-cell table:style-name="ce7" table:formula="of:=MAX([.$C48]*[.K49]+[.$D48]*[.K48]+[.$E48]*[.K47];MAX([.$B$4]-[.$H48];0))" office:value-type="float" office:value="0.457381993355461" calcext:value-type="float">
            <text:p>0.46</text:p>
          </table:table-cell>
          <table:table-cell table:style-name="ce7" table:formula="of:=MAX([.$C48]*[.L49]+[.$D48]*[.L48]+[.$E48]*[.L47];MAX([.$B$4]-[.$H48];0))" office:value-type="float" office:value="0.228763450834288" calcext:value-type="float">
            <text:p>0.23</text:p>
          </table:table-cell>
          <table:table-cell table:style-name="ce7" table:formula="of:=MAX([.$C48]*[.M49]+[.$D48]*[.M48]+[.$E48]*[.M47];MAX([.$B$4]-[.$H48];0))" office:value-type="float" office:value="0.245152063908689" calcext:value-type="float">
            <text:p>0.25</text:p>
          </table:table-cell>
          <table:table-cell table:style-name="ce7" table:formula="of:=MAX([.$C48]*[.N49]+[.$D48]*[.N48]+[.$E48]*[.N47];MAX([.$B$4]-[.$H48];0))" office:value-type="float" office:value="0.100432768731096" calcext:value-type="float">
            <text:p>0.10</text:p>
          </table:table-cell>
          <table:table-cell table:style-name="ce7" table:formula="of:=MAX([.$C48]*[.O49]+[.$D48]*[.O48]+[.$E48]*[.O47];MAX([.$B$4]-[.$H48];0))" office:value-type="float" office:value="0.0886604295391731" calcext:value-type="float">
            <text:p>0.09</text:p>
          </table:table-cell>
          <table:table-cell table:style-name="ce7" table:formula="of:=MAX([.$C48]*[.P49]+[.$D48]*[.P48]+[.$E48]*[.P47];MAX([.$B$4]-[.$H48];0))" office:value-type="float" office:value="0" calcext:value-type="float">
            <text:p>0.00</text:p>
          </table:table-cell>
          <table:table-cell table:style-name="ce7" table:formula="of:=MAX([.$C48]*[.Q49]+[.$D48]*[.Q48]+[.$E48]*[.Q47];MAX([.$B$4]-[.$H48];0))" office:value-type="float" office:value="0" calcext:value-type="float">
            <text:p>0.00</text:p>
          </table:table-cell>
          <table:table-cell table:style-name="ce7" table:formula="of:=MAX([.$C48]*[.R49]+[.$D48]*[.R48]+[.$E48]*[.R47];MAX([.$B$4]-[.$H48];0))" office:value-type="float" office:value="0" calcext:value-type="float">
            <text:p>0.00</text:p>
          </table:table-cell>
          <table:table-cell table:style-name="ce7" table:formula="of:=MAX([.$C48]*[.S49]+[.$D48]*[.S48]+[.$E48]*[.S47];MAX([.$B$4]-[.$H48];0))" office:value-type="float" office:value="0" calcext:value-type="float">
            <text:p>0.00</text:p>
          </table:table-cell>
          <table:table-cell table:style-name="ce10" table:formula="of:=MAX([.$B$4]-[.H48];0)" office:value-type="float" office:value="0" calcext:value-type="float">
            <text:p>0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table:formula="of:=[.A50]+1" office:value-type="float" office:value="13" calcext:value-type="float">
            <text:p>13</text:p>
          </table:table-cell>
          <table:table-cell table:style-name="ce18" table:formula="of:=[.A49]*[.$B$9]" office:value-type="float" office:value="65" calcext:value-type="float">
            <text:p>65</text:p>
          </table:table-cell>
          <table:table-cell table:style-name="ce11" table:formula="of:=1/(1+[.$B$5]*[.$B$8])*(-0.5*[.$B$5]*[.A49]*[.$B$8]+0.5*[.$B$6]^2*[.A49]^2*[.$B$8])" office:value-type="float" office:value="0.534024896265561" calcext:value-type="float">
            <text:p>0.53402</text:p>
          </table:table-cell>
          <table:table-cell table:style-name="ce11" table:formula="of:=1/(1+[.$B$5]*[.$B$8])*(1-[.$B$6]^2*[.A49]^2*[.$B$8])" office:value-type="float" office:value="-0.126141078838175" calcext:value-type="float">
            <text:p>-0.12614</text:p>
          </table:table-cell>
          <table:table-cell table:style-name="ce11" table:formula="of:=1/(1+[.$B$5]*[.$B$8])*(0.5*[.$B$5]*[.A49]*[.$B$8]+0.5*[.$B$6]^2*[.A49]^2*[.$B$8])" office:value-type="float" office:value="0.587966804979254" calcext:value-type="float">
            <text:p>0.58797</text:p>
          </table:table-cell>
          <table:table-cell/>
          <table:table-cell table:style-name="ce18" table:formula="of:=[.G50]+1" office:value-type="float" office:value="13" calcext:value-type="float">
            <text:p>13</text:p>
          </table:table-cell>
          <table:table-cell table:style-name="ce18" table:formula="of:=[.G49]*[.$B$9]" office:value-type="float" office:value="65" calcext:value-type="float">
            <text:p>65</text:p>
          </table:table-cell>
          <table:table-cell table:style-name="ce7" table:formula="of:=MAX([.$C49]*[.J50]+[.$D49]*[.J49]+[.$E49]*[.J48];MAX([.$B$4]-[.$H49];0))" office:value-type="float" office:value="0.913573473745099" calcext:value-type="float">
            <text:p>0.91</text:p>
          </table:table-cell>
          <table:table-cell table:style-name="ce7" table:formula="of:=MAX([.$C49]*[.K50]+[.$D49]*[.K49]+[.$E49]*[.K48];MAX([.$B$4]-[.$H49];0))" office:value-type="float" office:value="0.676618540351795" calcext:value-type="float">
            <text:p>0.68</text:p>
          </table:table-cell>
          <table:table-cell table:style-name="ce7" table:formula="of:=MAX([.$C49]*[.L50]+[.$D49]*[.L49]+[.$E49]*[.L48];MAX([.$B$4]-[.$H49];0))" office:value-type="float" office:value="0.634216529147599" calcext:value-type="float">
            <text:p>0.63</text:p>
          </table:table-cell>
          <table:table-cell table:style-name="ce7" table:formula="of:=MAX([.$C49]*[.M50]+[.$D49]*[.M49]+[.$E49]*[.M48];MAX([.$B$4]-[.$H49];0))" office:value-type="float" office:value="0.44443258029937" calcext:value-type="float">
            <text:p>0.44</text:p>
          </table:table-cell>
          <table:table-cell table:style-name="ce7" table:formula="of:=MAX([.$C49]*[.N50]+[.$D49]*[.N49]+[.$E49]*[.N48];MAX([.$B$4]-[.$H49];0))" office:value-type="float" office:value="0.3743571937045" calcext:value-type="float">
            <text:p>0.37</text:p>
          </table:table-cell>
          <table:table-cell table:style-name="ce7" table:formula="of:=MAX([.$C49]*[.O50]+[.$D49]*[.O49]+[.$E49]*[.O48];MAX([.$B$4]-[.$H49];0))" office:value-type="float" office:value="0.20513821681093" calcext:value-type="float">
            <text:p>0.21</text:p>
          </table:table-cell>
          <table:table-cell table:style-name="ce7" table:formula="of:=MAX([.$C49]*[.P50]+[.$D49]*[.P49]+[.$E49]*[.P48];MAX([.$B$4]-[.$H49];0))" office:value-type="float" office:value="0.14263794071389" calcext:value-type="float">
            <text:p>0.14</text:p>
          </table:table-cell>
          <table:table-cell table:style-name="ce7" table:formula="of:=MAX([.$C49]*[.Q50]+[.$D49]*[.Q49]+[.$E49]*[.Q48];MAX([.$B$4]-[.$H49];0))" office:value-type="float" office:value="0" calcext:value-type="float">
            <text:p>0.00</text:p>
          </table:table-cell>
          <table:table-cell table:style-name="ce7" table:formula="of:=MAX([.$C49]*[.R50]+[.$D49]*[.R49]+[.$E49]*[.R48];MAX([.$B$4]-[.$H49];0))" office:value-type="float" office:value="0" calcext:value-type="float">
            <text:p>0.00</text:p>
          </table:table-cell>
          <table:table-cell table:style-name="ce7" table:formula="of:=MAX([.$C49]*[.S50]+[.$D49]*[.S49]+[.$E49]*[.S48];MAX([.$B$4]-[.$H49];0))" office:value-type="float" office:value="0" calcext:value-type="float">
            <text:p>0.00</text:p>
          </table:table-cell>
          <table:table-cell table:style-name="ce10" table:formula="of:=MAX([.$B$4]-[.H49];0)" office:value-type="float" office:value="0" calcext:value-type="float">
            <text:p>0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table:formula="of:=[.A51]+1" office:value-type="float" office:value="12" calcext:value-type="float">
            <text:p>12</text:p>
          </table:table-cell>
          <table:table-cell table:style-name="ce18" table:formula="of:=[.A50]*[.$B$9]" office:value-type="float" office:value="60" calcext:value-type="float">
            <text:p>60</text:p>
          </table:table-cell>
          <table:table-cell table:style-name="ce11" table:formula="of:=1/(1+[.$B$5]*[.$B$8])*(-0.5*[.$B$5]*[.A50]*[.$B$8]+0.5*[.$B$6]^2*[.A50]^2*[.$B$8])" office:value-type="float" office:value="0.453112033195021" calcext:value-type="float">
            <text:p>0.45311</text:p>
          </table:table-cell>
          <table:table-cell table:style-name="ce11" table:formula="of:=1/(1+[.$B$5]*[.$B$8])*(1-[.$B$6]^2*[.A50]^2*[.$B$8])" office:value-type="float" office:value="0.0398340248962646" calcext:value-type="float">
            <text:p>0.03983</text:p>
          </table:table-cell>
          <table:table-cell table:style-name="ce11" table:formula="of:=1/(1+[.$B$5]*[.$B$8])*(0.5*[.$B$5]*[.A50]*[.$B$8]+0.5*[.$B$6]^2*[.A50]^2*[.$B$8])" office:value-type="float" office:value="0.502904564315353" calcext:value-type="float">
            <text:p>0.50290</text:p>
          </table:table-cell>
          <table:table-cell/>
          <table:table-cell table:style-name="ce18" table:formula="of:=[.G51]+1" office:value-type="float" office:value="12" calcext:value-type="float">
            <text:p>12</text:p>
          </table:table-cell>
          <table:table-cell table:style-name="ce18" table:formula="of:=[.G50]*[.$B$9]" office:value-type="float" office:value="60" calcext:value-type="float">
            <text:p>60</text:p>
          </table:table-cell>
          <table:table-cell table:style-name="ce7" table:formula="of:=MAX([.$C50]*[.J51]+[.$D50]*[.J50]+[.$E50]*[.J49];MAX([.$B$4]-[.$H50];0))" office:value-type="float" office:value="1.47867326414038" calcext:value-type="float">
            <text:p>1.48</text:p>
          </table:table-cell>
          <table:table-cell table:style-name="ce7" table:formula="of:=MAX([.$C50]*[.K51]+[.$D50]*[.K50]+[.$E50]*[.K49];MAX([.$B$4]-[.$H50];0))" office:value-type="float" office:value="1.36697266776064" calcext:value-type="float">
            <text:p>1.37</text:p>
          </table:table-cell>
          <table:table-cell table:style-name="ce7" table:formula="of:=MAX([.$C50]*[.L51]+[.$D50]*[.L50]+[.$E50]*[.L49];MAX([.$B$4]-[.$H50];0))" office:value-type="float" office:value="1.16495314473699" calcext:value-type="float">
            <text:p>1.16</text:p>
          </table:table-cell>
          <table:table-cell table:style-name="ce7" table:formula="of:=MAX([.$C50]*[.M51]+[.$D50]*[.M50]+[.$E50]*[.M49];MAX([.$B$4]-[.$H50];0))" office:value-type="float" office:value="1.022679770861" calcext:value-type="float">
            <text:p>1.02</text:p>
          </table:table-cell>
          <table:table-cell table:style-name="ce7" table:formula="of:=MAX([.$C50]*[.N51]+[.$D50]*[.N50]+[.$E50]*[.N49];MAX([.$B$4]-[.$H50];0))" office:value-type="float" office:value="0.810080708714597" calcext:value-type="float">
            <text:p>0.81</text:p>
          </table:table-cell>
          <table:table-cell table:style-name="ce7" table:formula="of:=MAX([.$C50]*[.O51]+[.$D50]*[.O50]+[.$E50]*[.O49];MAX([.$B$4]-[.$H50];0))" office:value-type="float" office:value="0.651850059115276" calcext:value-type="float">
            <text:p>0.65</text:p>
          </table:table-cell>
          <table:table-cell table:style-name="ce7" table:formula="of:=MAX([.$C50]*[.P51]+[.$D50]*[.P50]+[.$E50]*[.P49];MAX([.$B$4]-[.$H50];0))" office:value-type="float" office:value="0.4178283111821" calcext:value-type="float">
            <text:p>0.42</text:p>
          </table:table-cell>
          <table:table-cell table:style-name="ce7" table:formula="of:=MAX([.$C50]*[.Q51]+[.$D50]*[.Q50]+[.$E50]*[.Q49];MAX([.$B$4]-[.$H50];0))" office:value-type="float" office:value="0.267099795742404" calcext:value-type="float">
            <text:p>0.27</text:p>
          </table:table-cell>
          <table:table-cell table:style-name="ce7" table:formula="of:=MAX([.$C50]*[.R51]+[.$D50]*[.R50]+[.$E50]*[.R49];MAX([.$B$4]-[.$H50];0))" office:value-type="float" office:value="0" calcext:value-type="float">
            <text:p>0.00</text:p>
          </table:table-cell>
          <table:table-cell table:style-name="ce7" table:formula="of:=MAX([.$C50]*[.S51]+[.$D50]*[.S50]+[.$E50]*[.S49];MAX([.$B$4]-[.$H50];0))" office:value-type="float" office:value="0" calcext:value-type="float">
            <text:p>0.00</text:p>
          </table:table-cell>
          <table:table-cell table:style-name="ce10" table:formula="of:=MAX([.$B$4]-[.H50];0)" office:value-type="float" office:value="0" calcext:value-type="float">
            <text:p>0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table:formula="of:=[.A52]+1" office:value-type="float" office:value="11" calcext:value-type="float">
            <text:p>11</text:p>
          </table:table-cell>
          <table:table-cell table:style-name="ce18" table:formula="of:=[.A51]*[.$B$9]" office:value-type="float" office:value="55" calcext:value-type="float">
            <text:p>55</text:p>
          </table:table-cell>
          <table:table-cell table:style-name="ce11" table:formula="of:=1/(1+[.$B$5]*[.$B$8])*(-0.5*[.$B$5]*[.A51]*[.$B$8]+0.5*[.$B$6]^2*[.A51]^2*[.$B$8])" office:value-type="float" office:value="0.378838174273859" calcext:value-type="float">
            <text:p>0.37884</text:p>
          </table:table-cell>
          <table:table-cell table:style-name="ce11" table:formula="of:=1/(1+[.$B$5]*[.$B$8])*(1-[.$B$6]^2*[.A51]^2*[.$B$8])" office:value-type="float" office:value="0.192531120331949" calcext:value-type="float">
            <text:p>0.19253</text:p>
          </table:table-cell>
          <table:table-cell table:style-name="ce11" table:formula="of:=1/(1+[.$B$5]*[.$B$8])*(0.5*[.$B$5]*[.A51]*[.$B$8]+0.5*[.$B$6]^2*[.A51]^2*[.$B$8])" office:value-type="float" office:value="0.42448132780083" calcext:value-type="float">
            <text:p>0.42448</text:p>
          </table:table-cell>
          <table:table-cell/>
          <table:table-cell table:style-name="ce18" table:formula="of:=[.G52]+1" office:value-type="float" office:value="11" calcext:value-type="float">
            <text:p>11</text:p>
          </table:table-cell>
          <table:table-cell table:style-name="ce18" table:formula="of:=[.G51]*[.$B$9]" office:value-type="float" office:value="55" calcext:value-type="float">
            <text:p>55</text:p>
          </table:table-cell>
          <table:table-cell table:style-name="ce7" table:formula="of:=MAX([.$C51]*[.J52]+[.$D51]*[.J51]+[.$E51]*[.J50];MAX([.$B$4]-[.$H51];0))" office:value-type="float" office:value="2.58716596762731" calcext:value-type="float">
            <text:p>2.59</text:p>
          </table:table-cell>
          <table:table-cell table:style-name="ce7" table:formula="of:=MAX([.$C51]*[.K52]+[.$D51]*[.K51]+[.$E51]*[.K50];MAX([.$B$4]-[.$H51];0))" office:value-type="float" office:value="2.39222666627008" calcext:value-type="float">
            <text:p>2.39</text:p>
          </table:table-cell>
          <table:table-cell table:style-name="ce7" table:formula="of:=MAX([.$C51]*[.L52]+[.$D51]*[.L51]+[.$E51]*[.L50];MAX([.$B$4]-[.$H51];0))" office:value-type="float" office:value="2.21052948175962" calcext:value-type="float">
            <text:p>2.21</text:p>
          </table:table-cell>
          <table:table-cell table:style-name="ce7" table:formula="of:=MAX([.$C51]*[.M52]+[.$D51]*[.M51]+[.$E51]*[.M50];MAX([.$B$4]-[.$H51];0))" office:value-type="float" office:value="1.98782741162148" calcext:value-type="float">
            <text:p>1.99</text:p>
          </table:table-cell>
          <table:table-cell table:style-name="ce7" table:formula="of:=MAX([.$C51]*[.N52]+[.$D51]*[.N51]+[.$E51]*[.N50];MAX([.$B$4]-[.$H51];0))" office:value-type="float" office:value="1.77030181407377" calcext:value-type="float">
            <text:p>1.77</text:p>
          </table:table-cell>
          <table:table-cell table:style-name="ce7" table:formula="of:=MAX([.$C51]*[.O52]+[.$D51]*[.O51]+[.$E51]*[.O50];MAX([.$B$4]-[.$H51];0))" office:value-type="float" office:value="1.50282910581709" calcext:value-type="float">
            <text:p>1.50</text:p>
          </table:table-cell>
          <table:table-cell table:style-name="ce7" table:formula="of:=MAX([.$C51]*[.P52]+[.$D51]*[.P51]+[.$E51]*[.P50];MAX([.$B$4]-[.$H51];0))" office:value-type="float" office:value="1.24356221652848" calcext:value-type="float">
            <text:p>1.24</text:p>
          </table:table-cell>
          <table:table-cell table:style-name="ce7" table:formula="of:=MAX([.$C51]*[.Q52]+[.$D51]*[.Q51]+[.$E51]*[.Q50];MAX([.$B$4]-[.$H51];0))" office:value-type="float" office:value="0.89864894648131" calcext:value-type="float">
            <text:p>0.90</text:p>
          </table:table-cell>
          <table:table-cell table:style-name="ce7" table:formula="of:=MAX([.$C51]*[.R52]+[.$D51]*[.R51]+[.$E51]*[.R50];MAX([.$B$4]-[.$H51];0))" office:value-type="float" office:value="0.589478486940653" calcext:value-type="float">
            <text:p>0.59</text:p>
          </table:table-cell>
          <table:table-cell table:style-name="ce7" table:formula="of:=MAX([.$C51]*[.S52]+[.$D51]*[.S51]+[.$E51]*[.S50];MAX([.$B$4]-[.$H51];0))" office:value-type="float" office:value="0" calcext:value-type="float">
            <text:p>0.00</text:p>
          </table:table-cell>
          <table:table-cell table:style-name="ce10" table:formula="of:=MAX([.$B$4]-[.H51];0)" office:value-type="float" office:value="0" calcext:value-type="float">
            <text:p>0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table:formula="of:=[.A53]+1" office:value-type="float" office:value="10" calcext:value-type="float">
            <text:p>10</text:p>
          </table:table-cell>
          <table:table-cell table:style-name="ce18" table:formula="of:=[.A52]*[.$B$9]" office:value-type="float" office:value="50" calcext:value-type="float">
            <text:p>50</text:p>
          </table:table-cell>
          <table:table-cell table:style-name="ce11" table:formula="of:=1/(1+[.$B$5]*[.$B$8])*(-0.5*[.$B$5]*[.A52]*[.$B$8]+0.5*[.$B$6]^2*[.A52]^2*[.$B$8])" office:value-type="float" office:value="0.311203319502075" calcext:value-type="float">
            <text:p>0.31120</text:p>
          </table:table-cell>
          <table:table-cell table:style-name="ce11" table:formula="of:=1/(1+[.$B$5]*[.$B$8])*(1-[.$B$6]^2*[.A52]^2*[.$B$8])" office:value-type="float" office:value="0.331950207468879" calcext:value-type="float">
            <text:p>0.33195</text:p>
          </table:table-cell>
          <table:table-cell table:style-name="ce11" table:formula="of:=1/(1+[.$B$5]*[.$B$8])*(0.5*[.$B$5]*[.A52]*[.$B$8]+0.5*[.$B$6]^2*[.A52]^2*[.$B$8])" office:value-type="float" office:value="0.352697095435685" calcext:value-type="float">
            <text:p>0.35270</text:p>
          </table:table-cell>
          <table:table-cell/>
          <table:table-cell table:style-name="ce18" table:formula="of:=[.G53]+1" office:value-type="float" office:value="10" calcext:value-type="float">
            <text:p>10</text:p>
          </table:table-cell>
          <table:table-cell table:style-name="ce18" table:formula="of:=[.G52]*[.$B$9]" office:value-type="float" office:value="50" calcext:value-type="float">
            <text:p>50</text:p>
          </table:table-cell>
          <table:table-cell table:style-name="ce32" table:formula="of:=MAX([.$C52]*[.J53]+[.$D52]*[.J52]+[.$E52]*[.J51];MAX([.$B$4]-[.$H52];0))" office:value-type="float" office:value="4.25680447290485" calcext:value-type="float">
            <text:p>4.26</text:p>
          </table:table-cell>
          <table:table-cell table:style-name="ce7" table:formula="of:=MAX([.$C52]*[.K53]+[.$D52]*[.K52]+[.$E52]*[.K51];MAX([.$B$4]-[.$H52];0))" office:value-type="float" office:value="4.08177849913841" calcext:value-type="float">
            <text:p>4.08</text:p>
          </table:table-cell>
          <table:table-cell table:style-name="ce7" table:formula="of:=MAX([.$C52]*[.L53]+[.$D52]*[.L52]+[.$E52]*[.L51];MAX([.$B$4]-[.$H52];0))" office:value-type="float" office:value="3.88590746890306" calcext:value-type="float">
            <text:p>3.89</text:p>
          </table:table-cell>
          <table:table-cell table:style-name="ce7" table:formula="of:=MAX([.$C52]*[.M53]+[.$D52]*[.M52]+[.$E52]*[.M51];MAX([.$B$4]-[.$H52];0))" office:value-type="float" office:value="3.67888579020538" calcext:value-type="float">
            <text:p>3.68</text:p>
          </table:table-cell>
          <table:table-cell table:style-name="ce7" table:formula="of:=MAX([.$C52]*[.N53]+[.$D52]*[.N52]+[.$E52]*[.N51];MAX([.$B$4]-[.$H52];0))" office:value-type="float" office:value="3.43979348878698" calcext:value-type="float">
            <text:p>3.44</text:p>
          </table:table-cell>
          <table:table-cell table:style-name="ce7" table:formula="of:=MAX([.$C52]*[.O53]+[.$D52]*[.O52]+[.$E52]*[.O51];MAX([.$B$4]-[.$H52];0))" office:value-type="float" office:value="3.17883029172369" calcext:value-type="float">
            <text:p>3.18</text:p>
          </table:table-cell>
          <table:table-cell table:style-name="ce7" table:formula="of:=MAX([.$C52]*[.P53]+[.$D52]*[.P52]+[.$E52]*[.P51];MAX([.$B$4]-[.$H52];0))" office:value-type="float" office:value="2.86677646682441" calcext:value-type="float">
            <text:p>2.87</text:p>
          </table:table-cell>
          <table:table-cell table:style-name="ce7" table:formula="of:=MAX([.$C52]*[.Q53]+[.$D52]*[.Q52]+[.$E52]*[.Q51];MAX([.$B$4]-[.$H52];0))" office:value-type="float" office:value="2.52658131393409" calcext:value-type="float">
            <text:p>2.53</text:p>
          </table:table-cell>
          <table:table-cell table:style-name="ce7" table:formula="of:=MAX([.$C52]*[.R53]+[.$D52]*[.R52]+[.$E52]*[.R51];MAX([.$B$4]-[.$H52];0))" office:value-type="float" office:value="2.07253662987896" calcext:value-type="float">
            <text:p>2.07</text:p>
          </table:table-cell>
          <table:table-cell table:style-name="ce7" table:formula="of:=MAX([.$C52]*[.S53]+[.$D52]*[.S52]+[.$E52]*[.S51];MAX([.$B$4]-[.$H52];0))" office:value-type="float" office:value="1.55601659751037" calcext:value-type="float">
            <text:p>1.56</text:p>
          </table:table-cell>
          <table:table-cell table:style-name="ce10" table:formula="of:=MAX([.$B$4]-[.H52];0)" office:value-type="float" office:value="0" calcext:value-type="float">
            <text:p>0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table:formula="of:=[.A54]+1" office:value-type="float" office:value="9" calcext:value-type="float">
            <text:p>9</text:p>
          </table:table-cell>
          <table:table-cell table:style-name="ce18" table:formula="of:=[.A53]*[.$B$9]" office:value-type="float" office:value="45" calcext:value-type="float">
            <text:p>45</text:p>
          </table:table-cell>
          <table:table-cell table:style-name="ce11" table:formula="of:=1/(1+[.$B$5]*[.$B$8])*(-0.5*[.$B$5]*[.A53]*[.$B$8]+0.5*[.$B$6]^2*[.A53]^2*[.$B$8])" office:value-type="float" office:value="0.250207468879668" calcext:value-type="float">
            <text:p>0.25021</text:p>
          </table:table-cell>
          <table:table-cell table:style-name="ce11" table:formula="of:=1/(1+[.$B$5]*[.$B$8])*(1-[.$B$6]^2*[.A53]^2*[.$B$8])" office:value-type="float" office:value="0.458091286307054" calcext:value-type="float">
            <text:p>0.45809</text:p>
          </table:table-cell>
          <table:table-cell table:style-name="ce11" table:formula="of:=1/(1+[.$B$5]*[.$B$8])*(0.5*[.$B$5]*[.A53]*[.$B$8]+0.5*[.$B$6]^2*[.A53]^2*[.$B$8])" office:value-type="float" office:value="0.287551867219917" calcext:value-type="float">
            <text:p>0.28755</text:p>
          </table:table-cell>
          <table:table-cell/>
          <table:table-cell table:style-name="ce18" table:formula="of:=[.G54]+1" office:value-type="float" office:value="9" calcext:value-type="float">
            <text:p>9</text:p>
          </table:table-cell>
          <table:table-cell table:style-name="ce18" table:formula="of:=[.G53]*[.$B$9]" office:value-type="float" office:value="45" calcext:value-type="float">
            <text:p>45</text:p>
          </table:table-cell>
          <table:table-cell table:style-name="ce7" table:formula="of:=MAX([.$C53]*[.J54]+[.$D53]*[.J53]+[.$E53]*[.J52];MAX([.$B$4]-[.$H53];0))" office:value-type="float" office:value="6.75573093793459" calcext:value-type="float">
            <text:p>6.76</text:p>
          </table:table-cell>
          <table:table-cell table:style-name="ce7" table:formula="of:=MAX([.$C53]*[.K54]+[.$D53]*[.K53]+[.$E53]*[.K52];MAX([.$B$4]-[.$H53];0))" office:value-type="float" office:value="6.61344441874719" calcext:value-type="float">
            <text:p>6.61</text:p>
          </table:table-cell>
          <table:table-cell table:style-name="ce7" table:formula="of:=MAX([.$C53]*[.L54]+[.$D53]*[.L53]+[.$E53]*[.L52];MAX([.$B$4]-[.$H53];0))" office:value-type="float" office:value="6.4658801977406" calcext:value-type="float">
            <text:p>6.47</text:p>
          </table:table-cell>
          <table:table-cell table:style-name="ce7" table:formula="of:=MAX([.$C53]*[.M54]+[.$D53]*[.M53]+[.$E53]*[.M52];MAX([.$B$4]-[.$H53];0))" office:value-type="float" office:value="6.30970009068507" calcext:value-type="float">
            <text:p>6.31</text:p>
          </table:table-cell>
          <table:table-cell table:style-name="ce7" table:formula="of:=MAX([.$C53]*[.N54]+[.$D53]*[.N53]+[.$E53]*[.N52];MAX([.$B$4]-[.$H53];0))" office:value-type="float" office:value="6.1460312285369" calcext:value-type="float">
            <text:p>6.15</text:p>
          </table:table-cell>
          <table:table-cell table:style-name="ce7" table:formula="of:=MAX([.$C53]*[.O54]+[.$D53]*[.O53]+[.$E53]*[.O52];MAX([.$B$4]-[.$H53];0))" office:value-type="float" office:value="5.95924444620418" calcext:value-type="float">
            <text:p>5.96</text:p>
          </table:table-cell>
          <table:table-cell table:style-name="ce7" table:formula="of:=MAX([.$C53]*[.P54]+[.$D53]*[.P53]+[.$E53]*[.P52];MAX([.$B$4]-[.$H53];0))" office:value-type="float" office:value="5.7473759273938" calcext:value-type="float">
            <text:p>5.75</text:p>
          </table:table-cell>
          <table:table-cell table:style-name="ce7" table:formula="of:=MAX([.$C53]*[.Q54]+[.$D53]*[.Q53]+[.$E53]*[.Q52];MAX([.$B$4]-[.$H53];0))" office:value-type="float" office:value="5.49841950585393" calcext:value-type="float">
            <text:p>5.50</text:p>
          </table:table-cell>
          <table:table-cell table:style-name="ce7" table:formula="of:=MAX([.$C53]*[.R54]+[.$D53]*[.R53]+[.$E53]*[.R52];MAX([.$B$4]-[.$H53];0))" office:value-type="float" office:value="5.23996659837124" calcext:value-type="float">
            <text:p>5.24</text:p>
          </table:table-cell>
          <table:table-cell table:style-name="ce7" table:formula="of:=MAX([.$C53]*[.S54]+[.$D53]*[.S53]+[.$E53]*[.S52];MAX([.$B$4]-[.$H53];0))" office:value-type="float" office:value="5" calcext:value-type="float">
            <text:p>5.00</text:p>
          </table:table-cell>
          <table:table-cell table:style-name="ce10" table:formula="of:=MAX([.$B$4]-[.H53];0)" office:value-type="float" office:value="5" calcext:value-type="float">
            <text:p>5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table:formula="of:=[.A55]+1" office:value-type="float" office:value="8" calcext:value-type="float">
            <text:p>8</text:p>
          </table:table-cell>
          <table:table-cell table:style-name="ce18" table:formula="of:=[.A54]*[.$B$9]" office:value-type="float" office:value="40" calcext:value-type="float">
            <text:p>40</text:p>
          </table:table-cell>
          <table:table-cell table:style-name="ce11" table:formula="of:=1/(1+[.$B$5]*[.$B$8])*(-0.5*[.$B$5]*[.A54]*[.$B$8]+0.5*[.$B$6]^2*[.A54]^2*[.$B$8])" office:value-type="float" office:value="0.195850622406639" calcext:value-type="float">
            <text:p>0.19585</text:p>
          </table:table-cell>
          <table:table-cell table:style-name="ce11" table:formula="of:=1/(1+[.$B$5]*[.$B$8])*(1-[.$B$6]^2*[.A54]^2*[.$B$8])" office:value-type="float" office:value="0.570954356846473" calcext:value-type="float">
            <text:p>0.57095</text:p>
          </table:table-cell>
          <table:table-cell table:style-name="ce11" table:formula="of:=1/(1+[.$B$5]*[.$B$8])*(0.5*[.$B$5]*[.A54]*[.$B$8]+0.5*[.$B$6]^2*[.A54]^2*[.$B$8])" office:value-type="float" office:value="0.229045643153527" calcext:value-type="float">
            <text:p>0.22905</text:p>
          </table:table-cell>
          <table:table-cell/>
          <table:table-cell table:style-name="ce18" table:formula="of:=[.G55]+1" office:value-type="float" office:value="8" calcext:value-type="float">
            <text:p>8</text:p>
          </table:table-cell>
          <table:table-cell table:style-name="ce18" table:formula="of:=[.G54]*[.$B$9]" office:value-type="float" office:value="40" calcext:value-type="float">
            <text:p>40</text:p>
          </table:table-cell>
          <table:table-cell table:style-name="ce7" table:formula="of:=MAX([.$C54]*[.J55]+[.$D54]*[.J54]+[.$E54]*[.J53];MAX([.$B$4]-[.$H54];0))" office:value-type="float" office:value="10.277028503695" calcext:value-type="float">
            <text:p>10.28</text:p>
          </table:table-cell>
          <table:table-cell table:style-name="ce7" table:formula="of:=MAX([.$C54]*[.K55]+[.$D54]*[.K54]+[.$E54]*[.K53];MAX([.$B$4]-[.$H54];0))" office:value-type="float" office:value="10.2013207665382" calcext:value-type="float">
            <text:p>10.20</text:p>
          </table:table-cell>
          <table:table-cell table:style-name="ce7" table:formula="of:=MAX([.$C54]*[.L55]+[.$D54]*[.L54]+[.$E54]*[.L53];MAX([.$B$4]-[.$H54];0))" office:value-type="float" office:value="10.1279194609043" calcext:value-type="float">
            <text:p>10.13</text:p>
          </table:table-cell>
          <table:table-cell table:style-name="ce7" table:formula="of:=MAX([.$C54]*[.M55]+[.$D54]*[.M54]+[.$E54]*[.M53];MAX([.$B$4]-[.$H54];0))" office:value-type="float" office:value="10.0620141356985" calcext:value-type="float">
            <text:p>10.06</text:p>
          </table:table-cell>
          <table:table-cell table:style-name="ce7" table:formula="of:=MAX([.$C54]*[.N55]+[.$D54]*[.N54]+[.$E54]*[.N53];MAX([.$B$4]-[.$H54];0))" office:value-type="float" office:value="10.0122418814542" calcext:value-type="float">
            <text:p>10.01</text:p>
          </table:table-cell>
          <table:table-cell table:style-name="ce7" table:formula="of:=MAX([.$C54]*[.O55]+[.$D54]*[.O54]+[.$E54]*[.O53];MAX([.$B$4]-[.$H54];0))" office:value-type="float" office:value="10" calcext:value-type="float">
            <text:p>10.00</text:p>
          </table:table-cell>
          <table:table-cell table:style-name="ce7" table:formula="of:=MAX([.$C54]*[.P55]+[.$D54]*[.P54]+[.$E54]*[.P53];MAX([.$B$4]-[.$H54];0))" office:value-type="float" office:value="10" calcext:value-type="float">
            <text:p>10.00</text:p>
          </table:table-cell>
          <table:table-cell table:style-name="ce7" table:formula="of:=MAX([.$C54]*[.Q55]+[.$D54]*[.Q54]+[.$E54]*[.Q53];MAX([.$B$4]-[.$H54];0))" office:value-type="float" office:value="10" calcext:value-type="float">
            <text:p>10.00</text:p>
          </table:table-cell>
          <table:table-cell table:style-name="ce7" table:formula="of:=MAX([.$C54]*[.R55]+[.$D54]*[.R54]+[.$E54]*[.R53];MAX([.$B$4]-[.$H54];0))" office:value-type="float" office:value="10" calcext:value-type="float">
            <text:p>10.00</text:p>
          </table:table-cell>
          <table:table-cell table:style-name="ce7" table:formula="of:=MAX([.$C54]*[.S55]+[.$D54]*[.S54]+[.$E54]*[.S53];MAX([.$B$4]-[.$H54];0))" office:value-type="float" office:value="10" calcext:value-type="float">
            <text:p>10.00</text:p>
          </table:table-cell>
          <table:table-cell table:style-name="ce10" table:formula="of:=MAX([.$B$4]-[.H54];0)" office:value-type="float" office:value="10" calcext:value-type="float">
            <text:p>10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table:formula="of:=[.A56]+1" office:value-type="float" office:value="7" calcext:value-type="float">
            <text:p>7</text:p>
          </table:table-cell>
          <table:table-cell table:style-name="ce18" table:formula="of:=[.A55]*[.$B$9]" office:value-type="float" office:value="35" calcext:value-type="float">
            <text:p>35</text:p>
          </table:table-cell>
          <table:table-cell table:style-name="ce11" table:formula="of:=1/(1+[.$B$5]*[.$B$8])*(-0.5*[.$B$5]*[.A55]*[.$B$8]+0.5*[.$B$6]^2*[.A55]^2*[.$B$8])" office:value-type="float" office:value="0.148132780082988" calcext:value-type="float">
            <text:p>0.14813</text:p>
          </table:table-cell>
          <table:table-cell table:style-name="ce11" table:formula="of:=1/(1+[.$B$5]*[.$B$8])*(1-[.$B$6]^2*[.A55]^2*[.$B$8])" office:value-type="float" office:value="0.670539419087137" calcext:value-type="float">
            <text:p>0.67054</text:p>
          </table:table-cell>
          <table:table-cell table:style-name="ce11" table:formula="of:=1/(1+[.$B$5]*[.$B$8])*(0.5*[.$B$5]*[.A55]*[.$B$8]+0.5*[.$B$6]^2*[.A55]^2*[.$B$8])" office:value-type="float" office:value="0.177178423236515" calcext:value-type="float">
            <text:p>0.17718</text:p>
          </table:table-cell>
          <table:table-cell/>
          <table:table-cell table:style-name="ce18" table:formula="of:=[.G56]+1" office:value-type="float" office:value="7" calcext:value-type="float">
            <text:p>7</text:p>
          </table:table-cell>
          <table:table-cell table:style-name="ce18" table:formula="of:=[.G55]*[.$B$9]" office:value-type="float" office:value="35" calcext:value-type="float">
            <text:p>35</text:p>
          </table:table-cell>
          <table:table-cell table:style-name="ce7" table:formula="of:=MAX([.$C55]*[.J56]+[.$D55]*[.J55]+[.$E55]*[.J54];MAX([.$B$4]-[.$H55];0))" office:value-type="float" office:value="15" calcext:value-type="float">
            <text:p>15.00</text:p>
          </table:table-cell>
          <table:table-cell table:style-name="ce7" table:formula="of:=MAX([.$C55]*[.K56]+[.$D55]*[.K55]+[.$E55]*[.K54];MAX([.$B$4]-[.$H55];0))" office:value-type="float" office:value="15" calcext:value-type="float">
            <text:p>15.00</text:p>
          </table:table-cell>
          <table:table-cell table:style-name="ce7" table:formula="of:=MAX([.$C55]*[.L56]+[.$D55]*[.L55]+[.$E55]*[.L54];MAX([.$B$4]-[.$H55];0))" office:value-type="float" office:value="15" calcext:value-type="float">
            <text:p>15.00</text:p>
          </table:table-cell>
          <table:table-cell table:style-name="ce7" table:formula="of:=MAX([.$C55]*[.M56]+[.$D55]*[.M55]+[.$E55]*[.M54];MAX([.$B$4]-[.$H55];0))" office:value-type="float" office:value="15" calcext:value-type="float">
            <text:p>15.00</text:p>
          </table:table-cell>
          <table:table-cell table:style-name="ce7" table:formula="of:=MAX([.$C55]*[.N56]+[.$D55]*[.N55]+[.$E55]*[.N54];MAX([.$B$4]-[.$H55];0))" office:value-type="float" office:value="15" calcext:value-type="float">
            <text:p>15.00</text:p>
          </table:table-cell>
          <table:table-cell table:style-name="ce7" table:formula="of:=MAX([.$C55]*[.O56]+[.$D55]*[.O55]+[.$E55]*[.O54];MAX([.$B$4]-[.$H55];0))" office:value-type="float" office:value="15" calcext:value-type="float">
            <text:p>15.00</text:p>
          </table:table-cell>
          <table:table-cell table:style-name="ce7" table:formula="of:=MAX([.$C55]*[.P56]+[.$D55]*[.P55]+[.$E55]*[.P54];MAX([.$B$4]-[.$H55];0))" office:value-type="float" office:value="15" calcext:value-type="float">
            <text:p>15.00</text:p>
          </table:table-cell>
          <table:table-cell table:style-name="ce7" table:formula="of:=MAX([.$C55]*[.Q56]+[.$D55]*[.Q55]+[.$E55]*[.Q54];MAX([.$B$4]-[.$H55];0))" office:value-type="float" office:value="15" calcext:value-type="float">
            <text:p>15.00</text:p>
          </table:table-cell>
          <table:table-cell table:style-name="ce7" table:formula="of:=MAX([.$C55]*[.R56]+[.$D55]*[.R55]+[.$E55]*[.R54];MAX([.$B$4]-[.$H55];0))" office:value-type="float" office:value="15" calcext:value-type="float">
            <text:p>15.00</text:p>
          </table:table-cell>
          <table:table-cell table:style-name="ce7" table:formula="of:=MAX([.$C55]*[.S56]+[.$D55]*[.S55]+[.$E55]*[.S54];MAX([.$B$4]-[.$H55];0))" office:value-type="float" office:value="15" calcext:value-type="float">
            <text:p>15.00</text:p>
          </table:table-cell>
          <table:table-cell table:style-name="ce10" table:formula="of:=MAX([.$B$4]-[.H55];0)" office:value-type="float" office:value="15" calcext:value-type="float">
            <text:p>15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table:formula="of:=[.A57]+1" office:value-type="float" office:value="6" calcext:value-type="float">
            <text:p>6</text:p>
          </table:table-cell>
          <table:table-cell table:style-name="ce18" table:formula="of:=[.A56]*[.$B$9]" office:value-type="float" office:value="30" calcext:value-type="float">
            <text:p>30</text:p>
          </table:table-cell>
          <table:table-cell table:style-name="ce11" table:formula="of:=1/(1+[.$B$5]*[.$B$8])*(-0.5*[.$B$5]*[.A56]*[.$B$8]+0.5*[.$B$6]^2*[.A56]^2*[.$B$8])" office:value-type="float" office:value="0.107053941908714" calcext:value-type="float">
            <text:p>0.10705</text:p>
          </table:table-cell>
          <table:table-cell table:style-name="ce11" table:formula="of:=1/(1+[.$B$5]*[.$B$8])*(1-[.$B$6]^2*[.A56]^2*[.$B$8])" office:value-type="float" office:value="0.756846473029045" calcext:value-type="float">
            <text:p>0.75685</text:p>
          </table:table-cell>
          <table:table-cell table:style-name="ce11" table:formula="of:=1/(1+[.$B$5]*[.$B$8])*(0.5*[.$B$5]*[.A56]*[.$B$8]+0.5*[.$B$6]^2*[.A56]^2*[.$B$8])" office:value-type="float" office:value="0.13195020746888" calcext:value-type="float">
            <text:p>0.13195</text:p>
          </table:table-cell>
          <table:table-cell/>
          <table:table-cell table:style-name="ce18" table:formula="of:=[.G57]+1" office:value-type="float" office:value="6" calcext:value-type="float">
            <text:p>6</text:p>
          </table:table-cell>
          <table:table-cell table:style-name="ce18" table:formula="of:=[.G56]*[.$B$9]" office:value-type="float" office:value="30" calcext:value-type="float">
            <text:p>30</text:p>
          </table:table-cell>
          <table:table-cell table:style-name="ce7" table:formula="of:=MAX([.$C56]*[.J57]+[.$D56]*[.J56]+[.$E56]*[.J55];MAX([.$B$4]-[.$H56];0))" office:value-type="float" office:value="20" calcext:value-type="float">
            <text:p>20.00</text:p>
          </table:table-cell>
          <table:table-cell table:style-name="ce7" table:formula="of:=MAX([.$C56]*[.K57]+[.$D56]*[.K56]+[.$E56]*[.K55];MAX([.$B$4]-[.$H56];0))" office:value-type="float" office:value="20" calcext:value-type="float">
            <text:p>20.00</text:p>
          </table:table-cell>
          <table:table-cell table:style-name="ce7" table:formula="of:=MAX([.$C56]*[.L57]+[.$D56]*[.L56]+[.$E56]*[.L55];MAX([.$B$4]-[.$H56];0))" office:value-type="float" office:value="20" calcext:value-type="float">
            <text:p>20.00</text:p>
          </table:table-cell>
          <table:table-cell table:style-name="ce7" table:formula="of:=MAX([.$C56]*[.M57]+[.$D56]*[.M56]+[.$E56]*[.M55];MAX([.$B$4]-[.$H56];0))" office:value-type="float" office:value="20" calcext:value-type="float">
            <text:p>20.00</text:p>
          </table:table-cell>
          <table:table-cell table:style-name="ce7" table:formula="of:=MAX([.$C56]*[.N57]+[.$D56]*[.N56]+[.$E56]*[.N55];MAX([.$B$4]-[.$H56];0))" office:value-type="float" office:value="20" calcext:value-type="float">
            <text:p>20.00</text:p>
          </table:table-cell>
          <table:table-cell table:style-name="ce7" table:formula="of:=MAX([.$C56]*[.O57]+[.$D56]*[.O56]+[.$E56]*[.O55];MAX([.$B$4]-[.$H56];0))" office:value-type="float" office:value="20" calcext:value-type="float">
            <text:p>20.00</text:p>
          </table:table-cell>
          <table:table-cell table:style-name="ce7" table:formula="of:=MAX([.$C56]*[.P57]+[.$D56]*[.P56]+[.$E56]*[.P55];MAX([.$B$4]-[.$H56];0))" office:value-type="float" office:value="20" calcext:value-type="float">
            <text:p>20.00</text:p>
          </table:table-cell>
          <table:table-cell table:style-name="ce7" table:formula="of:=MAX([.$C56]*[.Q57]+[.$D56]*[.Q56]+[.$E56]*[.Q55];MAX([.$B$4]-[.$H56];0))" office:value-type="float" office:value="20" calcext:value-type="float">
            <text:p>20.00</text:p>
          </table:table-cell>
          <table:table-cell table:style-name="ce7" table:formula="of:=MAX([.$C56]*[.R57]+[.$D56]*[.R56]+[.$E56]*[.R55];MAX([.$B$4]-[.$H56];0))" office:value-type="float" office:value="20" calcext:value-type="float">
            <text:p>20.00</text:p>
          </table:table-cell>
          <table:table-cell table:style-name="ce7" table:formula="of:=MAX([.$C56]*[.S57]+[.$D56]*[.S56]+[.$E56]*[.S55];MAX([.$B$4]-[.$H56];0))" office:value-type="float" office:value="20" calcext:value-type="float">
            <text:p>20.00</text:p>
          </table:table-cell>
          <table:table-cell table:style-name="ce10" table:formula="of:=MAX([.$B$4]-[.H56];0)" office:value-type="float" office:value="20" calcext:value-type="float">
            <text:p>20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table:formula="of:=[.A58]+1" office:value-type="float" office:value="5" calcext:value-type="float">
            <text:p>5</text:p>
          </table:table-cell>
          <table:table-cell table:style-name="ce18" table:formula="of:=[.A57]*[.$B$9]" office:value-type="float" office:value="25" calcext:value-type="float">
            <text:p>25</text:p>
          </table:table-cell>
          <table:table-cell table:style-name="ce11" table:formula="of:=1/(1+[.$B$5]*[.$B$8])*(-0.5*[.$B$5]*[.A57]*[.$B$8]+0.5*[.$B$6]^2*[.A57]^2*[.$B$8])" office:value-type="float" office:value="0.0726141078838175" calcext:value-type="float">
            <text:p>0.07261</text:p>
          </table:table-cell>
          <table:table-cell table:style-name="ce11" table:formula="of:=1/(1+[.$B$5]*[.$B$8])*(1-[.$B$6]^2*[.A57]^2*[.$B$8])" office:value-type="float" office:value="0.829875518672199" calcext:value-type="float">
            <text:p>0.82988</text:p>
          </table:table-cell>
          <table:table-cell table:style-name="ce11" table:formula="of:=1/(1+[.$B$5]*[.$B$8])*(0.5*[.$B$5]*[.A57]*[.$B$8]+0.5*[.$B$6]^2*[.A57]^2*[.$B$8])" office:value-type="float" office:value="0.0933609958506225" calcext:value-type="float">
            <text:p>0.09336</text:p>
          </table:table-cell>
          <table:table-cell/>
          <table:table-cell table:style-name="ce18" table:formula="of:=[.G58]+1" office:value-type="float" office:value="5" calcext:value-type="float">
            <text:p>5</text:p>
          </table:table-cell>
          <table:table-cell table:style-name="ce18" table:formula="of:=[.G57]*[.$B$9]" office:value-type="float" office:value="25" calcext:value-type="float">
            <text:p>25</text:p>
          </table:table-cell>
          <table:table-cell table:style-name="ce7" table:formula="of:=MAX([.$C57]*[.J58]+[.$D57]*[.J57]+[.$E57]*[.J56];MAX([.$B$4]-[.$H57];0))" office:value-type="float" office:value="25" calcext:value-type="float">
            <text:p>25.00</text:p>
          </table:table-cell>
          <table:table-cell table:style-name="ce7" table:formula="of:=MAX([.$C57]*[.K58]+[.$D57]*[.K57]+[.$E57]*[.K56];MAX([.$B$4]-[.$H57];0))" office:value-type="float" office:value="25" calcext:value-type="float">
            <text:p>25.00</text:p>
          </table:table-cell>
          <table:table-cell table:style-name="ce7" table:formula="of:=MAX([.$C57]*[.L58]+[.$D57]*[.L57]+[.$E57]*[.L56];MAX([.$B$4]-[.$H57];0))" office:value-type="float" office:value="25" calcext:value-type="float">
            <text:p>25.00</text:p>
          </table:table-cell>
          <table:table-cell table:style-name="ce7" table:formula="of:=MAX([.$C57]*[.M58]+[.$D57]*[.M57]+[.$E57]*[.M56];MAX([.$B$4]-[.$H57];0))" office:value-type="float" office:value="25" calcext:value-type="float">
            <text:p>25.00</text:p>
          </table:table-cell>
          <table:table-cell table:style-name="ce7" table:formula="of:=MAX([.$C57]*[.N58]+[.$D57]*[.N57]+[.$E57]*[.N56];MAX([.$B$4]-[.$H57];0))" office:value-type="float" office:value="25" calcext:value-type="float">
            <text:p>25.00</text:p>
          </table:table-cell>
          <table:table-cell table:style-name="ce7" table:formula="of:=MAX([.$C57]*[.O58]+[.$D57]*[.O57]+[.$E57]*[.O56];MAX([.$B$4]-[.$H57];0))" office:value-type="float" office:value="25" calcext:value-type="float">
            <text:p>25.00</text:p>
          </table:table-cell>
          <table:table-cell table:style-name="ce7" table:formula="of:=MAX([.$C57]*[.P58]+[.$D57]*[.P57]+[.$E57]*[.P56];MAX([.$B$4]-[.$H57];0))" office:value-type="float" office:value="25" calcext:value-type="float">
            <text:p>25.00</text:p>
          </table:table-cell>
          <table:table-cell table:style-name="ce7" table:formula="of:=MAX([.$C57]*[.Q58]+[.$D57]*[.Q57]+[.$E57]*[.Q56];MAX([.$B$4]-[.$H57];0))" office:value-type="float" office:value="25" calcext:value-type="float">
            <text:p>25.00</text:p>
          </table:table-cell>
          <table:table-cell table:style-name="ce7" table:formula="of:=MAX([.$C57]*[.R58]+[.$D57]*[.R57]+[.$E57]*[.R56];MAX([.$B$4]-[.$H57];0))" office:value-type="float" office:value="25" calcext:value-type="float">
            <text:p>25.00</text:p>
          </table:table-cell>
          <table:table-cell table:style-name="ce7" table:formula="of:=MAX([.$C57]*[.S58]+[.$D57]*[.S57]+[.$E57]*[.S56];MAX([.$B$4]-[.$H57];0))" office:value-type="float" office:value="25" calcext:value-type="float">
            <text:p>25.00</text:p>
          </table:table-cell>
          <table:table-cell table:style-name="ce10" table:formula="of:=MAX([.$B$4]-[.H57];0)" office:value-type="float" office:value="25" calcext:value-type="float">
            <text:p>25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table:formula="of:=[.A59]+1" office:value-type="float" office:value="4" calcext:value-type="float">
            <text:p>4</text:p>
          </table:table-cell>
          <table:table-cell table:style-name="ce18" table:formula="of:=[.A58]*[.$B$9]" office:value-type="float" office:value="20" calcext:value-type="float">
            <text:p>20</text:p>
          </table:table-cell>
          <table:table-cell table:style-name="ce11" table:formula="of:=1/(1+[.$B$5]*[.$B$8])*(-0.5*[.$B$5]*[.A58]*[.$B$8]+0.5*[.$B$6]^2*[.A58]^2*[.$B$8])" office:value-type="float" office:value="0.0448132780082988" calcext:value-type="float">
            <text:p>0.04481</text:p>
          </table:table-cell>
          <table:table-cell table:style-name="ce11" table:formula="of:=1/(1+[.$B$5]*[.$B$8])*(1-[.$B$6]^2*[.A58]^2*[.$B$8])" office:value-type="float" office:value="0.889626556016597" calcext:value-type="float">
            <text:p>0.88963</text:p>
          </table:table-cell>
          <table:table-cell table:style-name="ce11" table:formula="of:=1/(1+[.$B$5]*[.$B$8])*(0.5*[.$B$5]*[.A58]*[.$B$8]+0.5*[.$B$6]^2*[.A58]^2*[.$B$8])" office:value-type="float" office:value="0.0614107883817428" calcext:value-type="float">
            <text:p>0.06141</text:p>
          </table:table-cell>
          <table:table-cell/>
          <table:table-cell table:style-name="ce18" table:formula="of:=[.G59]+1" office:value-type="float" office:value="4" calcext:value-type="float">
            <text:p>4</text:p>
          </table:table-cell>
          <table:table-cell table:style-name="ce18" table:formula="of:=[.G58]*[.$B$9]" office:value-type="float" office:value="20" calcext:value-type="float">
            <text:p>20</text:p>
          </table:table-cell>
          <table:table-cell table:style-name="ce7" table:formula="of:=MAX([.$C58]*[.J59]+[.$D58]*[.J58]+[.$E58]*[.J57];MAX([.$B$4]-[.$H58];0))" office:value-type="float" office:value="30" calcext:value-type="float">
            <text:p>30.00</text:p>
          </table:table-cell>
          <table:table-cell table:style-name="ce7" table:formula="of:=MAX([.$C58]*[.K59]+[.$D58]*[.K58]+[.$E58]*[.K57];MAX([.$B$4]-[.$H58];0))" office:value-type="float" office:value="30" calcext:value-type="float">
            <text:p>30.00</text:p>
          </table:table-cell>
          <table:table-cell table:style-name="ce7" table:formula="of:=MAX([.$C58]*[.L59]+[.$D58]*[.L58]+[.$E58]*[.L57];MAX([.$B$4]-[.$H58];0))" office:value-type="float" office:value="30" calcext:value-type="float">
            <text:p>30.00</text:p>
          </table:table-cell>
          <table:table-cell table:style-name="ce7" table:formula="of:=MAX([.$C58]*[.M59]+[.$D58]*[.M58]+[.$E58]*[.M57];MAX([.$B$4]-[.$H58];0))" office:value-type="float" office:value="30" calcext:value-type="float">
            <text:p>30.00</text:p>
          </table:table-cell>
          <table:table-cell table:style-name="ce7" table:formula="of:=MAX([.$C58]*[.N59]+[.$D58]*[.N58]+[.$E58]*[.N57];MAX([.$B$4]-[.$H58];0))" office:value-type="float" office:value="30" calcext:value-type="float">
            <text:p>30.00</text:p>
          </table:table-cell>
          <table:table-cell table:style-name="ce7" table:formula="of:=MAX([.$C58]*[.O59]+[.$D58]*[.O58]+[.$E58]*[.O57];MAX([.$B$4]-[.$H58];0))" office:value-type="float" office:value="30" calcext:value-type="float">
            <text:p>30.00</text:p>
          </table:table-cell>
          <table:table-cell table:style-name="ce7" table:formula="of:=MAX([.$C58]*[.P59]+[.$D58]*[.P58]+[.$E58]*[.P57];MAX([.$B$4]-[.$H58];0))" office:value-type="float" office:value="30" calcext:value-type="float">
            <text:p>30.00</text:p>
          </table:table-cell>
          <table:table-cell table:style-name="ce7" table:formula="of:=MAX([.$C58]*[.Q59]+[.$D58]*[.Q58]+[.$E58]*[.Q57];MAX([.$B$4]-[.$H58];0))" office:value-type="float" office:value="30" calcext:value-type="float">
            <text:p>30.00</text:p>
          </table:table-cell>
          <table:table-cell table:style-name="ce7" table:formula="of:=MAX([.$C58]*[.R59]+[.$D58]*[.R58]+[.$E58]*[.R57];MAX([.$B$4]-[.$H58];0))" office:value-type="float" office:value="30" calcext:value-type="float">
            <text:p>30.00</text:p>
          </table:table-cell>
          <table:table-cell table:style-name="ce7" table:formula="of:=MAX([.$C58]*[.S59]+[.$D58]*[.S58]+[.$E58]*[.S57];MAX([.$B$4]-[.$H58];0))" office:value-type="float" office:value="30" calcext:value-type="float">
            <text:p>30.00</text:p>
          </table:table-cell>
          <table:table-cell table:style-name="ce10" table:formula="of:=MAX([.$B$4]-[.H58];0)" office:value-type="float" office:value="30" calcext:value-type="float">
            <text:p>30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table:formula="of:=[.A60]+1" office:value-type="float" office:value="3" calcext:value-type="float">
            <text:p>3</text:p>
          </table:table-cell>
          <table:table-cell table:style-name="ce18" table:formula="of:=[.A59]*[.$B$9]" office:value-type="float" office:value="15" calcext:value-type="float">
            <text:p>15</text:p>
          </table:table-cell>
          <table:table-cell table:style-name="ce11" table:formula="of:=1/(1+[.$B$5]*[.$B$8])*(-0.5*[.$B$5]*[.A59]*[.$B$8]+0.5*[.$B$6]^2*[.A59]^2*[.$B$8])" office:value-type="float" office:value="0.0236514522821577" calcext:value-type="float">
            <text:p>0.02365</text:p>
          </table:table-cell>
          <table:table-cell table:style-name="ce11" table:formula="of:=1/(1+[.$B$5]*[.$B$8])*(1-[.$B$6]^2*[.A59]^2*[.$B$8])" office:value-type="float" office:value="0.936099585062241" calcext:value-type="float">
            <text:p>0.93610</text:p>
          </table:table-cell>
          <table:table-cell table:style-name="ce11" table:formula="of:=1/(1+[.$B$5]*[.$B$8])*(0.5*[.$B$5]*[.A59]*[.$B$8]+0.5*[.$B$6]^2*[.A59]^2*[.$B$8])" office:value-type="float" office:value="0.0360995850622407" calcext:value-type="float">
            <text:p>0.03610</text:p>
          </table:table-cell>
          <table:table-cell/>
          <table:table-cell table:style-name="ce18" table:formula="of:=[.G60]+1" office:value-type="float" office:value="3" calcext:value-type="float">
            <text:p>3</text:p>
          </table:table-cell>
          <table:table-cell table:style-name="ce18" table:formula="of:=[.G59]*[.$B$9]" office:value-type="float" office:value="15" calcext:value-type="float">
            <text:p>15</text:p>
          </table:table-cell>
          <table:table-cell table:style-name="ce7" table:formula="of:=MAX([.$C59]*[.J60]+[.$D59]*[.J59]+[.$E59]*[.J58];MAX([.$B$4]-[.$H59];0))" office:value-type="float" office:value="35" calcext:value-type="float">
            <text:p>35.00</text:p>
          </table:table-cell>
          <table:table-cell table:style-name="ce7" table:formula="of:=MAX([.$C59]*[.K60]+[.$D59]*[.K59]+[.$E59]*[.K58];MAX([.$B$4]-[.$H59];0))" office:value-type="float" office:value="35" calcext:value-type="float">
            <text:p>35.00</text:p>
          </table:table-cell>
          <table:table-cell table:style-name="ce7" table:formula="of:=MAX([.$C59]*[.L60]+[.$D59]*[.L59]+[.$E59]*[.L58];MAX([.$B$4]-[.$H59];0))" office:value-type="float" office:value="35" calcext:value-type="float">
            <text:p>35.00</text:p>
          </table:table-cell>
          <table:table-cell table:style-name="ce7" table:formula="of:=MAX([.$C59]*[.M60]+[.$D59]*[.M59]+[.$E59]*[.M58];MAX([.$B$4]-[.$H59];0))" office:value-type="float" office:value="35" calcext:value-type="float">
            <text:p>35.00</text:p>
          </table:table-cell>
          <table:table-cell table:style-name="ce7" table:formula="of:=MAX([.$C59]*[.N60]+[.$D59]*[.N59]+[.$E59]*[.N58];MAX([.$B$4]-[.$H59];0))" office:value-type="float" office:value="35" calcext:value-type="float">
            <text:p>35.00</text:p>
          </table:table-cell>
          <table:table-cell table:style-name="ce7" table:formula="of:=MAX([.$C59]*[.O60]+[.$D59]*[.O59]+[.$E59]*[.O58];MAX([.$B$4]-[.$H59];0))" office:value-type="float" office:value="35" calcext:value-type="float">
            <text:p>35.00</text:p>
          </table:table-cell>
          <table:table-cell table:style-name="ce7" table:formula="of:=MAX([.$C59]*[.P60]+[.$D59]*[.P59]+[.$E59]*[.P58];MAX([.$B$4]-[.$H59];0))" office:value-type="float" office:value="35" calcext:value-type="float">
            <text:p>35.00</text:p>
          </table:table-cell>
          <table:table-cell table:style-name="ce7" table:formula="of:=MAX([.$C59]*[.Q60]+[.$D59]*[.Q59]+[.$E59]*[.Q58];MAX([.$B$4]-[.$H59];0))" office:value-type="float" office:value="35" calcext:value-type="float">
            <text:p>35.00</text:p>
          </table:table-cell>
          <table:table-cell table:style-name="ce7" table:formula="of:=MAX([.$C59]*[.R60]+[.$D59]*[.R59]+[.$E59]*[.R58];MAX([.$B$4]-[.$H59];0))" office:value-type="float" office:value="35" calcext:value-type="float">
            <text:p>35.00</text:p>
          </table:table-cell>
          <table:table-cell table:style-name="ce7" table:formula="of:=MAX([.$C59]*[.S60]+[.$D59]*[.S59]+[.$E59]*[.S58];MAX([.$B$4]-[.$H59];0))" office:value-type="float" office:value="35" calcext:value-type="float">
            <text:p>35.00</text:p>
          </table:table-cell>
          <table:table-cell table:style-name="ce10" table:formula="of:=MAX([.$B$4]-[.H59];0)" office:value-type="float" office:value="35" calcext:value-type="float">
            <text:p>35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table:formula="of:=[.A61]+1" office:value-type="float" office:value="2" calcext:value-type="float">
            <text:p>2</text:p>
          </table:table-cell>
          <table:table-cell table:style-name="ce18" table:formula="of:=[.A60]*[.$B$9]" office:value-type="float" office:value="10" calcext:value-type="float">
            <text:p>10</text:p>
          </table:table-cell>
          <table:table-cell table:style-name="ce11" table:formula="of:=1/(1+[.$B$5]*[.$B$8])*(-0.5*[.$B$5]*[.A60]*[.$B$8]+0.5*[.$B$6]^2*[.A60]^2*[.$B$8])" office:value-type="float" office:value="0.0091286307053942" calcext:value-type="float">
            <text:p>0.00913</text:p>
          </table:table-cell>
          <table:table-cell table:style-name="ce11" table:formula="of:=1/(1+[.$B$5]*[.$B$8])*(1-[.$B$6]^2*[.A60]^2*[.$B$8])" office:value-type="float" office:value="0.969294605809129" calcext:value-type="float">
            <text:p>0.96929</text:p>
          </table:table-cell>
          <table:table-cell table:style-name="ce11" table:formula="of:=1/(1+[.$B$5]*[.$B$8])*(0.5*[.$B$5]*[.A60]*[.$B$8]+0.5*[.$B$6]^2*[.A60]^2*[.$B$8])" office:value-type="float" office:value="0.0174273858921162" calcext:value-type="float">
            <text:p>0.01743</text:p>
          </table:table-cell>
          <table:table-cell/>
          <table:table-cell table:style-name="ce18" table:formula="of:=[.G61]+1" office:value-type="float" office:value="2" calcext:value-type="float">
            <text:p>2</text:p>
          </table:table-cell>
          <table:table-cell table:style-name="ce18" table:formula="of:=[.G60]*[.$B$9]" office:value-type="float" office:value="10" calcext:value-type="float">
            <text:p>10</text:p>
          </table:table-cell>
          <table:table-cell table:style-name="ce7" table:formula="of:=MAX([.$C60]*[.J61]+[.$D60]*[.J60]+[.$E60]*[.J59];MAX([.$B$4]-[.$H60];0))" office:value-type="float" office:value="40" calcext:value-type="float">
            <text:p>40.00</text:p>
          </table:table-cell>
          <table:table-cell table:style-name="ce7" table:formula="of:=MAX([.$C60]*[.K61]+[.$D60]*[.K60]+[.$E60]*[.K59];MAX([.$B$4]-[.$H60];0))" office:value-type="float" office:value="40" calcext:value-type="float">
            <text:p>40.00</text:p>
          </table:table-cell>
          <table:table-cell table:style-name="ce7" table:formula="of:=MAX([.$C60]*[.L61]+[.$D60]*[.L60]+[.$E60]*[.L59];MAX([.$B$4]-[.$H60];0))" office:value-type="float" office:value="40" calcext:value-type="float">
            <text:p>40.00</text:p>
          </table:table-cell>
          <table:table-cell table:style-name="ce7" table:formula="of:=MAX([.$C60]*[.M61]+[.$D60]*[.M60]+[.$E60]*[.M59];MAX([.$B$4]-[.$H60];0))" office:value-type="float" office:value="40" calcext:value-type="float">
            <text:p>40.00</text:p>
          </table:table-cell>
          <table:table-cell table:style-name="ce7" table:formula="of:=MAX([.$C60]*[.N61]+[.$D60]*[.N60]+[.$E60]*[.N59];MAX([.$B$4]-[.$H60];0))" office:value-type="float" office:value="40" calcext:value-type="float">
            <text:p>40.00</text:p>
          </table:table-cell>
          <table:table-cell table:style-name="ce7" table:formula="of:=MAX([.$C60]*[.O61]+[.$D60]*[.O60]+[.$E60]*[.O59];MAX([.$B$4]-[.$H60];0))" office:value-type="float" office:value="40" calcext:value-type="float">
            <text:p>40.00</text:p>
          </table:table-cell>
          <table:table-cell table:style-name="ce7" table:formula="of:=MAX([.$C60]*[.P61]+[.$D60]*[.P60]+[.$E60]*[.P59];MAX([.$B$4]-[.$H60];0))" office:value-type="float" office:value="40" calcext:value-type="float">
            <text:p>40.00</text:p>
          </table:table-cell>
          <table:table-cell table:style-name="ce7" table:formula="of:=MAX([.$C60]*[.Q61]+[.$D60]*[.Q60]+[.$E60]*[.Q59];MAX([.$B$4]-[.$H60];0))" office:value-type="float" office:value="40" calcext:value-type="float">
            <text:p>40.00</text:p>
          </table:table-cell>
          <table:table-cell table:style-name="ce7" table:formula="of:=MAX([.$C60]*[.R61]+[.$D60]*[.R60]+[.$E60]*[.R59];MAX([.$B$4]-[.$H60];0))" office:value-type="float" office:value="40" calcext:value-type="float">
            <text:p>40.00</text:p>
          </table:table-cell>
          <table:table-cell table:style-name="ce7" table:formula="of:=MAX([.$C60]*[.S61]+[.$D60]*[.S60]+[.$E60]*[.S59];MAX([.$B$4]-[.$H60];0))" office:value-type="float" office:value="40" calcext:value-type="float">
            <text:p>40.00</text:p>
          </table:table-cell>
          <table:table-cell table:style-name="ce10" table:formula="of:=MAX([.$B$4]-[.H60];0)" office:value-type="float" office:value="40" calcext:value-type="float">
            <text:p>40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table:formula="of:=[.A62]+1" office:value-type="float" office:value="1" calcext:value-type="float">
            <text:p>1</text:p>
          </table:table-cell>
          <table:table-cell table:style-name="ce18" table:formula="of:=[.A61]*[.$B$9]" office:value-type="float" office:value="5" calcext:value-type="float">
            <text:p>5</text:p>
          </table:table-cell>
          <table:table-cell table:style-name="ce11" table:formula="of:=1/(1+[.$B$5]*[.$B$8])*(-0.5*[.$B$5]*[.A61]*[.$B$8]+0.5*[.$B$6]^2*[.A61]^2*[.$B$8])" office:value-type="float" office:value="0.0012448132780083" calcext:value-type="float">
            <text:p>0.00124</text:p>
          </table:table-cell>
          <table:table-cell table:style-name="ce11" table:formula="of:=1/(1+[.$B$5]*[.$B$8])*(1-[.$B$6]^2*[.A61]^2*[.$B$8])" office:value-type="float" office:value="0.989211618257261" calcext:value-type="float">
            <text:p>0.98921</text:p>
          </table:table-cell>
          <table:table-cell table:style-name="ce11" table:formula="of:=1/(1+[.$B$5]*[.$B$8])*(0.5*[.$B$5]*[.A61]*[.$B$8]+0.5*[.$B$6]^2*[.A61]^2*[.$B$8])" office:value-type="float" office:value="0.0053941908713693" calcext:value-type="float">
            <text:p>0.00539</text:p>
          </table:table-cell>
          <table:table-cell/>
          <table:table-cell table:style-name="ce18" table:formula="of:=[.G62]+1" office:value-type="float" office:value="1" calcext:value-type="float">
            <text:p>1</text:p>
          </table:table-cell>
          <table:table-cell table:style-name="ce18" table:formula="of:=[.G61]*[.$B$9]" office:value-type="float" office:value="5" calcext:value-type="float">
            <text:p>5</text:p>
          </table:table-cell>
          <table:table-cell table:style-name="ce7" table:formula="of:=MAX([.$C61]*[.J62]+[.$D61]*[.J61]+[.$E61]*[.J60];MAX([.$B$4]-[.$H61];0))" office:value-type="float" office:value="45" calcext:value-type="float">
            <text:p>45.00</text:p>
          </table:table-cell>
          <table:table-cell table:style-name="ce7" table:formula="of:=MAX([.$C61]*[.K62]+[.$D61]*[.K61]+[.$E61]*[.K60];MAX([.$B$4]-[.$H61];0))" office:value-type="float" office:value="45" calcext:value-type="float">
            <text:p>45.00</text:p>
          </table:table-cell>
          <table:table-cell table:style-name="ce7" table:formula="of:=MAX([.$C61]*[.L62]+[.$D61]*[.L61]+[.$E61]*[.L60];MAX([.$B$4]-[.$H61];0))" office:value-type="float" office:value="45" calcext:value-type="float">
            <text:p>45.00</text:p>
          </table:table-cell>
          <table:table-cell table:style-name="ce7" table:formula="of:=MAX([.$C61]*[.M62]+[.$D61]*[.M61]+[.$E61]*[.M60];MAX([.$B$4]-[.$H61];0))" office:value-type="float" office:value="45" calcext:value-type="float">
            <text:p>45.00</text:p>
          </table:table-cell>
          <table:table-cell table:style-name="ce7" table:formula="of:=MAX([.$C61]*[.N62]+[.$D61]*[.N61]+[.$E61]*[.N60];MAX([.$B$4]-[.$H61];0))" office:value-type="float" office:value="45" calcext:value-type="float">
            <text:p>45.00</text:p>
          </table:table-cell>
          <table:table-cell table:style-name="ce7" table:formula="of:=MAX([.$C61]*[.O62]+[.$D61]*[.O61]+[.$E61]*[.O60];MAX([.$B$4]-[.$H61];0))" office:value-type="float" office:value="45" calcext:value-type="float">
            <text:p>45.00</text:p>
          </table:table-cell>
          <table:table-cell table:style-name="ce7" table:formula="of:=MAX([.$C61]*[.P62]+[.$D61]*[.P61]+[.$E61]*[.P60];MAX([.$B$4]-[.$H61];0))" office:value-type="float" office:value="45" calcext:value-type="float">
            <text:p>45.00</text:p>
          </table:table-cell>
          <table:table-cell table:style-name="ce7" table:formula="of:=MAX([.$C61]*[.Q62]+[.$D61]*[.Q61]+[.$E61]*[.Q60];MAX([.$B$4]-[.$H61];0))" office:value-type="float" office:value="45" calcext:value-type="float">
            <text:p>45.00</text:p>
          </table:table-cell>
          <table:table-cell table:style-name="ce7" table:formula="of:=MAX([.$C61]*[.R62]+[.$D61]*[.R61]+[.$E61]*[.R60];MAX([.$B$4]-[.$H61];0))" office:value-type="float" office:value="45" calcext:value-type="float">
            <text:p>45.00</text:p>
          </table:table-cell>
          <table:table-cell table:style-name="ce7" table:formula="of:=MAX([.$C61]*[.S62]+[.$D61]*[.S61]+[.$E61]*[.S60];MAX([.$B$4]-[.$H61];0))" office:value-type="float" office:value="45" calcext:value-type="float">
            <text:p>45.00</text:p>
          </table:table-cell>
          <table:table-cell table:style-name="ce10" table:formula="of:=MAX([.$B$4]-[.H61];0)" office:value-type="float" office:value="45" calcext:value-type="float">
            <text:p>45.00</text:p>
          </table:table-cell>
          <table:table-cell table:number-columns-repeated="16325"/>
          <table:table-cell table:style-name="ce1" table:number-columns-repeated="40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table:formula="of:=[.A62]*[.$B$9]" office:value-type="float" office:value="0" calcext:value-type="float">
            <text:p>0</text:p>
          </table:table-cell>
          <table:table-cell table:style-name="ce11" table:number-columns-repeated="3"/>
          <table:table-cell/>
          <table:table-cell table:style-name="ce18" office:value-type="float" office:value="0" calcext:value-type="float">
            <text:p>0</text:p>
          </table:table-cell>
          <table:table-cell table:style-name="ce18" table:formula="of:=[.G62]*[.$B$9]" office:value-type="float" office:value="0" calcext:value-type="float">
            <text:p>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style-name="ce10" table:formula="of:=[.$B$4]" office:value-type="float" office:value="50" calcext:value-type="float">
            <text:p>50.00</text:p>
          </table:table-cell>
          <table:table-cell table:number-columns-repeated="16325"/>
          <table:table-cell table:style-name="ce1" table:number-columns-repeated="40"/>
        </table:table-row>
        <table:table-row table:style-name="ro1" table:number-rows-repeated="28">
          <table:table-cell table:number-columns-repeated="16344"/>
          <table:table-cell table:style-name="ce1" table:number-columns-repeated="40"/>
        </table:table-row>
        <table:table-row table:style-name="ro1" table:number-rows-repeated="104848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WenQuanYi Micro Hei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/00/0000</text:date>, <text:time style:data-style-name="N2" text:time-value="08:07:16.9791889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9:32:34.891373985</meta:creation-date>
    <meta:generator>LibreOffice/7.5.4.2$Linux_AARCH64 LibreOffice_project/50$Build-2</meta:generator>
    <dc:date>2023-09-01T09:01:30.127579804</dc:date>
    <meta:editing-duration>PT7H19M20S</meta:editing-duration>
    <meta:editing-cycles>32</meta:editing-cycles>
    <meta:document-statistic meta:table-count="2" meta:cell-count="1773" meta:object-count="0"/>
  </office:meta>
</office:document-meta>
</file>